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30h0_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N=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31" calcext:value-type="float">
            <text:p>0.27931</text:p>
          </table:table-cell>
          <table:table-cell office:value-type="float" office:value="0.0802944" calcext:value-type="float">
            <text:p>0.0802944</text:p>
          </table:table-cell>
          <table:table-cell office:value-type="float" office:value="0.00716039" calcext:value-type="float">
            <text:p>0.00716039</text:p>
          </table:table-cell>
          <table:table-cell office:value-type="float" office:value="2.01582" calcext:value-type="float">
            <text:p>2.01582</text:p>
          </table:table-cell>
          <table:table-cell office:value-type="float" office:value="28.2378" calcext:value-type="float">
            <text:p>28.2378</text:p>
          </table:table-cell>
          <table:table-cell office:value-type="float" office:value="0.629793" calcext:value-type="float">
            <text:p>0.6297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6667" calcext:value-type="float">
            <text:p>0.0466667</text:p>
          </table:table-cell>
          <table:table-cell office:value-type="float" office:value="0.00217778" calcext:value-type="float">
            <text:p>0.00217778</text:p>
          </table:table-cell>
          <table:table-cell office:value-type="float" office:value="0.00000474272" calcext:value-type="float">
            <text:p>4.74272E-06</text:p>
          </table:table-cell>
          <table:table-cell office:value-type="float" office:value="0.00782907" calcext:value-type="float">
            <text:p>0.00782907</text:p>
          </table:table-cell>
          <table:table-cell office:value-type="float" office:value="75.5335" calcext:value-type="float">
            <text:p>75.533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429" calcext:value-type="float">
            <text:p>0.276429</text:p>
          </table:table-cell>
          <table:table-cell office:value-type="float" office:value="0.0785704" calcext:value-type="float">
            <text:p>0.0785704</text:p>
          </table:table-cell>
          <table:table-cell office:value-type="float" office:value="0.00683537" calcext:value-type="float">
            <text:p>0.00683537</text:p>
          </table:table-cell>
          <table:table-cell office:value-type="float" office:value="1.89116" calcext:value-type="float">
            <text:p>1.89116</text:p>
          </table:table-cell>
          <table:table-cell office:value-type="float" office:value="28.856" calcext:value-type="float">
            <text:p>28.856</text:p>
          </table:table-cell>
          <table:table-cell office:value-type="float" office:value="0.630918" calcext:value-type="float">
            <text:p>0.63091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5556" calcext:value-type="float">
            <text:p>0.105556</text:p>
          </table:table-cell>
          <table:table-cell office:value-type="float" office:value="0.0112025" calcext:value-type="float">
            <text:p>0.0112025</text:p>
          </table:table-cell>
          <table:table-cell office:value-type="float" office:value="0.000128191" calcext:value-type="float">
            <text:p>0.000128191</text:p>
          </table:table-cell>
          <table:table-cell office:value-type="float" office:value="0.390461" calcext:value-type="float">
            <text:p>0.390461</text:p>
          </table:table-cell>
          <table:table-cell office:value-type="float" office:value="23.8313" calcext:value-type="float">
            <text:p>23.8313</text:p>
          </table:table-cell>
          <table:table-cell office:value-type="float" office:value="0.659505" calcext:value-type="float">
            <text:p>0.65950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906" calcext:value-type="float">
            <text:p>0.274906</text:p>
          </table:table-cell>
          <table:table-cell office:value-type="float" office:value="0.0776135" calcext:value-type="float">
            <text:p>0.0776135</text:p>
          </table:table-cell>
          <table:table-cell office:value-type="float" office:value="0.00664349" calcext:value-type="float">
            <text:p>0.00664349</text:p>
          </table:table-cell>
          <table:table-cell office:value-type="float" office:value="1.79854" calcext:value-type="float">
            <text:p>1.79854</text:p>
          </table:table-cell>
          <table:table-cell office:value-type="float" office:value="29.4239" calcext:value-type="float">
            <text:p>29.4239</text:p>
          </table:table-cell>
          <table:table-cell office:value-type="float" office:value="0.632379" calcext:value-type="float">
            <text:p>0.63237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2222" calcext:value-type="float">
            <text:p>0.192222</text:p>
          </table:table-cell>
          <table:table-cell office:value-type="float" office:value="0.0375136" calcext:value-type="float">
            <text:p>0.0375136</text:p>
          </table:table-cell>
          <table:table-cell office:value-type="float" office:value="0.0014907" calcext:value-type="float">
            <text:p>0.0014907</text:p>
          </table:table-cell>
          <table:table-cell office:value-type="float" office:value="2.29952" calcext:value-type="float">
            <text:p>2.29952</text:p>
          </table:table-cell>
          <table:table-cell office:value-type="float" office:value="17.6935" calcext:value-type="float">
            <text:p>17.6935</text:p>
          </table:table-cell>
          <table:table-cell office:value-type="float" office:value="0.646905" calcext:value-type="float">
            <text:p>0.64690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471" calcext:value-type="float">
            <text:p>0.274471</text:p>
          </table:table-cell>
          <table:table-cell office:value-type="float" office:value="0.0772602" calcext:value-type="float">
            <text:p>0.0772602</text:p>
          </table:table-cell>
          <table:table-cell office:value-type="float" office:value="0.00655251" calcext:value-type="float">
            <text:p>0.00655251</text:p>
          </table:table-cell>
          <table:table-cell office:value-type="float" office:value="1.71791" calcext:value-type="float">
            <text:p>1.71791</text:p>
          </table:table-cell>
          <table:table-cell office:value-type="float" office:value="30.054" calcext:value-type="float">
            <text:p>30.054</text:p>
          </table:table-cell>
          <table:table-cell office:value-type="float" office:value="0.63409" calcext:value-type="float">
            <text:p>0.6340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5833" calcext:value-type="float">
            <text:p>0.285833</text:p>
          </table:table-cell>
          <table:table-cell office:value-type="float" office:value="0.0820117" calcext:value-type="float">
            <text:p>0.0820117</text:p>
          </table:table-cell>
          <table:table-cell office:value-type="float" office:value="0.00682571" calcext:value-type="float">
            <text:p>0.00682571</text:p>
          </table:table-cell>
          <table:table-cell office:value-type="float" office:value="1.30111" calcext:value-type="float">
            <text:p>1.30111</text:p>
          </table:table-cell>
          <table:table-cell office:value-type="float" office:value="35.7088" calcext:value-type="float">
            <text:p>35.7088</text:p>
          </table:table-cell>
          <table:table-cell office:value-type="float" office:value="0.661722" calcext:value-type="float">
            <text:p>0.66172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01" calcext:value-type="float">
            <text:p>0.274701</text:p>
          </table:table-cell>
          <table:table-cell office:value-type="float" office:value="0.0773082" calcext:value-type="float">
            <text:p>0.0773082</text:p>
          </table:table-cell>
          <table:table-cell office:value-type="float" office:value="0.00653699" calcext:value-type="float">
            <text:p>0.00653699</text:p>
          </table:table-cell>
          <table:table-cell office:value-type="float" office:value="1.63085" calcext:value-type="float">
            <text:p>1.63085</text:p>
          </table:table-cell>
          <table:table-cell office:value-type="float" office:value="30.8754" calcext:value-type="float">
            <text:p>30.8754</text:p>
          </table:table-cell>
          <table:table-cell office:value-type="float" office:value="0.635409" calcext:value-type="float">
            <text:p>0.63540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6111" calcext:value-type="float">
            <text:p>0.326111</text:p>
          </table:table-cell>
          <table:table-cell office:value-type="float" office:value="0.108585" calcext:value-type="float">
            <text:p>0.108585</text:p>
          </table:table-cell>
          <table:table-cell office:value-type="float" office:value="0.0129291" calcext:value-type="float">
            <text:p>0.0129291</text:p>
          </table:table-cell>
          <table:table-cell office:value-type="float" office:value="1.12397" calcext:value-type="float">
            <text:p>1.12397</text:p>
          </table:table-cell>
          <table:table-cell office:value-type="float" office:value="44.3458" calcext:value-type="float">
            <text:p>44.3458</text:p>
          </table:table-cell>
          <table:table-cell office:value-type="float" office:value="0.634485" calcext:value-type="float">
            <text:p>0.634485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363" calcext:value-type="float">
            <text:p>0.275363</text:p>
          </table:table-cell>
          <table:table-cell office:value-type="float" office:value="0.0775737" calcext:value-type="float">
            <text:p>0.0775737</text:p>
          </table:table-cell>
          <table:table-cell office:value-type="float" office:value="0.00655096" calcext:value-type="float">
            <text:p>0.00655096</text:p>
          </table:table-cell>
          <table:table-cell office:value-type="float" office:value="1.56013" calcext:value-type="float">
            <text:p>1.56013</text:p>
          </table:table-cell>
          <table:table-cell office:value-type="float" office:value="31.6392" calcext:value-type="float">
            <text:p>31.6392</text:p>
          </table:table-cell>
          <table:table-cell office:value-type="float" office:value="0.637127" calcext:value-type="float">
            <text:p>0.63712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2222" calcext:value-type="float">
            <text:p>0.292222</text:p>
          </table:table-cell>
          <table:table-cell office:value-type="float" office:value="0.0892787" calcext:value-type="float">
            <text:p>0.0892787</text:p>
          </table:table-cell>
          <table:table-cell office:value-type="float" office:value="0.00931737" calcext:value-type="float">
            <text:p>0.00931737</text:p>
          </table:table-cell>
          <table:table-cell office:value-type="float" office:value="1.98806" calcext:value-type="float">
            <text:p>1.98806</text:p>
          </table:table-cell>
          <table:table-cell office:value-type="float" office:value="30.0314" calcext:value-type="float">
            <text:p>30.0314</text:p>
          </table:table-cell>
          <table:table-cell office:value-type="float" office:value="0.610349" calcext:value-type="float">
            <text:p>0.610349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733" calcext:value-type="float">
            <text:p>0.276733</text:p>
          </table:table-cell>
          <table:table-cell office:value-type="float" office:value="0.078271" calcext:value-type="float">
            <text:p>0.078271</text:p>
          </table:table-cell>
          <table:table-cell office:value-type="float" office:value="0.00664631" calcext:value-type="float">
            <text:p>0.00664631</text:p>
          </table:table-cell>
          <table:table-cell office:value-type="float" office:value="1.50117" calcext:value-type="float">
            <text:p>1.50117</text:p>
          </table:table-cell>
          <table:table-cell office:value-type="float" office:value="32.4164" calcext:value-type="float">
            <text:p>32.4164</text:p>
          </table:table-cell>
          <table:table-cell office:value-type="float" office:value="0.638376" calcext:value-type="float">
            <text:p>0.63837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2708" calcext:value-type="float">
            <text:p>0.272708</text:p>
          </table:table-cell>
          <table:table-cell office:value-type="float" office:value="0.0768772" calcext:value-type="float">
            <text:p>0.0768772</text:p>
          </table:table-cell>
          <table:table-cell office:value-type="float" office:value="0.00656969" calcext:value-type="float">
            <text:p>0.00656969</text:p>
          </table:table-cell>
          <table:table-cell office:value-type="float" office:value="1.82741" calcext:value-type="float">
            <text:p>1.82741</text:p>
          </table:table-cell>
          <table:table-cell office:value-type="float" office:value="29.0419" calcext:value-type="float">
            <text:p>29.0419</text:p>
          </table:table-cell>
          <table:table-cell office:value-type="float" office:value="0.629465" calcext:value-type="float">
            <text:p>0.629465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908" calcext:value-type="float">
            <text:p>0.278908</text:p>
          </table:table-cell>
          <table:table-cell office:value-type="float" office:value="0.0794157" calcext:value-type="float">
            <text:p>0.0794157</text:p>
          </table:table-cell>
          <table:table-cell office:value-type="float" office:value="0.00681426" calcext:value-type="float">
            <text:p>0.00681426</text:p>
          </table:table-cell>
          <table:table-cell office:value-type="float" office:value="1.44811" calcext:value-type="float">
            <text:p>1.44811</text:p>
          </table:table-cell>
          <table:table-cell office:value-type="float" office:value="33.2632" calcext:value-type="float">
            <text:p>33.2632</text:p>
          </table:table-cell>
          <table:table-cell office:value-type="float" office:value="0.639849" calcext:value-type="float">
            <text:p>0.63984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3576" calcext:value-type="float">
            <text:p>0.283576</text:p>
          </table:table-cell>
          <table:table-cell office:value-type="float" office:value="0.0820421" calcext:value-type="float">
            <text:p>0.0820421</text:p>
          </table:table-cell>
          <table:table-cell office:value-type="float" office:value="0.00726763" calcext:value-type="float">
            <text:p>0.00726763</text:p>
          </table:table-cell>
          <table:table-cell office:value-type="float" office:value="2.02563" calcext:value-type="float">
            <text:p>2.02563</text:p>
          </table:table-cell>
          <table:table-cell office:value-type="float" office:value="28.481" calcext:value-type="float">
            <text:p>28.481</text:p>
          </table:table-cell>
          <table:table-cell office:value-type="float" office:value="0.640087" calcext:value-type="float">
            <text:p>0.64008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509" calcext:value-type="float">
            <text:p>0.281509</text:p>
          </table:table-cell>
          <table:table-cell office:value-type="float" office:value="0.0808106" calcext:value-type="float">
            <text:p>0.0808106</text:p>
          </table:table-cell>
          <table:table-cell office:value-type="float" office:value="0.00702744" calcext:value-type="float">
            <text:p>0.00702744</text:p>
          </table:table-cell>
          <table:table-cell office:value-type="float" office:value="1.39236" calcext:value-type="float">
            <text:p>1.39236</text:p>
          </table:table-cell>
          <table:table-cell office:value-type="float" office:value="34.2387" calcext:value-type="float">
            <text:p>34.2387</text:p>
          </table:table-cell>
          <table:table-cell office:value-type="float" office:value="0.641294" calcext:value-type="float">
            <text:p>0.64129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8993" calcext:value-type="float">
            <text:p>0.278993</text:p>
          </table:table-cell>
          <table:table-cell office:value-type="float" office:value="0.0798876" calcext:value-type="float">
            <text:p>0.0798876</text:p>
          </table:table-cell>
          <table:table-cell office:value-type="float" office:value="0.00702465" calcext:value-type="float">
            <text:p>0.00702465</text:p>
          </table:table-cell>
          <table:table-cell office:value-type="float" office:value="1.64044" calcext:value-type="float">
            <text:p>1.64044</text:p>
          </table:table-cell>
          <table:table-cell office:value-type="float" office:value="31.3043" calcext:value-type="float">
            <text:p>31.3043</text:p>
          </table:table-cell>
          <table:table-cell office:value-type="float" office:value="0.633102" calcext:value-type="float">
            <text:p>0.63310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4057" calcext:value-type="float">
            <text:p>0.284057</text:p>
          </table:table-cell>
          <table:table-cell office:value-type="float" office:value="0.0821997" calcext:value-type="float">
            <text:p>0.0821997</text:p>
          </table:table-cell>
          <table:table-cell office:value-type="float" office:value="0.0072466" calcext:value-type="float">
            <text:p>0.0072466</text:p>
          </table:table-cell>
          <table:table-cell office:value-type="float" office:value="1.34773" calcext:value-type="float">
            <text:p>1.34773</text:p>
          </table:table-cell>
          <table:table-cell office:value-type="float" office:value="35.1155" calcext:value-type="float">
            <text:p>35.1155</text:p>
          </table:table-cell>
          <table:table-cell office:value-type="float" office:value="0.642502" calcext:value-type="float">
            <text:p>0.64250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65152" calcext:value-type="float">
            <text:p>0.265152</text:p>
          </table:table-cell>
          <table:table-cell office:value-type="float" office:value="0.0728848" calcext:value-type="float">
            <text:p>0.0728848</text:p>
          </table:table-cell>
          <table:table-cell office:value-type="float" office:value="0.00601882" calcext:value-type="float">
            <text:p>0.00601882</text:p>
          </table:table-cell>
          <table:table-cell office:value-type="float" office:value="2.35765" calcext:value-type="float">
            <text:p>2.35765</text:p>
          </table:table-cell>
          <table:table-cell office:value-type="float" office:value="24.7735" calcext:value-type="float">
            <text:p>24.7735</text:p>
          </table:table-cell>
          <table:table-cell office:value-type="float" office:value="0.622327" calcext:value-type="float">
            <text:p>0.622327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305" calcext:value-type="float">
            <text:p>0.287305</text:p>
          </table:table-cell>
          <table:table-cell office:value-type="float" office:value="0.0840088" calcext:value-type="float">
            <text:p>0.0840088</text:p>
          </table:table-cell>
          <table:table-cell office:value-type="float" office:value="0.00754313" calcext:value-type="float">
            <text:p>0.00754313</text:p>
          </table:table-cell>
          <table:table-cell office:value-type="float" office:value="1.31245" calcext:value-type="float">
            <text:p>1.31245</text:p>
          </table:table-cell>
          <table:table-cell office:value-type="float" office:value="35.9895" calcext:value-type="float">
            <text:p>35.9895</text:p>
          </table:table-cell>
          <table:table-cell office:value-type="float" office:value="0.643729" calcext:value-type="float">
            <text:p>0.64372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7261" calcext:value-type="float">
            <text:p>0.277261</text:p>
          </table:table-cell>
          <table:table-cell office:value-type="float" office:value="0.0795017" calcext:value-type="float">
            <text:p>0.0795017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28.2828" calcext:value-type="float">
            <text:p>28.2828</text:p>
          </table:table-cell>
          <table:table-cell office:value-type="float" office:value="0.626086" calcext:value-type="float">
            <text:p>0.62608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634" calcext:value-type="float">
            <text:p>0.290634</text:p>
          </table:table-cell>
          <table:table-cell office:value-type="float" office:value="0.0858919" calcext:value-type="float">
            <text:p>0.0858919</text:p>
          </table:table-cell>
          <table:table-cell office:value-type="float" office:value="0.00786036" calcext:value-type="float">
            <text:p>0.00786036</text:p>
          </table:table-cell>
          <table:table-cell office:value-type="float" office:value="1.26681" calcext:value-type="float">
            <text:p>1.26681</text:p>
          </table:table-cell>
          <table:table-cell office:value-type="float" office:value="37.0586" calcext:value-type="float">
            <text:p>37.0586</text:p>
          </table:table-cell>
          <table:table-cell office:value-type="float" office:value="0.644846" calcext:value-type="float">
            <text:p>0.64484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8839" calcext:value-type="float">
            <text:p>0.278839</text:p>
          </table:table-cell>
          <table:table-cell office:value-type="float" office:value="0.0801295" calcext:value-type="float">
            <text:p>0.0801295</text:p>
          </table:table-cell>
          <table:table-cell office:value-type="float" office:value="0.00717427" calcext:value-type="float">
            <text:p>0.00717427</text:p>
          </table:table-cell>
          <table:table-cell office:value-type="float" office:value="1.98482" calcext:value-type="float">
            <text:p>1.98482</text:p>
          </table:table-cell>
          <table:table-cell office:value-type="float" office:value="28.4336" calcext:value-type="float">
            <text:p>28.4336</text:p>
          </table:table-cell>
          <table:table-cell office:value-type="float" office:value="0.627547" calcext:value-type="float">
            <text:p>0.62754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344" calcext:value-type="float">
            <text:p>0.294344</text:p>
          </table:table-cell>
          <table:table-cell office:value-type="float" office:value="0.0880149" calcext:value-type="float">
            <text:p>0.0880149</text:p>
          </table:table-cell>
          <table:table-cell office:value-type="float" office:value="0.0082251" calcext:value-type="float">
            <text:p>0.0082251</text:p>
          </table:table-cell>
          <table:table-cell office:value-type="float" office:value="1.23576" calcext:value-type="float">
            <text:p>1.23576</text:p>
          </table:table-cell>
          <table:table-cell office:value-type="float" office:value="37.9974" calcext:value-type="float">
            <text:p>37.9974</text:p>
          </table:table-cell>
          <table:table-cell office:value-type="float" office:value="0.646078" calcext:value-type="float">
            <text:p>0.64607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0985" calcext:value-type="float">
            <text:p>0.280985</text:p>
          </table:table-cell>
          <table:table-cell office:value-type="float" office:value="0.0809903" calcext:value-type="float">
            <text:p>0.0809903</text:p>
          </table:table-cell>
          <table:table-cell office:value-type="float" office:value="0.00720556" calcext:value-type="float">
            <text:p>0.00720556</text:p>
          </table:table-cell>
          <table:table-cell office:value-type="float" office:value="1.9214" calcext:value-type="float">
            <text:p>1.9214</text:p>
          </table:table-cell>
          <table:table-cell office:value-type="float" office:value="29.0712" calcext:value-type="float">
            <text:p>29.0712</text:p>
          </table:table-cell>
          <table:table-cell office:value-type="float" office:value="0.633832" calcext:value-type="float">
            <text:p>0.633832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367" calcext:value-type="float">
            <text:p>0.298367</text:p>
          </table:table-cell>
          <table:table-cell office:value-type="float" office:value="0.0903737" calcext:value-type="float">
            <text:p>0.0903737</text:p>
          </table:table-cell>
          <table:table-cell office:value-type="float" office:value="0.00864988" calcext:value-type="float">
            <text:p>0.00864988</text:p>
          </table:table-cell>
          <table:table-cell office:value-type="float" office:value="1.2014" calcext:value-type="float">
            <text:p>1.2014</text:p>
          </table:table-cell>
          <table:table-cell office:value-type="float" office:value="39.0664" calcext:value-type="float">
            <text:p>39.0664</text:p>
          </table:table-cell>
          <table:table-cell office:value-type="float" office:value="0.646976" calcext:value-type="float">
            <text:p>0.64697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9363" calcext:value-type="float">
            <text:p>0.279363</text:p>
          </table:table-cell>
          <table:table-cell office:value-type="float" office:value="0.0804021" calcext:value-type="float">
            <text:p>0.0804021</text:p>
          </table:table-cell>
          <table:table-cell office:value-type="float" office:value="0.00720055" calcext:value-type="float">
            <text:p>0.00720055</text:p>
          </table:table-cell>
          <table:table-cell office:value-type="float" office:value="2.0187" calcext:value-type="float">
            <text:p>2.0187</text:p>
          </table:table-cell>
          <table:table-cell office:value-type="float" office:value="28.2365" calcext:value-type="float">
            <text:p>28.2365</text:p>
          </table:table-cell>
          <table:table-cell office:value-type="float" office:value="0.628713" calcext:value-type="float">
            <text:p>0.62871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536" calcext:value-type="float">
            <text:p>0.302536</text:p>
          </table:table-cell>
          <table:table-cell office:value-type="float" office:value="0.0928397" calcext:value-type="float">
            <text:p>0.0928397</text:p>
          </table:table-cell>
          <table:table-cell office:value-type="float" office:value="0.00910044" calcext:value-type="float">
            <text:p>0.00910044</text:p>
          </table:table-cell>
          <table:table-cell office:value-type="float" office:value="1.1754" calcext:value-type="float">
            <text:p>1.1754</text:p>
          </table:table-cell>
          <table:table-cell office:value-type="float" office:value="40.0455" calcext:value-type="float">
            <text:p>40.0455</text:p>
          </table:table-cell>
          <table:table-cell office:value-type="float" office:value="0.648056" calcext:value-type="float">
            <text:p>0.64805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1021" calcext:value-type="float">
            <text:p>0.281021</text:p>
          </table:table-cell>
          <table:table-cell office:value-type="float" office:value="0.0812589" calcext:value-type="float">
            <text:p>0.0812589</text:p>
          </table:table-cell>
          <table:table-cell office:value-type="float" office:value="0.00732857" calcext:value-type="float">
            <text:p>0.00732857</text:p>
          </table:table-cell>
          <table:table-cell office:value-type="float" office:value="2.00623" calcext:value-type="float">
            <text:p>2.00623</text:p>
          </table:table-cell>
          <table:table-cell office:value-type="float" office:value="28.4814" calcext:value-type="float">
            <text:p>28.4814</text:p>
          </table:table-cell>
          <table:table-cell office:value-type="float" office:value="0.630039" calcext:value-type="float">
            <text:p>0.630039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685" calcext:value-type="float">
            <text:p>0.306685</text:p>
          </table:table-cell>
          <table:table-cell office:value-type="float" office:value="0.0953407" calcext:value-type="float">
            <text:p>0.0953407</text:p>
          </table:table-cell>
          <table:table-cell office:value-type="float" office:value="0.00957483" calcext:value-type="float">
            <text:p>0.00957483</text:p>
          </table:table-cell>
          <table:table-cell office:value-type="float" office:value="1.15269" calcext:value-type="float">
            <text:p>1.15269</text:p>
          </table:table-cell>
          <table:table-cell office:value-type="float" office:value="40.9924" calcext:value-type="float">
            <text:p>40.9924</text:p>
          </table:table-cell>
          <table:table-cell office:value-type="float" office:value="0.648882" calcext:value-type="float">
            <text:p>0.64888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9157" calcext:value-type="float">
            <text:p>0.279157</text:p>
          </table:table-cell>
          <table:table-cell office:value-type="float" office:value="0.0801961" calcext:value-type="float">
            <text:p>0.0801961</text:p>
          </table:table-cell>
          <table:table-cell office:value-type="float" office:value="0.00714109" calcext:value-type="float">
            <text:p>0.00714109</text:p>
          </table:table-cell>
          <table:table-cell office:value-type="float" office:value="2.02774" calcext:value-type="float">
            <text:p>2.02774</text:p>
          </table:table-cell>
          <table:table-cell office:value-type="float" office:value="28.1345" calcext:value-type="float">
            <text:p>28.1345</text:p>
          </table:table-cell>
          <table:table-cell office:value-type="float" office:value="0.629885" calcext:value-type="float">
            <text:p>0.62988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403" calcext:value-type="float">
            <text:p>0.311403</text:p>
          </table:table-cell>
          <table:table-cell office:value-type="float" office:value="0.0982338" calcext:value-type="float">
            <text:p>0.0982338</text:p>
          </table:table-cell>
          <table:table-cell office:value-type="float" office:value="0.0101405" calcext:value-type="float">
            <text:p>0.0101405</text:p>
          </table:table-cell>
          <table:table-cell office:value-type="float" office:value="1.12691" calcext:value-type="float">
            <text:p>1.12691</text:p>
          </table:table-cell>
          <table:table-cell office:value-type="float" office:value="42.0976" calcext:value-type="float">
            <text:p>42.0976</text:p>
          </table:table-cell>
          <table:table-cell office:value-type="float" office:value="0.649718" calcext:value-type="float">
            <text:p>0.64971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9094" calcext:value-type="float">
            <text:p>0.279094</text:p>
          </table:table-cell>
          <table:table-cell office:value-type="float" office:value="0.0801736" calcext:value-type="float">
            <text:p>0.0801736</text:p>
          </table:table-cell>
          <table:table-cell office:value-type="float" office:value="0.00714169" calcext:value-type="float">
            <text:p>0.00714169</text:p>
          </table:table-cell>
          <table:table-cell office:value-type="float" office:value="2.02612" calcext:value-type="float">
            <text:p>2.02612</text:p>
          </table:table-cell>
          <table:table-cell office:value-type="float" office:value="28.142" calcext:value-type="float">
            <text:p>28.142</text:p>
          </table:table-cell>
          <table:table-cell office:value-type="float" office:value="0.629646" calcext:value-type="float">
            <text:p>0.62964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126" calcext:value-type="float">
            <text:p>0.316126</text:p>
          </table:table-cell>
          <table:table-cell office:value-type="float" office:value="0.101162" calcext:value-type="float">
            <text:p>0.101162</text:p>
          </table:table-cell>
          <table:table-cell office:value-type="float" office:value="0.0107254" calcext:value-type="float">
            <text:p>0.0107254</text:p>
          </table:table-cell>
          <table:table-cell office:value-type="float" office:value="1.10062" calcext:value-type="float">
            <text:p>1.10062</text:p>
          </table:table-cell>
          <table:table-cell office:value-type="float" office:value="43.2421" calcext:value-type="float">
            <text:p>43.2421</text:p>
          </table:table-cell>
          <table:table-cell office:value-type="float" office:value="0.650657" calcext:value-type="float">
            <text:p>0.65065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9231" calcext:value-type="float">
            <text:p>0.279231</text:p>
          </table:table-cell>
          <table:table-cell office:value-type="float" office:value="0.0803237" calcext:value-type="float">
            <text:p>0.0803237</text:p>
          </table:table-cell>
          <table:table-cell office:value-type="float" office:value="0.00719081" calcext:value-type="float">
            <text:p>0.00719081</text:p>
          </table:table-cell>
          <table:table-cell office:value-type="float" office:value="2.04641" calcext:value-type="float">
            <text:p>2.04641</text:p>
          </table:table-cell>
          <table:table-cell office:value-type="float" office:value="28.0251" calcext:value-type="float">
            <text:p>28.0251</text:p>
          </table:table-cell>
          <table:table-cell office:value-type="float" office:value="0.628492" calcext:value-type="float">
            <text:p>0.62849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878" calcext:value-type="float">
            <text:p>0.32087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0113477" calcext:value-type="float">
            <text:p>0.0113477</text:p>
          </table:table-cell>
          <table:table-cell office:value-type="float" office:value="1.08055" calcext:value-type="float">
            <text:p>1.08055</text:p>
          </table:table-cell>
          <table:table-cell office:value-type="float" office:value="44.2978" calcext:value-type="float">
            <text:p>44.2978</text:p>
          </table:table-cell>
          <table:table-cell office:value-type="float" office:value="0.651398" calcext:value-type="float">
            <text:p>0.65139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921" calcext:value-type="float">
            <text:p>0.27921</text:p>
          </table:table-cell>
          <table:table-cell office:value-type="float" office:value="0.080265" calcext:value-type="float">
            <text:p>0.080265</text:p>
          </table:table-cell>
          <table:table-cell office:value-type="float" office:value="0.0071635" calcext:value-type="float">
            <text:p>0.0071635</text:p>
          </table:table-cell>
          <table:table-cell office:value-type="float" office:value="2.02313" calcext:value-type="float">
            <text:p>2.02313</text:p>
          </table:table-cell>
          <table:table-cell office:value-type="float" office:value="28.1799" calcext:value-type="float">
            <text:p>28.1799</text:p>
          </table:table-cell>
          <table:table-cell office:value-type="float" office:value="0.629361" calcext:value-type="float">
            <text:p>0.6293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597" calcext:value-type="float">
            <text:p>0.32597</text:p>
          </table:table-cell>
          <table:table-cell office:value-type="float" office:value="0.107444" calcext:value-type="float">
            <text:p>0.107444</text:p>
          </table:table-cell>
          <table:table-cell office:value-type="float" office:value="0.0120501" calcext:value-type="float">
            <text:p>0.0120501</text:p>
          </table:table-cell>
          <table:table-cell office:value-type="float" office:value="1.06094" calcext:value-type="float">
            <text:p>1.06094</text:p>
          </table:table-cell>
          <table:table-cell office:value-type="float" office:value="45.4157" calcext:value-type="float">
            <text:p>45.4157</text:p>
          </table:table-cell>
          <table:table-cell office:value-type="float" office:value="0.652058" calcext:value-type="float">
            <text:p>0.6520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31" calcext:value-type="float">
            <text:p>0.27931</text:p>
          </table:table-cell>
          <table:table-cell office:value-type="float" office:value="0.0802944" calcext:value-type="float">
            <text:p>0.0802944</text:p>
          </table:table-cell>
          <table:table-cell office:value-type="float" office:value="0.00716039" calcext:value-type="float">
            <text:p>0.00716039</text:p>
          </table:table-cell>
          <table:table-cell office:value-type="float" office:value="2.01582" calcext:value-type="float">
            <text:p>2.01582</text:p>
          </table:table-cell>
          <table:table-cell office:value-type="float" office:value="28.2378" calcext:value-type="float">
            <text:p>28.2378</text:p>
          </table:table-cell>
          <table:table-cell office:value-type="float" office:value="0.629793" calcext:value-type="float">
            <text:p>0.62979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495" calcext:value-type="float">
            <text:p>0.331495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0.0128425" calcext:value-type="float">
            <text:p>0.0128425</text:p>
          </table:table-cell>
          <table:table-cell office:value-type="float" office:value="1.0475" calcext:value-type="float">
            <text:p>1.0475</text:p>
          </table:table-cell>
          <table:table-cell office:value-type="float" office:value="46.4782" calcext:value-type="float">
            <text:p>46.4782</text:p>
          </table:table-cell>
          <table:table-cell office:value-type="float" office:value="0.65286" calcext:value-type="float">
            <text:p>0.65286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782" calcext:value-type="float">
            <text:p>0.336782</text:p>
          </table:table-cell>
          <table:table-cell office:value-type="float" office:value="0.114561" calcext:value-type="float">
            <text:p>0.114561</text:p>
          </table:table-cell>
          <table:table-cell office:value-type="float" office:value="0.0136421" calcext:value-type="float">
            <text:p>0.0136421</text:p>
          </table:table-cell>
          <table:table-cell office:value-type="float" office:value="1.02726" calcext:value-type="float">
            <text:p>1.02726</text:p>
          </table:table-cell>
          <table:table-cell office:value-type="float" office:value="47.6828" calcext:value-type="float">
            <text:p>47.6828</text:p>
          </table:table-cell>
          <table:table-cell office:value-type="float" office:value="0.653513" calcext:value-type="float">
            <text:p>0.65351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-0.0577778" calcext:value-type="float">
            <text:p>-0.0577778</text:p>
          </table:table-cell>
          <table:table-cell office:value-type="float" office:value="0.0577778" calcext:value-type="float">
            <text:p>0.0577778</text:p>
          </table:table-cell>
          <table:table-cell office:value-type="float" office:value="0.00333827" calcext:value-type="float">
            <text:p>0.00333827</text:p>
          </table:table-cell>
          <table:table-cell office:value-type="float" office:value="0.0000111441" calcext:value-type="float">
            <text:p>1.11441E-05</text:p>
          </table:table-cell>
          <table:table-cell office:value-type="float" office:value="0.394706" calcext:value-type="float">
            <text:p>0.394706</text:p>
          </table:table-cell>
          <table:table-cell office:value-type="float" office:value="12.2998" calcext:value-type="float">
            <text:p>12.2998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638" calcext:value-type="float">
            <text:p>0.342638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0.0145742" calcext:value-type="float">
            <text:p>0.0145742</text:p>
          </table:table-cell>
          <table:table-cell office:value-type="float" office:value="1.00804" calcext:value-type="float">
            <text:p>1.00804</text:p>
          </table:table-cell>
          <table:table-cell office:value-type="float" office:value="48.9727" calcext:value-type="float">
            <text:p>48.9727</text:p>
          </table:table-cell>
          <table:table-cell office:value-type="float" office:value="0.654162" calcext:value-type="float">
            <text:p>0.65416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-0.0277778" calcext:value-type="float">
            <text:p>-0.02777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0131605" calcext:value-type="float">
            <text:p>0.00131605</text:p>
          </table:table-cell>
          <table:table-cell office:value-type="float" office:value="0.00000341237" calcext:value-type="float">
            <text:p>3.41237E-06</text:p>
          </table:table-cell>
          <table:table-cell office:value-type="float" office:value="1.02746" calcext:value-type="float">
            <text:p>1.02746</text:p>
          </table:table-cell>
          <table:table-cell office:value-type="float" office:value="1.86973" calcext:value-type="float">
            <text:p>1.86973</text:p>
          </table:table-cell>
          <table:table-cell office:value-type="float" office:value="0.343264" calcext:value-type="float">
            <text:p>0.34326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299" calcext:value-type="float">
            <text:p>0.348299</text:p>
          </table:table-cell>
          <table:table-cell office:value-type="float" office:value="0.122415" calcext:value-type="float">
            <text:p>0.122415</text:p>
          </table:table-cell>
          <table:table-cell office:value-type="float" office:value="0.0155214" calcext:value-type="float">
            <text:p>0.0155214</text:p>
          </table:table-cell>
          <table:table-cell office:value-type="float" office:value="0.991924" calcext:value-type="float">
            <text:p>0.991924</text:p>
          </table:table-cell>
          <table:table-cell office:value-type="float" office:value="50.1846" calcext:value-type="float">
            <text:p>50.1846</text:p>
          </table:table-cell>
          <table:table-cell office:value-type="float" office:value="0.654744" calcext:value-type="float">
            <text:p>0.65474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3889" calcext:value-type="float">
            <text:p>0.133889</text:p>
          </table:table-cell>
          <table:table-cell office:value-type="float" office:value="0.0248877" calcext:value-type="float">
            <text:p>0.0248877</text:p>
          </table:table-cell>
          <table:table-cell office:value-type="float" office:value="0.00114017" calcext:value-type="float">
            <text:p>0.00114017</text:p>
          </table:table-cell>
          <table:table-cell office:value-type="float" office:value="1.7096" calcext:value-type="float">
            <text:p>1.7096</text:p>
          </table:table-cell>
          <table:table-cell office:value-type="float" office:value="16.6403" calcext:value-type="float">
            <text:p>16.6403</text:p>
          </table:table-cell>
          <table:table-cell office:value-type="float" office:value="0.386405" calcext:value-type="float">
            <text:p>0.38640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231" calcext:value-type="float">
            <text:p>0.354231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0.0165684" calcext:value-type="float">
            <text:p>0.0165684</text:p>
          </table:table-cell>
          <table:table-cell office:value-type="float" office:value="0.976866" calcext:value-type="float">
            <text:p>0.976866</text:p>
          </table:table-cell>
          <table:table-cell office:value-type="float" office:value="51.4322" calcext:value-type="float">
            <text:p>51.4322</text:p>
          </table:table-cell>
          <table:table-cell office:value-type="float" office:value="0.655257" calcext:value-type="float">
            <text:p>0.65525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8611" calcext:value-type="float">
            <text:p>0.278611</text:p>
          </table:table-cell>
          <table:table-cell office:value-type="float" office:value="0.0778401" calcext:value-type="float">
            <text:p>0.0778401</text:p>
          </table:table-cell>
          <table:table-cell office:value-type="float" office:value="0.00612482" calcext:value-type="float">
            <text:p>0.00612482</text:p>
          </table:table-cell>
          <table:table-cell office:value-type="float" office:value="1.10734" calcext:value-type="float">
            <text:p>1.10734</text:p>
          </table:table-cell>
          <table:table-cell office:value-type="float" office:value="37.7449" calcext:value-type="float">
            <text:p>37.7449</text:p>
          </table:table-cell>
          <table:table-cell office:value-type="float" office:value="0.66305" calcext:value-type="float">
            <text:p>0.6630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81" calcext:value-type="float">
            <text:p>0.360381</text:p>
          </table:table-cell>
          <table:table-cell office:value-type="float" office:value="0.130942" calcext:value-type="float">
            <text:p>0.130942</text:p>
          </table:table-cell>
          <table:table-cell office:value-type="float" office:value="0.017701" calcext:value-type="float">
            <text:p>0.017701</text:p>
          </table:table-cell>
          <table:table-cell office:value-type="float" office:value="0.96278" calcext:value-type="float">
            <text:p>0.96278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0.655872" calcext:value-type="float">
            <text:p>0.6558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3056" calcext:value-type="float">
            <text:p>0.263056</text:p>
          </table:table-cell>
          <table:table-cell office:value-type="float" office:value="0.0703864" calcext:value-type="float">
            <text:p>0.0703864</text:p>
          </table:table-cell>
          <table:table-cell office:value-type="float" office:value="0.00527722" calcext:value-type="float">
            <text:p>0.00527722</text:p>
          </table:table-cell>
          <table:table-cell office:value-type="float" office:value="2.5283" calcext:value-type="float">
            <text:p>2.5283</text:p>
          </table:table-cell>
          <table:table-cell office:value-type="float" office:value="23.4608" calcext:value-type="float">
            <text:p>23.4608</text:p>
          </table:table-cell>
          <table:table-cell office:value-type="float" office:value="0.644936" calcext:value-type="float">
            <text:p>0.64493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677" calcext:value-type="float">
            <text:p>0.366677</text:p>
          </table:table-cell>
          <table:table-cell office:value-type="float" office:value="0.135511" calcext:value-type="float">
            <text:p>0.135511</text:p>
          </table:table-cell>
          <table:table-cell office:value-type="float" office:value="0.0189329" calcext:value-type="float">
            <text:p>0.0189329</text:p>
          </table:table-cell>
          <table:table-cell office:value-type="float" office:value="0.949544" calcext:value-type="float">
            <text:p>0.949544</text:p>
          </table:table-cell>
          <table:table-cell office:value-type="float" office:value="53.9993" calcext:value-type="float">
            <text:p>53.9993</text:p>
          </table:table-cell>
          <table:table-cell office:value-type="float" office:value="0.656324" calcext:value-type="float">
            <text:p>0.65632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8264" calcext:value-type="float">
            <text:p>0.248264</text:p>
          </table:table-cell>
          <table:table-cell office:value-type="float" office:value="0.0628471" calcext:value-type="float">
            <text:p>0.0628471</text:p>
          </table:table-cell>
          <table:table-cell office:value-type="float" office:value="0.00425204" calcext:value-type="float">
            <text:p>0.00425204</text:p>
          </table:table-cell>
          <table:table-cell office:value-type="float" office:value="1.38444" calcext:value-type="float">
            <text:p>1.38444</text:p>
          </table:table-cell>
          <table:table-cell office:value-type="float" office:value="30.1982" calcext:value-type="float">
            <text:p>30.1982</text:p>
          </table:table-cell>
          <table:table-cell office:value-type="float" office:value="0.641156" calcext:value-type="float">
            <text:p>0.64115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2919" calcext:value-type="float">
            <text:p>0.372919</text:p>
          </table:table-cell>
          <table:table-cell office:value-type="float" office:value="0.140108" calcext:value-type="float">
            <text:p>0.140108</text:p>
          </table:table-cell>
          <table:table-cell office:value-type="float" office:value="0.0202091" calcext:value-type="float">
            <text:p>0.0202091</text:p>
          </table:table-cell>
          <table:table-cell office:value-type="float" office:value="0.935411" calcext:value-type="float">
            <text:p>0.935411</text:p>
          </table:table-cell>
          <table:table-cell office:value-type="float" office:value="55.3312" calcext:value-type="float">
            <text:p>55.3312</text:p>
          </table:table-cell>
          <table:table-cell office:value-type="float" office:value="0.656838" calcext:value-type="float">
            <text:p>0.65683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47292" calcext:value-type="float">
            <text:p>0.247292</text:p>
          </table:table-cell>
          <table:table-cell office:value-type="float" office:value="0.0636765" calcext:value-type="float">
            <text:p>0.0636765</text:p>
          </table:table-cell>
          <table:table-cell office:value-type="float" office:value="0.00470297" calcext:value-type="float">
            <text:p>0.00470297</text:p>
          </table:table-cell>
          <table:table-cell office:value-type="float" office:value="2.53019" calcext:value-type="float">
            <text:p>2.53019</text:p>
          </table:table-cell>
          <table:table-cell office:value-type="float" office:value="22.2569" calcext:value-type="float">
            <text:p>22.2569</text:p>
          </table:table-cell>
          <table:table-cell office:value-type="float" office:value="0.613373" calcext:value-type="float">
            <text:p>0.61337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766" calcext:value-type="float">
            <text:p>0.379766</text:p>
          </table:table-cell>
          <table:table-cell office:value-type="float" office:value="0.145251" calcext:value-type="float">
            <text:p>0.145251</text:p>
          </table:table-cell>
          <table:table-cell office:value-type="float" office:value="0.0216923" calcext:value-type="float">
            <text:p>0.0216923</text:p>
          </table:table-cell>
          <table:table-cell office:value-type="float" office:value="0.928479" calcext:value-type="float">
            <text:p>0.928479</text:p>
          </table:table-cell>
          <table:table-cell office:value-type="float" office:value="56.5566" calcext:value-type="float">
            <text:p>56.5566</text:p>
          </table:table-cell>
          <table:table-cell office:value-type="float" office:value="0.657277" calcext:value-type="float">
            <text:p>0.65727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3698" calcext:value-type="float">
            <text:p>0.273698</text:p>
          </table:table-cell>
          <table:table-cell office:value-type="float" office:value="0.0770073" calcext:value-type="float">
            <text:p>0.0770073</text:p>
          </table:table-cell>
          <table:table-cell office:value-type="float" office:value="0.0065941" calcext:value-type="float">
            <text:p>0.0065941</text:p>
          </table:table-cell>
          <table:table-cell office:value-type="float" office:value="1.91711" calcext:value-type="float">
            <text:p>1.91711</text:p>
          </table:table-cell>
          <table:table-cell office:value-type="float" office:value="28.3601" calcext:value-type="float">
            <text:p>28.3601</text:p>
          </table:table-cell>
          <table:table-cell office:value-type="float" office:value="0.629345" calcext:value-type="float">
            <text:p>0.629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401" calcext:value-type="float">
            <text:p>0.386401</text:p>
          </table:table-cell>
          <table:table-cell office:value-type="float" office:value="0.150317" calcext:value-type="float">
            <text:p>0.150317</text:p>
          </table:table-cell>
          <table:table-cell office:value-type="float" office:value="0.0231991" calcext:value-type="float">
            <text:p>0.0231991</text:p>
          </table:table-cell>
          <table:table-cell office:value-type="float" office:value="0.910952" calcext:value-type="float">
            <text:p>0.910952</text:p>
          </table:table-cell>
          <table:table-cell office:value-type="float" office:value="58.0959" calcext:value-type="float">
            <text:p>58.0959</text:p>
          </table:table-cell>
          <table:table-cell office:value-type="float" office:value="0.657758" calcext:value-type="float">
            <text:p>0.65775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1788" calcext:value-type="float">
            <text:p>0.271788</text:p>
          </table:table-cell>
          <table:table-cell office:value-type="float" office:value="0.0762884" calcext:value-type="float">
            <text:p>0.0762884</text:p>
          </table:table-cell>
          <table:table-cell office:value-type="float" office:value="0.00653544" calcext:value-type="float">
            <text:p>0.00653544</text:p>
          </table:table-cell>
          <table:table-cell office:value-type="float" office:value="1.94221" calcext:value-type="float">
            <text:p>1.94221</text:p>
          </table:table-cell>
          <table:table-cell office:value-type="float" office:value="28.0354" calcext:value-type="float">
            <text:p>28.0354</text:p>
          </table:table-cell>
          <table:table-cell office:value-type="float" office:value="0.625685" calcext:value-type="float">
            <text:p>0.62568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9201" calcext:value-type="float">
            <text:p>0.279201</text:p>
          </table:table-cell>
          <table:table-cell office:value-type="float" office:value="0.080275" calcext:value-type="float">
            <text:p>0.080275</text:p>
          </table:table-cell>
          <table:table-cell office:value-type="float" office:value="0.00720146" calcext:value-type="float">
            <text:p>0.00720146</text:p>
          </table:table-cell>
          <table:table-cell office:value-type="float" office:value="1.79285" calcext:value-type="float">
            <text:p>1.79285</text:p>
          </table:table-cell>
          <table:table-cell office:value-type="float" office:value="29.986" calcext:value-type="float">
            <text:p>29.986</text:p>
          </table:table-cell>
          <table:table-cell office:value-type="float" office:value="0.627489" calcext:value-type="float">
            <text:p>0.62748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2441" calcext:value-type="float">
            <text:p>0.272441</text:p>
          </table:table-cell>
          <table:table-cell office:value-type="float" office:value="0.0768068" calcext:value-type="float">
            <text:p>0.0768068</text:p>
          </table:table-cell>
          <table:table-cell office:value-type="float" office:value="0.00668823" calcext:value-type="float">
            <text:p>0.00668823</text:p>
          </table:table-cell>
          <table:table-cell office:value-type="float" office:value="1.70132" calcext:value-type="float">
            <text:p>1.70132</text:p>
          </table:table-cell>
          <table:table-cell office:value-type="float" office:value="30.1128" calcext:value-type="float">
            <text:p>30.1128</text:p>
          </table:table-cell>
          <table:table-cell office:value-type="float" office:value="0.622088" calcext:value-type="float">
            <text:p>0.62208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3346" calcext:value-type="float">
            <text:p>0.273346</text:p>
          </table:table-cell>
          <table:table-cell office:value-type="float" office:value="0.0767832" calcext:value-type="float">
            <text:p>0.0767832</text:p>
          </table:table-cell>
          <table:table-cell office:value-type="float" office:value="0.00650331" calcext:value-type="float">
            <text:p>0.00650331</text:p>
          </table:table-cell>
          <table:table-cell office:value-type="float" office:value="1.95245" calcext:value-type="float">
            <text:p>1.95245</text:p>
          </table:table-cell>
          <table:table-cell office:value-type="float" office:value="28.0528" calcext:value-type="float">
            <text:p>28.0528</text:p>
          </table:table-cell>
          <table:table-cell office:value-type="float" office:value="0.632311" calcext:value-type="float">
            <text:p>0.63231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516" calcext:value-type="float">
            <text:p>0.278516</text:p>
          </table:table-cell>
          <table:table-cell office:value-type="float" office:value="0.0797073" calcext:value-type="float">
            <text:p>0.0797073</text:p>
          </table:table-cell>
          <table:table-cell office:value-type="float" office:value="0.00701919" calcext:value-type="float">
            <text:p>0.00701919</text:p>
          </table:table-cell>
          <table:table-cell office:value-type="float" office:value="1.83972" calcext:value-type="float">
            <text:p>1.83972</text:p>
          </table:table-cell>
          <table:table-cell office:value-type="float" office:value="29.4841" calcext:value-type="float">
            <text:p>29.4841</text:p>
          </table:table-cell>
          <table:table-cell office:value-type="float" office:value="0.631727" calcext:value-type="float">
            <text:p>0.631727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7865" calcext:value-type="float">
            <text:p>0.277865</text:p>
          </table:table-cell>
          <table:table-cell office:value-type="float" office:value="0.0793127" calcext:value-type="float">
            <text:p>0.0793127</text:p>
          </table:table-cell>
          <table:table-cell office:value-type="float" office:value="0.00693266" calcext:value-type="float">
            <text:p>0.00693266</text:p>
          </table:table-cell>
          <table:table-cell office:value-type="float" office:value="1.90831" calcext:value-type="float">
            <text:p>1.90831</text:p>
          </table:table-cell>
          <table:table-cell office:value-type="float" office:value="28.8615" calcext:value-type="float">
            <text:p>28.8615</text:p>
          </table:table-cell>
          <table:table-cell office:value-type="float" office:value="0.632639" calcext:value-type="float">
            <text:p>0.63263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6193" calcext:value-type="float">
            <text:p>0.276193</text:p>
          </table:table-cell>
          <table:table-cell office:value-type="float" office:value="0.0784042" calcext:value-type="float">
            <text:p>0.0784042</text:p>
          </table:table-cell>
          <table:table-cell office:value-type="float" office:value="0.0067978" calcext:value-type="float">
            <text:p>0.0067978</text:p>
          </table:table-cell>
          <table:table-cell office:value-type="float" office:value="1.94959" calcext:value-type="float">
            <text:p>1.94959</text:p>
          </table:table-cell>
          <table:table-cell office:value-type="float" office:value="28.3773" calcext:value-type="float">
            <text:p>28.3773</text:p>
          </table:table-cell>
          <table:table-cell office:value-type="float" office:value="0.631389" calcext:value-type="float">
            <text:p>0.63138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6914" calcext:value-type="float">
            <text:p>0.276914</text:p>
          </table:table-cell>
          <table:table-cell office:value-type="float" office:value="0.0788276" calcext:value-type="float">
            <text:p>0.0788276</text:p>
          </table:table-cell>
          <table:table-cell office:value-type="float" office:value="0.00687343" calcext:value-type="float">
            <text:p>0.00687343</text:p>
          </table:table-cell>
          <table:table-cell office:value-type="float" office:value="1.88335" calcext:value-type="float">
            <text:p>1.88335</text:p>
          </table:table-cell>
          <table:table-cell office:value-type="float" office:value="28.9659" calcext:value-type="float">
            <text:p>28.9659</text:p>
          </table:table-cell>
          <table:table-cell office:value-type="float" office:value="0.631281" calcext:value-type="float">
            <text:p>0.63128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637" calcext:value-type="float">
            <text:p>0.276637</text:p>
          </table:table-cell>
          <table:table-cell office:value-type="float" office:value="0.0786662" calcext:value-type="float">
            <text:p>0.0786662</text:p>
          </table:table-cell>
          <table:table-cell office:value-type="float" office:value="0.00684433" calcext:value-type="float">
            <text:p>0.00684433</text:p>
          </table:table-cell>
          <table:table-cell office:value-type="float" office:value="1.87955" calcext:value-type="float">
            <text:p>1.87955</text:p>
          </table:table-cell>
          <table:table-cell office:value-type="float" office:value="28.9655" calcext:value-type="float">
            <text:p>28.9655</text:p>
          </table:table-cell>
          <table:table-cell office:value-type="float" office:value="0.631334" calcext:value-type="float">
            <text:p>0.63133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913" calcext:value-type="float">
            <text:p>0.276913</text:p>
          </table:table-cell>
          <table:table-cell office:value-type="float" office:value="0.0788237" calcext:value-type="float">
            <text:p>0.0788237</text:p>
          </table:table-cell>
          <table:table-cell office:value-type="float" office:value="0.00687468" calcext:value-type="float">
            <text:p>0.00687468</text:p>
          </table:table-cell>
          <table:table-cell office:value-type="float" office:value="1.89469" calcext:value-type="float">
            <text:p>1.89469</text:p>
          </table:table-cell>
          <table:table-cell office:value-type="float" office:value="28.876" calcext:value-type="float">
            <text:p>28.876</text:p>
          </table:table-cell>
          <table:table-cell office:value-type="float" office:value="0.631178" calcext:value-type="float">
            <text:p>0.63117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5933" calcext:value-type="float">
            <text:p>0.275933</text:p>
          </table:table-cell>
          <table:table-cell office:value-type="float" office:value="0.0783069" calcext:value-type="float">
            <text:p>0.0783069</text:p>
          </table:table-cell>
          <table:table-cell office:value-type="float" office:value="0.00679498" calcext:value-type="float">
            <text:p>0.00679498</text:p>
          </table:table-cell>
          <table:table-cell office:value-type="float" office:value="1.88976" calcext:value-type="float">
            <text:p>1.88976</text:p>
          </table:table-cell>
          <table:table-cell office:value-type="float" office:value="28.8172" calcext:value-type="float">
            <text:p>28.8172</text:p>
          </table:table-cell>
          <table:table-cell office:value-type="float" office:value="0.630625" calcext:value-type="float">
            <text:p>0.63062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429" calcext:value-type="float">
            <text:p>0.276429</text:p>
          </table:table-cell>
          <table:table-cell office:value-type="float" office:value="0.0785704" calcext:value-type="float">
            <text:p>0.0785704</text:p>
          </table:table-cell>
          <table:table-cell office:value-type="float" office:value="0.00683537" calcext:value-type="float">
            <text:p>0.00683537</text:p>
          </table:table-cell>
          <table:table-cell office:value-type="float" office:value="1.89116" calcext:value-type="float">
            <text:p>1.89116</text:p>
          </table:table-cell>
          <table:table-cell office:value-type="float" office:value="28.856" calcext:value-type="float">
            <text:p>28.856</text:p>
          </table:table-cell>
          <table:table-cell office:value-type="float" office:value="0.630918" calcext:value-type="float">
            <text:p>0.6309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88889" calcext:value-type="float">
            <text:p>0.00888889</text:p>
          </table:table-cell>
          <table:table-cell office:value-type="float" office:value="0.0000790123" calcext:value-type="float">
            <text:p>7.90123E-05</text:p>
          </table:table-cell>
          <table:table-cell office:value-type="float" office:value="0.00000000624295" calcext:value-type="float">
            <text:p>6.24295E-09</text:p>
          </table:table-cell>
          <table:table-cell office:value-type="float" office:value="0.0317259" calcext:value-type="float">
            <text:p>0.0317259</text:p>
          </table:table-cell>
          <table:table-cell office:value-type="float" office:value="5.32961" calcext:value-type="float">
            <text:p>5.3296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33333" calcext:value-type="float">
            <text:p>0.0833333</text:p>
          </table:table-cell>
          <table:table-cell office:value-type="float" office:value="0.00739012" calcext:value-type="float">
            <text:p>0.00739012</text:p>
          </table:table-cell>
          <table:table-cell office:value-type="float" office:value="0.0000669939" calcext:value-type="float">
            <text:p>6.69939E-05</text:p>
          </table:table-cell>
          <table:table-cell office:value-type="float" office:value="0.290158" calcext:value-type="float">
            <text:p>0.290158</text:p>
          </table:table-cell>
          <table:table-cell office:value-type="float" office:value="22.3965" calcext:value-type="float">
            <text:p>22.3965</text:p>
          </table:table-cell>
          <table:table-cell office:value-type="float" office:value="0.591106" calcext:value-type="float">
            <text:p>0.59110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9444" calcext:value-type="float">
            <text:p>0.149444</text:p>
          </table:table-cell>
          <table:table-cell office:value-type="float" office:value="0.0223741" calcext:value-type="float">
            <text:p>0.0223741</text:p>
          </table:table-cell>
          <table:table-cell office:value-type="float" office:value="0.000504232" calcext:value-type="float">
            <text:p>0.000504232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25.0127" calcext:value-type="float">
            <text:p>25.0127</text:p>
          </table:table-cell>
          <table:table-cell office:value-type="float" office:value="0.664248" calcext:value-type="float">
            <text:p>0.66424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43889" calcext:value-type="float">
            <text:p>0.243889</text:p>
          </table:table-cell>
          <table:table-cell office:value-type="float" office:value="0.0603938" calcext:value-type="float">
            <text:p>0.0603938</text:p>
          </table:table-cell>
          <table:table-cell office:value-type="float" office:value="0.0038489" calcext:value-type="float">
            <text:p>0.0038489</text:p>
          </table:table-cell>
          <table:table-cell office:value-type="float" office:value="1.42531" calcext:value-type="float">
            <text:p>1.42531</text:p>
          </table:table-cell>
          <table:table-cell office:value-type="float" office:value="29.1493" calcext:value-type="float">
            <text:p>29.1493</text:p>
          </table:table-cell>
          <table:table-cell office:value-type="float" office:value="0.648253" calcext:value-type="float">
            <text:p>0.64825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9861" calcext:value-type="float">
            <text:p>0.299861</text:p>
          </table:table-cell>
          <table:table-cell office:value-type="float" office:value="0.0920423" calcext:value-type="float">
            <text:p>0.0920423</text:p>
          </table:table-cell>
          <table:table-cell office:value-type="float" office:value="0.00922435" calcext:value-type="float">
            <text:p>0.00922435</text:p>
          </table:table-cell>
          <table:table-cell office:value-type="float" office:value="1.95053" calcext:value-type="float">
            <text:p>1.95053</text:p>
          </table:table-cell>
          <table:table-cell office:value-type="float" office:value="30.8035" calcext:value-type="float">
            <text:p>30.8035</text:p>
          </table:table-cell>
          <table:table-cell office:value-type="float" office:value="0.637056" calcext:value-type="float">
            <text:p>0.63705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3056" calcext:value-type="float">
            <text:p>0.273056</text:p>
          </table:table-cell>
          <table:table-cell office:value-type="float" office:value="0.0771037" calcext:value-type="float">
            <text:p>0.0771037</text:p>
          </table:table-cell>
          <table:table-cell office:value-type="float" office:value="0.00673148" calcext:value-type="float">
            <text:p>0.00673148</text:p>
          </table:table-cell>
          <table:table-cell office:value-type="float" office:value="2.04481" calcext:value-type="float">
            <text:p>2.04481</text:p>
          </table:table-cell>
          <table:table-cell office:value-type="float" office:value="27.4519" calcext:value-type="float">
            <text:p>27.4519</text:p>
          </table:table-cell>
          <table:table-cell office:value-type="float" office:value="0.622568" calcext:value-type="float">
            <text:p>0.62256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8715" calcext:value-type="float">
            <text:p>0.288715</text:p>
          </table:table-cell>
          <table:table-cell office:value-type="float" office:value="0.0853538" calcext:value-type="float">
            <text:p>0.0853538</text:p>
          </table:table-cell>
          <table:table-cell office:value-type="float" office:value="0.00798116" calcext:value-type="float">
            <text:p>0.00798116</text:p>
          </table:table-cell>
          <table:table-cell office:value-type="float" office:value="1.85557" calcext:value-type="float">
            <text:p>1.85557</text:p>
          </table:table-cell>
          <table:table-cell office:value-type="float" office:value="30.4032" calcext:value-type="float">
            <text:p>30.4032</text:p>
          </table:table-cell>
          <table:table-cell office:value-type="float" office:value="0.634827" calcext:value-type="float">
            <text:p>0.63482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3594" calcext:value-type="float">
            <text:p>0.273594</text:p>
          </table:table-cell>
          <table:table-cell office:value-type="float" office:value="0.0766721" calcext:value-type="float">
            <text:p>0.0766721</text:p>
          </table:table-cell>
          <table:table-cell office:value-type="float" office:value="0.00641278" calcext:value-type="float">
            <text:p>0.00641278</text:p>
          </table:table-cell>
          <table:table-cell office:value-type="float" office:value="2.45262" calcext:value-type="float">
            <text:p>2.45262</text:p>
          </table:table-cell>
          <table:table-cell office:value-type="float" office:value="24.9174" calcext:value-type="float">
            <text:p>24.9174</text:p>
          </table:table-cell>
          <table:table-cell office:value-type="float" office:value="0.636378" calcext:value-type="float">
            <text:p>0.63637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6684" calcext:value-type="float">
            <text:p>0.266684</text:p>
          </table:table-cell>
          <table:table-cell office:value-type="float" office:value="0.0728103" calcext:value-type="float">
            <text:p>0.0728103</text:p>
          </table:table-cell>
          <table:table-cell office:value-type="float" office:value="0.00580939" calcext:value-type="float">
            <text:p>0.00580939</text:p>
          </table:table-cell>
          <table:table-cell office:value-type="float" office:value="1.98167" calcext:value-type="float">
            <text:p>1.98167</text:p>
          </table:table-cell>
          <table:table-cell office:value-type="float" office:value="27.0875" calcext:value-type="float">
            <text:p>27.0875</text:p>
          </table:table-cell>
          <table:table-cell office:value-type="float" office:value="0.634722" calcext:value-type="float">
            <text:p>0.63472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5295" calcext:value-type="float">
            <text:p>0.275295</text:p>
          </table:table-cell>
          <table:table-cell office:value-type="float" office:value="0.078298" calcext:value-type="float">
            <text:p>0.078298</text:p>
          </table:table-cell>
          <table:table-cell office:value-type="float" office:value="0.0068902" calcext:value-type="float">
            <text:p>0.0068902</text:p>
          </table:table-cell>
          <table:table-cell office:value-type="float" office:value="1.90648" calcext:value-type="float">
            <text:p>1.90648</text:p>
          </table:table-cell>
          <table:table-cell office:value-type="float" office:value="28.6853" calcext:value-type="float">
            <text:p>28.6853</text:p>
          </table:table-cell>
          <table:table-cell office:value-type="float" office:value="0.625364" calcext:value-type="float">
            <text:p>0.62536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289" calcext:value-type="float">
            <text:p>0.280289</text:p>
          </table:table-cell>
          <table:table-cell office:value-type="float" office:value="0.0808643" calcext:value-type="float">
            <text:p>0.0808643</text:p>
          </table:table-cell>
          <table:table-cell office:value-type="float" office:value="0.00725731" calcext:value-type="float">
            <text:p>0.00725731</text:p>
          </table:table-cell>
          <table:table-cell office:value-type="float" office:value="1.65389" calcext:value-type="float">
            <text:p>1.65389</text:p>
          </table:table-cell>
          <table:table-cell office:value-type="float" office:value="31.3682" calcext:value-type="float">
            <text:p>31.3682</text:p>
          </table:table-cell>
          <table:table-cell office:value-type="float" office:value="0.630052" calcext:value-type="float">
            <text:p>0.63005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801" calcext:value-type="float">
            <text:p>0.277801</text:p>
          </table:table-cell>
          <table:table-cell office:value-type="float" office:value="0.0791145" calcext:value-type="float">
            <text:p>0.0791145</text:p>
          </table:table-cell>
          <table:table-cell office:value-type="float" office:value="0.00684659" calcext:value-type="float">
            <text:p>0.00684659</text:p>
          </table:table-cell>
          <table:table-cell office:value-type="float" office:value="1.96276" calcext:value-type="float">
            <text:p>1.96276</text:p>
          </table:table-cell>
          <table:table-cell office:value-type="float" office:value="28.4106" calcext:value-type="float">
            <text:p>28.4106</text:p>
          </table:table-cell>
          <table:table-cell office:value-type="float" office:value="0.635379" calcext:value-type="float">
            <text:p>0.63537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6784" calcext:value-type="float">
            <text:p>0.276784</text:p>
          </table:table-cell>
          <table:table-cell office:value-type="float" office:value="0.0786088" calcext:value-type="float">
            <text:p>0.0786088</text:p>
          </table:table-cell>
          <table:table-cell office:value-type="float" office:value="0.00679076" calcext:value-type="float">
            <text:p>0.00679076</text:p>
          </table:table-cell>
          <table:table-cell office:value-type="float" office:value="1.7722" calcext:value-type="float">
            <text:p>1.7722</text:p>
          </table:table-cell>
          <table:table-cell office:value-type="float" office:value="29.8419" calcext:value-type="float">
            <text:p>29.8419</text:p>
          </table:table-cell>
          <table:table-cell office:value-type="float" office:value="0.633685" calcext:value-type="float">
            <text:p>0.63368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241" calcext:value-type="float">
            <text:p>0.275241</text:p>
          </table:table-cell>
          <table:table-cell office:value-type="float" office:value="0.0777336" calcext:value-type="float">
            <text:p>0.0777336</text:p>
          </table:table-cell>
          <table:table-cell office:value-type="float" office:value="0.00664674" calcext:value-type="float">
            <text:p>0.00664674</text:p>
          </table:table-cell>
          <table:table-cell office:value-type="float" office:value="1.8385" calcext:value-type="float">
            <text:p>1.8385</text:p>
          </table:table-cell>
          <table:table-cell office:value-type="float" office:value="29.117" calcext:value-type="float">
            <text:p>29.117</text:p>
          </table:table-cell>
          <table:table-cell office:value-type="float" office:value="0.633334" calcext:value-type="float">
            <text:p>0.63333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106" calcext:value-type="float">
            <text:p>0.275106</text:p>
          </table:table-cell>
          <table:table-cell office:value-type="float" office:value="0.0777811" calcext:value-type="float">
            <text:p>0.0777811</text:p>
          </table:table-cell>
          <table:table-cell office:value-type="float" office:value="0.00668225" calcext:value-type="float">
            <text:p>0.00668225</text:p>
          </table:table-cell>
          <table:table-cell office:value-type="float" office:value="1.84263" calcext:value-type="float">
            <text:p>1.84263</text:p>
          </table:table-cell>
          <table:table-cell office:value-type="float" office:value="29.0925" calcext:value-type="float">
            <text:p>29.0925</text:p>
          </table:table-cell>
          <table:table-cell office:value-type="float" office:value="0.631826" calcext:value-type="float">
            <text:p>0.63182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071" calcext:value-type="float">
            <text:p>0.275071</text:p>
          </table:table-cell>
          <table:table-cell office:value-type="float" office:value="0.0777137" calcext:value-type="float">
            <text:p>0.0777137</text:p>
          </table:table-cell>
          <table:table-cell office:value-type="float" office:value="0.00666355" calcext:value-type="float">
            <text:p>0.00666355</text:p>
          </table:table-cell>
          <table:table-cell office:value-type="float" office:value="1.81531" calcext:value-type="float">
            <text:p>1.81531</text:p>
          </table:table-cell>
          <table:table-cell office:value-type="float" office:value="29.3035" calcext:value-type="float">
            <text:p>29.3035</text:p>
          </table:table-cell>
          <table:table-cell office:value-type="float" office:value="0.632219" calcext:value-type="float">
            <text:p>0.63221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736" calcext:value-type="float">
            <text:p>0.274736</text:p>
          </table:table-cell>
          <table:table-cell office:value-type="float" office:value="0.0775568" calcext:value-type="float">
            <text:p>0.0775568</text:p>
          </table:table-cell>
          <table:table-cell office:value-type="float" office:value="0.00664286" calcext:value-type="float">
            <text:p>0.00664286</text:p>
          </table:table-cell>
          <table:table-cell office:value-type="float" office:value="1.80949" calcext:value-type="float">
            <text:p>1.80949</text:p>
          </table:table-cell>
          <table:table-cell office:value-type="float" office:value="29.3214" calcext:value-type="float">
            <text:p>29.3214</text:p>
          </table:table-cell>
          <table:table-cell office:value-type="float" office:value="0.631876" calcext:value-type="float">
            <text:p>0.63187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927" calcext:value-type="float">
            <text:p>0.274927</text:p>
          </table:table-cell>
          <table:table-cell office:value-type="float" office:value="0.0776454" calcext:value-type="float">
            <text:p>0.0776454</text:p>
          </table:table-cell>
          <table:table-cell office:value-type="float" office:value="0.0066531" calcext:value-type="float">
            <text:p>0.0066531</text:p>
          </table:table-cell>
          <table:table-cell office:value-type="float" office:value="1.79238" calcext:value-type="float">
            <text:p>1.79238</text:p>
          </table:table-cell>
          <table:table-cell office:value-type="float" office:value="29.4821" calcext:value-type="float">
            <text:p>29.4821</text:p>
          </table:table-cell>
          <table:table-cell office:value-type="float" office:value="0.632149" calcext:value-type="float">
            <text:p>0.63214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764" calcext:value-type="float">
            <text:p>0.274764</text:p>
          </table:table-cell>
          <table:table-cell office:value-type="float" office:value="0.0775407" calcext:value-type="float">
            <text:p>0.0775407</text:p>
          </table:table-cell>
          <table:table-cell office:value-type="float" office:value="0.0066329" calcext:value-type="float">
            <text:p>0.0066329</text:p>
          </table:table-cell>
          <table:table-cell office:value-type="float" office:value="1.79391" calcext:value-type="float">
            <text:p>1.79391</text:p>
          </table:table-cell>
          <table:table-cell office:value-type="float" office:value="29.4487" calcext:value-type="float">
            <text:p>29.4487</text:p>
          </table:table-cell>
          <table:table-cell office:value-type="float" office:value="0.632275" calcext:value-type="float">
            <text:p>0.63227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906" calcext:value-type="float">
            <text:p>0.274906</text:p>
          </table:table-cell>
          <table:table-cell office:value-type="float" office:value="0.0776135" calcext:value-type="float">
            <text:p>0.0776135</text:p>
          </table:table-cell>
          <table:table-cell office:value-type="float" office:value="0.00664349" calcext:value-type="float">
            <text:p>0.00664349</text:p>
          </table:table-cell>
          <table:table-cell office:value-type="float" office:value="1.79854" calcext:value-type="float">
            <text:p>1.79854</text:p>
          </table:table-cell>
          <table:table-cell office:value-type="float" office:value="29.4239" calcext:value-type="float">
            <text:p>29.4239</text:p>
          </table:table-cell>
          <table:table-cell office:value-type="float" office:value="0.632379" calcext:value-type="float">
            <text:p>0.6323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7778" calcext:value-type="float">
            <text:p>0.0177778</text:p>
          </table:table-cell>
          <table:table-cell office:value-type="float" office:value="0.000316049" calcext:value-type="float">
            <text:p>0.000316049</text:p>
          </table:table-cell>
          <table:table-cell office:value-type="float" office:value="0.0000000998872" calcext:value-type="float">
            <text:p>9.98872E-08</text:p>
          </table:table-cell>
          <table:table-cell office:value-type="float" office:value="1.39776" calcext:value-type="float">
            <text:p>1.3977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11111" calcext:value-type="float">
            <text:p>0.0711111</text:p>
          </table:table-cell>
          <table:table-cell office:value-type="float" office:value="0.00602469" calcext:value-type="float">
            <text:p>0.00602469</text:p>
          </table:table-cell>
          <table:table-cell office:value-type="float" office:value="0.0000558748" calcext:value-type="float">
            <text:p>5.58748E-05</text:p>
          </table:table-cell>
          <table:table-cell office:value-type="float" office:value="0.958421" calcext:value-type="float">
            <text:p>0.958421</text:p>
          </table:table-cell>
          <table:table-cell office:value-type="float" office:value="10.3231" calcext:value-type="float">
            <text:p>10.3231</text:p>
          </table:table-cell>
          <table:table-cell office:value-type="float" office:value="0.486873" calcext:value-type="float">
            <text:p>0.48687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.0386852" calcext:value-type="float">
            <text:p>0.0386852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.65405" calcext:value-type="float">
            <text:p>1.65405</text:p>
          </table:table-cell>
          <table:table-cell office:value-type="float" office:value="21.4183" calcext:value-type="float">
            <text:p>21.4183</text:p>
          </table:table-cell>
          <table:table-cell office:value-type="float" office:value="0.645851" calcext:value-type="float">
            <text:p>0.64585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5556" calcext:value-type="float">
            <text:p>0.225556</text:p>
          </table:table-cell>
          <table:table-cell office:value-type="float" office:value="0.0513185" calcext:value-type="float">
            <text:p>0.0513185</text:p>
          </table:table-cell>
          <table:table-cell office:value-type="float" office:value="0.00271749" calcext:value-type="float">
            <text:p>0.00271749</text:p>
          </table:table-cell>
          <table:table-cell office:value-type="float" office:value="1.04121" calcext:value-type="float">
            <text:p>1.04121</text:p>
          </table:table-cell>
          <table:table-cell office:value-type="float" office:value="31.4973" calcext:value-type="float">
            <text:p>31.4973</text:p>
          </table:table-cell>
          <table:table-cell office:value-type="float" office:value="0.656048" calcext:value-type="float">
            <text:p>0.65604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1528" calcext:value-type="float">
            <text:p>0.281528</text:p>
          </table:table-cell>
          <table:table-cell office:value-type="float" office:value="0.0800583" calcext:value-type="float">
            <text:p>0.0800583</text:p>
          </table:table-cell>
          <table:table-cell office:value-type="float" office:value="0.00666666" calcext:value-type="float">
            <text:p>0.00666666</text:p>
          </table:table-cell>
          <table:table-cell office:value-type="float" office:value="1.24251" calcext:value-type="float">
            <text:p>1.24251</text:p>
          </table:table-cell>
          <table:table-cell office:value-type="float" office:value="36.1104" calcext:value-type="float">
            <text:p>36.1104</text:p>
          </table:table-cell>
          <table:table-cell office:value-type="float" office:value="0.653284" calcext:value-type="float">
            <text:p>0.65328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5347" calcext:value-type="float">
            <text:p>0.265347</text:p>
          </table:table-cell>
          <table:table-cell office:value-type="float" office:value="0.0719832" calcext:value-type="float">
            <text:p>0.0719832</text:p>
          </table:table-cell>
          <table:table-cell office:value-type="float" office:value="0.00564169" calcext:value-type="float">
            <text:p>0.00564169</text:p>
          </table:table-cell>
          <table:table-cell office:value-type="float" office:value="1.8812" calcext:value-type="float">
            <text:p>1.8812</text:p>
          </table:table-cell>
          <table:table-cell office:value-type="float" office:value="27.6602" calcext:value-type="float">
            <text:p>27.6602</text:p>
          </table:table-cell>
          <table:table-cell office:value-type="float" office:value="0.637067" calcext:value-type="float">
            <text:p>0.6370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965" calcext:value-type="float">
            <text:p>0.284965</text:p>
          </table:table-cell>
          <table:table-cell office:value-type="float" office:value="0.0824746" calcext:value-type="float">
            <text:p>0.0824746</text:p>
          </table:table-cell>
          <table:table-cell office:value-type="float" office:value="0.00722181" calcext:value-type="float">
            <text:p>0.00722181</text:p>
          </table:table-cell>
          <table:table-cell office:value-type="float" office:value="2.57285" calcext:value-type="float">
            <text:p>2.57285</text:p>
          </table:table-cell>
          <table:table-cell office:value-type="float" office:value="25.2435" calcext:value-type="float">
            <text:p>25.2435</text:p>
          </table:table-cell>
          <table:table-cell office:value-type="float" office:value="0.646097" calcext:value-type="float">
            <text:p>0.64609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3038" calcext:value-type="float">
            <text:p>0.273038</text:p>
          </table:table-cell>
          <table:table-cell office:value-type="float" office:value="0.076041" calcext:value-type="float">
            <text:p>0.076041</text:p>
          </table:table-cell>
          <table:table-cell office:value-type="float" office:value="0.00624501" calcext:value-type="float">
            <text:p>0.00624501</text:p>
          </table:table-cell>
          <table:table-cell office:value-type="float" office:value="1.73851" calcext:value-type="float">
            <text:p>1.73851</text:p>
          </table:table-cell>
          <table:table-cell office:value-type="float" office:value="29.6282" calcext:value-type="float">
            <text:p>29.6282</text:p>
          </table:table-cell>
          <table:table-cell office:value-type="float" office:value="0.639989" calcext:value-type="float">
            <text:p>0.63998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3793" calcext:value-type="float">
            <text:p>0.283793</text:p>
          </table:table-cell>
          <table:table-cell office:value-type="float" office:value="0.0823328" calcext:value-type="float">
            <text:p>0.0823328</text:p>
          </table:table-cell>
          <table:table-cell office:value-type="float" office:value="0.00735154" calcext:value-type="float">
            <text:p>0.00735154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30.3169" calcext:value-type="float">
            <text:p>30.3169</text:p>
          </table:table-cell>
          <table:table-cell office:value-type="float" office:value="0.638497" calcext:value-type="float">
            <text:p>0.63849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747" calcext:value-type="float">
            <text:p>0.277747</text:p>
          </table:table-cell>
          <table:table-cell office:value-type="float" office:value="0.0792079" calcext:value-type="float">
            <text:p>0.0792079</text:p>
          </table:table-cell>
          <table:table-cell office:value-type="float" office:value="0.00688794" calcext:value-type="float">
            <text:p>0.00688794</text:p>
          </table:table-cell>
          <table:table-cell office:value-type="float" office:value="1.84188" calcext:value-type="float">
            <text:p>1.84188</text:p>
          </table:table-cell>
          <table:table-cell office:value-type="float" office:value="29.3715" calcext:value-type="float">
            <text:p>29.3715</text:p>
          </table:table-cell>
          <table:table-cell office:value-type="float" office:value="0.634042" calcext:value-type="float">
            <text:p>0.63404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4204" calcext:value-type="float">
            <text:p>0.284204</text:p>
          </table:table-cell>
          <table:table-cell office:value-type="float" office:value="0.0824806" calcext:value-type="float">
            <text:p>0.0824806</text:p>
          </table:table-cell>
          <table:table-cell office:value-type="float" office:value="0.0073711" calcext:value-type="float">
            <text:p>0.0073711</text:p>
          </table:table-cell>
          <table:table-cell office:value-type="float" office:value="1.695" calcext:value-type="float">
            <text:p>1.695</text:p>
          </table:table-cell>
          <table:table-cell office:value-type="float" office:value="31.2919" calcext:value-type="float">
            <text:p>31.2919</text:p>
          </table:table-cell>
          <table:table-cell office:value-type="float" office:value="0.638833" calcext:value-type="float">
            <text:p>0.63883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4722" calcext:value-type="float">
            <text:p>0.274722</text:p>
          </table:table-cell>
          <table:table-cell office:value-type="float" office:value="0.0773241" calcext:value-type="float">
            <text:p>0.0773241</text:p>
          </table:table-cell>
          <table:table-cell office:value-type="float" office:value="0.00655878" calcext:value-type="float">
            <text:p>0.00655878</text:p>
          </table:table-cell>
          <table:table-cell office:value-type="float" office:value="1.78607" calcext:value-type="float">
            <text:p>1.78607</text:p>
          </table:table-cell>
          <table:table-cell office:value-type="float" office:value="29.4726" calcext:value-type="float">
            <text:p>29.4726</text:p>
          </table:table-cell>
          <table:table-cell office:value-type="float" office:value="0.634344" calcext:value-type="float">
            <text:p>0.63434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2821" calcext:value-type="float">
            <text:p>0.272821</text:p>
          </table:table-cell>
          <table:table-cell office:value-type="float" office:value="0.076388" calcext:value-type="float">
            <text:p>0.076388</text:p>
          </table:table-cell>
          <table:table-cell office:value-type="float" office:value="0.00642054" calcext:value-type="float">
            <text:p>0.00642054</text:p>
          </table:table-cell>
          <table:table-cell office:value-type="float" office:value="1.77754" calcext:value-type="float">
            <text:p>1.77754</text:p>
          </table:table-cell>
          <table:table-cell office:value-type="float" office:value="29.361" calcext:value-type="float">
            <text:p>29.361</text:p>
          </table:table-cell>
          <table:table-cell office:value-type="float" office:value="0.633225" calcext:value-type="float">
            <text:p>0.63322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4584" calcext:value-type="float">
            <text:p>0.274584</text:p>
          </table:table-cell>
          <table:table-cell office:value-type="float" office:value="0.0773691" calcext:value-type="float">
            <text:p>0.0773691</text:p>
          </table:table-cell>
          <table:table-cell office:value-type="float" office:value="0.00658642" calcext:value-type="float">
            <text:p>0.00658642</text:p>
          </table:table-cell>
          <table:table-cell office:value-type="float" office:value="1.6846" calcext:value-type="float">
            <text:p>1.6846</text:p>
          </table:table-cell>
          <table:table-cell office:value-type="float" office:value="30.3791" calcext:value-type="float">
            <text:p>30.3791</text:p>
          </table:table-cell>
          <table:table-cell office:value-type="float" office:value="0.633231" calcext:value-type="float">
            <text:p>0.63323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4984" calcext:value-type="float">
            <text:p>0.274984</text:p>
          </table:table-cell>
          <table:table-cell office:value-type="float" office:value="0.0775606" calcext:value-type="float">
            <text:p>0.0775606</text:p>
          </table:table-cell>
          <table:table-cell office:value-type="float" office:value="0.00660077" calcext:value-type="float">
            <text:p>0.00660077</text:p>
          </table:table-cell>
          <table:table-cell office:value-type="float" office:value="1.73485" calcext:value-type="float">
            <text:p>1.73485</text:p>
          </table:table-cell>
          <table:table-cell office:value-type="float" office:value="29.9627" calcext:value-type="float">
            <text:p>29.9627</text:p>
          </table:table-cell>
          <table:table-cell office:value-type="float" office:value="0.634244" calcext:value-type="float">
            <text:p>0.63424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535" calcext:value-type="float">
            <text:p>0.274535</text:p>
          </table:table-cell>
          <table:table-cell office:value-type="float" office:value="0.077313" calcext:value-type="float">
            <text:p>0.077313</text:p>
          </table:table-cell>
          <table:table-cell office:value-type="float" office:value="0.00657111" calcext:value-type="float">
            <text:p>0.00657111</text:p>
          </table:table-cell>
          <table:table-cell office:value-type="float" office:value="1.70155" calcext:value-type="float">
            <text:p>1.70155</text:p>
          </table:table-cell>
          <table:table-cell office:value-type="float" office:value="30.2124" calcext:value-type="float">
            <text:p>30.2124</text:p>
          </table:table-cell>
          <table:table-cell office:value-type="float" office:value="0.633552" calcext:value-type="float">
            <text:p>0.63355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276" calcext:value-type="float">
            <text:p>0.274276</text:p>
          </table:table-cell>
          <table:table-cell office:value-type="float" office:value="0.0771042" calcext:value-type="float">
            <text:p>0.0771042</text:p>
          </table:table-cell>
          <table:table-cell office:value-type="float" office:value="0.00651303" calcext:value-type="float">
            <text:p>0.00651303</text:p>
          </table:table-cell>
          <table:table-cell office:value-type="float" office:value="1.72394" calcext:value-type="float">
            <text:p>1.72394</text:p>
          </table:table-cell>
          <table:table-cell office:value-type="float" office:value="29.969" calcext:value-type="float">
            <text:p>29.969</text:p>
          </table:table-cell>
          <table:table-cell office:value-type="float" office:value="0.634821" calcext:value-type="float">
            <text:p>0.63482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219" calcext:value-type="float">
            <text:p>0.274219</text:p>
          </table:table-cell>
          <table:table-cell office:value-type="float" office:value="0.0771567" calcext:value-type="float">
            <text:p>0.0771567</text:p>
          </table:table-cell>
          <table:table-cell office:value-type="float" office:value="0.00654544" calcext:value-type="float">
            <text:p>0.00654544</text:p>
          </table:table-cell>
          <table:table-cell office:value-type="float" office:value="1.7324" calcext:value-type="float">
            <text:p>1.7324</text:p>
          </table:table-cell>
          <table:table-cell office:value-type="float" office:value="29.9043" calcext:value-type="float">
            <text:p>29.9043</text:p>
          </table:table-cell>
          <table:table-cell office:value-type="float" office:value="0.633502" calcext:value-type="float">
            <text:p>0.63350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833" calcext:value-type="float">
            <text:p>0.274833</text:p>
          </table:table-cell>
          <table:table-cell office:value-type="float" office:value="0.0774506" calcext:value-type="float">
            <text:p>0.0774506</text:p>
          </table:table-cell>
          <table:table-cell office:value-type="float" office:value="0.00657994" calcext:value-type="float">
            <text:p>0.00657994</text:p>
          </table:table-cell>
          <table:table-cell office:value-type="float" office:value="1.70789" calcext:value-type="float">
            <text:p>1.70789</text:p>
          </table:table-cell>
          <table:table-cell office:value-type="float" office:value="30.1823" calcext:value-type="float">
            <text:p>30.1823</text:p>
          </table:table-cell>
          <table:table-cell office:value-type="float" office:value="0.634363" calcext:value-type="float">
            <text:p>0.63436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471" calcext:value-type="float">
            <text:p>0.274471</text:p>
          </table:table-cell>
          <table:table-cell office:value-type="float" office:value="0.0772602" calcext:value-type="float">
            <text:p>0.0772602</text:p>
          </table:table-cell>
          <table:table-cell office:value-type="float" office:value="0.00655251" calcext:value-type="float">
            <text:p>0.00655251</text:p>
          </table:table-cell>
          <table:table-cell office:value-type="float" office:value="1.71791" calcext:value-type="float">
            <text:p>1.71791</text:p>
          </table:table-cell>
          <table:table-cell office:value-type="float" office:value="30.054" calcext:value-type="float">
            <text:p>30.054</text:p>
          </table:table-cell>
          <table:table-cell office:value-type="float" office:value="0.63409" calcext:value-type="float">
            <text:p>0.63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1111" calcext:value-type="float">
            <text:p>0.0111111</text:p>
          </table:table-cell>
          <table:table-cell office:value-type="float" office:value="0.000123457" calcext:value-type="float">
            <text:p>0.000123457</text:p>
          </table:table-cell>
          <table:table-cell office:value-type="float" office:value="0.0000000152416" calcext:value-type="float">
            <text:p>1.52416E-08</text:p>
          </table:table-cell>
          <table:table-cell office:value-type="float" office:value="2.98642" calcext:value-type="float">
            <text:p>2.9864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6667" calcext:value-type="float">
            <text:p>0.136667</text:p>
          </table:table-cell>
          <table:table-cell office:value-type="float" office:value="0.0203679" calcext:value-type="float">
            <text:p>0.0203679</text:p>
          </table:table-cell>
          <table:table-cell office:value-type="float" office:value="0.000541122" calcext:value-type="float">
            <text:p>0.000541122</text:p>
          </table:table-cell>
          <table:table-cell office:value-type="float" office:value="1.00331" calcext:value-type="float">
            <text:p>1.00331</text:p>
          </table:table-cell>
          <table:table-cell office:value-type="float" office:value="19.8787" calcext:value-type="float">
            <text:p>19.8787</text:p>
          </table:table-cell>
          <table:table-cell office:value-type="float" office:value="0.565208" calcext:value-type="float">
            <text:p>0.56520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2222" calcext:value-type="float">
            <text:p>0.142222</text:p>
          </table:table-cell>
          <table:table-cell office:value-type="float" office:value="0.0208198" calcext:value-type="float">
            <text:p>0.0208198</text:p>
          </table:table-cell>
          <table:table-cell office:value-type="float" office:value="0.000478613" calcext:value-type="float">
            <text:p>0.000478613</text:p>
          </table:table-cell>
          <table:table-cell office:value-type="float" office:value="4.48506" calcext:value-type="float">
            <text:p>4.48506</text:p>
          </table:table-cell>
          <table:table-cell office:value-type="float" office:value="8.52707" calcext:value-type="float">
            <text:p>8.52707</text:p>
          </table:table-cell>
          <table:table-cell office:value-type="float" office:value="0.631946" calcext:value-type="float">
            <text:p>0.63194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46111" calcext:value-type="float">
            <text:p>0.246111</text:p>
          </table:table-cell>
          <table:table-cell office:value-type="float" office:value="0.0613074" calcext:value-type="float">
            <text:p>0.0613074</text:p>
          </table:table-cell>
          <table:table-cell office:value-type="float" office:value="0.00392953" calcext:value-type="float">
            <text:p>0.00392953</text:p>
          </table:table-cell>
          <table:table-cell office:value-type="float" office:value="2.79571" calcext:value-type="float">
            <text:p>2.79571</text:p>
          </table:table-cell>
          <table:table-cell office:value-type="float" office:value="20.705" calcext:value-type="float">
            <text:p>20.705</text:p>
          </table:table-cell>
          <table:table-cell office:value-type="float" office:value="0.651507" calcext:value-type="float">
            <text:p>0.65150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4167" calcext:value-type="float">
            <text:p>0.284167</text:p>
          </table:table-cell>
          <table:table-cell office:value-type="float" office:value="0.0814957" calcext:value-type="float">
            <text:p>0.0814957</text:p>
          </table:table-cell>
          <table:table-cell office:value-type="float" office:value="0.00687807" calcext:value-type="float">
            <text:p>0.00687807</text:p>
          </table:table-cell>
          <table:table-cell office:value-type="float" office:value="1.53297" calcext:value-type="float">
            <text:p>1.53297</text:p>
          </table:table-cell>
          <table:table-cell office:value-type="float" office:value="32.7394" calcext:value-type="float">
            <text:p>32.7394</text:p>
          </table:table-cell>
          <table:table-cell office:value-type="float" office:value="0.654796" calcext:value-type="float">
            <text:p>0.65479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4236" calcext:value-type="float">
            <text:p>0.314236</text:p>
          </table:table-cell>
          <table:table-cell office:value-type="float" office:value="0.100851" calcext:value-type="float">
            <text:p>0.100851</text:p>
          </table:table-cell>
          <table:table-cell office:value-type="float" office:value="0.0108795" calcext:value-type="float">
            <text:p>0.0108795</text:p>
          </table:table-cell>
          <table:table-cell office:value-type="float" office:value="1.01799" calcext:value-type="float">
            <text:p>1.01799</text:p>
          </table:table-cell>
          <table:table-cell office:value-type="float" office:value="44.9134" calcext:value-type="float">
            <text:p>44.9134</text:p>
          </table:table-cell>
          <table:table-cell office:value-type="float" office:value="0.643446" calcext:value-type="float">
            <text:p>0.64344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3056" calcext:value-type="float">
            <text:p>0.283056</text:p>
          </table:table-cell>
          <table:table-cell office:value-type="float" office:value="0.0826719" calcext:value-type="float">
            <text:p>0.0826719</text:p>
          </table:table-cell>
          <table:table-cell office:value-type="float" office:value="0.00759976" calcext:value-type="float">
            <text:p>0.00759976</text:p>
          </table:table-cell>
          <table:table-cell office:value-type="float" office:value="1.88567" calcext:value-type="float">
            <text:p>1.88567</text:p>
          </table:table-cell>
          <table:table-cell office:value-type="float" office:value="29.664" calcext:value-type="float">
            <text:p>29.664</text:p>
          </table:table-cell>
          <table:table-cell office:value-type="float" office:value="0.629351" calcext:value-type="float">
            <text:p>0.62935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934" calcext:value-type="float">
            <text:p>0.26934</text:p>
          </table:table-cell>
          <table:table-cell office:value-type="float" office:value="0.0741048" calcext:value-type="float">
            <text:p>0.0741048</text:p>
          </table:table-cell>
          <table:table-cell office:value-type="float" office:value="0.00594429" calcext:value-type="float">
            <text:p>0.00594429</text:p>
          </table:table-cell>
          <table:table-cell office:value-type="float" office:value="1.90416" calcext:value-type="float">
            <text:p>1.90416</text:p>
          </table:table-cell>
          <table:table-cell office:value-type="float" office:value="27.9022" calcext:value-type="float">
            <text:p>27.9022</text:p>
          </table:table-cell>
          <table:table-cell office:value-type="float" office:value="0.639183" calcext:value-type="float">
            <text:p>0.63918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8828" calcext:value-type="float">
            <text:p>0.288828</text:p>
          </table:table-cell>
          <table:table-cell office:value-type="float" office:value="0.0850722" calcext:value-type="float">
            <text:p>0.0850722</text:p>
          </table:table-cell>
          <table:table-cell office:value-type="float" office:value="0.00778503" calcext:value-type="float">
            <text:p>0.00778503</text:p>
          </table:table-cell>
          <table:table-cell office:value-type="float" office:value="1.38164" calcext:value-type="float">
            <text:p>1.38164</text:p>
          </table:table-cell>
          <table:table-cell office:value-type="float" office:value="35.2857" calcext:value-type="float">
            <text:p>35.2857</text:p>
          </table:table-cell>
          <table:table-cell office:value-type="float" office:value="0.641438" calcext:value-type="float">
            <text:p>0.64143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8025" calcext:value-type="float">
            <text:p>0.278025</text:p>
          </table:table-cell>
          <table:table-cell office:value-type="float" office:value="0.0795161" calcext:value-type="float">
            <text:p>0.0795161</text:p>
          </table:table-cell>
          <table:table-cell office:value-type="float" office:value="0.00702137" calcext:value-type="float">
            <text:p>0.00702137</text:p>
          </table:table-cell>
          <table:table-cell office:value-type="float" office:value="1.75225" calcext:value-type="float">
            <text:p>1.75225</text:p>
          </table:table-cell>
          <table:table-cell office:value-type="float" office:value="30.1928" calcext:value-type="float">
            <text:p>30.1928</text:p>
          </table:table-cell>
          <table:table-cell office:value-type="float" office:value="0.629839" calcext:value-type="float">
            <text:p>0.62983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68824" calcext:value-type="float">
            <text:p>0.268824</text:p>
          </table:table-cell>
          <table:table-cell office:value-type="float" office:value="0.0741789" calcext:value-type="float">
            <text:p>0.0741789</text:p>
          </table:table-cell>
          <table:table-cell office:value-type="float" office:value="0.0060441" calcext:value-type="float">
            <text:p>0.0060441</text:p>
          </table:table-cell>
          <table:table-cell office:value-type="float" office:value="1.59892" calcext:value-type="float">
            <text:p>1.59892</text:p>
          </table:table-cell>
          <table:table-cell office:value-type="float" office:value="30.5365" calcext:value-type="float">
            <text:p>30.5365</text:p>
          </table:table-cell>
          <table:table-cell office:value-type="float" office:value="0.633858" calcext:value-type="float">
            <text:p>0.63385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3263" calcext:value-type="float">
            <text:p>0.273263</text:p>
          </table:table-cell>
          <table:table-cell office:value-type="float" office:value="0.0764078" calcext:value-type="float">
            <text:p>0.0764078</text:p>
          </table:table-cell>
          <table:table-cell office:value-type="float" office:value="0.00636448" calcext:value-type="float">
            <text:p>0.00636448</text:p>
          </table:table-cell>
          <table:table-cell office:value-type="float" office:value="1.68144" calcext:value-type="float">
            <text:p>1.68144</text:p>
          </table:table-cell>
          <table:table-cell office:value-type="float" office:value="30.2141" calcext:value-type="float">
            <text:p>30.2141</text:p>
          </table:table-cell>
          <table:table-cell office:value-type="float" office:value="0.636616" calcext:value-type="float">
            <text:p>0.63661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3993" calcext:value-type="float">
            <text:p>0.273993</text:p>
          </table:table-cell>
          <table:table-cell office:value-type="float" office:value="0.0768543" calcext:value-type="float">
            <text:p>0.0768543</text:p>
          </table:table-cell>
          <table:table-cell office:value-type="float" office:value="0.00644862" calcext:value-type="float">
            <text:p>0.00644862</text:p>
          </table:table-cell>
          <table:table-cell office:value-type="float" office:value="1.67201" calcext:value-type="float">
            <text:p>1.67201</text:p>
          </table:table-cell>
          <table:table-cell office:value-type="float" office:value="30.3919" calcext:value-type="float">
            <text:p>30.3919</text:p>
          </table:table-cell>
          <table:table-cell office:value-type="float" office:value="0.636077" calcext:value-type="float">
            <text:p>0.63607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3451" calcext:value-type="float">
            <text:p>0.273451</text:p>
          </table:table-cell>
          <table:table-cell office:value-type="float" office:value="0.0766872" calcext:value-type="float">
            <text:p>0.0766872</text:p>
          </table:table-cell>
          <table:table-cell office:value-type="float" office:value="0.00644934" calcext:value-type="float">
            <text:p>0.00644934</text:p>
          </table:table-cell>
          <table:table-cell office:value-type="float" office:value="1.62829" calcext:value-type="float">
            <text:p>1.62829</text:p>
          </table:table-cell>
          <table:table-cell office:value-type="float" office:value="30.7729" calcext:value-type="float">
            <text:p>30.7729</text:p>
          </table:table-cell>
          <table:table-cell office:value-type="float" office:value="0.634448" calcext:value-type="float">
            <text:p>0.63444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3434" calcext:value-type="float">
            <text:p>0.273434</text:p>
          </table:table-cell>
          <table:table-cell office:value-type="float" office:value="0.0766147" calcext:value-type="float">
            <text:p>0.0766147</text:p>
          </table:table-cell>
          <table:table-cell office:value-type="float" office:value="0.00642378" calcext:value-type="float">
            <text:p>0.00642378</text:p>
          </table:table-cell>
          <table:table-cell office:value-type="float" office:value="1.62715" calcext:value-type="float">
            <text:p>1.62715</text:p>
          </table:table-cell>
          <table:table-cell office:value-type="float" office:value="30.769" calcext:value-type="float">
            <text:p>30.769</text:p>
          </table:table-cell>
          <table:table-cell office:value-type="float" office:value="0.635209" calcext:value-type="float">
            <text:p>0.63520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3099" calcext:value-type="float">
            <text:p>0.273099</text:p>
          </table:table-cell>
          <table:table-cell office:value-type="float" office:value="0.0764315" calcext:value-type="float">
            <text:p>0.0764315</text:p>
          </table:table-cell>
          <table:table-cell office:value-type="float" office:value="0.00639758" calcext:value-type="float">
            <text:p>0.00639758</text:p>
          </table:table-cell>
          <table:table-cell office:value-type="float" office:value="1.61646" calcext:value-type="float">
            <text:p>1.61646</text:p>
          </table:table-cell>
          <table:table-cell office:value-type="float" office:value="30.8352" calcext:value-type="float">
            <text:p>30.8352</text:p>
          </table:table-cell>
          <table:table-cell office:value-type="float" office:value="0.634952" calcext:value-type="float">
            <text:p>0.63495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5021" calcext:value-type="float">
            <text:p>0.275021</text:p>
          </table:table-cell>
          <table:table-cell office:value-type="float" office:value="0.077462" calcext:value-type="float">
            <text:p>0.077462</text:p>
          </table:table-cell>
          <table:table-cell office:value-type="float" office:value="0.00655467" calcext:value-type="float">
            <text:p>0.00655467</text:p>
          </table:table-cell>
          <table:table-cell office:value-type="float" office:value="1.64086" calcext:value-type="float">
            <text:p>1.64086</text:p>
          </table:table-cell>
          <table:table-cell office:value-type="float" office:value="30.8101" calcext:value-type="float">
            <text:p>30.8101</text:p>
          </table:table-cell>
          <table:table-cell office:value-type="float" office:value="0.635873" calcext:value-type="float">
            <text:p>0.63587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593" calcext:value-type="float">
            <text:p>0.274593</text:p>
          </table:table-cell>
          <table:table-cell office:value-type="float" office:value="0.07724" calcext:value-type="float">
            <text:p>0.07724</text:p>
          </table:table-cell>
          <table:table-cell office:value-type="float" office:value="0.00652385" calcext:value-type="float">
            <text:p>0.00652385</text:p>
          </table:table-cell>
          <table:table-cell office:value-type="float" office:value="1.63695" calcext:value-type="float">
            <text:p>1.63695</text:p>
          </table:table-cell>
          <table:table-cell office:value-type="float" office:value="30.8025" calcext:value-type="float">
            <text:p>30.8025</text:p>
          </table:table-cell>
          <table:table-cell office:value-type="float" office:value="0.6355" calcext:value-type="float">
            <text:p>0.6355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703" calcext:value-type="float">
            <text:p>0.274703</text:p>
          </table:table-cell>
          <table:table-cell office:value-type="float" office:value="0.0772872" calcext:value-type="float">
            <text:p>0.0772872</text:p>
          </table:table-cell>
          <table:table-cell office:value-type="float" office:value="0.00652717" calcext:value-type="float">
            <text:p>0.00652717</text:p>
          </table:table-cell>
          <table:table-cell office:value-type="float" office:value="1.62363" calcext:value-type="float">
            <text:p>1.62363</text:p>
          </table:table-cell>
          <table:table-cell office:value-type="float" office:value="30.9413" calcext:value-type="float">
            <text:p>30.9413</text:p>
          </table:table-cell>
          <table:table-cell office:value-type="float" office:value="0.635759" calcext:value-type="float">
            <text:p>0.63575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01" calcext:value-type="float">
            <text:p>0.274701</text:p>
          </table:table-cell>
          <table:table-cell office:value-type="float" office:value="0.0773082" calcext:value-type="float">
            <text:p>0.0773082</text:p>
          </table:table-cell>
          <table:table-cell office:value-type="float" office:value="0.00653699" calcext:value-type="float">
            <text:p>0.00653699</text:p>
          </table:table-cell>
          <table:table-cell office:value-type="float" office:value="1.63085" calcext:value-type="float">
            <text:p>1.63085</text:p>
          </table:table-cell>
          <table:table-cell office:value-type="float" office:value="30.8754" calcext:value-type="float">
            <text:p>30.8754</text:p>
          </table:table-cell>
          <table:table-cell office:value-type="float" office:value="0.635409" calcext:value-type="float">
            <text:p>0.635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-0.00444444" calcext:value-type="float">
            <text:p>-0.00444444</text:p>
          </table:table-cell>
          <table:table-cell office:value-type="float" office:value="0.00444444" calcext:value-type="float">
            <text:p>0.00444444</text:p>
          </table:table-cell>
          <table:table-cell office:value-type="float" office:value="0.0000197531" calcext:value-type="float">
            <text:p>1.97531E-05</text:p>
          </table:table-cell>
          <table:table-cell office:value-type="float" office:value="0.000000000390184" calcext:value-type="float">
            <text:p>3.90184E-10</text:p>
          </table:table-cell>
          <table:table-cell office:value-type="float" office:value="1.77051" calcext:value-type="float">
            <text:p>1.7705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66667" calcext:value-type="float">
            <text:p>0.0666667</text:p>
          </table:table-cell>
          <table:table-cell office:value-type="float" office:value="0.00527901" calcext:value-type="float">
            <text:p>0.00527901</text:p>
          </table:table-cell>
          <table:table-cell office:value-type="float" office:value="0.0000427047" calcext:value-type="float">
            <text:p>4.27047E-05</text:p>
          </table:table-cell>
          <table:table-cell office:value-type="float" office:value="0.538329" calcext:value-type="float">
            <text:p>0.538329</text:p>
          </table:table-cell>
          <table:table-cell office:value-type="float" office:value="13.3812" calcext:value-type="float">
            <text:p>13.3812</text:p>
          </table:table-cell>
          <table:table-cell office:value-type="float" office:value="0.489202" calcext:value-type="float">
            <text:p>0.48920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1667" calcext:value-type="float">
            <text:p>0.181667</text:p>
          </table:table-cell>
          <table:table-cell office:value-type="float" office:value="0.0331173" calcext:value-type="float">
            <text:p>0.0331173</text:p>
          </table:table-cell>
          <table:table-cell office:value-type="float" office:value="0.00111177" calcext:value-type="float">
            <text:p>0.00111177</text:p>
          </table:table-cell>
          <table:table-cell office:value-type="float" office:value="1.24852" calcext:value-type="float">
            <text:p>1.24852</text:p>
          </table:table-cell>
          <table:table-cell office:value-type="float" office:value="22.8767" calcext:value-type="float">
            <text:p>22.8767</text:p>
          </table:table-cell>
          <table:table-cell office:value-type="float" office:value="0.662104" calcext:value-type="float">
            <text:p>0.66210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1944" calcext:value-type="float">
            <text:p>0.251944</text:p>
          </table:table-cell>
          <table:table-cell office:value-type="float" office:value="0.0636562" calcext:value-type="float">
            <text:p>0.0636562</text:p>
          </table:table-cell>
          <table:table-cell office:value-type="float" office:value="0.0040967" calcext:value-type="float">
            <text:p>0.0040967</text:p>
          </table:table-cell>
          <table:table-cell office:value-type="float" office:value="1.08437" calcext:value-type="float">
            <text:p>1.08437</text:p>
          </table:table-cell>
          <table:table-cell office:value-type="float" office:value="34.4381" calcext:value-type="float">
            <text:p>34.4381</text:p>
          </table:table-cell>
          <table:table-cell office:value-type="float" office:value="0.662999" calcext:value-type="float">
            <text:p>0.662999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43056" calcext:value-type="float">
            <text:p>0.243056</text:p>
          </table:table-cell>
          <table:table-cell office:value-type="float" office:value="0.0594086" calcext:value-type="float">
            <text:p>0.0594086</text:p>
          </table:table-cell>
          <table:table-cell office:value-type="float" office:value="0.00360349" calcext:value-type="float">
            <text:p>0.00360349</text:p>
          </table:table-cell>
          <table:table-cell office:value-type="float" office:value="2.00298" calcext:value-type="float">
            <text:p>2.00298</text:p>
          </table:table-cell>
          <table:table-cell office:value-type="float" office:value="24.2467" calcext:value-type="float">
            <text:p>24.2467</text:p>
          </table:table-cell>
          <table:table-cell office:value-type="float" office:value="0.659668" calcext:value-type="float">
            <text:p>0.65966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6667" calcext:value-type="float">
            <text:p>0.266667</text:p>
          </table:table-cell>
          <table:table-cell office:value-type="float" office:value="0.071546" calcext:value-type="float">
            <text:p>0.071546</text:p>
          </table:table-cell>
          <table:table-cell office:value-type="float" office:value="0.00524855" calcext:value-type="float">
            <text:p>0.00524855</text:p>
          </table:table-cell>
          <table:table-cell office:value-type="float" office:value="2.08593" calcext:value-type="float">
            <text:p>2.08593</text:p>
          </table:table-cell>
          <table:table-cell office:value-type="float" office:value="26.1426" calcext:value-type="float">
            <text:p>26.1426</text:p>
          </table:table-cell>
          <table:table-cell office:value-type="float" office:value="0.65822" calcext:value-type="float">
            <text:p>0.6582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736" calcext:value-type="float">
            <text:p>0.276736</text:p>
          </table:table-cell>
          <table:table-cell office:value-type="float" office:value="0.0778594" calcext:value-type="float">
            <text:p>0.0778594</text:p>
          </table:table-cell>
          <table:table-cell office:value-type="float" office:value="0.00647485" calcext:value-type="float">
            <text:p>0.00647485</text:p>
          </table:table-cell>
          <table:table-cell office:value-type="float" office:value="0.940942" calcext:value-type="float">
            <text:p>0.940942</text:p>
          </table:table-cell>
          <table:table-cell office:value-type="float" office:value="41.0011" calcext:value-type="float">
            <text:p>41.0011</text:p>
          </table:table-cell>
          <table:table-cell office:value-type="float" office:value="0.64397" calcext:value-type="float">
            <text:p>0.6439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6493" calcext:value-type="float">
            <text:p>0.266493</text:p>
          </table:table-cell>
          <table:table-cell office:value-type="float" office:value="0.0725635" calcext:value-type="float">
            <text:p>0.0725635</text:p>
          </table:table-cell>
          <table:table-cell office:value-type="float" office:value="0.00569187" calcext:value-type="float">
            <text:p>0.00569187</text:p>
          </table:table-cell>
          <table:table-cell office:value-type="float" office:value="1.94829" calcext:value-type="float">
            <text:p>1.94829</text:p>
          </table:table-cell>
          <table:table-cell office:value-type="float" office:value="27.278" calcext:value-type="float">
            <text:p>27.278</text:p>
          </table:table-cell>
          <table:table-cell office:value-type="float" office:value="0.639672" calcext:value-type="float">
            <text:p>0.63967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0356" calcext:value-type="float">
            <text:p>0.280356</text:p>
          </table:table-cell>
          <table:table-cell office:value-type="float" office:value="0.0802241" calcext:value-type="float">
            <text:p>0.0802241</text:p>
          </table:table-cell>
          <table:table-cell office:value-type="float" office:value="0.00693057" calcext:value-type="float">
            <text:p>0.00693057</text:p>
          </table:table-cell>
          <table:table-cell office:value-type="float" office:value="1.44391" calcext:value-type="float">
            <text:p>1.44391</text:p>
          </table:table-cell>
          <table:table-cell office:value-type="float" office:value="33.4852" calcext:value-type="float">
            <text:p>33.4852</text:p>
          </table:table-cell>
          <table:table-cell office:value-type="float" office:value="0.641047" calcext:value-type="float">
            <text:p>0.64104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9171" calcext:value-type="float">
            <text:p>0.279171</text:p>
          </table:table-cell>
          <table:table-cell office:value-type="float" office:value="0.0798317" calcext:value-type="float">
            <text:p>0.0798317</text:p>
          </table:table-cell>
          <table:table-cell office:value-type="float" office:value="0.00696448" calcext:value-type="float">
            <text:p>0.00696448</text:p>
          </table:table-cell>
          <table:table-cell office:value-type="float" office:value="1.61485" calcext:value-type="float">
            <text:p>1.61485</text:p>
          </table:table-cell>
          <table:table-cell office:value-type="float" office:value="31.5458" calcext:value-type="float">
            <text:p>31.5458</text:p>
          </table:table-cell>
          <table:table-cell office:value-type="float" office:value="0.635736" calcext:value-type="float">
            <text:p>0.63573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603" calcext:value-type="float">
            <text:p>0.280603</text:p>
          </table:table-cell>
          <table:table-cell office:value-type="float" office:value="0.0806929" calcext:value-type="float">
            <text:p>0.0806929</text:p>
          </table:table-cell>
          <table:table-cell office:value-type="float" office:value="0.00713062" calcext:value-type="float">
            <text:p>0.00713062</text:p>
          </table:table-cell>
          <table:table-cell office:value-type="float" office:value="1.52843" calcext:value-type="float">
            <text:p>1.52843</text:p>
          </table:table-cell>
          <table:table-cell office:value-type="float" office:value="32.6237" calcext:value-type="float">
            <text:p>32.6237</text:p>
          </table:table-cell>
          <table:table-cell office:value-type="float" office:value="0.634964" calcext:value-type="float">
            <text:p>0.63496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1396" calcext:value-type="float">
            <text:p>0.281396</text:p>
          </table:table-cell>
          <table:table-cell office:value-type="float" office:value="0.0808486" calcext:value-type="float">
            <text:p>0.0808486</text:p>
          </table:table-cell>
          <table:table-cell office:value-type="float" office:value="0.00706818" calcext:value-type="float">
            <text:p>0.00706818</text:p>
          </table:table-cell>
          <table:table-cell office:value-type="float" office:value="1.57658" calcext:value-type="float">
            <text:p>1.57658</text:p>
          </table:table-cell>
          <table:table-cell office:value-type="float" office:value="32.1424" calcext:value-type="float">
            <text:p>32.1424</text:p>
          </table:table-cell>
          <table:table-cell office:value-type="float" office:value="0.639553" calcext:value-type="float">
            <text:p>0.63955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825" calcext:value-type="float">
            <text:p>0.277825</text:p>
          </table:table-cell>
          <table:table-cell office:value-type="float" office:value="0.0788842" calcext:value-type="float">
            <text:p>0.0788842</text:p>
          </table:table-cell>
          <table:table-cell office:value-type="float" office:value="0.00675114" calcext:value-type="float">
            <text:p>0.00675114</text:p>
          </table:table-cell>
          <table:table-cell office:value-type="float" office:value="1.51217" calcext:value-type="float">
            <text:p>1.51217</text:p>
          </table:table-cell>
          <table:table-cell office:value-type="float" office:value="32.4247" calcext:value-type="float">
            <text:p>32.4247</text:p>
          </table:table-cell>
          <table:table-cell office:value-type="float" office:value="0.63836" calcext:value-type="float">
            <text:p>0.6383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738" calcext:value-type="float">
            <text:p>0.275738</text:p>
          </table:table-cell>
          <table:table-cell office:value-type="float" office:value="0.0777323" calcext:value-type="float">
            <text:p>0.0777323</text:p>
          </table:table-cell>
          <table:table-cell office:value-type="float" office:value="0.00656074" calcext:value-type="float">
            <text:p>0.00656074</text:p>
          </table:table-cell>
          <table:table-cell office:value-type="float" office:value="1.50568" calcext:value-type="float">
            <text:p>1.50568</text:p>
          </table:table-cell>
          <table:table-cell office:value-type="float" office:value="32.2528" calcext:value-type="float">
            <text:p>32.2528</text:p>
          </table:table-cell>
          <table:table-cell office:value-type="float" office:value="0.638067" calcext:value-type="float">
            <text:p>0.63806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964" calcext:value-type="float">
            <text:p>0.275964</text:p>
          </table:table-cell>
          <table:table-cell office:value-type="float" office:value="0.0779361" calcext:value-type="float">
            <text:p>0.0779361</text:p>
          </table:table-cell>
          <table:table-cell office:value-type="float" office:value="0.00661806" calcext:value-type="float">
            <text:p>0.00661806</text:p>
          </table:table-cell>
          <table:table-cell office:value-type="float" office:value="1.57587" calcext:value-type="float">
            <text:p>1.57587</text:p>
          </table:table-cell>
          <table:table-cell office:value-type="float" office:value="31.5524" calcext:value-type="float">
            <text:p>31.5524</text:p>
          </table:table-cell>
          <table:table-cell office:value-type="float" office:value="0.636812" calcext:value-type="float">
            <text:p>0.636812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826" calcext:value-type="float">
            <text:p>0.274826</text:p>
          </table:table-cell>
          <table:table-cell office:value-type="float" office:value="0.0772403" calcext:value-type="float">
            <text:p>0.0772403</text:p>
          </table:table-cell>
          <table:table-cell office:value-type="float" office:value="0.00648667" calcext:value-type="float">
            <text:p>0.00648667</text:p>
          </table:table-cell>
          <table:table-cell office:value-type="float" office:value="1.56929" calcext:value-type="float">
            <text:p>1.56929</text:p>
          </table:table-cell>
          <table:table-cell office:value-type="float" office:value="31.4752" calcext:value-type="float">
            <text:p>31.4752</text:p>
          </table:table-cell>
          <table:table-cell office:value-type="float" office:value="0.637579" calcext:value-type="float">
            <text:p>0.637579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5787" calcext:value-type="float">
            <text:p>0.275787</text:p>
          </table:table-cell>
          <table:table-cell office:value-type="float" office:value="0.0777943" calcext:value-type="float">
            <text:p>0.0777943</text:p>
          </table:table-cell>
          <table:table-cell office:value-type="float" office:value="0.00658184" calcext:value-type="float">
            <text:p>0.00658184</text:p>
          </table:table-cell>
          <table:table-cell office:value-type="float" office:value="1.55626" calcext:value-type="float">
            <text:p>1.55626</text:p>
          </table:table-cell>
          <table:table-cell office:value-type="float" office:value="31.7255" calcext:value-type="float">
            <text:p>31.7255</text:p>
          </table:table-cell>
          <table:table-cell office:value-type="float" office:value="0.637481" calcext:value-type="float">
            <text:p>0.637481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445" calcext:value-type="float">
            <text:p>0.276445</text:p>
          </table:table-cell>
          <table:table-cell office:value-type="float" office:value="0.0781924" calcext:value-type="float">
            <text:p>0.0781924</text:p>
          </table:table-cell>
          <table:table-cell office:value-type="float" office:value="0.00665831" calcext:value-type="float">
            <text:p>0.00665831</text:p>
          </table:table-cell>
          <table:table-cell office:value-type="float" office:value="1.55904" calcext:value-type="float">
            <text:p>1.55904</text:p>
          </table:table-cell>
          <table:table-cell office:value-type="float" office:value="31.7794" calcext:value-type="float">
            <text:p>31.7794</text:p>
          </table:table-cell>
          <table:table-cell office:value-type="float" office:value="0.636995" calcext:value-type="float">
            <text:p>0.63699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5666" calcext:value-type="float">
            <text:p>0.275666</text:p>
          </table:table-cell>
          <table:table-cell office:value-type="float" office:value="0.0777404" calcext:value-type="float">
            <text:p>0.0777404</text:p>
          </table:table-cell>
          <table:table-cell office:value-type="float" office:value="0.00657721" calcext:value-type="float">
            <text:p>0.00657721</text:p>
          </table:table-cell>
          <table:table-cell office:value-type="float" office:value="1.56393" calcext:value-type="float">
            <text:p>1.56393</text:p>
          </table:table-cell>
          <table:table-cell office:value-type="float" office:value="31.6346" calcext:value-type="float">
            <text:p>31.6346</text:p>
          </table:table-cell>
          <table:table-cell office:value-type="float" office:value="0.637234" calcext:value-type="float">
            <text:p>0.63723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363" calcext:value-type="float">
            <text:p>0.275363</text:p>
          </table:table-cell>
          <table:table-cell office:value-type="float" office:value="0.0775737" calcext:value-type="float">
            <text:p>0.0775737</text:p>
          </table:table-cell>
          <table:table-cell office:value-type="float" office:value="0.00655096" calcext:value-type="float">
            <text:p>0.00655096</text:p>
          </table:table-cell>
          <table:table-cell office:value-type="float" office:value="1.56013" calcext:value-type="float">
            <text:p>1.56013</text:p>
          </table:table-cell>
          <table:table-cell office:value-type="float" office:value="31.6392" calcext:value-type="float">
            <text:p>31.6392</text:p>
          </table:table-cell>
          <table:table-cell office:value-type="float" office:value="0.637127" calcext:value-type="float">
            <text:p>0.637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7778" calcext:value-type="float">
            <text:p>0.0377778</text:p>
          </table:table-cell>
          <table:table-cell office:value-type="float" office:value="0.00142716" calcext:value-type="float">
            <text:p>0.00142716</text:p>
          </table:table-cell>
          <table:table-cell office:value-type="float" office:value="0.00000203679" calcext:value-type="float">
            <text:p>2.03679E-06</text:p>
          </table:table-cell>
          <table:table-cell office:value-type="float" office:value="0.412607" calcext:value-type="float">
            <text:p>0.412607</text:p>
          </table:table-cell>
          <table:table-cell office:value-type="float" office:value="6.95321" calcext:value-type="float">
            <text:p>6.9532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088716" calcext:value-type="float">
            <text:p>0.0088716</text:p>
          </table:table-cell>
          <table:table-cell office:value-type="float" office:value="0.000103705" calcext:value-type="float">
            <text:p>0.000103705</text:p>
          </table:table-cell>
          <table:table-cell office:value-type="float" office:value="2.12653" calcext:value-type="float">
            <text:p>2.12653</text:p>
          </table:table-cell>
          <table:table-cell office:value-type="float" office:value="7.93909" calcext:value-type="float">
            <text:p>7.93909</text:p>
          </table:table-cell>
          <table:table-cell office:value-type="float" office:value="0.560787" calcext:value-type="float">
            <text:p>0.56078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1111" calcext:value-type="float">
            <text:p>0.201111</text:p>
          </table:table-cell>
          <table:table-cell office:value-type="float" office:value="0.0410691" calcext:value-type="float">
            <text:p>0.0410691</text:p>
          </table:table-cell>
          <table:table-cell office:value-type="float" office:value="0.00178771" calcext:value-type="float">
            <text:p>0.00178771</text:p>
          </table:table-cell>
          <table:table-cell office:value-type="float" office:value="2.79254" calcext:value-type="float">
            <text:p>2.79254</text:p>
          </table:table-cell>
          <table:table-cell office:value-type="float" office:value="16.7323" calcext:value-type="float">
            <text:p>16.7323</text:p>
          </table:table-cell>
          <table:table-cell office:value-type="float" office:value="0.646699" calcext:value-type="float">
            <text:p>0.64669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3056" calcext:value-type="float">
            <text:p>0.253056</text:p>
          </table:table-cell>
          <table:table-cell office:value-type="float" office:value="0.065487" calcext:value-type="float">
            <text:p>0.065487</text:p>
          </table:table-cell>
          <table:table-cell office:value-type="float" office:value="0.00465639" calcext:value-type="float">
            <text:p>0.00465639</text:p>
          </table:table-cell>
          <table:table-cell office:value-type="float" office:value="1.5813" calcext:value-type="float">
            <text:p>1.5813</text:p>
          </table:table-cell>
          <table:table-cell office:value-type="float" office:value="28.8086" calcext:value-type="float">
            <text:p>28.8086</text:p>
          </table:table-cell>
          <table:table-cell office:value-type="float" office:value="0.638076" calcext:value-type="float">
            <text:p>0.638076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9028" calcext:value-type="float">
            <text:p>0.289028</text:p>
          </table:table-cell>
          <table:table-cell office:value-type="float" office:value="0.0843571" calcext:value-type="float">
            <text:p>0.0843571</text:p>
          </table:table-cell>
          <table:table-cell office:value-type="float" office:value="0.00740195" calcext:value-type="float">
            <text:p>0.00740195</text:p>
          </table:table-cell>
          <table:table-cell office:value-type="float" office:value="1.08153" calcext:value-type="float">
            <text:p>1.08153</text:p>
          </table:table-cell>
          <table:table-cell office:value-type="float" office:value="39.7908" calcext:value-type="float">
            <text:p>39.7908</text:p>
          </table:table-cell>
          <table:table-cell office:value-type="float" office:value="0.653278" calcext:value-type="float">
            <text:p>0.65327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3264" calcext:value-type="float">
            <text:p>0.273264</text:p>
          </table:table-cell>
          <table:table-cell office:value-type="float" office:value="0.0759779" calcext:value-type="float">
            <text:p>0.0759779</text:p>
          </table:table-cell>
          <table:table-cell office:value-type="float" office:value="0.00615656" calcext:value-type="float">
            <text:p>0.00615656</text:p>
          </table:table-cell>
          <table:table-cell office:value-type="float" office:value="1.47422" calcext:value-type="float">
            <text:p>1.47422</text:p>
          </table:table-cell>
          <table:table-cell office:value-type="float" office:value="32.2245" calcext:value-type="float">
            <text:p>32.2245</text:p>
          </table:table-cell>
          <table:table-cell office:value-type="float" office:value="0.644498" calcext:value-type="float">
            <text:p>0.64449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7674" calcext:value-type="float">
            <text:p>0.277674</text:p>
          </table:table-cell>
          <table:table-cell office:value-type="float" office:value="0.07906" calcext:value-type="float">
            <text:p>0.07906</text:p>
          </table:table-cell>
          <table:table-cell office:value-type="float" office:value="0.00685794" calcext:value-type="float">
            <text:p>0.00685794</text:p>
          </table:table-cell>
          <table:table-cell office:value-type="float" office:value="0.992974" calcext:value-type="float">
            <text:p>0.992974</text:p>
          </table:table-cell>
          <table:table-cell office:value-type="float" office:value="40.2082" calcext:value-type="float">
            <text:p>40.2082</text:p>
          </table:table-cell>
          <table:table-cell office:value-type="float" office:value="0.634271" calcext:value-type="float">
            <text:p>0.63427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4306" calcext:value-type="float">
            <text:p>0.274306</text:p>
          </table:table-cell>
          <table:table-cell office:value-type="float" office:value="0.0767687" calcext:value-type="float">
            <text:p>0.0767687</text:p>
          </table:table-cell>
          <table:table-cell office:value-type="float" office:value="0.00634941" calcext:value-type="float">
            <text:p>0.00634941</text:p>
          </table:table-cell>
          <table:table-cell office:value-type="float" office:value="1.81967" calcext:value-type="float">
            <text:p>1.81967</text:p>
          </table:table-cell>
          <table:table-cell office:value-type="float" office:value="29.0842" calcext:value-type="float">
            <text:p>29.0842</text:p>
          </table:table-cell>
          <table:table-cell office:value-type="float" office:value="0.640877" calcext:value-type="float">
            <text:p>0.64087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7378" calcext:value-type="float">
            <text:p>0.277378</text:p>
          </table:table-cell>
          <table:table-cell office:value-type="float" office:value="0.078397" calcext:value-type="float">
            <text:p>0.078397</text:p>
          </table:table-cell>
          <table:table-cell office:value-type="float" office:value="0.00659068" calcext:value-type="float">
            <text:p>0.00659068</text:p>
          </table:table-cell>
          <table:table-cell office:value-type="float" office:value="1.3213" calcext:value-type="float">
            <text:p>1.3213</text:p>
          </table:table-cell>
          <table:table-cell office:value-type="float" office:value="34.6259" calcext:value-type="float">
            <text:p>34.6259</text:p>
          </table:table-cell>
          <table:table-cell office:value-type="float" office:value="0.642554" calcext:value-type="float">
            <text:p>0.64255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3754" calcext:value-type="float">
            <text:p>0.283754</text:p>
          </table:table-cell>
          <table:table-cell office:value-type="float" office:value="0.0817905" calcext:value-type="float">
            <text:p>0.0817905</text:p>
          </table:table-cell>
          <table:table-cell office:value-type="float" office:value="0.00709391" calcext:value-type="float">
            <text:p>0.00709391</text:p>
          </table:table-cell>
          <table:table-cell office:value-type="float" office:value="1.57583" calcext:value-type="float">
            <text:p>1.57583</text:p>
          </table:table-cell>
          <table:table-cell office:value-type="float" office:value="32.3411" calcext:value-type="float">
            <text:p>32.3411</text:p>
          </table:table-cell>
          <table:table-cell office:value-type="float" office:value="0.646525" calcext:value-type="float">
            <text:p>0.64652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4245" calcext:value-type="float">
            <text:p>0.274245</text:p>
          </table:table-cell>
          <table:table-cell office:value-type="float" office:value="0.0769096" calcext:value-type="float">
            <text:p>0.0769096</text:p>
          </table:table-cell>
          <table:table-cell office:value-type="float" office:value="0.0064396" calcext:value-type="float">
            <text:p>0.0064396</text:p>
          </table:table-cell>
          <table:table-cell office:value-type="float" office:value="1.58251" calcext:value-type="float">
            <text:p>1.58251</text:p>
          </table:table-cell>
          <table:table-cell office:value-type="float" office:value="31.2717" calcext:value-type="float">
            <text:p>31.2717</text:p>
          </table:table-cell>
          <table:table-cell office:value-type="float" office:value="0.637108" calcext:value-type="float">
            <text:p>0.63710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8497" calcext:value-type="float">
            <text:p>0.278497</text:p>
          </table:table-cell>
          <table:table-cell office:value-type="float" office:value="0.0791136" calcext:value-type="float">
            <text:p>0.0791136</text:p>
          </table:table-cell>
          <table:table-cell office:value-type="float" office:value="0.00673731" calcext:value-type="float">
            <text:p>0.00673731</text:p>
          </table:table-cell>
          <table:table-cell office:value-type="float" office:value="1.53996" calcext:value-type="float">
            <text:p>1.53996</text:p>
          </table:table-cell>
          <table:table-cell office:value-type="float" office:value="32.1721" calcext:value-type="float">
            <text:p>32.1721</text:p>
          </table:table-cell>
          <table:table-cell office:value-type="float" office:value="0.641192" calcext:value-type="float">
            <text:p>0.64119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336" calcext:value-type="float">
            <text:p>0.278336</text:p>
          </table:table-cell>
          <table:table-cell office:value-type="float" office:value="0.0792293" calcext:value-type="float">
            <text:p>0.0792293</text:p>
          </table:table-cell>
          <table:table-cell office:value-type="float" office:value="0.00682383" calcext:value-type="float">
            <text:p>0.00682383</text:p>
          </table:table-cell>
          <table:table-cell office:value-type="float" office:value="1.51184" calcext:value-type="float">
            <text:p>1.51184</text:p>
          </table:table-cell>
          <table:table-cell office:value-type="float" office:value="32.5007" calcext:value-type="float">
            <text:p>32.5007</text:p>
          </table:table-cell>
          <table:table-cell office:value-type="float" office:value="0.637644" calcext:value-type="float">
            <text:p>0.63764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683" calcext:value-type="float">
            <text:p>0.27683</text:p>
          </table:table-cell>
          <table:table-cell office:value-type="float" office:value="0.0783267" calcext:value-type="float">
            <text:p>0.0783267</text:p>
          </table:table-cell>
          <table:table-cell office:value-type="float" office:value="0.00665708" calcext:value-type="float">
            <text:p>0.00665708</text:p>
          </table:table-cell>
          <table:table-cell office:value-type="float" office:value="1.47463" calcext:value-type="float">
            <text:p>1.47463</text:p>
          </table:table-cell>
          <table:table-cell office:value-type="float" office:value="32.725" calcext:value-type="float">
            <text:p>32.725</text:p>
          </table:table-cell>
          <table:table-cell office:value-type="float" office:value="0.638304" calcext:value-type="float">
            <text:p>0.63830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7358" calcext:value-type="float">
            <text:p>0.277358</text:p>
          </table:table-cell>
          <table:table-cell office:value-type="float" office:value="0.0786187" calcext:value-type="float">
            <text:p>0.0786187</text:p>
          </table:table-cell>
          <table:table-cell office:value-type="float" office:value="0.00669811" calcext:value-type="float">
            <text:p>0.00669811</text:p>
          </table:table-cell>
          <table:table-cell office:value-type="float" office:value="1.44851" calcext:value-type="float">
            <text:p>1.44851</text:p>
          </table:table-cell>
          <table:table-cell office:value-type="float" office:value="33.0878" calcext:value-type="float">
            <text:p>33.0878</text:p>
          </table:table-cell>
          <table:table-cell office:value-type="float" office:value="0.638774" calcext:value-type="float">
            <text:p>0.63877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893" calcext:value-type="float">
            <text:p>0.277893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0673599" calcext:value-type="float">
            <text:p>0.00673599</text:p>
          </table:table-cell>
          <table:table-cell office:value-type="float" office:value="1.49321" calcext:value-type="float">
            <text:p>1.49321</text:p>
          </table:table-cell>
          <table:table-cell office:value-type="float" office:value="32.6327" calcext:value-type="float">
            <text:p>32.6327</text:p>
          </table:table-cell>
          <table:table-cell office:value-type="float" office:value="0.6391" calcext:value-type="float">
            <text:p>0.639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766" calcext:value-type="float">
            <text:p>0.276766</text:p>
          </table:table-cell>
          <table:table-cell office:value-type="float" office:value="0.0783069" calcext:value-type="float">
            <text:p>0.0783069</text:p>
          </table:table-cell>
          <table:table-cell office:value-type="float" office:value="0.00665614" calcext:value-type="float">
            <text:p>0.00665614</text:p>
          </table:table-cell>
          <table:table-cell office:value-type="float" office:value="1.49929" calcext:value-type="float">
            <text:p>1.49929</text:p>
          </table:table-cell>
          <table:table-cell office:value-type="float" office:value="32.4448" calcext:value-type="float">
            <text:p>32.4448</text:p>
          </table:table-cell>
          <table:table-cell office:value-type="float" office:value="0.638173" calcext:value-type="float">
            <text:p>0.638173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7496" calcext:value-type="float">
            <text:p>0.277496</text:p>
          </table:table-cell>
          <table:table-cell office:value-type="float" office:value="0.0786935" calcext:value-type="float">
            <text:p>0.0786935</text:p>
          </table:table-cell>
          <table:table-cell office:value-type="float" office:value="0.00671519" calcext:value-type="float">
            <text:p>0.00671519</text:p>
          </table:table-cell>
          <table:table-cell office:value-type="float" office:value="1.49471" calcext:value-type="float">
            <text:p>1.49471</text:p>
          </table:table-cell>
          <table:table-cell office:value-type="float" office:value="32.5773" calcext:value-type="float">
            <text:p>32.5773</text:p>
          </table:table-cell>
          <table:table-cell office:value-type="float" office:value="0.638541" calcext:value-type="float">
            <text:p>0.63854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7065" calcext:value-type="float">
            <text:p>0.277065</text:p>
          </table:table-cell>
          <table:table-cell office:value-type="float" office:value="0.0784327" calcext:value-type="float">
            <text:p>0.0784327</text:p>
          </table:table-cell>
          <table:table-cell office:value-type="float" office:value="0.00666615" calcext:value-type="float">
            <text:p>0.00666615</text:p>
          </table:table-cell>
          <table:table-cell office:value-type="float" office:value="1.504" calcext:value-type="float">
            <text:p>1.504</text:p>
          </table:table-cell>
          <table:table-cell office:value-type="float" office:value="32.4194" calcext:value-type="float">
            <text:p>32.4194</text:p>
          </table:table-cell>
          <table:table-cell office:value-type="float" office:value="0.63879" calcext:value-type="float">
            <text:p>0.6387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733" calcext:value-type="float">
            <text:p>0.276733</text:p>
          </table:table-cell>
          <table:table-cell office:value-type="float" office:value="0.078271" calcext:value-type="float">
            <text:p>0.078271</text:p>
          </table:table-cell>
          <table:table-cell office:value-type="float" office:value="0.00664631" calcext:value-type="float">
            <text:p>0.00664631</text:p>
          </table:table-cell>
          <table:table-cell office:value-type="float" office:value="1.50117" calcext:value-type="float">
            <text:p>1.50117</text:p>
          </table:table-cell>
          <table:table-cell office:value-type="float" office:value="32.4164" calcext:value-type="float">
            <text:p>32.4164</text:p>
          </table:table-cell>
          <table:table-cell office:value-type="float" office:value="0.638376" calcext:value-type="float">
            <text:p>0.6383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0.0244444" calcext:value-type="float">
            <text:p>-0.0244444</text:p>
          </table:table-cell>
          <table:table-cell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1.35812" calcext:value-type="float">
            <text:p>1.3581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4444" calcext:value-type="float">
            <text:p>0.124444</text:p>
          </table:table-cell>
          <table:table-cell office:value-type="float" office:value="0.0180988" calcext:value-type="float">
            <text:p>0.0180988</text:p>
          </table:table-cell>
          <table:table-cell office:value-type="float" office:value="0.000489389" calcext:value-type="float">
            <text:p>0.000489389</text:p>
          </table:table-cell>
          <table:table-cell office:value-type="float" office:value="1.50644" calcext:value-type="float">
            <text:p>1.50644</text:p>
          </table:table-cell>
          <table:table-cell office:value-type="float" office:value="14.9842" calcext:value-type="float">
            <text:p>14.9842</text:p>
          </table:table-cell>
          <table:table-cell office:value-type="float" office:value="0.501994" calcext:value-type="float">
            <text:p>0.50199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4444" calcext:value-type="float">
            <text:p>0.174444</text:p>
          </table:table-cell>
          <table:table-cell office:value-type="float" office:value="0.0324864" calcext:value-type="float">
            <text:p>0.0324864</text:p>
          </table:table-cell>
          <table:table-cell office:value-type="float" office:value="0.00130805" calcext:value-type="float">
            <text:p>0.00130805</text:p>
          </table:table-cell>
          <table:table-cell office:value-type="float" office:value="0.536145" calcext:value-type="float">
            <text:p>0.536145</text:p>
          </table:table-cell>
          <table:table-cell office:value-type="float" office:value="34.9984" calcext:value-type="float">
            <text:p>34.9984</text:p>
          </table:table-cell>
          <table:table-cell office:value-type="float" office:value="0.586858" calcext:value-type="float">
            <text:p>0.586858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0278" calcext:value-type="float">
            <text:p>0.260278</text:p>
          </table:table-cell>
          <table:table-cell office:value-type="float" office:value="0.0681068" calcext:value-type="float">
            <text:p>0.0681068</text:p>
          </table:table-cell>
          <table:table-cell office:value-type="float" office:value="0.00473904" calcext:value-type="float">
            <text:p>0.00473904</text:p>
          </table:table-cell>
          <table:table-cell office:value-type="float" office:value="1.7312" calcext:value-type="float">
            <text:p>1.7312</text:p>
          </table:table-cell>
          <table:table-cell office:value-type="float" office:value="28.058" calcext:value-type="float">
            <text:p>28.058</text:p>
          </table:table-cell>
          <table:table-cell office:value-type="float" office:value="0.659444" calcext:value-type="float">
            <text:p>0.65944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3611" calcext:value-type="float">
            <text:p>0.283611</text:p>
          </table:table-cell>
          <table:table-cell office:value-type="float" office:value="0.0813364" calcext:value-type="float">
            <text:p>0.0813364</text:p>
          </table:table-cell>
          <table:table-cell office:value-type="float" office:value="0.00690184" calcext:value-type="float">
            <text:p>0.00690184</text:p>
          </table:table-cell>
          <table:table-cell office:value-type="float" office:value="1.35512" calcext:value-type="float">
            <text:p>1.35512</text:p>
          </table:table-cell>
          <table:table-cell office:value-type="float" office:value="34.83" calcext:value-type="float">
            <text:p>34.83</text:p>
          </table:table-cell>
          <table:table-cell office:value-type="float" office:value="0.652245" calcext:value-type="float">
            <text:p>0.65224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8264" calcext:value-type="float">
            <text:p>0.268264</text:p>
          </table:table-cell>
          <table:table-cell office:value-type="float" office:value="0.0735094" calcext:value-type="float">
            <text:p>0.0735094</text:p>
          </table:table-cell>
          <table:table-cell office:value-type="float" office:value="0.00579528" calcext:value-type="float">
            <text:p>0.00579528</text:p>
          </table:table-cell>
          <table:table-cell office:value-type="float" office:value="2.38742" calcext:value-type="float">
            <text:p>2.38742</text:p>
          </table:table-cell>
          <table:table-cell office:value-type="float" office:value="24.7219" calcext:value-type="float">
            <text:p>24.7219</text:p>
          </table:table-cell>
          <table:table-cell office:value-type="float" office:value="0.642507" calcext:value-type="float">
            <text:p>0.64250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3194" calcext:value-type="float">
            <text:p>0.273194</text:p>
          </table:table-cell>
          <table:table-cell office:value-type="float" office:value="0.0759336" calcext:value-type="float">
            <text:p>0.0759336</text:p>
          </table:table-cell>
          <table:table-cell office:value-type="float" office:value="0.00617366" calcext:value-type="float">
            <text:p>0.00617366</text:p>
          </table:table-cell>
          <table:table-cell office:value-type="float" office:value="1.84552" calcext:value-type="float">
            <text:p>1.84552</text:p>
          </table:table-cell>
          <table:table-cell office:value-type="float" office:value="28.7124" calcext:value-type="float">
            <text:p>28.7124</text:p>
          </table:table-cell>
          <table:table-cell office:value-type="float" office:value="0.643095" calcext:value-type="float">
            <text:p>0.64309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5087" calcext:value-type="float">
            <text:p>0.285087</text:p>
          </table:table-cell>
          <table:table-cell office:value-type="float" office:value="0.0831416" calcext:value-type="float">
            <text:p>0.0831416</text:p>
          </table:table-cell>
          <table:table-cell office:value-type="float" office:value="0.0075048" calcext:value-type="float">
            <text:p>0.0075048</text:p>
          </table:table-cell>
          <table:table-cell office:value-type="float" office:value="1.38128" calcext:value-type="float">
            <text:p>1.38128</text:p>
          </table:table-cell>
          <table:table-cell office:value-type="float" office:value="34.8802" calcext:value-type="float">
            <text:p>34.8802</text:p>
          </table:table-cell>
          <table:table-cell office:value-type="float" office:value="0.638107" calcext:value-type="float">
            <text:p>0.63810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9974" calcext:value-type="float">
            <text:p>0.279974</text:p>
          </table:table-cell>
          <table:table-cell office:value-type="float" office:value="0.0801291" calcext:value-type="float">
            <text:p>0.0801291</text:p>
          </table:table-cell>
          <table:table-cell office:value-type="float" office:value="0.00699738" calcext:value-type="float">
            <text:p>0.00699738</text:p>
          </table:table-cell>
          <table:table-cell office:value-type="float" office:value="1.50291" calcext:value-type="float">
            <text:p>1.50291</text:p>
          </table:table-cell>
          <table:table-cell office:value-type="float" office:value="32.7878" calcext:value-type="float">
            <text:p>32.7878</text:p>
          </table:table-cell>
          <table:table-cell office:value-type="float" office:value="0.636727" calcext:value-type="float">
            <text:p>0.63672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205" calcext:value-type="float">
            <text:p>0.277205</text:p>
          </table:table-cell>
          <table:table-cell office:value-type="float" office:value="0.0784852" calcext:value-type="float">
            <text:p>0.0784852</text:p>
          </table:table-cell>
          <table:table-cell office:value-type="float" office:value="0.00666189" calcext:value-type="float">
            <text:p>0.00666189</text:p>
          </table:table-cell>
          <table:table-cell office:value-type="float" office:value="1.51268" calcext:value-type="float">
            <text:p>1.51268</text:p>
          </table:table-cell>
          <table:table-cell office:value-type="float" office:value="32.3353" calcext:value-type="float">
            <text:p>32.3353</text:p>
          </table:table-cell>
          <table:table-cell office:value-type="float" office:value="0.639504" calcext:value-type="float">
            <text:p>0.63950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1009" calcext:value-type="float">
            <text:p>0.281009</text:p>
          </table:table-cell>
          <table:table-cell office:value-type="float" office:value="0.0804437" calcext:value-type="float">
            <text:p>0.0804437</text:p>
          </table:table-cell>
          <table:table-cell office:value-type="float" office:value="0.00694334" calcext:value-type="float">
            <text:p>0.00694334</text:p>
          </table:table-cell>
          <table:table-cell office:value-type="float" office:value="1.49302" calcext:value-type="float">
            <text:p>1.49302</text:p>
          </table:table-cell>
          <table:table-cell office:value-type="float" office:value="32.9644" calcext:value-type="float">
            <text:p>32.9644</text:p>
          </table:table-cell>
          <table:table-cell office:value-type="float" office:value="0.642346" calcext:value-type="float">
            <text:p>0.64234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4897" calcext:value-type="float">
            <text:p>0.274897</text:p>
          </table:table-cell>
          <table:table-cell office:value-type="float" office:value="0.0771899" calcext:value-type="float">
            <text:p>0.0771899</text:p>
          </table:table-cell>
          <table:table-cell office:value-type="float" office:value="0.00645227" calcext:value-type="float">
            <text:p>0.00645227</text:p>
          </table:table-cell>
          <table:table-cell office:value-type="float" office:value="1.3187" calcext:value-type="float">
            <text:p>1.3187</text:p>
          </table:table-cell>
          <table:table-cell office:value-type="float" office:value="34.3877" calcext:value-type="float">
            <text:p>34.3877</text:p>
          </table:table-cell>
          <table:table-cell office:value-type="float" office:value="0.639031" calcext:value-type="float">
            <text:p>0.63903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93" calcext:value-type="float">
            <text:p>0.27793</text:p>
          </table:table-cell>
          <table:table-cell office:value-type="float" office:value="0.0788819" calcext:value-type="float">
            <text:p>0.0788819</text:p>
          </table:table-cell>
          <table:table-cell office:value-type="float" office:value="0.00673024" calcext:value-type="float">
            <text:p>0.00673024</text:p>
          </table:table-cell>
          <table:table-cell office:value-type="float" office:value="1.48129" calcext:value-type="float">
            <text:p>1.48129</text:p>
          </table:table-cell>
          <table:table-cell office:value-type="float" office:value="32.7677" calcext:value-type="float">
            <text:p>32.7677</text:p>
          </table:table-cell>
          <table:table-cell office:value-type="float" office:value="0.639459" calcext:value-type="float">
            <text:p>0.63945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8794" calcext:value-type="float">
            <text:p>0.278794</text:p>
          </table:table-cell>
          <table:table-cell office:value-type="float" office:value="0.079353" calcext:value-type="float">
            <text:p>0.079353</text:p>
          </table:table-cell>
          <table:table-cell office:value-type="float" office:value="0.0068035" calcext:value-type="float">
            <text:p>0.0068035</text:p>
          </table:table-cell>
          <table:table-cell office:value-type="float" office:value="1.48758" calcext:value-type="float">
            <text:p>1.48758</text:p>
          </table:table-cell>
          <table:table-cell office:value-type="float" office:value="32.7964" calcext:value-type="float">
            <text:p>32.7964</text:p>
          </table:table-cell>
          <table:table-cell office:value-type="float" office:value="0.639849" calcext:value-type="float">
            <text:p>0.63984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9297" calcext:value-type="float">
            <text:p>0.279297</text:p>
          </table:table-cell>
          <table:table-cell office:value-type="float" office:value="0.0795954" calcext:value-type="float">
            <text:p>0.0795954</text:p>
          </table:table-cell>
          <table:table-cell office:value-type="float" office:value="0.00683407" calcext:value-type="float">
            <text:p>0.00683407</text:p>
          </table:table-cell>
          <table:table-cell office:value-type="float" office:value="1.44688" calcext:value-type="float">
            <text:p>1.44688</text:p>
          </table:table-cell>
          <table:table-cell office:value-type="float" office:value="33.3161" calcext:value-type="float">
            <text:p>33.3161</text:p>
          </table:table-cell>
          <table:table-cell office:value-type="float" office:value="0.640431" calcext:value-type="float">
            <text:p>0.64043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8621" calcext:value-type="float">
            <text:p>0.278621</text:p>
          </table:table-cell>
          <table:table-cell office:value-type="float" office:value="0.0792632" calcext:value-type="float">
            <text:p>0.0792632</text:p>
          </table:table-cell>
          <table:table-cell office:value-type="float" office:value="0.00679151" calcext:value-type="float">
            <text:p>0.00679151</text:p>
          </table:table-cell>
          <table:table-cell office:value-type="float" office:value="1.45146" calcext:value-type="float">
            <text:p>1.45146</text:p>
          </table:table-cell>
          <table:table-cell office:value-type="float" office:value="33.1915" calcext:value-type="float">
            <text:p>33.1915</text:p>
          </table:table-cell>
          <table:table-cell office:value-type="float" office:value="0.639669" calcext:value-type="float">
            <text:p>0.63966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9407" calcext:value-type="float">
            <text:p>0.279407</text:p>
          </table:table-cell>
          <table:table-cell office:value-type="float" office:value="0.0796829" calcext:value-type="float">
            <text:p>0.0796829</text:p>
          </table:table-cell>
          <table:table-cell office:value-type="float" office:value="0.00685638" calcext:value-type="float">
            <text:p>0.00685638</text:p>
          </table:table-cell>
          <table:table-cell office:value-type="float" office:value="1.43533" calcext:value-type="float">
            <text:p>1.43533</text:p>
          </table:table-cell>
          <table:table-cell office:value-type="float" office:value="33.4714" calcext:value-type="float">
            <text:p>33.4714</text:p>
          </table:table-cell>
          <table:table-cell office:value-type="float" office:value="0.640049" calcext:value-type="float">
            <text:p>0.64004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925" calcext:value-type="float">
            <text:p>0.27925</text:p>
          </table:table-cell>
          <table:table-cell office:value-type="float" office:value="0.0795929" calcext:value-type="float">
            <text:p>0.0795929</text:p>
          </table:table-cell>
          <table:table-cell office:value-type="float" office:value="0.00684085" calcext:value-type="float">
            <text:p>0.00684085</text:p>
          </table:table-cell>
          <table:table-cell office:value-type="float" office:value="1.43708" calcext:value-type="float">
            <text:p>1.43708</text:p>
          </table:table-cell>
          <table:table-cell office:value-type="float" office:value="33.4312" calcext:value-type="float">
            <text:p>33.4312</text:p>
          </table:table-cell>
          <table:table-cell office:value-type="float" office:value="0.640052" calcext:value-type="float">
            <text:p>0.64005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8786" calcext:value-type="float">
            <text:p>0.278786</text:p>
          </table:table-cell>
          <table:table-cell office:value-type="float" office:value="0.0793406" calcext:value-type="float">
            <text:p>0.0793406</text:p>
          </table:table-cell>
          <table:table-cell office:value-type="float" office:value="0.00679955" calcext:value-type="float">
            <text:p>0.00679955</text:p>
          </table:table-cell>
          <table:table-cell office:value-type="float" office:value="1.44061" calcext:value-type="float">
            <text:p>1.44061</text:p>
          </table:table-cell>
          <table:table-cell office:value-type="float" office:value="33.3354" calcext:value-type="float">
            <text:p>33.3354</text:p>
          </table:table-cell>
          <table:table-cell office:value-type="float" office:value="0.639946" calcext:value-type="float">
            <text:p>0.63994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908" calcext:value-type="float">
            <text:p>0.278908</text:p>
          </table:table-cell>
          <table:table-cell office:value-type="float" office:value="0.0794157" calcext:value-type="float">
            <text:p>0.0794157</text:p>
          </table:table-cell>
          <table:table-cell office:value-type="float" office:value="0.00681426" calcext:value-type="float">
            <text:p>0.00681426</text:p>
          </table:table-cell>
          <table:table-cell office:value-type="float" office:value="1.44811" calcext:value-type="float">
            <text:p>1.44811</text:p>
          </table:table-cell>
          <table:table-cell office:value-type="float" office:value="33.2632" calcext:value-type="float">
            <text:p>33.2632</text:p>
          </table:table-cell>
          <table:table-cell office:value-type="float" office:value="0.639849" calcext:value-type="float">
            <text:p>0.639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-0.0511111" calcext:value-type="float">
            <text:p>-0.0511111</text:p>
          </table:table-cell>
          <table:table-cell office:value-type="float" office:value="0.0511111" calcext:value-type="float">
            <text:p>0.0511111</text:p>
          </table:table-cell>
          <table:table-cell office:value-type="float" office:value="0.00261235" calcext:value-type="float">
            <text:p>0.00261235</text:p>
          </table:table-cell>
          <table:table-cell office:value-type="float" office:value="0.00000682435" calcext:value-type="float">
            <text:p>6.82435E-06</text:p>
          </table:table-cell>
          <table:table-cell office:value-type="float" office:value="0.147841" calcext:value-type="float">
            <text:p>0.147841</text:p>
          </table:table-cell>
          <table:table-cell office:value-type="float" office:value="18.466" calcext:value-type="float">
            <text:p>18.46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77778" calcext:value-type="float">
            <text:p>0.0577778</text:p>
          </table:table-cell>
          <table:table-cell office:value-type="float" office:value="0.00417284" calcext:value-type="float">
            <text:p>0.00417284</text:p>
          </table:table-cell>
          <table:table-cell office:value-type="float" office:value="0.0000285566" calcext:value-type="float">
            <text:p>2.85566E-05</text:p>
          </table:table-cell>
          <table:table-cell office:value-type="float" office:value="0.173616" calcext:value-type="float">
            <text:p>0.173616</text:p>
          </table:table-cell>
          <table:table-cell office:value-type="float" office:value="21.727" calcext:value-type="float">
            <text:p>21.727</text:p>
          </table:table-cell>
          <table:table-cell office:value-type="float" office:value="0.453333" calcext:value-type="float">
            <text:p>0.45333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6667" calcext:value-type="float">
            <text:p>0.226667</text:p>
          </table:table-cell>
          <table:table-cell office:value-type="float" office:value="0.053637" calcext:value-type="float">
            <text:p>0.053637</text:p>
          </table:table-cell>
          <table:table-cell office:value-type="float" office:value="0.0032829" calcext:value-type="float">
            <text:p>0.0032829</text:p>
          </table:table-cell>
          <table:table-cell office:value-type="float" office:value="1.93177" calcext:value-type="float">
            <text:p>1.93177</text:p>
          </table:table-cell>
          <table:table-cell office:value-type="float" office:value="23.4284" calcext:value-type="float">
            <text:p>23.4284</text:p>
          </table:table-cell>
          <table:table-cell office:value-type="float" office:value="0.619629" calcext:value-type="float">
            <text:p>0.61962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5278" calcext:value-type="float">
            <text:p>0.275278</text:p>
          </table:table-cell>
          <table:table-cell office:value-type="float" office:value="0.0761784" calcext:value-type="float">
            <text:p>0.0761784</text:p>
          </table:table-cell>
          <table:table-cell office:value-type="float" office:value="0.00591664" calcext:value-type="float">
            <text:p>0.00591664</text:p>
          </table:table-cell>
          <table:table-cell office:value-type="float" office:value="0.67554" calcext:value-type="float">
            <text:p>0.67554</text:p>
          </table:table-cell>
          <table:table-cell office:value-type="float" office:value="47.9509" calcext:value-type="float">
            <text:p>47.9509</text:p>
          </table:table-cell>
          <table:table-cell office:value-type="float" office:value="0.660148" calcext:value-type="float">
            <text:p>0.66014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9028" calcext:value-type="float">
            <text:p>0.329028</text:p>
          </table:table-cell>
          <table:table-cell office:value-type="float" office:value="0.10963" calcext:value-type="float">
            <text:p>0.10963</text:p>
          </table:table-cell>
          <table:table-cell office:value-type="float" office:value="0.0125899" calcext:value-type="float">
            <text:p>0.0125899</text:p>
          </table:table-cell>
          <table:table-cell office:value-type="float" office:value="1.26032" calcext:value-type="float">
            <text:p>1.26032</text:p>
          </table:table-cell>
          <table:table-cell office:value-type="float" office:value="42.0523" calcext:value-type="float">
            <text:p>42.0523</text:p>
          </table:table-cell>
          <table:table-cell office:value-type="float" office:value="0.650825" calcext:value-type="float">
            <text:p>0.65082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7778" calcext:value-type="float">
            <text:p>0.287778</text:p>
          </table:table-cell>
          <table:table-cell office:value-type="float" office:value="0.0837509" calcext:value-type="float">
            <text:p>0.0837509</text:p>
          </table:table-cell>
          <table:table-cell office:value-type="float" office:value="0.00732539" calcext:value-type="float">
            <text:p>0.00732539</text:p>
          </table:table-cell>
          <table:table-cell office:value-type="float" office:value="0.833875" calcext:value-type="float">
            <text:p>0.833875</text:p>
          </table:table-cell>
          <table:table-cell office:value-type="float" office:value="45.2257" calcext:value-type="float">
            <text:p>45.2257</text:p>
          </table:table-cell>
          <table:table-cell office:value-type="float" office:value="0.651879" calcext:value-type="float">
            <text:p>0.65187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5729" calcext:value-type="float">
            <text:p>0.295729</text:p>
          </table:table-cell>
          <table:table-cell office:value-type="float" office:value="0.0891515" calcext:value-type="float">
            <text:p>0.0891515</text:p>
          </table:table-cell>
          <table:table-cell office:value-type="float" office:value="0.00856141" calcext:value-type="float">
            <text:p>0.00856141</text:p>
          </table:table-cell>
          <table:table-cell office:value-type="float" office:value="1.41409" calcext:value-type="float">
            <text:p>1.41409</text:p>
          </table:table-cell>
          <table:table-cell office:value-type="float" office:value="35.7126" calcext:value-type="float">
            <text:p>35.7126</text:p>
          </table:table-cell>
          <table:table-cell office:value-type="float" office:value="0.64094" calcext:value-type="float">
            <text:p>0.6409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1545" calcext:value-type="float">
            <text:p>0.271545</text:p>
          </table:table-cell>
          <table:table-cell office:value-type="float" office:value="0.074929" calcext:value-type="float">
            <text:p>0.074929</text:p>
          </table:table-cell>
          <table:table-cell office:value-type="float" office:value="0.00596418" calcext:value-type="float">
            <text:p>0.00596418</text:p>
          </table:table-cell>
          <table:table-cell office:value-type="float" office:value="1.12693" calcext:value-type="float">
            <text:p>1.12693</text:p>
          </table:table-cell>
          <table:table-cell office:value-type="float" office:value="36.6922" calcext:value-type="float">
            <text:p>36.6922</text:p>
          </table:table-cell>
          <table:table-cell office:value-type="float" office:value="0.645897" calcext:value-type="float">
            <text:p>0.64589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6797" calcext:value-type="float">
            <text:p>0.276797</text:p>
          </table:table-cell>
          <table:table-cell office:value-type="float" office:value="0.0777792" calcext:value-type="float">
            <text:p>0.0777792</text:p>
          </table:table-cell>
          <table:table-cell office:value-type="float" office:value="0.00640443" calcext:value-type="float">
            <text:p>0.00640443</text:p>
          </table:table-cell>
          <table:table-cell office:value-type="float" office:value="1.45222" calcext:value-type="float">
            <text:p>1.45222</text:p>
          </table:table-cell>
          <table:table-cell office:value-type="float" office:value="32.8639" calcext:value-type="float">
            <text:p>32.8639</text:p>
          </table:table-cell>
          <table:table-cell office:value-type="float" office:value="0.647116" calcext:value-type="float">
            <text:p>0.64711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8433" calcext:value-type="float">
            <text:p>0.288433</text:p>
          </table:table-cell>
          <table:table-cell office:value-type="float" office:value="0.0848831" calcext:value-type="float">
            <text:p>0.0848831</text:p>
          </table:table-cell>
          <table:table-cell office:value-type="float" office:value="0.00776491" calcext:value-type="float">
            <text:p>0.00776491</text:p>
          </table:table-cell>
          <table:table-cell office:value-type="float" office:value="1.35588" calcext:value-type="float">
            <text:p>1.35588</text:p>
          </table:table-cell>
          <table:table-cell office:value-type="float" office:value="35.5851" calcext:value-type="float">
            <text:p>35.5851</text:p>
          </table:table-cell>
          <table:table-cell office:value-type="float" office:value="0.64077" calcext:value-type="float">
            <text:p>0.6407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9106" calcext:value-type="float">
            <text:p>0.279106</text:p>
          </table:table-cell>
          <table:table-cell office:value-type="float" office:value="0.0795541" calcext:value-type="float">
            <text:p>0.0795541</text:p>
          </table:table-cell>
          <table:table-cell office:value-type="float" office:value="0.00682896" calcext:value-type="float">
            <text:p>0.00682896</text:p>
          </table:table-cell>
          <table:table-cell office:value-type="float" office:value="1.46692" calcext:value-type="float">
            <text:p>1.46692</text:p>
          </table:table-cell>
          <table:table-cell office:value-type="float" office:value="33.0742" calcext:value-type="float">
            <text:p>33.0742</text:p>
          </table:table-cell>
          <table:table-cell office:value-type="float" office:value="0.640326" calcext:value-type="float">
            <text:p>0.64032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1152" calcext:value-type="float">
            <text:p>0.281152</text:p>
          </table:table-cell>
          <table:table-cell office:value-type="float" office:value="0.0805769" calcext:value-type="float">
            <text:p>0.0805769</text:p>
          </table:table-cell>
          <table:table-cell office:value-type="float" office:value="0.00697356" calcext:value-type="float">
            <text:p>0.00697356</text:p>
          </table:table-cell>
          <table:table-cell office:value-type="float" office:value="1.39363" calcext:value-type="float">
            <text:p>1.39363</text:p>
          </table:table-cell>
          <table:table-cell office:value-type="float" office:value="34.1723" calcext:value-type="float">
            <text:p>34.1723</text:p>
          </table:table-cell>
          <table:table-cell office:value-type="float" office:value="0.641976" calcext:value-type="float">
            <text:p>0.64197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0825" calcext:value-type="float">
            <text:p>0.280825</text:p>
          </table:table-cell>
          <table:table-cell office:value-type="float" office:value="0.0805106" calcext:value-type="float">
            <text:p>0.0805106</text:p>
          </table:table-cell>
          <table:table-cell office:value-type="float" office:value="0.00700383" calcext:value-type="float">
            <text:p>0.00700383</text:p>
          </table:table-cell>
          <table:table-cell office:value-type="float" office:value="1.42899" calcext:value-type="float">
            <text:p>1.42899</text:p>
          </table:table-cell>
          <table:table-cell office:value-type="float" office:value="33.7243" calcext:value-type="float">
            <text:p>33.7243</text:p>
          </table:table-cell>
          <table:table-cell office:value-type="float" office:value="0.639829" calcext:value-type="float">
            <text:p>0.63982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1999" calcext:value-type="float">
            <text:p>0.281999</text:p>
          </table:table-cell>
          <table:table-cell office:value-type="float" office:value="0.0810493" calcext:value-type="float">
            <text:p>0.0810493</text:p>
          </table:table-cell>
          <table:table-cell office:value-type="float" office:value="0.00705844" calcext:value-type="float">
            <text:p>0.00705844</text:p>
          </table:table-cell>
          <table:table-cell office:value-type="float" office:value="1.38863" calcext:value-type="float">
            <text:p>1.38863</text:p>
          </table:table-cell>
          <table:table-cell office:value-type="float" office:value="34.3372" calcext:value-type="float">
            <text:p>34.3372</text:p>
          </table:table-cell>
          <table:table-cell office:value-type="float" office:value="0.64183" calcext:value-type="float">
            <text:p>0.6418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1595" calcext:value-type="float">
            <text:p>0.281595</text:p>
          </table:table-cell>
          <table:table-cell office:value-type="float" office:value="0.080848" calcext:value-type="float">
            <text:p>0.080848</text:p>
          </table:table-cell>
          <table:table-cell office:value-type="float" office:value="0.00702779" calcext:value-type="float">
            <text:p>0.00702779</text:p>
          </table:table-cell>
          <table:table-cell office:value-type="float" office:value="1.45743" calcext:value-type="float">
            <text:p>1.45743</text:p>
          </table:table-cell>
          <table:table-cell office:value-type="float" office:value="33.4584" calcext:value-type="float">
            <text:p>33.4584</text:p>
          </table:table-cell>
          <table:table-cell office:value-type="float" office:value="0.641608" calcext:value-type="float">
            <text:p>0.64160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1957" calcext:value-type="float">
            <text:p>0.281957</text:p>
          </table:table-cell>
          <table:table-cell office:value-type="float" office:value="0.0810661" calcext:value-type="float">
            <text:p>0.0810661</text:p>
          </table:table-cell>
          <table:table-cell office:value-type="float" office:value="0.00707226" calcext:value-type="float">
            <text:p>0.00707226</text:p>
          </table:table-cell>
          <table:table-cell office:value-type="float" office:value="1.41088" calcext:value-type="float">
            <text:p>1.41088</text:p>
          </table:table-cell>
          <table:table-cell office:value-type="float" office:value="34.0636" calcext:value-type="float">
            <text:p>34.0636</text:p>
          </table:table-cell>
          <table:table-cell office:value-type="float" office:value="0.641278" calcext:value-type="float">
            <text:p>0.64127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2467" calcext:value-type="float">
            <text:p>0.282467</text:p>
          </table:table-cell>
          <table:table-cell office:value-type="float" office:value="0.0813337" calcext:value-type="float">
            <text:p>0.0813337</text:p>
          </table:table-cell>
          <table:table-cell office:value-type="float" office:value="0.0071112" calcext:value-type="float">
            <text:p>0.0071112</text:p>
          </table:table-cell>
          <table:table-cell office:value-type="float" office:value="1.36991" calcext:value-type="float">
            <text:p>1.36991</text:p>
          </table:table-cell>
          <table:table-cell office:value-type="float" office:value="34.6372" calcext:value-type="float">
            <text:p>34.6372</text:p>
          </table:table-cell>
          <table:table-cell office:value-type="float" office:value="0.641673" calcext:value-type="float">
            <text:p>0.64167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1501" calcext:value-type="float">
            <text:p>0.281501</text:p>
          </table:table-cell>
          <table:table-cell office:value-type="float" office:value="0.0808299" calcext:value-type="float">
            <text:p>0.0808299</text:p>
          </table:table-cell>
          <table:table-cell office:value-type="float" office:value="0.00703819" calcext:value-type="float">
            <text:p>0.00703819</text:p>
          </table:table-cell>
          <table:table-cell office:value-type="float" office:value="1.38979" calcext:value-type="float">
            <text:p>1.38979</text:p>
          </table:table-cell>
          <table:table-cell office:value-type="float" office:value="34.2752" calcext:value-type="float">
            <text:p>34.2752</text:p>
          </table:table-cell>
          <table:table-cell office:value-type="float" office:value="0.640916" calcext:value-type="float">
            <text:p>0.64091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1035" calcext:value-type="float">
            <text:p>0.281035</text:p>
          </table:table-cell>
          <table:table-cell office:value-type="float" office:value="0.0805411" calcext:value-type="float">
            <text:p>0.0805411</text:p>
          </table:table-cell>
          <table:table-cell office:value-type="float" office:value="0.00698151" calcext:value-type="float">
            <text:p>0.00698151</text:p>
          </table:table-cell>
          <table:table-cell office:value-type="float" office:value="1.39042" calcext:value-type="float">
            <text:p>1.39042</text:p>
          </table:table-cell>
          <table:table-cell office:value-type="float" office:value="34.2048" calcext:value-type="float">
            <text:p>34.2048</text:p>
          </table:table-cell>
          <table:table-cell office:value-type="float" office:value="0.641249" calcext:value-type="float">
            <text:p>0.64124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509" calcext:value-type="float">
            <text:p>0.281509</text:p>
          </table:table-cell>
          <table:table-cell office:value-type="float" office:value="0.0808106" calcext:value-type="float">
            <text:p>0.0808106</text:p>
          </table:table-cell>
          <table:table-cell office:value-type="float" office:value="0.00702744" calcext:value-type="float">
            <text:p>0.00702744</text:p>
          </table:table-cell>
          <table:table-cell office:value-type="float" office:value="1.39236" calcext:value-type="float">
            <text:p>1.39236</text:p>
          </table:table-cell>
          <table:table-cell office:value-type="float" office:value="34.2387" calcext:value-type="float">
            <text:p>34.2387</text:p>
          </table:table-cell>
          <table:table-cell office:value-type="float" office:value="0.641294" calcext:value-type="float">
            <text:p>0.641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0466667" calcext:value-type="float">
            <text:p>-0.0466667</text:p>
          </table:table-cell>
          <table:table-cell office:value-type="float" office:value="0.0466667" calcext:value-type="float">
            <text:p>0.0466667</text:p>
          </table:table-cell>
          <table:table-cell office:value-type="float" office:value="0.00217778" calcext:value-type="float">
            <text:p>0.00217778</text:p>
          </table:table-cell>
          <table:table-cell office:value-type="float" office:value="0.00000474272" calcext:value-type="float">
            <text:p>4.74272E-06</text:p>
          </table:table-cell>
          <table:table-cell office:value-type="float" office:value="1.11839" calcext:value-type="float">
            <text:p>1.11839</text:p>
          </table:table-cell>
          <table:table-cell office:value-type="float" office:value="4.14948" calcext:value-type="float">
            <text:p>4.1494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5556" calcext:value-type="float">
            <text:p>0.115556</text:p>
          </table:table-cell>
          <table:table-cell office:value-type="float" office:value="0.0153284" calcext:value-type="float">
            <text:p>0.0153284</text:p>
          </table:table-cell>
          <table:table-cell office:value-type="float" office:value="0.000340466" calcext:value-type="float">
            <text:p>0.000340466</text:p>
          </table:table-cell>
          <table:table-cell office:value-type="float" office:value="0.933282" calcext:value-type="float">
            <text:p>0.933282</text:p>
          </table:table-cell>
          <table:table-cell office:value-type="float" office:value="17.7577" calcext:value-type="float">
            <text:p>17.7577</text:p>
          </table:table-cell>
          <table:table-cell office:value-type="float" office:value="0.516987" calcext:value-type="float">
            <text:p>0.51698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1111" calcext:value-type="float">
            <text:p>0.231111</text:p>
          </table:table-cell>
          <table:table-cell office:value-type="float" office:value="0.0551926" calcext:value-type="float">
            <text:p>0.0551926</text:p>
          </table:table-cell>
          <table:table-cell office:value-type="float" office:value="0.00345622" calcext:value-type="float">
            <text:p>0.00345622</text:p>
          </table:table-cell>
          <table:table-cell office:value-type="float" office:value="2.09196" calcext:value-type="float">
            <text:p>2.09196</text:p>
          </table:table-cell>
          <table:table-cell office:value-type="float" office:value="22.8127" calcext:value-type="float">
            <text:p>22.8127</text:p>
          </table:table-cell>
          <table:table-cell office:value-type="float" office:value="0.621803" calcext:value-type="float">
            <text:p>0.62180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0874062" calcext:value-type="float">
            <text:p>0.0874062</text:p>
          </table:table-cell>
          <table:table-cell office:value-type="float" office:value="0.00777536" calcext:value-type="float">
            <text:p>0.00777536</text:p>
          </table:table-cell>
          <table:table-cell office:value-type="float" office:value="1.67894" calcext:value-type="float">
            <text:p>1.67894</text:p>
          </table:table-cell>
          <table:table-cell office:value-type="float" office:value="32.3911" calcext:value-type="float">
            <text:p>32.3911</text:p>
          </table:table-cell>
          <table:table-cell office:value-type="float" office:value="0.660754" calcext:value-type="float">
            <text:p>0.66075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0139" calcext:value-type="float">
            <text:p>0.260139</text:p>
          </table:table-cell>
          <table:table-cell office:value-type="float" office:value="0.0681306" calcext:value-type="float">
            <text:p>0.0681306</text:p>
          </table:table-cell>
          <table:table-cell office:value-type="float" office:value="0.00476958" calcext:value-type="float">
            <text:p>0.00476958</text:p>
          </table:table-cell>
          <table:table-cell office:value-type="float" office:value="1.66337" calcext:value-type="float">
            <text:p>1.66337</text:p>
          </table:table-cell>
          <table:table-cell office:value-type="float" office:value="28.6458" calcext:value-type="float">
            <text:p>28.6458</text:p>
          </table:table-cell>
          <table:table-cell office:value-type="float" office:value="0.657489" calcext:value-type="float">
            <text:p>0.65748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0417" calcext:value-type="float">
            <text:p>0.280417</text:p>
          </table:table-cell>
          <table:table-cell office:value-type="float" office:value="0.0798877" calcext:value-type="float">
            <text:p>0.0798877</text:p>
          </table:table-cell>
          <table:table-cell office:value-type="float" office:value="0.00679359" calcext:value-type="float">
            <text:p>0.00679359</text:p>
          </table:table-cell>
          <table:table-cell office:value-type="float" office:value="1.21461" calcext:value-type="float">
            <text:p>1.21461</text:p>
          </table:table-cell>
          <table:table-cell office:value-type="float" office:value="36.4904" calcext:value-type="float">
            <text:p>36.4904</text:p>
          </table:table-cell>
          <table:table-cell office:value-type="float" office:value="0.645171" calcext:value-type="float">
            <text:p>0.64517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559" calcext:value-type="float">
            <text:p>0.28559</text:p>
          </table:table-cell>
          <table:table-cell office:value-type="float" office:value="0.0829789" calcext:value-type="float">
            <text:p>0.0829789</text:p>
          </table:table-cell>
          <table:table-cell office:value-type="float" office:value="0.00736465" calcext:value-type="float">
            <text:p>0.00736465</text:p>
          </table:table-cell>
          <table:table-cell office:value-type="float" office:value="1.80114" calcext:value-type="float">
            <text:p>1.80114</text:p>
          </table:table-cell>
          <table:table-cell office:value-type="float" office:value="30.4275" calcext:value-type="float">
            <text:p>30.4275</text:p>
          </table:table-cell>
          <table:table-cell office:value-type="float" office:value="0.643471" calcext:value-type="float">
            <text:p>0.64347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7882" calcext:value-type="float">
            <text:p>0.277882</text:p>
          </table:table-cell>
          <table:table-cell office:value-type="float" office:value="0.0794002" calcext:value-type="float">
            <text:p>0.0794002</text:p>
          </table:table-cell>
          <table:table-cell office:value-type="float" office:value="0.00703684" calcext:value-type="float">
            <text:p>0.00703684</text:p>
          </table:table-cell>
          <table:table-cell office:value-type="float" office:value="1.52834" calcext:value-type="float">
            <text:p>1.52834</text:p>
          </table:table-cell>
          <table:table-cell office:value-type="float" office:value="32.3566" calcext:value-type="float">
            <text:p>32.3566</text:p>
          </table:table-cell>
          <table:table-cell office:value-type="float" office:value="0.627939" calcext:value-type="float">
            <text:p>0.62793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6536" calcext:value-type="float">
            <text:p>0.286536</text:p>
          </table:table-cell>
          <table:table-cell office:value-type="float" office:value="0.0835249" calcext:value-type="float">
            <text:p>0.0835249</text:p>
          </table:table-cell>
          <table:table-cell office:value-type="float" office:value="0.00745715" calcext:value-type="float">
            <text:p>0.00745715</text:p>
          </table:table-cell>
          <table:table-cell office:value-type="float" office:value="1.29611" calcext:value-type="float">
            <text:p>1.29611</text:p>
          </table:table-cell>
          <table:table-cell office:value-type="float" office:value="36.1132" calcext:value-type="float">
            <text:p>36.1132</text:p>
          </table:table-cell>
          <table:table-cell office:value-type="float" office:value="0.643697" calcext:value-type="float">
            <text:p>0.64369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0343" calcext:value-type="float">
            <text:p>0.280343</text:p>
          </table:table-cell>
          <table:table-cell office:value-type="float" office:value="0.080352" calcext:value-type="float">
            <text:p>0.080352</text:p>
          </table:table-cell>
          <table:table-cell office:value-type="float" office:value="0.00700057" calcext:value-type="float">
            <text:p>0.00700057</text:p>
          </table:table-cell>
          <table:table-cell office:value-type="float" office:value="1.51104" calcext:value-type="float">
            <text:p>1.51104</text:p>
          </table:table-cell>
          <table:table-cell office:value-type="float" office:value="32.744" calcext:value-type="float">
            <text:p>32.744</text:p>
          </table:table-cell>
          <table:table-cell office:value-type="float" office:value="0.638575" calcext:value-type="float">
            <text:p>0.63857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7335" calcext:value-type="float">
            <text:p>0.287335</text:p>
          </table:table-cell>
          <table:table-cell office:value-type="float" office:value="0.0840633" calcext:value-type="float">
            <text:p>0.0840633</text:p>
          </table:table-cell>
          <table:table-cell office:value-type="float" office:value="0.00756313" calcext:value-type="float">
            <text:p>0.00756313</text:p>
          </table:table-cell>
          <table:table-cell office:value-type="float" office:value="1.30591" calcext:value-type="float">
            <text:p>1.30591</text:p>
          </table:table-cell>
          <table:table-cell office:value-type="float" office:value="36.093" calcext:value-type="float">
            <text:p>36.093</text:p>
          </table:table-cell>
          <table:table-cell office:value-type="float" office:value="0.643247" calcext:value-type="float">
            <text:p>0.64324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3679" calcext:value-type="float">
            <text:p>0.283679</text:p>
          </table:table-cell>
          <table:table-cell office:value-type="float" office:value="0.0820015" calcext:value-type="float">
            <text:p>0.0820015</text:p>
          </table:table-cell>
          <table:table-cell office:value-type="float" office:value="0.00721147" calcext:value-type="float">
            <text:p>0.00721147</text:p>
          </table:table-cell>
          <table:table-cell office:value-type="float" office:value="1.33473" calcext:value-type="float">
            <text:p>1.33473</text:p>
          </table:table-cell>
          <table:table-cell office:value-type="float" office:value="35.2458" calcext:value-type="float">
            <text:p>35.2458</text:p>
          </table:table-cell>
          <table:table-cell office:value-type="float" office:value="0.642514" calcext:value-type="float">
            <text:p>0.64251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3923" calcext:value-type="float">
            <text:p>0.283923</text:p>
          </table:table-cell>
          <table:table-cell office:value-type="float" office:value="0.0821325" calcext:value-type="float">
            <text:p>0.0821325</text:p>
          </table:table-cell>
          <table:table-cell office:value-type="float" office:value="0.00723549" calcext:value-type="float">
            <text:p>0.00723549</text:p>
          </table:table-cell>
          <table:table-cell office:value-type="float" office:value="1.34123" calcext:value-type="float">
            <text:p>1.34123</text:p>
          </table:table-cell>
          <table:table-cell office:value-type="float" office:value="35.1873" calcext:value-type="float">
            <text:p>35.1873</text:p>
          </table:table-cell>
          <table:table-cell office:value-type="float" office:value="0.642466" calcext:value-type="float">
            <text:p>0.64246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5323" calcext:value-type="float">
            <text:p>0.285323</text:p>
          </table:table-cell>
          <table:table-cell office:value-type="float" office:value="0.0829226" calcext:value-type="float">
            <text:p>0.0829226</text:p>
          </table:table-cell>
          <table:table-cell office:value-type="float" office:value="0.00737158" calcext:value-type="float">
            <text:p>0.00737158</text:p>
          </table:table-cell>
          <table:table-cell office:value-type="float" office:value="1.33628" calcext:value-type="float">
            <text:p>1.33628</text:p>
          </table:table-cell>
          <table:table-cell office:value-type="float" office:value="35.426" calcext:value-type="float">
            <text:p>35.426</text:p>
          </table:table-cell>
          <table:table-cell office:value-type="float" office:value="0.64265" calcext:value-type="float">
            <text:p>0.6426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3992" calcext:value-type="float">
            <text:p>0.283992</text:p>
          </table:table-cell>
          <table:table-cell office:value-type="float" office:value="0.0821192" calcext:value-type="float">
            <text:p>0.0821192</text:p>
          </table:table-cell>
          <table:table-cell office:value-type="float" office:value="0.00721771" calcext:value-type="float">
            <text:p>0.00721771</text:p>
          </table:table-cell>
          <table:table-cell office:value-type="float" office:value="1.34845" calcext:value-type="float">
            <text:p>1.34845</text:p>
          </table:table-cell>
          <table:table-cell office:value-type="float" office:value="35.0883" calcext:value-type="float">
            <text:p>35.0883</text:p>
          </table:table-cell>
          <table:table-cell office:value-type="float" office:value="0.64323" calcext:value-type="float">
            <text:p>0.6432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3565" calcext:value-type="float">
            <text:p>0.283565</text:p>
          </table:table-cell>
          <table:table-cell office:value-type="float" office:value="0.0818778" calcext:value-type="float">
            <text:p>0.0818778</text:p>
          </table:table-cell>
          <table:table-cell office:value-type="float" office:value="0.00717663" calcext:value-type="float">
            <text:p>0.00717663</text:p>
          </table:table-cell>
          <table:table-cell office:value-type="float" office:value="1.33441" calcext:value-type="float">
            <text:p>1.33441</text:p>
          </table:table-cell>
          <table:table-cell office:value-type="float" office:value="35.223" calcext:value-type="float">
            <text:p>35.223</text:p>
          </table:table-cell>
          <table:table-cell office:value-type="float" office:value="0.643166" calcext:value-type="float">
            <text:p>0.64316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4293" calcext:value-type="float">
            <text:p>0.284293</text:p>
          </table:table-cell>
          <table:table-cell office:value-type="float" office:value="0.0823287" calcext:value-type="float">
            <text:p>0.0823287</text:p>
          </table:table-cell>
          <table:table-cell office:value-type="float" office:value="0.00726718" calcext:value-type="float">
            <text:p>0.00726718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35.2423" calcext:value-type="float">
            <text:p>35.2423</text:p>
          </table:table-cell>
          <table:table-cell office:value-type="float" office:value="0.64261" calcext:value-type="float">
            <text:p>0.6426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4468" calcext:value-type="float">
            <text:p>0.284468</text:p>
          </table:table-cell>
          <table:table-cell office:value-type="float" office:value="0.0824462" calcext:value-type="float">
            <text:p>0.0824462</text:p>
          </table:table-cell>
          <table:table-cell office:value-type="float" office:value="0.00729283" calcext:value-type="float">
            <text:p>0.00729283</text:p>
          </table:table-cell>
          <table:table-cell office:value-type="float" office:value="1.3571" calcext:value-type="float">
            <text:p>1.3571</text:p>
          </table:table-cell>
          <table:table-cell office:value-type="float" office:value="35.0451" calcext:value-type="float">
            <text:p>35.0451</text:p>
          </table:table-cell>
          <table:table-cell office:value-type="float" office:value="0.64237" calcext:value-type="float">
            <text:p>0.6423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4111" calcext:value-type="float">
            <text:p>0.284111</text:p>
          </table:table-cell>
          <table:table-cell office:value-type="float" office:value="0.0822296" calcext:value-type="float">
            <text:p>0.0822296</text:p>
          </table:table-cell>
          <table:table-cell office:value-type="float" office:value="0.0072514" calcext:value-type="float">
            <text:p>0.0072514</text:p>
          </table:table-cell>
          <table:table-cell office:value-type="float" office:value="1.35203" calcext:value-type="float">
            <text:p>1.35203</text:p>
          </table:table-cell>
          <table:table-cell office:value-type="float" office:value="35.065" calcext:value-type="float">
            <text:p>35.065</text:p>
          </table:table-cell>
          <table:table-cell office:value-type="float" office:value="0.642526" calcext:value-type="float">
            <text:p>0.64252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4057" calcext:value-type="float">
            <text:p>0.284057</text:p>
          </table:table-cell>
          <table:table-cell office:value-type="float" office:value="0.0821997" calcext:value-type="float">
            <text:p>0.0821997</text:p>
          </table:table-cell>
          <table:table-cell office:value-type="float" office:value="0.0072466" calcext:value-type="float">
            <text:p>0.0072466</text:p>
          </table:table-cell>
          <table:table-cell office:value-type="float" office:value="1.34773" calcext:value-type="float">
            <text:p>1.34773</text:p>
          </table:table-cell>
          <table:table-cell office:value-type="float" office:value="35.1155" calcext:value-type="float">
            <text:p>35.1155</text:p>
          </table:table-cell>
          <table:table-cell office:value-type="float" office:value="0.642502" calcext:value-type="float">
            <text:p>0.64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-0.0111111" calcext:value-type="float">
            <text:p>-0.0111111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0.000123457" calcext:value-type="float">
            <text:p>0.000123457</text:p>
          </table:table-cell>
          <table:table-cell office:value-type="float" office:value="0.0000000152416" calcext:value-type="float">
            <text:p>1.52416E-08</text:p>
          </table:table-cell>
          <table:table-cell office:value-type="float" office:value="1.13525" calcext:value-type="float">
            <text:p>1.1352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1111" calcext:value-type="float">
            <text:p>0.101111</text:p>
          </table:table-cell>
          <table:table-cell office:value-type="float" office:value="0.0142346" calcext:value-type="float">
            <text:p>0.0142346</text:p>
          </table:table-cell>
          <table:table-cell office:value-type="float" office:value="0.000366653" calcext:value-type="float">
            <text:p>0.000366653</text:p>
          </table:table-cell>
          <table:table-cell office:value-type="float" office:value="2.12887" calcext:value-type="float">
            <text:p>2.12887</text:p>
          </table:table-cell>
          <table:table-cell office:value-type="float" office:value="10.715" calcext:value-type="float">
            <text:p>10.715</text:p>
          </table:table-cell>
          <table:table-cell office:value-type="float" office:value="0.396823" calcext:value-type="float">
            <text:p>0.39682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6111" calcext:value-type="float">
            <text:p>0.246111</text:p>
          </table:table-cell>
          <table:table-cell office:value-type="float" office:value="0.0606778" calcext:value-type="float">
            <text:p>0.0606778</text:p>
          </table:table-cell>
          <table:table-cell office:value-type="float" office:value="0.00370739" calcext:value-type="float">
            <text:p>0.00370739</text:p>
          </table:table-cell>
          <table:table-cell office:value-type="float" office:value="2.71859" calcext:value-type="float">
            <text:p>2.71859</text:p>
          </table:table-cell>
          <table:table-cell office:value-type="float" office:value="20.8983" calcext:value-type="float">
            <text:p>20.8983</text:p>
          </table:table-cell>
          <table:table-cell office:value-type="float" office:value="0.66435" calcext:value-type="float">
            <text:p>0.6643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0556" calcext:value-type="float">
            <text:p>0.250556</text:p>
          </table:table-cell>
          <table:table-cell office:value-type="float" office:value="0.0635494" calcext:value-type="float">
            <text:p>0.0635494</text:p>
          </table:table-cell>
          <table:table-cell office:value-type="float" office:value="0.00423303" calcext:value-type="float">
            <text:p>0.00423303</text:p>
          </table:table-cell>
          <table:table-cell office:value-type="float" office:value="0.71737" calcext:value-type="float">
            <text:p>0.71737</text:p>
          </table:table-cell>
          <table:table-cell office:value-type="float" office:value="42.4424" calcext:value-type="float">
            <text:p>42.4424</text:p>
          </table:table-cell>
          <table:table-cell office:value-type="float" office:value="0.650612" calcext:value-type="float">
            <text:p>0.650612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8889" calcext:value-type="float">
            <text:p>0.288889</text:p>
          </table:table-cell>
          <table:table-cell office:value-type="float" office:value="0.0846012" calcext:value-type="float">
            <text:p>0.0846012</text:p>
          </table:table-cell>
          <table:table-cell office:value-type="float" office:value="0.00754836" calcext:value-type="float">
            <text:p>0.00754836</text:p>
          </table:table-cell>
          <table:table-cell office:value-type="float" office:value="1.415" calcext:value-type="float">
            <text:p>1.415</text:p>
          </table:table-cell>
          <table:table-cell office:value-type="float" office:value="34.7611" calcext:value-type="float">
            <text:p>34.7611</text:p>
          </table:table-cell>
          <table:table-cell office:value-type="float" office:value="0.648458" calcext:value-type="float">
            <text:p>0.64845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7083" calcext:value-type="float">
            <text:p>0.297083</text:p>
          </table:table-cell>
          <table:table-cell office:value-type="float" office:value="0.0888722" calcext:value-type="float">
            <text:p>0.0888722</text:p>
          </table:table-cell>
          <table:table-cell office:value-type="float" office:value="0.00812137" calcext:value-type="float">
            <text:p>0.00812137</text:p>
          </table:table-cell>
          <table:table-cell office:value-type="float" office:value="1.07347" calcext:value-type="float">
            <text:p>1.07347</text:p>
          </table:table-cell>
          <table:table-cell office:value-type="float" office:value="41.0119" calcext:value-type="float">
            <text:p>41.0119</text:p>
          </table:table-cell>
          <table:table-cell office:value-type="float" office:value="0.657251" calcext:value-type="float">
            <text:p>0.65725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5694" calcext:value-type="float">
            <text:p>0.285694</text:p>
          </table:table-cell>
          <table:table-cell office:value-type="float" office:value="0.083485" calcext:value-type="float">
            <text:p>0.083485</text:p>
          </table:table-cell>
          <table:table-cell office:value-type="float" office:value="0.00755067" calcext:value-type="float">
            <text:p>0.00755067</text:p>
          </table:table-cell>
          <table:table-cell office:value-type="float" office:value="1.26707" calcext:value-type="float">
            <text:p>1.26707</text:p>
          </table:table-cell>
          <table:table-cell office:value-type="float" office:value="36.5231" calcext:value-type="float">
            <text:p>36.5231</text:p>
          </table:table-cell>
          <table:table-cell office:value-type="float" office:value="0.638884" calcext:value-type="float">
            <text:p>0.63888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2118" calcext:value-type="float">
            <text:p>0.302118</text:p>
          </table:table-cell>
          <table:table-cell office:value-type="float" office:value="0.0925082" calcext:value-type="float">
            <text:p>0.0925082</text:p>
          </table:table-cell>
          <table:table-cell office:value-type="float" office:value="0.00899742" calcext:value-type="float">
            <text:p>0.00899742</text:p>
          </table:table-cell>
          <table:table-cell office:value-type="float" office:value="1.46571" calcext:value-type="float">
            <text:p>1.46571</text:p>
          </table:table-cell>
          <table:table-cell office:value-type="float" office:value="35.7327" calcext:value-type="float">
            <text:p>35.7327</text:p>
          </table:table-cell>
          <table:table-cell office:value-type="float" office:value="0.649541" calcext:value-type="float">
            <text:p>0.64954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1198" calcext:value-type="float">
            <text:p>0.281198</text:p>
          </table:table-cell>
          <table:table-cell office:value-type="float" office:value="0.0803975" calcext:value-type="float">
            <text:p>0.0803975</text:p>
          </table:table-cell>
          <table:table-cell office:value-type="float" office:value="0.00687311" calcext:value-type="float">
            <text:p>0.00687311</text:p>
          </table:table-cell>
          <table:table-cell office:value-type="float" office:value="1.34829" calcext:value-type="float">
            <text:p>1.34829</text:p>
          </table:table-cell>
          <table:table-cell office:value-type="float" office:value="34.7138" calcext:value-type="float">
            <text:p>34.7138</text:p>
          </table:table-cell>
          <table:table-cell office:value-type="float" office:value="0.645557" calcext:value-type="float">
            <text:p>0.64555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9987" calcext:value-type="float">
            <text:p>0.289987</text:p>
          </table:table-cell>
          <table:table-cell office:value-type="float" office:value="0.0854462" calcext:value-type="float">
            <text:p>0.0854462</text:p>
          </table:table-cell>
          <table:table-cell office:value-type="float" office:value="0.00775691" calcext:value-type="float">
            <text:p>0.00775691</text:p>
          </table:table-cell>
          <table:table-cell office:value-type="float" office:value="1.28773" calcext:value-type="float">
            <text:p>1.28773</text:p>
          </table:table-cell>
          <table:table-cell office:value-type="float" office:value="36.6542" calcext:value-type="float">
            <text:p>36.6542</text:p>
          </table:table-cell>
          <table:table-cell office:value-type="float" office:value="0.645855" calcext:value-type="float">
            <text:p>0.64585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888" calcext:value-type="float">
            <text:p>0.28888</text:p>
          </table:table-cell>
          <table:table-cell office:value-type="float" office:value="0.0849152" calcext:value-type="float">
            <text:p>0.0849152</text:p>
          </table:table-cell>
          <table:table-cell office:value-type="float" office:value="0.00769689" calcext:value-type="float">
            <text:p>0.00769689</text:p>
          </table:table-cell>
          <table:table-cell office:value-type="float" office:value="1.31411" calcext:value-type="float">
            <text:p>1.31411</text:p>
          </table:table-cell>
          <table:table-cell office:value-type="float" office:value="36.1633" calcext:value-type="float">
            <text:p>36.1633</text:p>
          </table:table-cell>
          <table:table-cell office:value-type="float" office:value="0.644186" calcext:value-type="float">
            <text:p>0.64418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5863" calcext:value-type="float">
            <text:p>0.285863</text:p>
          </table:table-cell>
          <table:table-cell office:value-type="float" office:value="0.0831358" calcext:value-type="float">
            <text:p>0.0831358</text:p>
          </table:table-cell>
          <table:table-cell office:value-type="float" office:value="0.00737627" calcext:value-type="float">
            <text:p>0.00737627</text:p>
          </table:table-cell>
          <table:table-cell office:value-type="float" office:value="1.27212" calcext:value-type="float">
            <text:p>1.27212</text:p>
          </table:table-cell>
          <table:table-cell office:value-type="float" office:value="36.3717" calcext:value-type="float">
            <text:p>36.3717</text:p>
          </table:table-cell>
          <table:table-cell office:value-type="float" office:value="0.644254" calcext:value-type="float">
            <text:p>0.64425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8624" calcext:value-type="float">
            <text:p>0.288624</text:p>
          </table:table-cell>
          <table:table-cell office:value-type="float" office:value="0.0847995" calcext:value-type="float">
            <text:p>0.0847995</text:p>
          </table:table-cell>
          <table:table-cell office:value-type="float" office:value="0.00769295" calcext:value-type="float">
            <text:p>0.00769295</text:p>
          </table:table-cell>
          <table:table-cell office:value-type="float" office:value="1.34363" calcext:value-type="float">
            <text:p>1.34363</text:p>
          </table:table-cell>
          <table:table-cell office:value-type="float" office:value="35.7319" calcext:value-type="float">
            <text:p>35.7319</text:p>
          </table:table-cell>
          <table:table-cell office:value-type="float" office:value="0.643397" calcext:value-type="float">
            <text:p>0.64339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7402" calcext:value-type="float">
            <text:p>0.287402</text:p>
          </table:table-cell>
          <table:table-cell office:value-type="float" office:value="0.0840421" calcext:value-type="float">
            <text:p>0.0840421</text:p>
          </table:table-cell>
          <table:table-cell office:value-type="float" office:value="0.00754192" calcext:value-type="float">
            <text:p>0.00754192</text:p>
          </table:table-cell>
          <table:table-cell office:value-type="float" office:value="1.34049" calcext:value-type="float">
            <text:p>1.34049</text:p>
          </table:table-cell>
          <table:table-cell office:value-type="float" office:value="35.6115" calcext:value-type="float">
            <text:p>35.6115</text:p>
          </table:table-cell>
          <table:table-cell office:value-type="float" office:value="0.644068" calcext:value-type="float">
            <text:p>0.64406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7584" calcext:value-type="float">
            <text:p>0.287584</text:p>
          </table:table-cell>
          <table:table-cell office:value-type="float" office:value="0.0841888" calcext:value-type="float">
            <text:p>0.0841888</text:p>
          </table:table-cell>
          <table:table-cell office:value-type="float" office:value="0.00758084" calcext:value-type="float">
            <text:p>0.00758084</text:p>
          </table:table-cell>
          <table:table-cell office:value-type="float" office:value="1.29829" calcext:value-type="float">
            <text:p>1.29829</text:p>
          </table:table-cell>
          <table:table-cell office:value-type="float" office:value="36.228" calcext:value-type="float">
            <text:p>36.228</text:p>
          </table:table-cell>
          <table:table-cell office:value-type="float" office:value="0.643477" calcext:value-type="float">
            <text:p>0.64347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7482" calcext:value-type="float">
            <text:p>0.287482</text:p>
          </table:table-cell>
          <table:table-cell office:value-type="float" office:value="0.0841145" calcext:value-type="float">
            <text:p>0.0841145</text:p>
          </table:table-cell>
          <table:table-cell office:value-type="float" office:value="0.00756314" calcext:value-type="float">
            <text:p>0.00756314</text:p>
          </table:table-cell>
          <table:table-cell office:value-type="float" office:value="1.30487" calcext:value-type="float">
            <text:p>1.30487</text:p>
          </table:table-cell>
          <table:table-cell office:value-type="float" office:value="36.1188" calcext:value-type="float">
            <text:p>36.1188</text:p>
          </table:table-cell>
          <table:table-cell office:value-type="float" office:value="0.643681" calcext:value-type="float">
            <text:p>0.64368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7246" calcext:value-type="float">
            <text:p>0.287246</text:p>
          </table:table-cell>
          <table:table-cell office:value-type="float" office:value="0.0839723" calcext:value-type="float">
            <text:p>0.0839723</text:p>
          </table:table-cell>
          <table:table-cell office:value-type="float" office:value="0.00753526" calcext:value-type="float">
            <text:p>0.00753526</text:p>
          </table:table-cell>
          <table:table-cell office:value-type="float" office:value="1.31146" calcext:value-type="float">
            <text:p>1.31146</text:p>
          </table:table-cell>
          <table:table-cell office:value-type="float" office:value="35.9952" calcext:value-type="float">
            <text:p>35.9952</text:p>
          </table:table-cell>
          <table:table-cell office:value-type="float" office:value="0.643791" calcext:value-type="float">
            <text:p>0.64379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7436" calcext:value-type="float">
            <text:p>0.287436</text:p>
          </table:table-cell>
          <table:table-cell office:value-type="float" office:value="0.0840817" calcext:value-type="float">
            <text:p>0.0840817</text:p>
          </table:table-cell>
          <table:table-cell office:value-type="float" office:value="0.0075546" calcext:value-type="float">
            <text:p>0.0075546</text:p>
          </table:table-cell>
          <table:table-cell office:value-type="float" office:value="1.29878" calcext:value-type="float">
            <text:p>1.29878</text:p>
          </table:table-cell>
          <table:table-cell office:value-type="float" office:value="36.1976" calcext:value-type="float">
            <text:p>36.1976</text:p>
          </table:table-cell>
          <table:table-cell office:value-type="float" office:value="0.643806" calcext:value-type="float">
            <text:p>0.64380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7047" calcext:value-type="float">
            <text:p>0.287047</text:p>
          </table:table-cell>
          <table:table-cell office:value-type="float" office:value="0.0838556" calcext:value-type="float">
            <text:p>0.0838556</text:p>
          </table:table-cell>
          <table:table-cell office:value-type="float" office:value="0.00751473" calcext:value-type="float">
            <text:p>0.00751473</text:p>
          </table:table-cell>
          <table:table-cell office:value-type="float" office:value="1.3055" calcext:value-type="float">
            <text:p>1.3055</text:p>
          </table:table-cell>
          <table:table-cell office:value-type="float" office:value="36.0534" calcext:value-type="float">
            <text:p>36.0534</text:p>
          </table:table-cell>
          <table:table-cell office:value-type="float" office:value="0.643772" calcext:value-type="float">
            <text:p>0.643772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305" calcext:value-type="float">
            <text:p>0.287305</text:p>
          </table:table-cell>
          <table:table-cell office:value-type="float" office:value="0.0840088" calcext:value-type="float">
            <text:p>0.0840088</text:p>
          </table:table-cell>
          <table:table-cell office:value-type="float" office:value="0.00754313" calcext:value-type="float">
            <text:p>0.00754313</text:p>
          </table:table-cell>
          <table:table-cell office:value-type="float" office:value="1.31245" calcext:value-type="float">
            <text:p>1.31245</text:p>
          </table:table-cell>
          <table:table-cell office:value-type="float" office:value="35.9895" calcext:value-type="float">
            <text:p>35.9895</text:p>
          </table:table-cell>
          <table:table-cell office:value-type="float" office:value="0.643729" calcext:value-type="float">
            <text:p>0.643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22222" calcext:value-type="float">
            <text:p>0.00222222</text:p>
          </table:table-cell>
          <table:table-cell office:value-type="float" office:value="0.00000493827" calcext:value-type="float">
            <text:p>4.93827E-06</text:p>
          </table:table-cell>
          <table:table-cell office:value-type="float" office:value="0.0000000000243865" calcext:value-type="float">
            <text:p>2.43865E-11</text:p>
          </table:table-cell>
          <table:table-cell office:value-type="float" office:value="1.18803" calcext:value-type="float">
            <text:p>1.1880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6667" calcext:value-type="float">
            <text:p>0.106667</text:p>
          </table:table-cell>
          <table:table-cell office:value-type="float" office:value="0.0133531" calcext:value-type="float">
            <text:p>0.0133531</text:p>
          </table:table-cell>
          <table:table-cell office:value-type="float" office:value="0.000268203" calcext:value-type="float">
            <text:p>0.000268203</text:p>
          </table:table-cell>
          <table:table-cell office:value-type="float" office:value="2.56038" calcext:value-type="float">
            <text:p>2.56038</text:p>
          </table:table-cell>
          <table:table-cell office:value-type="float" office:value="9.19324" calcext:value-type="float">
            <text:p>9.19324</text:p>
          </table:table-cell>
          <table:table-cell office:value-type="float" office:value="0.498605" calcext:value-type="float">
            <text:p>0.498605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3889" calcext:value-type="float">
            <text:p>0.263889</text:p>
          </table:table-cell>
          <table:table-cell office:value-type="float" office:value="0.0701938" calcext:value-type="float">
            <text:p>0.0701938</text:p>
          </table:table-cell>
          <table:table-cell office:value-type="float" office:value="0.00508275" calcext:value-type="float">
            <text:p>0.00508275</text:p>
          </table:table-cell>
          <table:table-cell office:value-type="float" office:value="1.30185" calcext:value-type="float">
            <text:p>1.30185</text:p>
          </table:table-cell>
          <table:table-cell office:value-type="float" office:value="32.9765" calcext:value-type="float">
            <text:p>32.9765</text:p>
          </table:table-cell>
          <table:table-cell office:value-type="float" office:value="0.656142" calcext:value-type="float">
            <text:p>0.65614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4444" calcext:value-type="float">
            <text:p>0.284444</text:p>
          </table:table-cell>
          <table:table-cell office:value-type="float" office:value="0.0813741" calcext:value-type="float">
            <text:p>0.0813741</text:p>
          </table:table-cell>
          <table:table-cell office:value-type="float" office:value="0.00677893" calcext:value-type="float">
            <text:p>0.00677893</text:p>
          </table:table-cell>
          <table:table-cell office:value-type="float" office:value="1.35313" calcext:value-type="float">
            <text:p>1.35313</text:p>
          </table:table-cell>
          <table:table-cell office:value-type="float" office:value="34.8642" calcext:value-type="float">
            <text:p>34.8642</text:p>
          </table:table-cell>
          <table:table-cell office:value-type="float" office:value="0.658754" calcext:value-type="float">
            <text:p>0.65875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0972" calcext:value-type="float">
            <text:p>0.280972</text:p>
          </table:table-cell>
          <table:table-cell office:value-type="float" office:value="0.0799731" calcext:value-type="float">
            <text:p>0.0799731</text:p>
          </table:table-cell>
          <table:table-cell office:value-type="float" office:value="0.00673747" calcext:value-type="float">
            <text:p>0.00673747</text:p>
          </table:table-cell>
          <table:table-cell office:value-type="float" office:value="0.743014" calcext:value-type="float">
            <text:p>0.743014</text:p>
          </table:table-cell>
          <table:table-cell office:value-type="float" office:value="46.8357" calcext:value-type="float">
            <text:p>46.8357</text:p>
          </table:table-cell>
          <table:table-cell office:value-type="float" office:value="0.648854" calcext:value-type="float">
            <text:p>0.64885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9514" calcext:value-type="float">
            <text:p>0.319514</text:p>
          </table:table-cell>
          <table:table-cell office:value-type="float" office:value="0.103376" calcext:value-type="float">
            <text:p>0.103376</text:p>
          </table:table-cell>
          <table:table-cell office:value-type="float" office:value="0.0112512" calcext:value-type="float">
            <text:p>0.0112512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47.129" calcext:value-type="float">
            <text:p>47.129</text:p>
          </table:table-cell>
          <table:table-cell office:value-type="float" office:value="0.649059" calcext:value-type="float">
            <text:p>0.64905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8785" calcext:value-type="float">
            <text:p>0.298785</text:p>
          </table:table-cell>
          <table:table-cell office:value-type="float" office:value="0.0904431" calcext:value-type="float">
            <text:p>0.0904431</text:p>
          </table:table-cell>
          <table:table-cell office:value-type="float" office:value="0.00857357" calcext:value-type="float">
            <text:p>0.00857357</text:p>
          </table:table-cell>
          <table:table-cell office:value-type="float" office:value="1.01867" calcext:value-type="float">
            <text:p>1.01867</text:p>
          </table:table-cell>
          <table:table-cell office:value-type="float" office:value="42.4907" calcext:value-type="float">
            <text:p>42.4907</text:p>
          </table:table-cell>
          <table:table-cell office:value-type="float" office:value="0.650627" calcext:value-type="float">
            <text:p>0.65062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0503" calcext:value-type="float">
            <text:p>0.280503</text:p>
          </table:table-cell>
          <table:table-cell office:value-type="float" office:value="0.0797248" calcext:value-type="float">
            <text:p>0.0797248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1.28208" calcext:value-type="float">
            <text:p>1.28208</text:p>
          </table:table-cell>
          <table:table-cell office:value-type="float" office:value="35.4634" calcext:value-type="float">
            <text:p>35.4634</text:p>
          </table:table-cell>
          <table:table-cell office:value-type="float" office:value="0.649677" calcext:value-type="float">
            <text:p>0.64967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4748" calcext:value-type="float">
            <text:p>0.294748</text:p>
          </table:table-cell>
          <table:table-cell office:value-type="float" office:value="0.0881793" calcext:value-type="float">
            <text:p>0.0881793</text:p>
          </table:table-cell>
          <table:table-cell office:value-type="float" office:value="0.00824109" calcext:value-type="float">
            <text:p>0.00824109</text:p>
          </table:table-cell>
          <table:table-cell office:value-type="float" office:value="1.24201" calcext:value-type="float">
            <text:p>1.24201</text:p>
          </table:table-cell>
          <table:table-cell office:value-type="float" office:value="37.9361" calcext:value-type="float">
            <text:p>37.9361</text:p>
          </table:table-cell>
          <table:table-cell office:value-type="float" office:value="0.646711" calcext:value-type="float">
            <text:p>0.64671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7878" calcext:value-type="float">
            <text:p>0.287878</text:p>
          </table:table-cell>
          <table:table-cell office:value-type="float" office:value="0.0842908" calcext:value-type="float">
            <text:p>0.0842908</text:p>
          </table:table-cell>
          <table:table-cell office:value-type="float" office:value="0.00758034" calcext:value-type="float">
            <text:p>0.00758034</text:p>
          </table:table-cell>
          <table:table-cell office:value-type="float" office:value="1.22011" calcext:value-type="float">
            <text:p>1.22011</text:p>
          </table:table-cell>
          <table:table-cell office:value-type="float" office:value="37.4134" calcext:value-type="float">
            <text:p>37.4134</text:p>
          </table:table-cell>
          <table:table-cell office:value-type="float" office:value="0.644363" calcext:value-type="float">
            <text:p>0.64436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9319" calcext:value-type="float">
            <text:p>0.289319</text:p>
          </table:table-cell>
          <table:table-cell office:value-type="float" office:value="0.0851212" calcext:value-type="float">
            <text:p>0.0851212</text:p>
          </table:table-cell>
          <table:table-cell office:value-type="float" office:value="0.00771826" calcext:value-type="float">
            <text:p>0.00771826</text:p>
          </table:table-cell>
          <table:table-cell office:value-type="float" office:value="1.21487" calcext:value-type="float">
            <text:p>1.21487</text:p>
          </table:table-cell>
          <table:table-cell office:value-type="float" office:value="37.6825" calcext:value-type="float">
            <text:p>37.6825</text:p>
          </table:table-cell>
          <table:table-cell office:value-type="float" office:value="0.644923" calcext:value-type="float">
            <text:p>0.64492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1705" calcext:value-type="float">
            <text:p>0.291705</text:p>
          </table:table-cell>
          <table:table-cell office:value-type="float" office:value="0.0864712" calcext:value-type="float">
            <text:p>0.0864712</text:p>
          </table:table-cell>
          <table:table-cell office:value-type="float" office:value="0.00794999" calcext:value-type="float">
            <text:p>0.00794999</text:p>
          </table:table-cell>
          <table:table-cell office:value-type="float" office:value="1.28115" calcext:value-type="float">
            <text:p>1.28115</text:p>
          </table:table-cell>
          <table:table-cell office:value-type="float" office:value="36.9733" calcext:value-type="float">
            <text:p>36.9733</text:p>
          </table:table-cell>
          <table:table-cell office:value-type="float" office:value="0.645593" calcext:value-type="float">
            <text:p>0.64559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0562" calcext:value-type="float">
            <text:p>0.290562</text:p>
          </table:table-cell>
          <table:table-cell office:value-type="float" office:value="0.0858806" calcext:value-type="float">
            <text:p>0.0858806</text:p>
          </table:table-cell>
          <table:table-cell office:value-type="float" office:value="0.00786755" calcext:value-type="float">
            <text:p>0.00786755</text:p>
          </table:table-cell>
          <table:table-cell office:value-type="float" office:value="1.25959" calcext:value-type="float">
            <text:p>1.25959</text:p>
          </table:table-cell>
          <table:table-cell office:value-type="float" office:value="37.164" calcext:value-type="float">
            <text:p>37.164</text:p>
          </table:table-cell>
          <table:table-cell office:value-type="float" office:value="0.644428" calcext:value-type="float">
            <text:p>0.644428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0291" calcext:value-type="float">
            <text:p>0.290291</text:p>
          </table:table-cell>
          <table:table-cell office:value-type="float" office:value="0.0856687" calcext:value-type="float">
            <text:p>0.0856687</text:p>
          </table:table-cell>
          <table:table-cell office:value-type="float" office:value="0.00781205" calcext:value-type="float">
            <text:p>0.00781205</text:p>
          </table:table-cell>
          <table:table-cell office:value-type="float" office:value="1.29739" calcext:value-type="float">
            <text:p>1.29739</text:p>
          </table:table-cell>
          <table:table-cell office:value-type="float" office:value="36.5634" calcext:value-type="float">
            <text:p>36.5634</text:p>
          </table:table-cell>
          <table:table-cell office:value-type="float" office:value="0.645187" calcext:value-type="float">
            <text:p>0.64518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1159" calcext:value-type="float">
            <text:p>0.291159</text:p>
          </table:table-cell>
          <table:table-cell office:value-type="float" office:value="0.086214" calcext:value-type="float">
            <text:p>0.086214</text:p>
          </table:table-cell>
          <table:table-cell office:value-type="float" office:value="0.0079226" calcext:value-type="float">
            <text:p>0.0079226</text:p>
          </table:table-cell>
          <table:table-cell office:value-type="float" office:value="1.26018" calcext:value-type="float">
            <text:p>1.26018</text:p>
          </table:table-cell>
          <table:table-cell office:value-type="float" office:value="37.2283" calcext:value-type="float">
            <text:p>37.2283</text:p>
          </table:table-cell>
          <table:table-cell office:value-type="float" office:value="0.644704" calcext:value-type="float">
            <text:p>0.64470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0773" calcext:value-type="float">
            <text:p>0.290773</text:p>
          </table:table-cell>
          <table:table-cell office:value-type="float" office:value="0.0859854" calcext:value-type="float">
            <text:p>0.0859854</text:p>
          </table:table-cell>
          <table:table-cell office:value-type="float" office:value="0.00788263" calcext:value-type="float">
            <text:p>0.00788263</text:p>
          </table:table-cell>
          <table:table-cell office:value-type="float" office:value="1.27524" calcext:value-type="float">
            <text:p>1.27524</text:p>
          </table:table-cell>
          <table:table-cell office:value-type="float" office:value="36.9543" calcext:value-type="float">
            <text:p>36.9543</text:p>
          </table:table-cell>
          <table:table-cell office:value-type="float" office:value="0.644614" calcext:value-type="float">
            <text:p>0.64461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08" calcext:value-type="float">
            <text:p>0.2908</text:p>
          </table:table-cell>
          <table:table-cell office:value-type="float" office:value="0.0859796" calcext:value-type="float">
            <text:p>0.0859796</text:p>
          </table:table-cell>
          <table:table-cell office:value-type="float" office:value="0.00787351" calcext:value-type="float">
            <text:p>0.00787351</text:p>
          </table:table-cell>
          <table:table-cell office:value-type="float" office:value="1.25978" calcext:value-type="float">
            <text:p>1.25978</text:p>
          </table:table-cell>
          <table:table-cell office:value-type="float" office:value="37.1829" calcext:value-type="float">
            <text:p>37.1829</text:p>
          </table:table-cell>
          <table:table-cell office:value-type="float" office:value="0.644977" calcext:value-type="float">
            <text:p>0.64497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0795" calcext:value-type="float">
            <text:p>0.290795</text:p>
          </table:table-cell>
          <table:table-cell office:value-type="float" office:value="0.0859862" calcext:value-type="float">
            <text:p>0.0859862</text:p>
          </table:table-cell>
          <table:table-cell office:value-type="float" office:value="0.00787715" calcext:value-type="float">
            <text:p>0.00787715</text:p>
          </table:table-cell>
          <table:table-cell office:value-type="float" office:value="1.26067" calcext:value-type="float">
            <text:p>1.26067</text:p>
          </table:table-cell>
          <table:table-cell office:value-type="float" office:value="37.171" calcext:value-type="float">
            <text:p>37.171</text:p>
          </table:table-cell>
          <table:table-cell office:value-type="float" office:value="0.644867" calcext:value-type="float">
            <text:p>0.6448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0575" calcext:value-type="float">
            <text:p>0.290575</text:p>
          </table:table-cell>
          <table:table-cell office:value-type="float" office:value="0.0858494" calcext:value-type="float">
            <text:p>0.0858494</text:p>
          </table:table-cell>
          <table:table-cell office:value-type="float" office:value="0.00785022" calcext:value-type="float">
            <text:p>0.00785022</text:p>
          </table:table-cell>
          <table:table-cell office:value-type="float" office:value="1.27223" calcext:value-type="float">
            <text:p>1.27223</text:p>
          </table:table-cell>
          <table:table-cell office:value-type="float" office:value="36.969" calcext:value-type="float">
            <text:p>36.969</text:p>
          </table:table-cell>
          <table:table-cell office:value-type="float" office:value="0.644953" calcext:value-type="float">
            <text:p>0.64495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634" calcext:value-type="float">
            <text:p>0.290634</text:p>
          </table:table-cell>
          <table:table-cell office:value-type="float" office:value="0.0858919" calcext:value-type="float">
            <text:p>0.0858919</text:p>
          </table:table-cell>
          <table:table-cell office:value-type="float" office:value="0.00786036" calcext:value-type="float">
            <text:p>0.00786036</text:p>
          </table:table-cell>
          <table:table-cell office:value-type="float" office:value="1.26681" calcext:value-type="float">
            <text:p>1.26681</text:p>
          </table:table-cell>
          <table:table-cell office:value-type="float" office:value="37.0586" calcext:value-type="float">
            <text:p>37.0586</text:p>
          </table:table-cell>
          <table:table-cell office:value-type="float" office:value="0.644846" calcext:value-type="float">
            <text:p>0.644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41536" calcext:value-type="float">
            <text:p>1.4153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1111" calcext:value-type="float">
            <text:p>0.111111</text:p>
          </table:table-cell>
          <table:table-cell office:value-type="float" office:value="0.0133136" calcext:value-type="float">
            <text:p>0.0133136</text:p>
          </table:table-cell>
          <table:table-cell office:value-type="float" office:value="0.000225049" calcext:value-type="float">
            <text:p>0.000225049</text:p>
          </table:table-cell>
          <table:table-cell office:value-type="float" office:value="2.1146" calcext:value-type="float">
            <text:p>2.1146</text:p>
          </table:table-cell>
          <table:table-cell office:value-type="float" office:value="10.333" calcext:value-type="float">
            <text:p>10.333</text:p>
          </table:table-cell>
          <table:table-cell office:value-type="float" office:value="0.57678" calcext:value-type="float">
            <text:p>0.57678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8333" calcext:value-type="float">
            <text:p>0.238333</text:p>
          </table:table-cell>
          <table:table-cell office:value-type="float" office:value="0.0594407" calcext:value-type="float">
            <text:p>0.0594407</text:p>
          </table:table-cell>
          <table:table-cell office:value-type="float" office:value="0.00408587" calcext:value-type="float">
            <text:p>0.00408587</text:p>
          </table:table-cell>
          <table:table-cell office:value-type="float" office:value="1.66866" calcext:value-type="float">
            <text:p>1.66866</text:p>
          </table:table-cell>
          <table:table-cell office:value-type="float" office:value="26.6584" calcext:value-type="float">
            <text:p>26.6584</text:p>
          </table:table-cell>
          <table:table-cell office:value-type="float" office:value="0.614526" calcext:value-type="float">
            <text:p>0.61452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3333" calcext:value-type="float">
            <text:p>0.293333</text:p>
          </table:table-cell>
          <table:table-cell office:value-type="float" office:value="0.0865049" calcext:value-type="float">
            <text:p>0.0865049</text:p>
          </table:table-cell>
          <table:table-cell office:value-type="float" office:value="0.00763868" calcext:value-type="float">
            <text:p>0.00763868</text:p>
          </table:table-cell>
          <table:table-cell office:value-type="float" office:value="0.540816" calcext:value-type="float">
            <text:p>0.540816</text:p>
          </table:table-cell>
          <table:table-cell office:value-type="float" office:value="57.1925" calcext:value-type="float">
            <text:p>57.1925</text:p>
          </table:table-cell>
          <table:table-cell office:value-type="float" office:value="0.659737" calcext:value-type="float">
            <text:p>0.65973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2778" calcext:value-type="float">
            <text:p>0.282778</text:p>
          </table:table-cell>
          <table:table-cell office:value-type="float" office:value="0.0811389" calcext:value-type="float">
            <text:p>0.0811389</text:p>
          </table:table-cell>
          <table:table-cell office:value-type="float" office:value="0.00695675" calcext:value-type="float">
            <text:p>0.00695675</text:p>
          </table:table-cell>
          <table:table-cell office:value-type="float" office:value="0.514583" calcext:value-type="float">
            <text:p>0.514583</text:p>
          </table:table-cell>
          <table:table-cell office:value-type="float" office:value="56.7816" calcext:value-type="float">
            <text:p>56.7816</text:p>
          </table:table-cell>
          <table:table-cell office:value-type="float" office:value="0.647769" calcext:value-type="float">
            <text:p>0.64776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4722" calcext:value-type="float">
            <text:p>0.284722</text:p>
          </table:table-cell>
          <table:table-cell office:value-type="float" office:value="0.0819059" calcext:value-type="float">
            <text:p>0.0819059</text:p>
          </table:table-cell>
          <table:table-cell office:value-type="float" office:value="0.00699342" calcext:value-type="float">
            <text:p>0.00699342</text:p>
          </table:table-cell>
          <table:table-cell office:value-type="float" office:value="0.921528" calcext:value-type="float">
            <text:p>0.921528</text:p>
          </table:table-cell>
          <table:table-cell office:value-type="float" office:value="42.5136" calcext:value-type="float">
            <text:p>42.5136</text:p>
          </table:table-cell>
          <table:table-cell office:value-type="float" office:value="0.652513" calcext:value-type="float">
            <text:p>0.65251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2847" calcext:value-type="float">
            <text:p>0.282847</text:p>
          </table:table-cell>
          <table:table-cell office:value-type="float" office:value="0.0809511" calcext:value-type="float">
            <text:p>0.0809511</text:p>
          </table:table-cell>
          <table:table-cell office:value-type="float" office:value="0.00685905" calcext:value-type="float">
            <text:p>0.00685905</text:p>
          </table:table-cell>
          <table:table-cell office:value-type="float" office:value="1.449" calcext:value-type="float">
            <text:p>1.449</text:p>
          </table:table-cell>
          <table:table-cell office:value-type="float" office:value="33.5793" calcext:value-type="float">
            <text:p>33.5793</text:p>
          </table:table-cell>
          <table:table-cell office:value-type="float" office:value="0.651103" calcext:value-type="float">
            <text:p>0.65110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8993" calcext:value-type="float">
            <text:p>0.278993</text:p>
          </table:table-cell>
          <table:table-cell office:value-type="float" office:value="0.0793596" calcext:value-type="float">
            <text:p>0.0793596</text:p>
          </table:table-cell>
          <table:table-cell office:value-type="float" office:value="0.00677811" calcext:value-type="float">
            <text:p>0.00677811</text:p>
          </table:table-cell>
          <table:table-cell office:value-type="float" office:value="1.26786" calcext:value-type="float">
            <text:p>1.26786</text:p>
          </table:table-cell>
          <table:table-cell office:value-type="float" office:value="35.5821" calcext:value-type="float">
            <text:p>35.5821</text:p>
          </table:table-cell>
          <table:table-cell office:value-type="float" office:value="0.641253" calcext:value-type="float">
            <text:p>0.64125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658" calcext:value-type="float">
            <text:p>0.28658</text:p>
          </table:table-cell>
          <table:table-cell office:value-type="float" office:value="0.0834223" calcext:value-type="float">
            <text:p>0.0834223</text:p>
          </table:table-cell>
          <table:table-cell office:value-type="float" office:value="0.00739051" calcext:value-type="float">
            <text:p>0.00739051</text:p>
          </table:table-cell>
          <table:table-cell office:value-type="float" office:value="1.54491" calcext:value-type="float">
            <text:p>1.54491</text:p>
          </table:table-cell>
          <table:table-cell office:value-type="float" office:value="33.0014" calcext:value-type="float">
            <text:p>33.0014</text:p>
          </table:table-cell>
          <table:table-cell office:value-type="float" office:value="0.646011" calcext:value-type="float">
            <text:p>0.64601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881" calcext:value-type="float">
            <text:p>0.285881</text:p>
          </table:table-cell>
          <table:table-cell office:value-type="float" office:value="0.0831303" calcext:value-type="float">
            <text:p>0.0831303</text:p>
          </table:table-cell>
          <table:table-cell office:value-type="float" office:value="0.00737824" calcext:value-type="float">
            <text:p>0.00737824</text:p>
          </table:table-cell>
          <table:table-cell office:value-type="float" office:value="1.26643" calcext:value-type="float">
            <text:p>1.26643</text:p>
          </table:table-cell>
          <table:table-cell office:value-type="float" office:value="36.4535" calcext:value-type="float">
            <text:p>36.4535</text:p>
          </table:table-cell>
          <table:table-cell office:value-type="float" office:value="0.644113" calcext:value-type="float">
            <text:p>0.64411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3895" calcext:value-type="float">
            <text:p>0.293895</text:p>
          </table:table-cell>
          <table:table-cell office:value-type="float" office:value="0.087805" calcext:value-type="float">
            <text:p>0.087805</text:p>
          </table:table-cell>
          <table:table-cell office:value-type="float" office:value="0.00820891" calcext:value-type="float">
            <text:p>0.00820891</text:p>
          </table:table-cell>
          <table:table-cell office:value-type="float" office:value="1.21006" calcext:value-type="float">
            <text:p>1.21006</text:p>
          </table:table-cell>
          <table:table-cell office:value-type="float" office:value="38.3585" calcext:value-type="float">
            <text:p>38.3585</text:p>
          </table:table-cell>
          <table:table-cell office:value-type="float" office:value="0.645084" calcext:value-type="float">
            <text:p>0.645084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4142" calcext:value-type="float">
            <text:p>0.294142</text:p>
          </table:table-cell>
          <table:table-cell office:value-type="float" office:value="0.087856" calcext:value-type="float">
            <text:p>0.087856</text:p>
          </table:table-cell>
          <table:table-cell office:value-type="float" office:value="0.00818386" calcext:value-type="float">
            <text:p>0.00818386</text:p>
          </table:table-cell>
          <table:table-cell office:value-type="float" office:value="1.23327" calcext:value-type="float">
            <text:p>1.23327</text:p>
          </table:table-cell>
          <table:table-cell office:value-type="float" office:value="38.0013" calcext:value-type="float">
            <text:p>38.0013</text:p>
          </table:table-cell>
          <table:table-cell office:value-type="float" office:value="0.646577" calcext:value-type="float">
            <text:p>0.64657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3772" calcext:value-type="float">
            <text:p>0.293772</text:p>
          </table:table-cell>
          <table:table-cell office:value-type="float" office:value="0.0876566" calcext:value-type="float">
            <text:p>0.0876566</text:p>
          </table:table-cell>
          <table:table-cell office:value-type="float" office:value="0.00815438" calcext:value-type="float">
            <text:p>0.00815438</text:p>
          </table:table-cell>
          <table:table-cell office:value-type="float" office:value="1.25571" calcext:value-type="float">
            <text:p>1.25571</text:p>
          </table:table-cell>
          <table:table-cell office:value-type="float" office:value="37.6115" calcext:value-type="float">
            <text:p>37.6115</text:p>
          </table:table-cell>
          <table:table-cell office:value-type="float" office:value="0.646246" calcext:value-type="float">
            <text:p>0.64624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3249" calcext:value-type="float">
            <text:p>0.293249</text:p>
          </table:table-cell>
          <table:table-cell office:value-type="float" office:value="0.0873887" calcext:value-type="float">
            <text:p>0.0873887</text:p>
          </table:table-cell>
          <table:table-cell office:value-type="float" office:value="0.00811908" calcext:value-type="float">
            <text:p>0.00811908</text:p>
          </table:table-cell>
          <table:table-cell office:value-type="float" office:value="1.23897" calcext:value-type="float">
            <text:p>1.23897</text:p>
          </table:table-cell>
          <table:table-cell office:value-type="float" office:value="37.81" calcext:value-type="float">
            <text:p>37.81</text:p>
          </table:table-cell>
          <table:table-cell office:value-type="float" office:value="0.645615" calcext:value-type="float">
            <text:p>0.64561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4949" calcext:value-type="float">
            <text:p>0.294949</text:p>
          </table:table-cell>
          <table:table-cell office:value-type="float" office:value="0.088392" calcext:value-type="float">
            <text:p>0.088392</text:p>
          </table:table-cell>
          <table:table-cell office:value-type="float" office:value="0.00829845" calcext:value-type="float">
            <text:p>0.00829845</text:p>
          </table:table-cell>
          <table:table-cell office:value-type="float" office:value="1.24232" calcext:value-type="float">
            <text:p>1.24232</text:p>
          </table:table-cell>
          <table:table-cell office:value-type="float" office:value="37.9776" calcext:value-type="float">
            <text:p>37.9776</text:p>
          </table:table-cell>
          <table:table-cell office:value-type="float" office:value="0.645962" calcext:value-type="float">
            <text:p>0.64596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4162" calcext:value-type="float">
            <text:p>0.294162</text:p>
          </table:table-cell>
          <table:table-cell office:value-type="float" office:value="0.0878902" calcext:value-type="float">
            <text:p>0.0878902</text:p>
          </table:table-cell>
          <table:table-cell office:value-type="float" office:value="0.00819571" calcext:value-type="float">
            <text:p>0.00819571</text:p>
          </table:table-cell>
          <table:table-cell office:value-type="float" office:value="1.22002" calcext:value-type="float">
            <text:p>1.22002</text:p>
          </table:table-cell>
          <table:table-cell office:value-type="float" office:value="38.218" calcext:value-type="float">
            <text:p>38.218</text:p>
          </table:table-cell>
          <table:table-cell office:value-type="float" office:value="0.646341" calcext:value-type="float">
            <text:p>0.64634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4511" calcext:value-type="float">
            <text:p>0.294511</text:p>
          </table:table-cell>
          <table:table-cell office:value-type="float" office:value="0.0880951" calcext:value-type="float">
            <text:p>0.0880951</text:p>
          </table:table-cell>
          <table:table-cell office:value-type="float" office:value="0.00823455" calcext:value-type="float">
            <text:p>0.00823455</text:p>
          </table:table-cell>
          <table:table-cell office:value-type="float" office:value="1.22656" calcext:value-type="float">
            <text:p>1.22656</text:p>
          </table:table-cell>
          <table:table-cell office:value-type="float" office:value="38.1595" calcext:value-type="float">
            <text:p>38.1595</text:p>
          </table:table-cell>
          <table:table-cell office:value-type="float" office:value="0.646316" calcext:value-type="float">
            <text:p>0.64631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4403" calcext:value-type="float">
            <text:p>0.294403</text:p>
          </table:table-cell>
          <table:table-cell office:value-type="float" office:value="0.0880639" calcext:value-type="float">
            <text:p>0.0880639</text:p>
          </table:table-cell>
          <table:table-cell office:value-type="float" office:value="0.00823917" calcext:value-type="float">
            <text:p>0.00823917</text:p>
          </table:table-cell>
          <table:table-cell office:value-type="float" office:value="1.2392" calcext:value-type="float">
            <text:p>1.2392</text:p>
          </table:table-cell>
          <table:table-cell office:value-type="float" office:value="37.9544" calcext:value-type="float">
            <text:p>37.9544</text:p>
          </table:table-cell>
          <table:table-cell office:value-type="float" office:value="0.645867" calcext:value-type="float">
            <text:p>0.6458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4095" calcext:value-type="float">
            <text:p>0.294095</text:p>
          </table:table-cell>
          <table:table-cell office:value-type="float" office:value="0.0878774" calcext:value-type="float">
            <text:p>0.0878774</text:p>
          </table:table-cell>
          <table:table-cell office:value-type="float" office:value="0.00820282" calcext:value-type="float">
            <text:p>0.00820282</text:p>
          </table:table-cell>
          <table:table-cell office:value-type="float" office:value="1.23282" calcext:value-type="float">
            <text:p>1.23282</text:p>
          </table:table-cell>
          <table:table-cell office:value-type="float" office:value="38.0131" calcext:value-type="float">
            <text:p>38.0131</text:p>
          </table:table-cell>
          <table:table-cell office:value-type="float" office:value="0.645931" calcext:value-type="float">
            <text:p>0.64593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344" calcext:value-type="float">
            <text:p>0.294344</text:p>
          </table:table-cell>
          <table:table-cell office:value-type="float" office:value="0.0880149" calcext:value-type="float">
            <text:p>0.0880149</text:p>
          </table:table-cell>
          <table:table-cell office:value-type="float" office:value="0.0082251" calcext:value-type="float">
            <text:p>0.0082251</text:p>
          </table:table-cell>
          <table:table-cell office:value-type="float" office:value="1.23576" calcext:value-type="float">
            <text:p>1.23576</text:p>
          </table:table-cell>
          <table:table-cell office:value-type="float" office:value="37.9974" calcext:value-type="float">
            <text:p>37.9974</text:p>
          </table:table-cell>
          <table:table-cell office:value-type="float" office:value="0.646078" calcext:value-type="float">
            <text:p>0.646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0377778" calcext:value-type="float">
            <text:p>-0.0377778</text:p>
          </table:table-cell>
          <table:table-cell office:value-type="float" office:value="0.0377778" calcext:value-type="float">
            <text:p>0.0377778</text:p>
          </table:table-cell>
          <table:table-cell office:value-type="float" office:value="0.00142716" calcext:value-type="float">
            <text:p>0.00142716</text:p>
          </table:table-cell>
          <table:table-cell office:value-type="float" office:value="0.00000203679" calcext:value-type="float">
            <text:p>2.03679E-06</text:p>
          </table:table-cell>
          <table:table-cell office:value-type="float" office:value="0.623038" calcext:value-type="float">
            <text:p>0.623038</text:p>
          </table:table-cell>
          <table:table-cell office:value-type="float" office:value="4.92848" calcext:value-type="float">
            <text:p>4.9284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66667" calcext:value-type="float">
            <text:p>0.0966667</text:p>
          </table:table-cell>
          <table:table-cell office:value-type="float" office:value="0.0105309" calcext:value-type="float">
            <text:p>0.0105309</text:p>
          </table:table-cell>
          <table:table-cell office:value-type="float" office:value="0.000155245" calcext:value-type="float">
            <text:p>0.000155245</text:p>
          </table:table-cell>
          <table:table-cell office:value-type="float" office:value="0.120704" calcext:value-type="float">
            <text:p>0.120704</text:p>
          </table:table-cell>
          <table:table-cell office:value-type="float" office:value="42.1157" calcext:value-type="float">
            <text:p>42.1157</text:p>
          </table:table-cell>
          <table:table-cell office:value-type="float" office:value="0.533375" calcext:value-type="float">
            <text:p>0.53337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4444" calcext:value-type="float">
            <text:p>0.264444</text:p>
          </table:table-cell>
          <table:table-cell office:value-type="float" office:value="0.0732864" calcext:value-type="float">
            <text:p>0.0732864</text:p>
          </table:table-cell>
          <table:table-cell office:value-type="float" office:value="0.00633538" calcext:value-type="float">
            <text:p>0.00633538</text:p>
          </table:table-cell>
          <table:table-cell office:value-type="float" office:value="0.8665" calcext:value-type="float">
            <text:p>0.8665</text:p>
          </table:table-cell>
          <table:table-cell office:value-type="float" office:value="41.4584" calcext:value-type="float">
            <text:p>41.4584</text:p>
          </table:table-cell>
          <table:table-cell office:value-type="float" office:value="0.606808" calcext:value-type="float">
            <text:p>0.60680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05321" calcext:value-type="float">
            <text:p>0.0905321</text:p>
          </table:table-cell>
          <table:table-cell office:value-type="float" office:value="0.00838136" calcext:value-type="float">
            <text:p>0.00838136</text:p>
          </table:table-cell>
          <table:table-cell office:value-type="float" office:value="2.77663" calcext:value-type="float">
            <text:p>2.77663</text:p>
          </table:table-cell>
          <table:table-cell office:value-type="float" office:value="25.4666" calcext:value-type="float">
            <text:p>25.4666</text:p>
          </table:table-cell>
          <table:table-cell office:value-type="float" office:value="0.659131" calcext:value-type="float">
            <text:p>0.65913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7917" calcext:value-type="float">
            <text:p>0.277917</text:p>
          </table:table-cell>
          <table:table-cell office:value-type="float" office:value="0.0784219" calcext:value-type="float">
            <text:p>0.0784219</text:p>
          </table:table-cell>
          <table:table-cell office:value-type="float" office:value="0.00651985" calcext:value-type="float">
            <text:p>0.00651985</text:p>
          </table:table-cell>
          <table:table-cell office:value-type="float" office:value="1.90076" calcext:value-type="float">
            <text:p>1.90076</text:p>
          </table:table-cell>
          <table:table-cell office:value-type="float" office:value="28.753" calcext:value-type="float">
            <text:p>28.753</text:p>
          </table:table-cell>
          <table:table-cell office:value-type="float" office:value="0.64662" calcext:value-type="float">
            <text:p>0.6466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5833" calcext:value-type="float">
            <text:p>0.295833</text:p>
          </table:table-cell>
          <table:table-cell office:value-type="float" office:value="0.088758" calcext:value-type="float">
            <text:p>0.088758</text:p>
          </table:table-cell>
          <table:table-cell office:value-type="float" office:value="0.00835426" calcext:value-type="float">
            <text:p>0.00835426</text:p>
          </table:table-cell>
          <table:table-cell office:value-type="float" office:value="1.52731" calcext:value-type="float">
            <text:p>1.52731</text:p>
          </table:table-cell>
          <table:table-cell office:value-type="float" office:value="34.2614" calcext:value-type="float">
            <text:p>34.2614</text:p>
          </table:table-cell>
          <table:table-cell office:value-type="float" office:value="0.646515" calcext:value-type="float">
            <text:p>0.64651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028" calcext:value-type="float">
            <text:p>0.284028</text:p>
          </table:table-cell>
          <table:table-cell office:value-type="float" office:value="0.0819367" calcext:value-type="float">
            <text:p>0.0819367</text:p>
          </table:table-cell>
          <table:table-cell office:value-type="float" office:value="0.00714773" calcext:value-type="float">
            <text:p>0.00714773</text:p>
          </table:table-cell>
          <table:table-cell office:value-type="float" office:value="1.61278" calcext:value-type="float">
            <text:p>1.61278</text:p>
          </table:table-cell>
          <table:table-cell office:value-type="float" office:value="31.9895" calcext:value-type="float">
            <text:p>31.9895</text:p>
          </table:table-cell>
          <table:table-cell office:value-type="float" office:value="0.645113" calcext:value-type="float">
            <text:p>0.64511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8924" calcext:value-type="float">
            <text:p>0.298924</text:p>
          </table:table-cell>
          <table:table-cell office:value-type="float" office:value="0.0905556" calcext:value-type="float">
            <text:p>0.0905556</text:p>
          </table:table-cell>
          <table:table-cell office:value-type="float" office:value="0.00864254" calcext:value-type="float">
            <text:p>0.00864254</text:p>
          </table:table-cell>
          <table:table-cell office:value-type="float" office:value="1.15995" calcext:value-type="float">
            <text:p>1.15995</text:p>
          </table:table-cell>
          <table:table-cell office:value-type="float" office:value="39.8091" calcext:value-type="float">
            <text:p>39.8091</text:p>
          </table:table-cell>
          <table:table-cell office:value-type="float" office:value="0.648691" calcext:value-type="float">
            <text:p>0.64869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9349" calcext:value-type="float">
            <text:p>0.309349</text:p>
          </table:table-cell>
          <table:table-cell office:value-type="float" office:value="0.0969378" calcext:value-type="float">
            <text:p>0.0969378</text:p>
          </table:table-cell>
          <table:table-cell office:value-type="float" office:value="0.00986198" calcext:value-type="float">
            <text:p>0.00986198</text:p>
          </table:table-cell>
          <table:table-cell office:value-type="float" office:value="1.25802" calcext:value-type="float">
            <text:p>1.25802</text:p>
          </table:table-cell>
          <table:table-cell office:value-type="float" office:value="39.5463" calcext:value-type="float">
            <text:p>39.5463</text:p>
          </table:table-cell>
          <table:table-cell office:value-type="float" office:value="0.65017" calcext:value-type="float">
            <text:p>0.6501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0004" calcext:value-type="float">
            <text:p>0.300004</text:p>
          </table:table-cell>
          <table:table-cell office:value-type="float" office:value="0.0914764" calcext:value-type="float">
            <text:p>0.0914764</text:p>
          </table:table-cell>
          <table:table-cell office:value-type="float" office:value="0.00890221" calcext:value-type="float">
            <text:p>0.00890221</text:p>
          </table:table-cell>
          <table:table-cell office:value-type="float" office:value="1.2349" calcext:value-type="float">
            <text:p>1.2349</text:p>
          </table:table-cell>
          <table:table-cell office:value-type="float" office:value="38.7626" calcext:value-type="float">
            <text:p>38.7626</text:p>
          </table:table-cell>
          <table:table-cell office:value-type="float" office:value="0.645384" calcext:value-type="float">
            <text:p>0.64538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9863" calcext:value-type="float">
            <text:p>0.299863</text:p>
          </table:table-cell>
          <table:table-cell office:value-type="float" office:value="0.0912072" calcext:value-type="float">
            <text:p>0.0912072</text:p>
          </table:table-cell>
          <table:table-cell office:value-type="float" office:value="0.00878937" calcext:value-type="float">
            <text:p>0.00878937</text:p>
          </table:table-cell>
          <table:table-cell office:value-type="float" office:value="1.25408" calcext:value-type="float">
            <text:p>1.25408</text:p>
          </table:table-cell>
          <table:table-cell office:value-type="float" office:value="38.403" calcext:value-type="float">
            <text:p>38.403</text:p>
          </table:table-cell>
          <table:table-cell office:value-type="float" office:value="0.647809" calcext:value-type="float">
            <text:p>0.64780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9608" calcext:value-type="float">
            <text:p>0.299608</text:p>
          </table:table-cell>
          <table:table-cell office:value-type="float" office:value="0.0911105" calcext:value-type="float">
            <text:p>0.0911105</text:p>
          </table:table-cell>
          <table:table-cell office:value-type="float" office:value="0.00879118" calcext:value-type="float">
            <text:p>0.00879118</text:p>
          </table:table-cell>
          <table:table-cell office:value-type="float" office:value="1.2272" calcext:value-type="float">
            <text:p>1.2272</text:p>
          </table:table-cell>
          <table:table-cell office:value-type="float" office:value="38.8068" calcext:value-type="float">
            <text:p>38.8068</text:p>
          </table:table-cell>
          <table:table-cell office:value-type="float" office:value="0.646988" calcext:value-type="float">
            <text:p>0.64698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9379" calcext:value-type="float">
            <text:p>0.299379</text:p>
          </table:table-cell>
          <table:table-cell office:value-type="float" office:value="0.0909458" calcext:value-type="float">
            <text:p>0.0909458</text:p>
          </table:table-cell>
          <table:table-cell office:value-type="float" office:value="0.00874399" calcext:value-type="float">
            <text:p>0.00874399</text:p>
          </table:table-cell>
          <table:table-cell office:value-type="float" office:value="1.23037" calcext:value-type="float">
            <text:p>1.23037</text:p>
          </table:table-cell>
          <table:table-cell office:value-type="float" office:value="38.7205" calcext:value-type="float">
            <text:p>38.7205</text:p>
          </table:table-cell>
          <table:table-cell office:value-type="float" office:value="0.64761" calcext:value-type="float">
            <text:p>0.6476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8754" calcext:value-type="float">
            <text:p>0.298754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087006" calcext:value-type="float">
            <text:p>0.0087006</text:p>
          </table:table-cell>
          <table:table-cell office:value-type="float" office:value="1.23218" calcext:value-type="float">
            <text:p>1.23218</text:p>
          </table:table-cell>
          <table:table-cell office:value-type="float" office:value="38.6212" calcext:value-type="float">
            <text:p>38.6212</text:p>
          </table:table-cell>
          <table:table-cell office:value-type="float" office:value="0.646833" calcext:value-type="float">
            <text:p>0.64683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9721" calcext:value-type="float">
            <text:p>0.299721</text:p>
          </table:table-cell>
          <table:table-cell office:value-type="float" office:value="0.0911485" calcext:value-type="float">
            <text:p>0.0911485</text:p>
          </table:table-cell>
          <table:table-cell office:value-type="float" office:value="0.00878158" calcext:value-type="float">
            <text:p>0.00878158</text:p>
          </table:table-cell>
          <table:table-cell office:value-type="float" office:value="1.18783" calcext:value-type="float">
            <text:p>1.18783</text:p>
          </table:table-cell>
          <table:table-cell office:value-type="float" office:value="39.4627" calcext:value-type="float">
            <text:p>39.4627</text:p>
          </table:table-cell>
          <table:table-cell office:value-type="float" office:value="0.647668" calcext:value-type="float">
            <text:p>0.64766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7773" calcext:value-type="float">
            <text:p>0.297773</text:p>
          </table:table-cell>
          <table:table-cell office:value-type="float" office:value="0.0900172" calcext:value-type="float">
            <text:p>0.0900172</text:p>
          </table:table-cell>
          <table:table-cell office:value-type="float" office:value="0.0085825" calcext:value-type="float">
            <text:p>0.0085825</text:p>
          </table:table-cell>
          <table:table-cell office:value-type="float" office:value="1.19631" calcext:value-type="float">
            <text:p>1.19631</text:p>
          </table:table-cell>
          <table:table-cell office:value-type="float" office:value="39.0722" calcext:value-type="float">
            <text:p>39.0722</text:p>
          </table:table-cell>
          <table:table-cell office:value-type="float" office:value="0.646946" calcext:value-type="float">
            <text:p>0.64694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8358" calcext:value-type="float">
            <text:p>0.298358</text:p>
          </table:table-cell>
          <table:table-cell office:value-type="float" office:value="0.0903554" calcext:value-type="float">
            <text:p>0.0903554</text:p>
          </table:table-cell>
          <table:table-cell office:value-type="float" office:value="0.00864272" calcext:value-type="float">
            <text:p>0.00864272</text:p>
          </table:table-cell>
          <table:table-cell office:value-type="float" office:value="1.20731" calcext:value-type="float">
            <text:p>1.20731</text:p>
          </table:table-cell>
          <table:table-cell office:value-type="float" office:value="38.9651" calcext:value-type="float">
            <text:p>38.9651</text:p>
          </table:table-cell>
          <table:table-cell office:value-type="float" office:value="0.647125" calcext:value-type="float">
            <text:p>0.64712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8021" calcext:value-type="float">
            <text:p>0.298021</text:p>
          </table:table-cell>
          <table:table-cell office:value-type="float" office:value="0.0901648" calcext:value-type="float">
            <text:p>0.0901648</text:p>
          </table:table-cell>
          <table:table-cell office:value-type="float" office:value="0.00860944" calcext:value-type="float">
            <text:p>0.00860944</text:p>
          </table:table-cell>
          <table:table-cell office:value-type="float" office:value="1.20239" calcext:value-type="float">
            <text:p>1.20239</text:p>
          </table:table-cell>
          <table:table-cell office:value-type="float" office:value="39.0041" calcext:value-type="float">
            <text:p>39.0041</text:p>
          </table:table-cell>
          <table:table-cell office:value-type="float" office:value="0.646996" calcext:value-type="float">
            <text:p>0.64699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139" calcext:value-type="float">
            <text:p>0.298139</text:p>
          </table:table-cell>
          <table:table-cell office:value-type="float" office:value="0.0902405" calcext:value-type="float">
            <text:p>0.0902405</text:p>
          </table:table-cell>
          <table:table-cell office:value-type="float" office:value="0.00862617" calcext:value-type="float">
            <text:p>0.00862617</text:p>
          </table:table-cell>
          <table:table-cell office:value-type="float" office:value="1.21055" calcext:value-type="float">
            <text:p>1.21055</text:p>
          </table:table-cell>
          <table:table-cell office:value-type="float" office:value="38.8871" calcext:value-type="float">
            <text:p>38.8871</text:p>
          </table:table-cell>
          <table:table-cell office:value-type="float" office:value="0.646904" calcext:value-type="float">
            <text:p>0.64690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367" calcext:value-type="float">
            <text:p>0.298367</text:p>
          </table:table-cell>
          <table:table-cell office:value-type="float" office:value="0.0903737" calcext:value-type="float">
            <text:p>0.0903737</text:p>
          </table:table-cell>
          <table:table-cell office:value-type="float" office:value="0.00864988" calcext:value-type="float">
            <text:p>0.00864988</text:p>
          </table:table-cell>
          <table:table-cell office:value-type="float" office:value="1.2014" calcext:value-type="float">
            <text:p>1.2014</text:p>
          </table:table-cell>
          <table:table-cell office:value-type="float" office:value="39.0664" calcext:value-type="float">
            <text:p>39.0664</text:p>
          </table:table-cell>
          <table:table-cell office:value-type="float" office:value="0.646976" calcext:value-type="float">
            <text:p>0.646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111111" calcext:value-type="float">
            <text:p>-0.0111111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0.000123457" calcext:value-type="float">
            <text:p>0.000123457</text:p>
          </table:table-cell>
          <table:table-cell office:value-type="float" office:value="0.0000000152416" calcext:value-type="float">
            <text:p>1.52416E-08</text:p>
          </table:table-cell>
          <table:table-cell office:value-type="float" office:value="2.67401" calcext:value-type="float">
            <text:p>2.6740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3333" calcext:value-type="float">
            <text:p>0.163333</text:p>
          </table:table-cell>
          <table:table-cell office:value-type="float" office:value="0.0285556" calcext:value-type="float">
            <text:p>0.0285556</text:p>
          </table:table-cell>
          <table:table-cell office:value-type="float" office:value="0.0010158" calcext:value-type="float">
            <text:p>0.0010158</text:p>
          </table:table-cell>
          <table:table-cell office:value-type="float" office:value="4.35938" calcext:value-type="float">
            <text:p>4.35938</text:p>
          </table:table-cell>
          <table:table-cell office:value-type="float" office:value="10.5834" calcext:value-type="float">
            <text:p>10.5834</text:p>
          </table:table-cell>
          <table:table-cell office:value-type="float" office:value="0.584754" calcext:value-type="float">
            <text:p>0.58475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0556" calcext:value-type="float">
            <text:p>0.260556</text:p>
          </table:table-cell>
          <table:table-cell office:value-type="float" office:value="0.0684877" calcext:value-type="float">
            <text:p>0.0684877</text:p>
          </table:table-cell>
          <table:table-cell office:value-type="float" office:value="0.00484021" calcext:value-type="float">
            <text:p>0.00484021</text:p>
          </table:table-cell>
          <table:table-cell office:value-type="float" office:value="1.61341" calcext:value-type="float">
            <text:p>1.61341</text:p>
          </table:table-cell>
          <table:table-cell office:value-type="float" office:value="29.1763" calcext:value-type="float">
            <text:p>29.1763</text:p>
          </table:table-cell>
          <table:table-cell office:value-type="float" office:value="0.656032" calcext:value-type="float">
            <text:p>0.656032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75" calcext:value-type="float">
            <text:p>0.2975</text:p>
          </table:table-cell>
          <table:table-cell office:value-type="float" office:value="0.0888253" calcext:value-type="float">
            <text:p>0.0888253</text:p>
          </table:table-cell>
          <table:table-cell office:value-type="float" office:value="0.00799677" calcext:value-type="float">
            <text:p>0.00799677</text:p>
          </table:table-cell>
          <table:table-cell office:value-type="float" office:value="0.421239" calcext:value-type="float">
            <text:p>0.421239</text:p>
          </table:table-cell>
          <table:table-cell office:value-type="float" office:value="65.7224" calcext:value-type="float">
            <text:p>65.7224</text:p>
          </table:table-cell>
          <table:table-cell office:value-type="float" office:value="0.662153" calcext:value-type="float">
            <text:p>0.66215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4583" calcext:value-type="float">
            <text:p>0.314583</text:p>
          </table:table-cell>
          <table:table-cell office:value-type="float" office:value="0.100398" calcext:value-type="float">
            <text:p>0.100398</text:p>
          </table:table-cell>
          <table:table-cell office:value-type="float" office:value="0.0106395" calcext:value-type="float">
            <text:p>0.0106395</text:p>
          </table:table-cell>
          <table:table-cell office:value-type="float" office:value="1.4169" calcext:value-type="float">
            <text:p>1.4169</text:p>
          </table:table-cell>
          <table:table-cell office:value-type="float" office:value="37.8981" calcext:value-type="float">
            <text:p>37.8981</text:p>
          </table:table-cell>
          <table:table-cell office:value-type="float" office:value="0.648156" calcext:value-type="float">
            <text:p>0.64815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4861" calcext:value-type="float">
            <text:p>0.314861</text:p>
          </table:table-cell>
          <table:table-cell office:value-type="float" office:value="0.0999664" calcext:value-type="float">
            <text:p>0.0999664</text:p>
          </table:table-cell>
          <table:table-cell office:value-type="float" office:value="0.0103277" calcext:value-type="float">
            <text:p>0.0103277</text:p>
          </table:table-cell>
          <table:table-cell office:value-type="float" office:value="0.992339" calcext:value-type="float">
            <text:p>0.992339</text:p>
          </table:table-cell>
          <table:table-cell office:value-type="float" office:value="45.2945" calcext:value-type="float">
            <text:p>45.2945</text:p>
          </table:table-cell>
          <table:table-cell office:value-type="float" office:value="0.655511" calcext:value-type="float">
            <text:p>0.65551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2326" calcext:value-type="float">
            <text:p>0.312326</text:p>
          </table:table-cell>
          <table:table-cell office:value-type="float" office:value="0.0988001" calcext:value-type="float">
            <text:p>0.0988001</text:p>
          </table:table-cell>
          <table:table-cell office:value-type="float" office:value="0.0102823" calcext:value-type="float">
            <text:p>0.0102823</text:p>
          </table:table-cell>
          <table:table-cell office:value-type="float" office:value="1.05951" calcext:value-type="float">
            <text:p>1.05951</text:p>
          </table:table-cell>
          <table:table-cell office:value-type="float" office:value="43.5591" calcext:value-type="float">
            <text:p>43.5591</text:p>
          </table:table-cell>
          <table:table-cell office:value-type="float" office:value="0.64888" calcext:value-type="float">
            <text:p>0.6488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1944" calcext:value-type="float">
            <text:p>0.311944</text:p>
          </table:table-cell>
          <table:table-cell office:value-type="float" office:value="0.0987364" calcext:value-type="float">
            <text:p>0.0987364</text:p>
          </table:table-cell>
          <table:table-cell office:value-type="float" office:value="0.0103205" calcext:value-type="float">
            <text:p>0.0103205</text:p>
          </table:table-cell>
          <table:table-cell office:value-type="float" office:value="1.28329" calcext:value-type="float">
            <text:p>1.28329</text:p>
          </table:table-cell>
          <table:table-cell office:value-type="float" office:value="39.5161" calcext:value-type="float">
            <text:p>39.5161</text:p>
          </table:table-cell>
          <table:table-cell office:value-type="float" office:value="0.647123" calcext:value-type="float">
            <text:p>0.64712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8628" calcext:value-type="float">
            <text:p>0.298628</text:p>
          </table:table-cell>
          <table:table-cell office:value-type="float" office:value="0.0903633" calcext:value-type="float">
            <text:p>0.0903633</text:p>
          </table:table-cell>
          <table:table-cell office:value-type="float" office:value="0.00859724" calcext:value-type="float">
            <text:p>0.00859724</text:p>
          </table:table-cell>
          <table:table-cell office:value-type="float" office:value="1.24502" calcext:value-type="float">
            <text:p>1.24502</text:p>
          </table:table-cell>
          <table:table-cell office:value-type="float" office:value="38.3632" calcext:value-type="float">
            <text:p>38.3632</text:p>
          </table:table-cell>
          <table:table-cell office:value-type="float" office:value="0.649044" calcext:value-type="float">
            <text:p>0.64904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0985" calcext:value-type="float">
            <text:p>0.300985</text:p>
          </table:table-cell>
          <table:table-cell office:value-type="float" office:value="0.0916783" calcext:value-type="float">
            <text:p>0.0916783</text:p>
          </table:table-cell>
          <table:table-cell office:value-type="float" office:value="0.00879051" calcext:value-type="float">
            <text:p>0.00879051</text:p>
          </table:table-cell>
          <table:table-cell office:value-type="float" office:value="1.19469" calcext:value-type="float">
            <text:p>1.19469</text:p>
          </table:table-cell>
          <table:table-cell office:value-type="float" office:value="39.4635" calcext:value-type="float">
            <text:p>39.4635</text:p>
          </table:table-cell>
          <table:table-cell office:value-type="float" office:value="0.651374" calcext:value-type="float">
            <text:p>0.65137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1495" calcext:value-type="float">
            <text:p>0.301495</text:p>
          </table:table-cell>
          <table:table-cell office:value-type="float" office:value="0.0921807" calcext:value-type="float">
            <text:p>0.0921807</text:p>
          </table:table-cell>
          <table:table-cell office:value-type="float" office:value="0.00896595" calcext:value-type="float">
            <text:p>0.00896595</text:p>
          </table:table-cell>
          <table:table-cell office:value-type="float" office:value="1.12225" calcext:value-type="float">
            <text:p>1.12225</text:p>
          </table:table-cell>
          <table:table-cell office:value-type="float" office:value="40.8484" calcext:value-type="float">
            <text:p>40.8484</text:p>
          </table:table-cell>
          <table:table-cell office:value-type="float" office:value="0.648282" calcext:value-type="float">
            <text:p>0.648282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1119" calcext:value-type="float">
            <text:p>0.301119</text:p>
          </table:table-cell>
          <table:table-cell office:value-type="float" office:value="0.0920008" calcext:value-type="float">
            <text:p>0.0920008</text:p>
          </table:table-cell>
          <table:table-cell office:value-type="float" office:value="0.00894667" calcext:value-type="float">
            <text:p>0.00894667</text:p>
          </table:table-cell>
          <table:table-cell office:value-type="float" office:value="1.18217" calcext:value-type="float">
            <text:p>1.18217</text:p>
          </table:table-cell>
          <table:table-cell office:value-type="float" office:value="39.7457" calcext:value-type="float">
            <text:p>39.7457</text:p>
          </table:table-cell>
          <table:table-cell office:value-type="float" office:value="0.647664" calcext:value-type="float">
            <text:p>0.64766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4252" calcext:value-type="float">
            <text:p>0.304252</text:p>
          </table:table-cell>
          <table:table-cell office:value-type="float" office:value="0.093868" calcext:value-type="float">
            <text:p>0.093868</text:p>
          </table:table-cell>
          <table:table-cell office:value-type="float" office:value="0.00928945" calcext:value-type="float">
            <text:p>0.00928945</text:p>
          </table:table-cell>
          <table:table-cell office:value-type="float" office:value="1.12884" calcext:value-type="float">
            <text:p>1.12884</text:p>
          </table:table-cell>
          <table:table-cell office:value-type="float" office:value="41.1035" calcext:value-type="float">
            <text:p>41.1035</text:p>
          </table:table-cell>
          <table:table-cell office:value-type="float" office:value="0.648574" calcext:value-type="float">
            <text:p>0.64857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1428" calcext:value-type="float">
            <text:p>0.301428</text:p>
          </table:table-cell>
          <table:table-cell office:value-type="float" office:value="0.0921258" calcext:value-type="float">
            <text:p>0.0921258</text:p>
          </table:table-cell>
          <table:table-cell office:value-type="float" office:value="0.00894795" calcext:value-type="float">
            <text:p>0.00894795</text:p>
          </table:table-cell>
          <table:table-cell office:value-type="float" office:value="1.14885" calcext:value-type="float">
            <text:p>1.14885</text:p>
          </table:table-cell>
          <table:table-cell office:value-type="float" office:value="40.3538" calcext:value-type="float">
            <text:p>40.3538</text:p>
          </table:table-cell>
          <table:table-cell office:value-type="float" office:value="0.648569" calcext:value-type="float">
            <text:p>0.64856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2755" calcext:value-type="float">
            <text:p>0.302755</text:p>
          </table:table-cell>
          <table:table-cell office:value-type="float" office:value="0.0929204" calcext:value-type="float">
            <text:p>0.0929204</text:p>
          </table:table-cell>
          <table:table-cell office:value-type="float" office:value="0.00909969" calcext:value-type="float">
            <text:p>0.00909969</text:p>
          </table:table-cell>
          <table:table-cell office:value-type="float" office:value="1.17307" calcext:value-type="float">
            <text:p>1.17307</text:p>
          </table:table-cell>
          <table:table-cell office:value-type="float" office:value="40.1036" calcext:value-type="float">
            <text:p>40.1036</text:p>
          </table:table-cell>
          <table:table-cell office:value-type="float" office:value="0.648696" calcext:value-type="float">
            <text:p>0.64869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2536" calcext:value-type="float">
            <text:p>0.302536</text:p>
          </table:table-cell>
          <table:table-cell office:value-type="float" office:value="0.0928578" calcext:value-type="float">
            <text:p>0.0928578</text:p>
          </table:table-cell>
          <table:table-cell office:value-type="float" office:value="0.00911239" calcext:value-type="float">
            <text:p>0.00911239</text:p>
          </table:table-cell>
          <table:table-cell office:value-type="float" office:value="1.16688" calcext:value-type="float">
            <text:p>1.16688</text:p>
          </table:table-cell>
          <table:table-cell office:value-type="float" office:value="40.1975" calcext:value-type="float">
            <text:p>40.1975</text:p>
          </table:table-cell>
          <table:table-cell office:value-type="float" office:value="0.647731" calcext:value-type="float">
            <text:p>0.64773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2207" calcext:value-type="float">
            <text:p>0.302207</text:p>
          </table:table-cell>
          <table:table-cell office:value-type="float" office:value="0.0926284" calcext:value-type="float">
            <text:p>0.0926284</text:p>
          </table:table-cell>
          <table:table-cell office:value-type="float" office:value="0.00905543" calcext:value-type="float">
            <text:p>0.00905543</text:p>
          </table:table-cell>
          <table:table-cell office:value-type="float" office:value="1.17839" calcext:value-type="float">
            <text:p>1.17839</text:p>
          </table:table-cell>
          <table:table-cell office:value-type="float" office:value="39.9478" calcext:value-type="float">
            <text:p>39.9478</text:p>
          </table:table-cell>
          <table:table-cell office:value-type="float" office:value="0.648197" calcext:value-type="float">
            <text:p>0.64819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21" calcext:value-type="float">
            <text:p>0.3021</text:p>
          </table:table-cell>
          <table:table-cell office:value-type="float" office:value="0.0925786" calcext:value-type="float">
            <text:p>0.0925786</text:p>
          </table:table-cell>
          <table:table-cell office:value-type="float" office:value="0.00905229" calcext:value-type="float">
            <text:p>0.00905229</text:p>
          </table:table-cell>
          <table:table-cell office:value-type="float" office:value="1.185" calcext:value-type="float">
            <text:p>1.185</text:p>
          </table:table-cell>
          <table:table-cell office:value-type="float" office:value="39.8238" calcext:value-type="float">
            <text:p>39.8238</text:p>
          </table:table-cell>
          <table:table-cell office:value-type="float" office:value="0.647941" calcext:value-type="float">
            <text:p>0.64794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21" calcext:value-type="float">
            <text:p>0.3021</text:p>
          </table:table-cell>
          <table:table-cell office:value-type="float" office:value="0.0925753" calcext:value-type="float">
            <text:p>0.0925753</text:p>
          </table:table-cell>
          <table:table-cell office:value-type="float" office:value="0.00905029" calcext:value-type="float">
            <text:p>0.00905029</text:p>
          </table:table-cell>
          <table:table-cell office:value-type="float" office:value="1.17456" calcext:value-type="float">
            <text:p>1.17456</text:p>
          </table:table-cell>
          <table:table-cell office:value-type="float" office:value="40.0023" calcext:value-type="float">
            <text:p>40.0023</text:p>
          </table:table-cell>
          <table:table-cell office:value-type="float" office:value="0.647993" calcext:value-type="float">
            <text:p>0.64799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536" calcext:value-type="float">
            <text:p>0.302536</text:p>
          </table:table-cell>
          <table:table-cell office:value-type="float" office:value="0.0928397" calcext:value-type="float">
            <text:p>0.0928397</text:p>
          </table:table-cell>
          <table:table-cell office:value-type="float" office:value="0.00910044" calcext:value-type="float">
            <text:p>0.00910044</text:p>
          </table:table-cell>
          <table:table-cell office:value-type="float" office:value="1.1754" calcext:value-type="float">
            <text:p>1.1754</text:p>
          </table:table-cell>
          <table:table-cell office:value-type="float" office:value="40.0455" calcext:value-type="float">
            <text:p>40.0455</text:p>
          </table:table-cell>
          <table:table-cell office:value-type="float" office:value="0.648056" calcext:value-type="float">
            <text:p>0.648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88889" calcext:value-type="float">
            <text:p>0.00888889</text:p>
          </table:table-cell>
          <table:table-cell office:value-type="float" office:value="0.0000790123" calcext:value-type="float">
            <text:p>7.90123E-05</text:p>
          </table:table-cell>
          <table:table-cell office:value-type="float" office:value="0.00000000624295" calcext:value-type="float">
            <text:p>6.24295E-09</text:p>
          </table:table-cell>
          <table:table-cell office:value-type="float" office:value="0.160272" calcext:value-type="float">
            <text:p>0.16027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1111" calcext:value-type="float">
            <text:p>0.231111</text:p>
          </table:table-cell>
          <table:table-cell office:value-type="float" office:value="0.0567506" calcext:value-type="float">
            <text:p>0.0567506</text:p>
          </table:table-cell>
          <table:table-cell office:value-type="float" office:value="0.00393385" calcext:value-type="float">
            <text:p>0.00393385</text:p>
          </table:table-cell>
          <table:table-cell office:value-type="float" office:value="0.627734" calcext:value-type="float">
            <text:p>0.627734</text:p>
          </table:table-cell>
          <table:table-cell office:value-type="float" office:value="42.8814" calcext:value-type="float">
            <text:p>42.8814</text:p>
          </table:table-cell>
          <table:table-cell office:value-type="float" office:value="0.592849" calcext:value-type="float">
            <text:p>0.59284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6111" calcext:value-type="float">
            <text:p>0.276111</text:p>
          </table:table-cell>
          <table:table-cell office:value-type="float" office:value="0.0769765" calcext:value-type="float">
            <text:p>0.0769765</text:p>
          </table:table-cell>
          <table:table-cell office:value-type="float" office:value="0.00615892" calcext:value-type="float">
            <text:p>0.00615892</text:p>
          </table:table-cell>
          <table:table-cell office:value-type="float" office:value="0.859699" calcext:value-type="float">
            <text:p>0.859699</text:p>
          </table:table-cell>
          <table:table-cell office:value-type="float" office:value="42.6728" calcext:value-type="float">
            <text:p>42.6728</text:p>
          </table:table-cell>
          <table:table-cell office:value-type="float" office:value="0.653529" calcext:value-type="float">
            <text:p>0.65352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8611" calcext:value-type="float">
            <text:p>0.308611</text:p>
          </table:table-cell>
          <table:table-cell office:value-type="float" office:value="0.0954451" calcext:value-type="float">
            <text:p>0.0954451</text:p>
          </table:table-cell>
          <table:table-cell office:value-type="float" office:value="0.00918476" calcext:value-type="float">
            <text:p>0.00918476</text:p>
          </table:table-cell>
          <table:table-cell office:value-type="float" office:value="1.13703" calcext:value-type="float">
            <text:p>1.13703</text:p>
          </table:table-cell>
          <table:table-cell office:value-type="float" office:value="41.3004" calcext:value-type="float">
            <text:p>41.3004</text:p>
          </table:table-cell>
          <table:table-cell office:value-type="float" office:value="0.663922" calcext:value-type="float">
            <text:p>0.66392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1528" calcext:value-type="float">
            <text:p>0.311528</text:p>
          </table:table-cell>
          <table:table-cell office:value-type="float" office:value="0.0974731" calcext:value-type="float">
            <text:p>0.0974731</text:p>
          </table:table-cell>
          <table:table-cell office:value-type="float" office:value="0.00966689" calcext:value-type="float">
            <text:p>0.00966689</text:p>
          </table:table-cell>
          <table:table-cell office:value-type="float" office:value="0.332268" calcext:value-type="float">
            <text:p>0.332268</text:p>
          </table:table-cell>
          <table:table-cell office:value-type="float" office:value="77.5767" calcext:value-type="float">
            <text:p>77.5767</text:p>
          </table:table-cell>
          <table:table-cell office:value-type="float" office:value="0.660847" calcext:value-type="float">
            <text:p>0.66084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2569" calcext:value-type="float">
            <text:p>0.282569</text:p>
          </table:table-cell>
          <table:table-cell office:value-type="float" office:value="0.0809372" calcext:value-type="float">
            <text:p>0.0809372</text:p>
          </table:table-cell>
          <table:table-cell office:value-type="float" office:value="0.00691246" calcext:value-type="float">
            <text:p>0.00691246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43.2246" calcext:value-type="float">
            <text:p>43.2246</text:p>
          </table:table-cell>
          <table:table-cell office:value-type="float" office:value="0.648266" calcext:value-type="float">
            <text:p>0.64826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9306" calcext:value-type="float">
            <text:p>0.309306</text:p>
          </table:table-cell>
          <table:table-cell office:value-type="float" office:value="0.0965961" calcext:value-type="float">
            <text:p>0.0965961</text:p>
          </table:table-cell>
          <table:table-cell office:value-type="float" office:value="0.00968395" calcext:value-type="float">
            <text:p>0.00968395</text:p>
          </table:table-cell>
          <table:table-cell office:value-type="float" office:value="0.956477" calcext:value-type="float">
            <text:p>0.956477</text:p>
          </table:table-cell>
          <table:table-cell office:value-type="float" office:value="45.3521" calcext:value-type="float">
            <text:p>45.3521</text:p>
          </table:table-cell>
          <table:table-cell office:value-type="float" office:value="0.654051" calcext:value-type="float">
            <text:p>0.65405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0943619" calcext:value-type="float">
            <text:p>0.0943619</text:p>
          </table:table-cell>
          <table:table-cell office:value-type="float" office:value="0.00940184" calcext:value-type="float">
            <text:p>0.00940184</text:p>
          </table:table-cell>
          <table:table-cell office:value-type="float" office:value="0.979692" calcext:value-type="float">
            <text:p>0.979692</text:p>
          </table:table-cell>
          <table:table-cell office:value-type="float" office:value="44.2783" calcext:value-type="float">
            <text:p>44.2783</text:p>
          </table:table-cell>
          <table:table-cell office:value-type="float" office:value="0.648036" calcext:value-type="float">
            <text:p>0.64803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0964" calcext:value-type="float">
            <text:p>0.310964</text:p>
          </table:table-cell>
          <table:table-cell office:value-type="float" office:value="0.0980475" calcext:value-type="float">
            <text:p>0.0980475</text:p>
          </table:table-cell>
          <table:table-cell office:value-type="float" office:value="0.0101285" calcext:value-type="float">
            <text:p>0.0101285</text:p>
          </table:table-cell>
          <table:table-cell office:value-type="float" office:value="1.23754" calcext:value-type="float">
            <text:p>1.23754</text:p>
          </table:table-cell>
          <table:table-cell office:value-type="float" office:value="40.1078" calcext:value-type="float">
            <text:p>40.1078</text:p>
          </table:table-cell>
          <table:table-cell office:value-type="float" office:value="0.648804" calcext:value-type="float">
            <text:p>0.64880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1406" calcext:value-type="float">
            <text:p>0.311406</text:p>
          </table:table-cell>
          <table:table-cell office:value-type="float" office:value="0.0982835" calcext:value-type="float">
            <text:p>0.0982835</text:p>
          </table:table-cell>
          <table:table-cell office:value-type="float" office:value="0.0101631" calcext:value-type="float">
            <text:p>0.0101631</text:p>
          </table:table-cell>
          <table:table-cell office:value-type="float" office:value="1.08221" calcext:value-type="float">
            <text:p>1.08221</text:p>
          </table:table-cell>
          <table:table-cell office:value-type="float" office:value="42.9801" calcext:value-type="float">
            <text:p>42.9801</text:p>
          </table:table-cell>
          <table:table-cell office:value-type="float" office:value="0.649294" calcext:value-type="float">
            <text:p>0.64929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7465" calcext:value-type="float">
            <text:p>0.307465</text:p>
          </table:table-cell>
          <table:table-cell office:value-type="float" office:value="0.095781" calcext:value-type="float">
            <text:p>0.095781</text:p>
          </table:table-cell>
          <table:table-cell office:value-type="float" office:value="0.00964541" calcext:value-type="float">
            <text:p>0.00964541</text:p>
          </table:table-cell>
          <table:table-cell office:value-type="float" office:value="1.092" calcext:value-type="float">
            <text:p>1.092</text:p>
          </table:table-cell>
          <table:table-cell office:value-type="float" office:value="42.2296" calcext:value-type="float">
            <text:p>42.2296</text:p>
          </table:table-cell>
          <table:table-cell office:value-type="float" office:value="0.649538" calcext:value-type="float">
            <text:p>0.64953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4036" calcext:value-type="float">
            <text:p>0.304036</text:p>
          </table:table-cell>
          <table:table-cell office:value-type="float" office:value="0.0936923" calcext:value-type="float">
            <text:p>0.0936923</text:p>
          </table:table-cell>
          <table:table-cell office:value-type="float" office:value="0.00924299" calcext:value-type="float">
            <text:p>0.00924299</text:p>
          </table:table-cell>
          <table:table-cell office:value-type="float" office:value="1.15323" calcext:value-type="float">
            <text:p>1.15323</text:p>
          </table:table-cell>
          <table:table-cell office:value-type="float" office:value="40.6218" calcext:value-type="float">
            <text:p>40.6218</text:p>
          </table:table-cell>
          <table:table-cell office:value-type="float" office:value="0.649019" calcext:value-type="float">
            <text:p>0.64901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6079" calcext:value-type="float">
            <text:p>0.306079</text:p>
          </table:table-cell>
          <table:table-cell office:value-type="float" office:value="0.0949495" calcext:value-type="float">
            <text:p>0.0949495</text:p>
          </table:table-cell>
          <table:table-cell office:value-type="float" office:value="0.00949237" calcext:value-type="float">
            <text:p>0.00949237</text:p>
          </table:table-cell>
          <table:table-cell office:value-type="float" office:value="1.15984" calcext:value-type="float">
            <text:p>1.15984</text:p>
          </table:table-cell>
          <table:table-cell office:value-type="float" office:value="40.7791" calcext:value-type="float">
            <text:p>40.7791</text:p>
          </table:table-cell>
          <table:table-cell office:value-type="float" office:value="0.649032" calcext:value-type="float">
            <text:p>0.64903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6478" calcext:value-type="float">
            <text:p>0.306478</text:p>
          </table:table-cell>
          <table:table-cell office:value-type="float" office:value="0.0951894" calcext:value-type="float">
            <text:p>0.0951894</text:p>
          </table:table-cell>
          <table:table-cell office:value-type="float" office:value="0.00953641" calcext:value-type="float">
            <text:p>0.00953641</text:p>
          </table:table-cell>
          <table:table-cell office:value-type="float" office:value="1.15969" calcext:value-type="float">
            <text:p>1.15969</text:p>
          </table:table-cell>
          <table:table-cell office:value-type="float" office:value="40.8338" calcext:value-type="float">
            <text:p>40.8338</text:p>
          </table:table-cell>
          <table:table-cell office:value-type="float" office:value="0.649178" calcext:value-type="float">
            <text:p>0.64917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6384" calcext:value-type="float">
            <text:p>0.306384</text:p>
          </table:table-cell>
          <table:table-cell office:value-type="float" office:value="0.0951704" calcext:value-type="float">
            <text:p>0.0951704</text:p>
          </table:table-cell>
          <table:table-cell office:value-type="float" office:value="0.00954731" calcext:value-type="float">
            <text:p>0.00954731</text:p>
          </table:table-cell>
          <table:table-cell office:value-type="float" office:value="1.165" calcext:value-type="float">
            <text:p>1.165</text:p>
          </table:table-cell>
          <table:table-cell office:value-type="float" office:value="40.7352" calcext:value-type="float">
            <text:p>40.7352</text:p>
          </table:table-cell>
          <table:table-cell office:value-type="float" office:value="0.648637" calcext:value-type="float">
            <text:p>0.64863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6406" calcext:value-type="float">
            <text:p>0.306406</text:p>
          </table:table-cell>
          <table:table-cell office:value-type="float" office:value="0.095166" calcext:value-type="float">
            <text:p>0.095166</text:p>
          </table:table-cell>
          <table:table-cell office:value-type="float" office:value="0.00953961" calcext:value-type="float">
            <text:p>0.00953961</text:p>
          </table:table-cell>
          <table:table-cell office:value-type="float" office:value="1.14047" calcext:value-type="float">
            <text:p>1.14047</text:p>
          </table:table-cell>
          <table:table-cell office:value-type="float" office:value="41.1761" calcext:value-type="float">
            <text:p>41.1761</text:p>
          </table:table-cell>
          <table:table-cell office:value-type="float" office:value="0.648888" calcext:value-type="float">
            <text:p>0.64888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6553" calcext:value-type="float">
            <text:p>0.306553</text:p>
          </table:table-cell>
          <table:table-cell office:value-type="float" office:value="0.0952447" calcext:value-type="float">
            <text:p>0.0952447</text:p>
          </table:table-cell>
          <table:table-cell office:value-type="float" office:value="0.00955037" calcext:value-type="float">
            <text:p>0.00955037</text:p>
          </table:table-cell>
          <table:table-cell office:value-type="float" office:value="1.1614" calcext:value-type="float">
            <text:p>1.1614</text:p>
          </table:table-cell>
          <table:table-cell office:value-type="float" office:value="40.8155" calcext:value-type="float">
            <text:p>40.8155</text:p>
          </table:table-cell>
          <table:table-cell office:value-type="float" office:value="0.649073" calcext:value-type="float">
            <text:p>0.649073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6606" calcext:value-type="float">
            <text:p>0.306606</text:p>
          </table:table-cell>
          <table:table-cell office:value-type="float" office:value="0.0952832" calcext:value-type="float">
            <text:p>0.0952832</text:p>
          </table:table-cell>
          <table:table-cell office:value-type="float" office:value="0.00955953" calcext:value-type="float">
            <text:p>0.00955953</text:p>
          </table:table-cell>
          <table:table-cell office:value-type="float" office:value="1.15549" calcext:value-type="float">
            <text:p>1.15549</text:p>
          </table:table-cell>
          <table:table-cell office:value-type="float" office:value="40.9294" calcext:value-type="float">
            <text:p>40.9294</text:p>
          </table:table-cell>
          <table:table-cell office:value-type="float" office:value="0.64902" calcext:value-type="float">
            <text:p>0.6490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6731" calcext:value-type="float">
            <text:p>0.306731</text:p>
          </table:table-cell>
          <table:table-cell office:value-type="float" office:value="0.0953714" calcext:value-type="float">
            <text:p>0.0953714</text:p>
          </table:table-cell>
          <table:table-cell office:value-type="float" office:value="0.00958137" calcext:value-type="float">
            <text:p>0.00958137</text:p>
          </table:table-cell>
          <table:table-cell office:value-type="float" office:value="1.15204" calcext:value-type="float">
            <text:p>1.15204</text:p>
          </table:table-cell>
          <table:table-cell office:value-type="float" office:value="41.0108" calcext:value-type="float">
            <text:p>41.0108</text:p>
          </table:table-cell>
          <table:table-cell office:value-type="float" office:value="0.648868" calcext:value-type="float">
            <text:p>0.64886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685" calcext:value-type="float">
            <text:p>0.306685</text:p>
          </table:table-cell>
          <table:table-cell office:value-type="float" office:value="0.0953407" calcext:value-type="float">
            <text:p>0.0953407</text:p>
          </table:table-cell>
          <table:table-cell office:value-type="float" office:value="0.00957483" calcext:value-type="float">
            <text:p>0.00957483</text:p>
          </table:table-cell>
          <table:table-cell office:value-type="float" office:value="1.15269" calcext:value-type="float">
            <text:p>1.15269</text:p>
          </table:table-cell>
          <table:table-cell office:value-type="float" office:value="40.9924" calcext:value-type="float">
            <text:p>40.9924</text:p>
          </table:table-cell>
          <table:table-cell office:value-type="float" office:value="0.648882" calcext:value-type="float">
            <text:p>0.648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1.13594" calcext:value-type="float">
            <text:p>1.1359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7778" calcext:value-type="float">
            <text:p>0.177778</text:p>
          </table:table-cell>
          <table:table-cell office:value-type="float" office:value="0.0339951" calcext:value-type="float">
            <text:p>0.0339951</text:p>
          </table:table-cell>
          <table:table-cell office:value-type="float" office:value="0.00145782" calcext:value-type="float">
            <text:p>0.00145782</text:p>
          </table:table-cell>
          <table:table-cell office:value-type="float" office:value="0.745358" calcext:value-type="float">
            <text:p>0.745358</text:p>
          </table:table-cell>
          <table:table-cell office:value-type="float" office:value="30.271" calcext:value-type="float">
            <text:p>30.271</text:p>
          </table:table-cell>
          <table:table-cell office:value-type="float" office:value="0.579514" calcext:value-type="float">
            <text:p>0.57951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81111" calcext:value-type="float">
            <text:p>0.281111</text:p>
          </table:table-cell>
          <table:table-cell office:value-type="float" office:value="0.0790494" calcext:value-type="float">
            <text:p>0.0790494</text:p>
          </table:table-cell>
          <table:table-cell office:value-type="float" office:value="0.00625693" calcext:value-type="float">
            <text:p>0.00625693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40.062" calcext:value-type="float">
            <text:p>40.062</text:p>
          </table:table-cell>
          <table:table-cell office:value-type="float" office:value="0.666233" calcext:value-type="float">
            <text:p>0.66623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9722" calcext:value-type="float">
            <text:p>0.279722</text:p>
          </table:table-cell>
          <table:table-cell office:value-type="float" office:value="0.0783191" calcext:value-type="float">
            <text:p>0.0783191</text:p>
          </table:table-cell>
          <table:table-cell office:value-type="float" office:value="0.00615714" calcext:value-type="float">
            <text:p>0.00615714</text:p>
          </table:table-cell>
          <table:table-cell office:value-type="float" office:value="0.668985" calcext:value-type="float">
            <text:p>0.668985</text:p>
          </table:table-cell>
          <table:table-cell office:value-type="float" office:value="48.8665" calcext:value-type="float">
            <text:p>48.8665</text:p>
          </table:table-cell>
          <table:table-cell office:value-type="float" office:value="0.665403" calcext:value-type="float">
            <text:p>0.66540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8333" calcext:value-type="float">
            <text:p>0.298333</text:p>
          </table:table-cell>
          <table:table-cell office:value-type="float" office:value="0.0893309" calcext:value-type="float">
            <text:p>0.0893309</text:p>
          </table:table-cell>
          <table:table-cell office:value-type="float" office:value="0.00809249" calcext:value-type="float">
            <text:p>0.00809249</text:p>
          </table:table-cell>
          <table:table-cell office:value-type="float" office:value="0.510076" calcext:value-type="float">
            <text:p>0.510076</text:p>
          </table:table-cell>
          <table:table-cell office:value-type="float" office:value="59.8629" calcext:value-type="float">
            <text:p>59.8629</text:p>
          </table:table-cell>
          <table:table-cell office:value-type="float" office:value="0.661968" calcext:value-type="float">
            <text:p>0.66196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9375" calcext:value-type="float">
            <text:p>0.329375</text:p>
          </table:table-cell>
          <table:table-cell office:value-type="float" office:value="0.109528" calcext:value-type="float">
            <text:p>0.109528</text:p>
          </table:table-cell>
          <table:table-cell office:value-type="float" office:value="0.0124465" calcext:value-type="float">
            <text:p>0.0124465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47.5539" calcext:value-type="float">
            <text:p>47.5539</text:p>
          </table:table-cell>
          <table:table-cell office:value-type="float" office:value="0.654161" calcext:value-type="float">
            <text:p>0.65416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7465" calcext:value-type="float">
            <text:p>0.307465</text:p>
          </table:table-cell>
          <table:table-cell office:value-type="float" office:value="0.0954286" calcext:value-type="float">
            <text:p>0.0954286</text:p>
          </table:table-cell>
          <table:table-cell office:value-type="float" office:value="0.00944181" calcext:value-type="float">
            <text:p>0.00944181</text:p>
          </table:table-cell>
          <table:table-cell office:value-type="float" office:value="1.31134" calcext:value-type="float">
            <text:p>1.31134</text:p>
          </table:table-cell>
          <table:table-cell office:value-type="float" office:value="38.4147" calcext:value-type="float">
            <text:p>38.4147</text:p>
          </table:table-cell>
          <table:table-cell office:value-type="float" office:value="0.654398" calcext:value-type="float">
            <text:p>0.65439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2031" calcext:value-type="float">
            <text:p>0.312031</text:p>
          </table:table-cell>
          <table:table-cell office:value-type="float" office:value="0.0981894" calcext:value-type="float">
            <text:p>0.0981894</text:p>
          </table:table-cell>
          <table:table-cell office:value-type="float" office:value="0.00996469" calcext:value-type="float">
            <text:p>0.00996469</text:p>
          </table:table-cell>
          <table:table-cell office:value-type="float" office:value="0.957539" calcext:value-type="float">
            <text:p>0.957539</text:p>
          </table:table-cell>
          <table:table-cell office:value-type="float" office:value="45.703" calcext:value-type="float">
            <text:p>45.703</text:p>
          </table:table-cell>
          <table:table-cell office:value-type="float" office:value="0.655481" calcext:value-type="float">
            <text:p>0.65548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7708" calcext:value-type="float">
            <text:p>0.317708</text:p>
          </table:table-cell>
          <table:table-cell office:value-type="float" office:value="0.101954" calcext:value-type="float">
            <text:p>0.101954</text:p>
          </table:table-cell>
          <table:table-cell office:value-type="float" office:value="0.0108104" calcext:value-type="float">
            <text:p>0.0108104</text:p>
          </table:table-cell>
          <table:table-cell office:value-type="float" office:value="1.22672" calcext:value-type="float">
            <text:p>1.22672</text:p>
          </table:table-cell>
          <table:table-cell office:value-type="float" office:value="41.0924" calcext:value-type="float">
            <text:p>41.0924</text:p>
          </table:table-cell>
          <table:table-cell office:value-type="float" office:value="0.65333" calcext:value-type="float">
            <text:p>0.6533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0169" calcext:value-type="float">
            <text:p>0.310169</text:p>
          </table:table-cell>
          <table:table-cell office:value-type="float" office:value="0.097475" calcext:value-type="float">
            <text:p>0.097475</text:p>
          </table:table-cell>
          <table:table-cell office:value-type="float" office:value="0.00997296" calcext:value-type="float">
            <text:p>0.00997296</text:p>
          </table:table-cell>
          <table:table-cell office:value-type="float" office:value="1.08682" calcext:value-type="float">
            <text:p>1.08682</text:p>
          </table:table-cell>
          <table:table-cell office:value-type="float" office:value="42.7087" calcext:value-type="float">
            <text:p>42.7087</text:p>
          </table:table-cell>
          <table:table-cell office:value-type="float" office:value="0.650122" calcext:value-type="float">
            <text:p>0.65012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8971" calcext:value-type="float">
            <text:p>0.308971</text:p>
          </table:table-cell>
          <table:table-cell office:value-type="float" office:value="0.096715" calcext:value-type="float">
            <text:p>0.096715</text:p>
          </table:table-cell>
          <table:table-cell office:value-type="float" office:value="0.00983385" calcext:value-type="float">
            <text:p>0.00983385</text:p>
          </table:table-cell>
          <table:table-cell office:value-type="float" office:value="1.08259" calcext:value-type="float">
            <text:p>1.08259</text:p>
          </table:table-cell>
          <table:table-cell office:value-type="float" office:value="42.624" calcext:value-type="float">
            <text:p>42.624</text:p>
          </table:table-cell>
          <table:table-cell office:value-type="float" office:value="0.649559" calcext:value-type="float">
            <text:p>0.64955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2537" calcext:value-type="float">
            <text:p>0.312537</text:p>
          </table:table-cell>
          <table:table-cell office:value-type="float" office:value="0.0990086" calcext:value-type="float">
            <text:p>0.0990086</text:p>
          </table:table-cell>
          <table:table-cell office:value-type="float" office:value="0.0103241" calcext:value-type="float">
            <text:p>0.0103241</text:p>
          </table:table-cell>
          <table:table-cell office:value-type="float" office:value="1.10955" calcext:value-type="float">
            <text:p>1.10955</text:p>
          </table:table-cell>
          <table:table-cell office:value-type="float" office:value="42.5989" calcext:value-type="float">
            <text:p>42.5989</text:p>
          </table:table-cell>
          <table:table-cell office:value-type="float" office:value="0.648936" calcext:value-type="float">
            <text:p>0.64893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9919" calcext:value-type="float">
            <text:p>0.309919</text:p>
          </table:table-cell>
          <table:table-cell office:value-type="float" office:value="0.0973127" calcext:value-type="float">
            <text:p>0.0973127</text:p>
          </table:table-cell>
          <table:table-cell office:value-type="float" office:value="0.00995928" calcext:value-type="float">
            <text:p>0.00995928</text:p>
          </table:table-cell>
          <table:table-cell office:value-type="float" office:value="1.16375" calcext:value-type="float">
            <text:p>1.16375</text:p>
          </table:table-cell>
          <table:table-cell office:value-type="float" office:value="41.2199" calcext:value-type="float">
            <text:p>41.2199</text:p>
          </table:table-cell>
          <table:table-cell office:value-type="float" office:value="0.649435" calcext:value-type="float">
            <text:p>0.64943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236" calcext:value-type="float">
            <text:p>0.31236</text:p>
          </table:table-cell>
          <table:table-cell office:value-type="float" office:value="0.0988404" calcext:value-type="float">
            <text:p>0.0988404</text:p>
          </table:table-cell>
          <table:table-cell office:value-type="float" office:value="0.0102642" calcext:value-type="float">
            <text:p>0.0102642</text:p>
          </table:table-cell>
          <table:table-cell office:value-type="float" office:value="1.15406" calcext:value-type="float">
            <text:p>1.15406</text:p>
          </table:table-cell>
          <table:table-cell office:value-type="float" office:value="41.7229" calcext:value-type="float">
            <text:p>41.7229</text:p>
          </table:table-cell>
          <table:table-cell office:value-type="float" office:value="0.649787" calcext:value-type="float">
            <text:p>0.64978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1352" calcext:value-type="float">
            <text:p>0.311352</text:p>
          </table:table-cell>
          <table:table-cell office:value-type="float" office:value="0.0981758" calcext:value-type="float">
            <text:p>0.0981758</text:p>
          </table:table-cell>
          <table:table-cell office:value-type="float" office:value="0.010119" calcext:value-type="float">
            <text:p>0.010119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42.3844" calcext:value-type="float">
            <text:p>42.3844</text:p>
          </table:table-cell>
          <table:table-cell office:value-type="float" office:value="0.65005" calcext:value-type="float">
            <text:p>0.6500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1654" calcext:value-type="float">
            <text:p>0.311654</text:p>
          </table:table-cell>
          <table:table-cell office:value-type="float" office:value="0.0984038" calcext:value-type="float">
            <text:p>0.0984038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1.11761" calcext:value-type="float">
            <text:p>1.11761</text:p>
          </table:table-cell>
          <table:table-cell office:value-type="float" office:value="42.3115" calcext:value-type="float">
            <text:p>42.3115</text:p>
          </table:table-cell>
          <table:table-cell office:value-type="float" office:value="0.649534" calcext:value-type="float">
            <text:p>0.64953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1095" calcext:value-type="float">
            <text:p>0.311095</text:p>
          </table:table-cell>
          <table:table-cell office:value-type="float" office:value="0.0980382" calcext:value-type="float">
            <text:p>0.0980382</text:p>
          </table:table-cell>
          <table:table-cell office:value-type="float" office:value="0.0101003" calcext:value-type="float">
            <text:p>0.0101003</text:p>
          </table:table-cell>
          <table:table-cell office:value-type="float" office:value="1.12839" calcext:value-type="float">
            <text:p>1.12839</text:p>
          </table:table-cell>
          <table:table-cell office:value-type="float" office:value="42.0272" calcext:value-type="float">
            <text:p>42.0272</text:p>
          </table:table-cell>
          <table:table-cell office:value-type="float" office:value="0.649715" calcext:value-type="float">
            <text:p>0.64971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1375" calcext:value-type="float">
            <text:p>0.311375</text:p>
          </table:table-cell>
          <table:table-cell office:value-type="float" office:value="0.0982084" calcext:value-type="float">
            <text:p>0.0982084</text:p>
          </table:table-cell>
          <table:table-cell office:value-type="float" office:value="0.0101319" calcext:value-type="float">
            <text:p>0.0101319</text:p>
          </table:table-cell>
          <table:table-cell office:value-type="float" office:value="1.11897" calcext:value-type="float">
            <text:p>1.11897</text:p>
          </table:table-cell>
          <table:table-cell office:value-type="float" office:value="42.243" calcext:value-type="float">
            <text:p>42.243</text:p>
          </table:table-cell>
          <table:table-cell office:value-type="float" office:value="0.649834" calcext:value-type="float">
            <text:p>0.64983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float" office:value="0.0979702" calcext:value-type="float">
            <text:p>0.0979702</text:p>
          </table:table-cell>
          <table:table-cell office:value-type="float" office:value="0.0100827" calcext:value-type="float">
            <text:p>0.0100827</text:p>
          </table:table-cell>
          <table:table-cell office:value-type="float" office:value="1.12403" calcext:value-type="float">
            <text:p>1.12403</text:p>
          </table:table-cell>
          <table:table-cell office:value-type="float" office:value="42.0947" calcext:value-type="float">
            <text:p>42.0947</text:p>
          </table:table-cell>
          <table:table-cell office:value-type="float" office:value="0.649839" calcext:value-type="float">
            <text:p>0.64983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403" calcext:value-type="float">
            <text:p>0.311403</text:p>
          </table:table-cell>
          <table:table-cell office:value-type="float" office:value="0.0982338" calcext:value-type="float">
            <text:p>0.0982338</text:p>
          </table:table-cell>
          <table:table-cell office:value-type="float" office:value="0.0101405" calcext:value-type="float">
            <text:p>0.0101405</text:p>
          </table:table-cell>
          <table:table-cell office:value-type="float" office:value="1.12691" calcext:value-type="float">
            <text:p>1.12691</text:p>
          </table:table-cell>
          <table:table-cell office:value-type="float" office:value="42.0976" calcext:value-type="float">
            <text:p>42.0976</text:p>
          </table:table-cell>
          <table:table-cell office:value-type="float" office:value="0.649718" calcext:value-type="float">
            <text:p>0.649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77778" calcext:value-type="float">
            <text:p>0.0577778</text:p>
          </table:table-cell>
          <table:table-cell office:value-type="float" office:value="0.00333827" calcext:value-type="float">
            <text:p>0.00333827</text:p>
          </table:table-cell>
          <table:table-cell office:value-type="float" office:value="0.0000111441" calcext:value-type="float">
            <text:p>1.11441E-05</text:p>
          </table:table-cell>
          <table:table-cell office:value-type="float" office:value="1.23298" calcext:value-type="float">
            <text:p>1.23298</text:p>
          </table:table-cell>
          <table:table-cell office:value-type="float" office:value="5.73356" calcext:value-type="float">
            <text:p>5.7335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4444" calcext:value-type="float">
            <text:p>0.184444</text:p>
          </table:table-cell>
          <table:table-cell office:value-type="float" office:value="0.0349877" calcext:value-type="float">
            <text:p>0.0349877</text:p>
          </table:table-cell>
          <table:table-cell office:value-type="float" office:value="0.00135585" calcext:value-type="float">
            <text:p>0.00135585</text:p>
          </table:table-cell>
          <table:table-cell office:value-type="float" office:value="1.87282" calcext:value-type="float">
            <text:p>1.87282</text:p>
          </table:table-cell>
          <table:table-cell office:value-type="float" office:value="19.0218" calcext:value-type="float">
            <text:p>19.0218</text:p>
          </table:table-cell>
          <table:table-cell office:value-type="float" office:value="0.630802" calcext:value-type="float">
            <text:p>0.63080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8333" calcext:value-type="float">
            <text:p>0.308333</text:p>
          </table:table-cell>
          <table:table-cell office:value-type="float" office:value="0.0953963" calcext:value-type="float">
            <text:p>0.0953963</text:p>
          </table:table-cell>
          <table:table-cell office:value-type="float" office:value="0.00922817" calcext:value-type="float">
            <text:p>0.00922817</text:p>
          </table:table-cell>
          <table:table-cell office:value-type="float" office:value="1.31124" calcext:value-type="float">
            <text:p>1.31124</text:p>
          </table:table-cell>
          <table:table-cell office:value-type="float" office:value="38.4095" calcext:value-type="float">
            <text:p>38.4095</text:p>
          </table:table-cell>
          <table:table-cell office:value-type="float" office:value="0.661989" calcext:value-type="float">
            <text:p>0.661989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3056" calcext:value-type="float">
            <text:p>0.303056</text:p>
          </table:table-cell>
          <table:table-cell office:value-type="float" office:value="0.0923636" calcext:value-type="float">
            <text:p>0.0923636</text:p>
          </table:table-cell>
          <table:table-cell office:value-type="float" office:value="0.008717" calcext:value-type="float">
            <text:p>0.008717</text:p>
          </table:table-cell>
          <table:table-cell office:value-type="float" office:value="0.804232" calcext:value-type="float">
            <text:p>0.804232</text:p>
          </table:table-cell>
          <table:table-cell office:value-type="float" office:value="48.3955" calcext:value-type="float">
            <text:p>48.3955</text:p>
          </table:table-cell>
          <table:table-cell office:value-type="float" office:value="0.6594" calcext:value-type="float">
            <text:p>0.659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7778" calcext:value-type="float">
            <text:p>0.337778</text:p>
          </table:table-cell>
          <table:table-cell office:value-type="float" office:value="0.114361" calcext:value-type="float">
            <text:p>0.114361</text:p>
          </table:table-cell>
          <table:table-cell office:value-type="float" office:value="0.0132022" calcext:value-type="float">
            <text:p>0.0132022</text:p>
          </table:table-cell>
          <table:table-cell office:value-type="float" office:value="0.76646" calcext:value-type="float">
            <text:p>0.76646</text:p>
          </table:table-cell>
          <table:table-cell office:value-type="float" office:value="55.224" calcext:value-type="float">
            <text:p>55.224</text:p>
          </table:table-cell>
          <table:table-cell office:value-type="float" office:value="0.663513" calcext:value-type="float">
            <text:p>0.66351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2778" calcext:value-type="float">
            <text:p>0.302778</text:p>
          </table:table-cell>
          <table:table-cell office:value-type="float" office:value="0.0935423" calcext:value-type="float">
            <text:p>0.0935423</text:p>
          </table:table-cell>
          <table:table-cell office:value-type="float" office:value="0.00944074" calcext:value-type="float">
            <text:p>0.00944074</text:p>
          </table:table-cell>
          <table:table-cell office:value-type="float" office:value="0.746896" calcext:value-type="float">
            <text:p>0.746896</text:p>
          </table:table-cell>
          <table:table-cell office:value-type="float" office:value="50.5587" calcext:value-type="float">
            <text:p>50.5587</text:p>
          </table:table-cell>
          <table:table-cell office:value-type="float" office:value="0.640359" calcext:value-type="float">
            <text:p>0.640359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2986" calcext:value-type="float">
            <text:p>0.302986</text:p>
          </table:table-cell>
          <table:table-cell office:value-type="float" office:value="0.093154" calcext:value-type="float">
            <text:p>0.093154</text:p>
          </table:table-cell>
          <table:table-cell office:value-type="float" office:value="0.00915849" calcext:value-type="float">
            <text:p>0.00915849</text:p>
          </table:table-cell>
          <table:table-cell office:value-type="float" office:value="1.07327" calcext:value-type="float">
            <text:p>1.07327</text:p>
          </table:table-cell>
          <table:table-cell office:value-type="float" office:value="42.0054" calcext:value-type="float">
            <text:p>42.0054</text:p>
          </table:table-cell>
          <table:table-cell office:value-type="float" office:value="0.648197" calcext:value-type="float">
            <text:p>0.64819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7448" calcext:value-type="float">
            <text:p>0.317448</text:p>
          </table:table-cell>
          <table:table-cell office:value-type="float" office:value="0.101856" calcext:value-type="float">
            <text:p>0.101856</text:p>
          </table:table-cell>
          <table:table-cell office:value-type="float" office:value="0.0108058" calcext:value-type="float">
            <text:p>0.0108058</text:p>
          </table:table-cell>
          <table:table-cell office:value-type="float" office:value="0.819482" calcext:value-type="float">
            <text:p>0.819482</text:p>
          </table:table-cell>
          <table:table-cell office:value-type="float" office:value="50.3653" calcext:value-type="float">
            <text:p>50.3653</text:p>
          </table:table-cell>
          <table:table-cell office:value-type="float" office:value="0.652816" calcext:value-type="float">
            <text:p>0.652816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5616" calcext:value-type="float">
            <text:p>0.315616</text:p>
          </table:table-cell>
          <table:table-cell office:value-type="float" office:value="0.100956" calcext:value-type="float">
            <text:p>0.100956</text:p>
          </table:table-cell>
          <table:table-cell office:value-type="float" office:value="0.010742" calcext:value-type="float">
            <text:p>0.010742</text:p>
          </table:table-cell>
          <table:table-cell office:value-type="float" office:value="1.09637" calcext:value-type="float">
            <text:p>1.09637</text:p>
          </table:table-cell>
          <table:table-cell office:value-type="float" office:value="43.282" calcext:value-type="float">
            <text:p>43.282</text:p>
          </table:table-cell>
          <table:table-cell office:value-type="float" office:value="0.648684" calcext:value-type="float">
            <text:p>0.64868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622" calcext:value-type="float">
            <text:p>0.31622</text:p>
          </table:table-cell>
          <table:table-cell office:value-type="float" office:value="0.101221" calcext:value-type="float">
            <text:p>0.101221</text:p>
          </table:table-cell>
          <table:table-cell office:value-type="float" office:value="0.0107364" calcext:value-type="float">
            <text:p>0.0107364</text:p>
          </table:table-cell>
          <table:table-cell office:value-type="float" office:value="0.998957" calcext:value-type="float">
            <text:p>0.998957</text:p>
          </table:table-cell>
          <table:table-cell office:value-type="float" office:value="45.428" calcext:value-type="float">
            <text:p>45.428</text:p>
          </table:table-cell>
          <table:table-cell office:value-type="float" office:value="0.650701" calcext:value-type="float">
            <text:p>0.65070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6046" calcext:value-type="float">
            <text:p>0.316046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107342" calcext:value-type="float">
            <text:p>0.0107342</text:p>
          </table:table-cell>
          <table:table-cell office:value-type="float" office:value="1.16108" calcext:value-type="float">
            <text:p>1.16108</text:p>
          </table:table-cell>
          <table:table-cell office:value-type="float" office:value="42.0823" calcext:value-type="float">
            <text:p>42.0823</text:p>
          </table:table-cell>
          <table:table-cell office:value-type="float" office:value="0.650212" calcext:value-type="float">
            <text:p>0.65021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5698" calcext:value-type="float">
            <text:p>0.315698</text:p>
          </table:table-cell>
          <table:table-cell office:value-type="float" office:value="0.100912" calcext:value-type="float">
            <text:p>0.100912</text:p>
          </table:table-cell>
          <table:table-cell office:value-type="float" office:value="0.0106819" calcext:value-type="float">
            <text:p>0.0106819</text:p>
          </table:table-cell>
          <table:table-cell office:value-type="float" office:value="1.11256" calcext:value-type="float">
            <text:p>1.11256</text:p>
          </table:table-cell>
          <table:table-cell office:value-type="float" office:value="42.9527" calcext:value-type="float">
            <text:p>42.9527</text:p>
          </table:table-cell>
          <table:table-cell office:value-type="float" office:value="0.650345" calcext:value-type="float">
            <text:p>0.65034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5388" calcext:value-type="float">
            <text:p>0.315388</text:p>
          </table:table-cell>
          <table:table-cell office:value-type="float" office:value="0.100692" calcext:value-type="float">
            <text:p>0.100692</text:p>
          </table:table-cell>
          <table:table-cell office:value-type="float" office:value="0.0106251" calcext:value-type="float">
            <text:p>0.0106251</text:p>
          </table:table-cell>
          <table:table-cell office:value-type="float" office:value="1.07604" calcext:value-type="float">
            <text:p>1.07604</text:p>
          </table:table-cell>
          <table:table-cell office:value-type="float" office:value="43.6362" calcext:value-type="float">
            <text:p>43.6362</text:p>
          </table:table-cell>
          <table:table-cell office:value-type="float" office:value="0.650681" calcext:value-type="float">
            <text:p>0.65068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5636" calcext:value-type="float">
            <text:p>0.315636</text:p>
          </table:table-cell>
          <table:table-cell office:value-type="float" office:value="0.100859" calcext:value-type="float">
            <text:p>0.100859</text:p>
          </table:table-cell>
          <table:table-cell office:value-type="float" office:value="0.0106658" calcext:value-type="float">
            <text:p>0.0106658</text:p>
          </table:table-cell>
          <table:table-cell office:value-type="float" office:value="1.09877" calcext:value-type="float">
            <text:p>1.09877</text:p>
          </table:table-cell>
          <table:table-cell office:value-type="float" office:value="43.2131" calcext:value-type="float">
            <text:p>43.2131</text:p>
          </table:table-cell>
          <table:table-cell office:value-type="float" office:value="0.650504" calcext:value-type="float">
            <text:p>0.65050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6148" calcext:value-type="float">
            <text:p>0.316148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0107239" calcext:value-type="float">
            <text:p>0.0107239</text:p>
          </table:table-cell>
          <table:table-cell office:value-type="float" office:value="1.11317" calcext:value-type="float">
            <text:p>1.11317</text:p>
          </table:table-cell>
          <table:table-cell office:value-type="float" office:value="42.9959" calcext:value-type="float">
            <text:p>42.9959</text:p>
          </table:table-cell>
          <table:table-cell office:value-type="float" office:value="0.650747" calcext:value-type="float">
            <text:p>0.65074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629" calcext:value-type="float">
            <text:p>0.31629</text:p>
          </table:table-cell>
          <table:table-cell office:value-type="float" office:value="0.101268" calcext:value-type="float">
            <text:p>0.101268</text:p>
          </table:table-cell>
          <table:table-cell office:value-type="float" office:value="0.0107468" calcext:value-type="float">
            <text:p>0.0107468</text:p>
          </table:table-cell>
          <table:table-cell office:value-type="float" office:value="1.09812" calcext:value-type="float">
            <text:p>1.09812</text:p>
          </table:table-cell>
          <table:table-cell office:value-type="float" office:value="43.3148" calcext:value-type="float">
            <text:p>43.3148</text:p>
          </table:table-cell>
          <table:table-cell office:value-type="float" office:value="0.650691" calcext:value-type="float">
            <text:p>0.65069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5597" calcext:value-type="float">
            <text:p>0.315597</text:p>
          </table:table-cell>
          <table:table-cell office:value-type="float" office:value="0.100839" calcext:value-type="float">
            <text:p>0.100839</text:p>
          </table:table-cell>
          <table:table-cell office:value-type="float" office:value="0.0106629" calcext:value-type="float">
            <text:p>0.0106629</text:p>
          </table:table-cell>
          <table:table-cell office:value-type="float" office:value="1.10525" calcext:value-type="float">
            <text:p>1.10525</text:p>
          </table:table-cell>
          <table:table-cell office:value-type="float" office:value="43.0805" calcext:value-type="float">
            <text:p>43.0805</text:p>
          </table:table-cell>
          <table:table-cell office:value-type="float" office:value="0.650459" calcext:value-type="float">
            <text:p>0.650459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6025" calcext:value-type="float">
            <text:p>0.316025</text:p>
          </table:table-cell>
          <table:table-cell office:value-type="float" office:value="0.101101" calcext:value-type="float">
            <text:p>0.101101</text:p>
          </table:table-cell>
          <table:table-cell office:value-type="float" office:value="0.0107134" calcext:value-type="float">
            <text:p>0.0107134</text:p>
          </table:table-cell>
          <table:table-cell office:value-type="float" office:value="1.10382" calcext:value-type="float">
            <text:p>1.10382</text:p>
          </table:table-cell>
          <table:table-cell office:value-type="float" office:value="43.1654" calcext:value-type="float">
            <text:p>43.1654</text:p>
          </table:table-cell>
          <table:table-cell office:value-type="float" office:value="0.650624" calcext:value-type="float">
            <text:p>0.65062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6081" calcext:value-type="float">
            <text:p>0.316081</text:p>
          </table:table-cell>
          <table:table-cell office:value-type="float" office:value="0.101133" calcext:value-type="float">
            <text:p>0.101133</text:p>
          </table:table-cell>
          <table:table-cell office:value-type="float" office:value="0.0107185" calcext:value-type="float">
            <text:p>0.0107185</text:p>
          </table:table-cell>
          <table:table-cell office:value-type="float" office:value="1.1066" calcext:value-type="float">
            <text:p>1.1066</text:p>
          </table:table-cell>
          <table:table-cell office:value-type="float" office:value="43.1172" calcext:value-type="float">
            <text:p>43.1172</text:p>
          </table:table-cell>
          <table:table-cell office:value-type="float" office:value="0.650675" calcext:value-type="float">
            <text:p>0.65067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126" calcext:value-type="float">
            <text:p>0.316126</text:p>
          </table:table-cell>
          <table:table-cell office:value-type="float" office:value="0.101162" calcext:value-type="float">
            <text:p>0.101162</text:p>
          </table:table-cell>
          <table:table-cell office:value-type="float" office:value="0.0107254" calcext:value-type="float">
            <text:p>0.0107254</text:p>
          </table:table-cell>
          <table:table-cell office:value-type="float" office:value="1.10062" calcext:value-type="float">
            <text:p>1.10062</text:p>
          </table:table-cell>
          <table:table-cell office:value-type="float" office:value="43.2421" calcext:value-type="float">
            <text:p>43.2421</text:p>
          </table:table-cell>
          <table:table-cell office:value-type="float" office:value="0.650657" calcext:value-type="float">
            <text:p>0.6506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5556" calcext:value-type="float">
            <text:p>0.0155556</text:p>
          </table:table-cell>
          <table:table-cell office:value-type="float" office:value="0.000241975" calcext:value-type="float">
            <text:p>0.000241975</text:p>
          </table:table-cell>
          <table:table-cell office:value-type="float" office:value="0.000000058552" calcext:value-type="float">
            <text:p>5.8552E-08</text:p>
          </table:table-cell>
          <table:table-cell office:value-type="float" office:value="0.903263" calcext:value-type="float">
            <text:p>0.90326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542444" calcext:value-type="float">
            <text:p>0.0542444</text:p>
          </table:table-cell>
          <table:table-cell office:value-type="float" office:value="0.00322694" calcext:value-type="float">
            <text:p>0.00322694</text:p>
          </table:table-cell>
          <table:table-cell office:value-type="float" office:value="3.63362" calcext:value-type="float">
            <text:p>3.63362</text:p>
          </table:table-cell>
          <table:table-cell office:value-type="float" office:value="16.8682" calcext:value-type="float">
            <text:p>16.8682</text:p>
          </table:table-cell>
          <table:table-cell office:value-type="float" office:value="0.634439" calcext:value-type="float">
            <text:p>0.63443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6111" calcext:value-type="float">
            <text:p>0.306111</text:p>
          </table:table-cell>
          <table:table-cell office:value-type="float" office:value="0.093742" calcext:value-type="float">
            <text:p>0.093742</text:p>
          </table:table-cell>
          <table:table-cell office:value-type="float" office:value="0.00880148" calcext:value-type="float">
            <text:p>0.00880148</text:p>
          </table:table-cell>
          <table:table-cell office:value-type="float" office:value="2.36485" calcext:value-type="float">
            <text:p>2.36485</text:p>
          </table:table-cell>
          <table:table-cell office:value-type="float" office:value="28.1675" calcext:value-type="float">
            <text:p>28.1675</text:p>
          </table:table-cell>
          <table:table-cell office:value-type="float" office:value="0.666139" calcext:value-type="float">
            <text:p>0.66613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2778" calcext:value-type="float">
            <text:p>0.312778</text:p>
          </table:table-cell>
          <table:table-cell office:value-type="float" office:value="0.0997568" calcext:value-type="float">
            <text:p>0.0997568</text:p>
          </table:table-cell>
          <table:table-cell office:value-type="float" office:value="0.0107151" calcext:value-type="float">
            <text:p>0.0107151</text:p>
          </table:table-cell>
          <table:table-cell office:value-type="float" office:value="1.13443" calcext:value-type="float">
            <text:p>1.13443</text:p>
          </table:table-cell>
          <table:table-cell office:value-type="float" office:value="42.2841" calcext:value-type="float">
            <text:p>42.2841</text:p>
          </table:table-cell>
          <table:table-cell office:value-type="float" office:value="0.641085" calcext:value-type="float">
            <text:p>0.64108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3472" calcext:value-type="float">
            <text:p>0.333472</text:p>
          </table:table-cell>
          <table:table-cell office:value-type="float" office:value="0.112071" calcext:value-type="float">
            <text:p>0.112071</text:p>
          </table:table-cell>
          <table:table-cell office:value-type="float" office:value="0.0130144" calcext:value-type="float">
            <text:p>0.0130144</text:p>
          </table:table-cell>
          <table:table-cell office:value-type="float" office:value="1.22399" calcext:value-type="float">
            <text:p>1.22399</text:p>
          </table:table-cell>
          <table:table-cell office:value-type="float" office:value="43.158" calcext:value-type="float">
            <text:p>43.158</text:p>
          </table:table-cell>
          <table:table-cell office:value-type="float" office:value="0.654602" calcext:value-type="float">
            <text:p>0.65460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8194" calcext:value-type="float">
            <text:p>0.318194</text:p>
          </table:table-cell>
          <table:table-cell office:value-type="float" office:value="0.101996" calcext:value-type="float">
            <text:p>0.101996</text:p>
          </table:table-cell>
          <table:table-cell office:value-type="float" office:value="0.0107114" calcext:value-type="float">
            <text:p>0.0107114</text:p>
          </table:table-cell>
          <table:table-cell office:value-type="float" office:value="1.34766" calcext:value-type="float">
            <text:p>1.34766</text:p>
          </table:table-cell>
          <table:table-cell office:value-type="float" office:value="39.1874" calcext:value-type="float">
            <text:p>39.1874</text:p>
          </table:table-cell>
          <table:table-cell office:value-type="float" office:value="0.656788" calcext:value-type="float">
            <text:p>0.65678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6806" calcext:value-type="float">
            <text:p>0.316806</text:p>
          </table:table-cell>
          <table:table-cell office:value-type="float" office:value="0.101334" calcext:value-type="float">
            <text:p>0.101334</text:p>
          </table:table-cell>
          <table:table-cell office:value-type="float" office:value="0.0106454" calcext:value-type="float">
            <text:p>0.0106454</text:p>
          </table:table-cell>
          <table:table-cell office:value-type="float" office:value="1.23752" calcext:value-type="float">
            <text:p>1.23752</text:p>
          </table:table-cell>
          <table:table-cell office:value-type="float" office:value="40.7842" calcext:value-type="float">
            <text:p>40.7842</text:p>
          </table:table-cell>
          <table:table-cell office:value-type="float" office:value="0.654435" calcext:value-type="float">
            <text:p>0.65443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5642" calcext:value-type="float">
            <text:p>0.315642</text:p>
          </table:table-cell>
          <table:table-cell office:value-type="float" office:value="0.100821" calcext:value-type="float">
            <text:p>0.100821</text:p>
          </table:table-cell>
          <table:table-cell office:value-type="float" office:value="0.0106444" calcext:value-type="float">
            <text:p>0.0106444</text:p>
          </table:table-cell>
          <table:table-cell office:value-type="float" office:value="1.28397" calcext:value-type="float">
            <text:p>1.28397</text:p>
          </table:table-cell>
          <table:table-cell office:value-type="float" office:value="39.9265" calcext:value-type="float">
            <text:p>39.9265</text:p>
          </table:table-cell>
          <table:table-cell office:value-type="float" office:value="0.650945" calcext:value-type="float">
            <text:p>0.65094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6684" calcext:value-type="float">
            <text:p>0.316684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0107745" calcext:value-type="float">
            <text:p>0.0107745</text:p>
          </table:table-cell>
          <table:table-cell office:value-type="float" office:value="1.0381" calcext:value-type="float">
            <text:p>1.0381</text:p>
          </table:table-cell>
          <table:table-cell office:value-type="float" office:value="44.6135" calcext:value-type="float">
            <text:p>44.6135</text:p>
          </table:table-cell>
          <table:table-cell office:value-type="float" office:value="0.651319" calcext:value-type="float">
            <text:p>0.65131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2808" calcext:value-type="float">
            <text:p>0.322808</text:p>
          </table:table-cell>
          <table:table-cell office:value-type="float" office:value="0.105322" calcext:value-type="float">
            <text:p>0.105322</text:p>
          </table:table-cell>
          <table:table-cell office:value-type="float" office:value="0.0115665" calcext:value-type="float">
            <text:p>0.0115665</text:p>
          </table:table-cell>
          <table:table-cell office:value-type="float" office:value="1.0493" calcext:value-type="float">
            <text:p>1.0493</text:p>
          </table:table-cell>
          <table:table-cell office:value-type="float" office:value="45.2116" calcext:value-type="float">
            <text:p>45.2116</text:p>
          </table:table-cell>
          <table:table-cell office:value-type="float" office:value="0.652429" calcext:value-type="float">
            <text:p>0.65242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084" calcext:value-type="float">
            <text:p>0.32084</text:p>
          </table:table-cell>
          <table:table-cell office:value-type="float" office:value="0.104219" calcext:value-type="float">
            <text:p>0.104219</text:p>
          </table:table-cell>
          <table:table-cell office:value-type="float" office:value="0.0113964" calcext:value-type="float">
            <text:p>0.0113964</text:p>
          </table:table-cell>
          <table:table-cell office:value-type="float" office:value="1.09447" calcext:value-type="float">
            <text:p>1.09447</text:p>
          </table:table-cell>
          <table:table-cell office:value-type="float" office:value="44.023" calcext:value-type="float">
            <text:p>44.023</text:p>
          </table:table-cell>
          <table:table-cell office:value-type="float" office:value="0.650257" calcext:value-type="float">
            <text:p>0.65025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2284" calcext:value-type="float">
            <text:p>0.322284</text:p>
          </table:table-cell>
          <table:table-cell office:value-type="float" office:value="0.105039" calcext:value-type="float">
            <text:p>0.105039</text:p>
          </table:table-cell>
          <table:table-cell office:value-type="float" office:value="0.0115216" calcext:value-type="float">
            <text:p>0.0115216</text:p>
          </table:table-cell>
          <table:table-cell office:value-type="float" office:value="1.12032" calcext:value-type="float">
            <text:p>1.12032</text:p>
          </table:table-cell>
          <table:table-cell office:value-type="float" office:value="43.6791" calcext:value-type="float">
            <text:p>43.6791</text:p>
          </table:table-cell>
          <table:table-cell office:value-type="float" office:value="0.651913" calcext:value-type="float">
            <text:p>0.65191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2076" calcext:value-type="float">
            <text:p>0.322076</text:p>
          </table:table-cell>
          <table:table-cell office:value-type="float" office:value="0.104975" calcext:value-type="float">
            <text:p>0.104975</text:p>
          </table:table-cell>
          <table:table-cell office:value-type="float" office:value="0.0115393" calcext:value-type="float">
            <text:p>0.0115393</text:p>
          </table:table-cell>
          <table:table-cell office:value-type="float" office:value="1.0892" calcext:value-type="float">
            <text:p>1.0892</text:p>
          </table:table-cell>
          <table:table-cell office:value-type="float" office:value="44.2924" calcext:value-type="float">
            <text:p>44.2924</text:p>
          </table:table-cell>
          <table:table-cell office:value-type="float" office:value="0.650954" calcext:value-type="float">
            <text:p>0.65095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1133" calcext:value-type="float">
            <text:p>0.321133</text:p>
          </table:table-cell>
          <table:table-cell office:value-type="float" office:value="0.104309" calcext:value-type="float">
            <text:p>0.104309</text:p>
          </table:table-cell>
          <table:table-cell office:value-type="float" office:value="0.0113696" calcext:value-type="float">
            <text:p>0.0113696</text:p>
          </table:table-cell>
          <table:table-cell office:value-type="float" office:value="1.10475" calcext:value-type="float">
            <text:p>1.10475</text:p>
          </table:table-cell>
          <table:table-cell office:value-type="float" office:value="43.8344" calcext:value-type="float">
            <text:p>43.8344</text:p>
          </table:table-cell>
          <table:table-cell office:value-type="float" office:value="0.651677" calcext:value-type="float">
            <text:p>0.65167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1193" calcext:value-type="float">
            <text:p>0.321193</text:p>
          </table:table-cell>
          <table:table-cell office:value-type="float" office:value="0.104381" calcext:value-type="float">
            <text:p>0.104381</text:p>
          </table:table-cell>
          <table:table-cell office:value-type="float" office:value="0.0113974" calcext:value-type="float">
            <text:p>0.0113974</text:p>
          </table:table-cell>
          <table:table-cell office:value-type="float" office:value="1.08221" calcext:value-type="float">
            <text:p>1.08221</text:p>
          </table:table-cell>
          <table:table-cell office:value-type="float" office:value="44.3093" calcext:value-type="float">
            <text:p>44.3093</text:p>
          </table:table-cell>
          <table:table-cell office:value-type="float" office:value="0.651308" calcext:value-type="float">
            <text:p>0.65130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0626" calcext:value-type="float">
            <text:p>0.320626</text:p>
          </table:table-cell>
          <table:table-cell office:value-type="float" office:value="0.104027" calcext:value-type="float">
            <text:p>0.104027</text:p>
          </table:table-cell>
          <table:table-cell office:value-type="float" office:value="0.0113259" calcext:value-type="float">
            <text:p>0.0113259</text:p>
          </table:table-cell>
          <table:table-cell office:value-type="float" office:value="1.0884" calcext:value-type="float">
            <text:p>1.0884</text:p>
          </table:table-cell>
          <table:table-cell office:value-type="float" office:value="44.1059" calcext:value-type="float">
            <text:p>44.1059</text:p>
          </table:table-cell>
          <table:table-cell office:value-type="float" office:value="0.651132" calcext:value-type="float">
            <text:p>0.65113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1132" calcext:value-type="float">
            <text:p>0.321132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113788" calcext:value-type="float">
            <text:p>0.0113788</text:p>
          </table:table-cell>
          <table:table-cell office:value-type="float" office:value="1.07364" calcext:value-type="float">
            <text:p>1.07364</text:p>
          </table:table-cell>
          <table:table-cell office:value-type="float" office:value="44.4757" calcext:value-type="float">
            <text:p>44.4757</text:p>
          </table:table-cell>
          <table:table-cell office:value-type="float" office:value="0.651502" calcext:value-type="float">
            <text:p>0.65150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0955" calcext:value-type="float">
            <text:p>0.320955</text:p>
          </table:table-cell>
          <table:table-cell office:value-type="float" office:value="0.104226" calcext:value-type="float">
            <text:p>0.104226</text:p>
          </table:table-cell>
          <table:table-cell office:value-type="float" office:value="0.0113647" calcext:value-type="float">
            <text:p>0.0113647</text:p>
          </table:table-cell>
          <table:table-cell office:value-type="float" office:value="1.08136" calcext:value-type="float">
            <text:p>1.08136</text:p>
          </table:table-cell>
          <table:table-cell office:value-type="float" office:value="44.2937" calcext:value-type="float">
            <text:p>44.2937</text:p>
          </table:table-cell>
          <table:table-cell office:value-type="float" office:value="0.651275" calcext:value-type="float">
            <text:p>0.65127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1005" calcext:value-type="float">
            <text:p>0.321005</text:p>
          </table:table-cell>
          <table:table-cell office:value-type="float" office:value="0.104249" calcext:value-type="float">
            <text:p>0.104249</text:p>
          </table:table-cell>
          <table:table-cell office:value-type="float" office:value="0.0113648" calcext:value-type="float">
            <text:p>0.0113648</text:p>
          </table:table-cell>
          <table:table-cell office:value-type="float" office:value="1.08184" calcext:value-type="float">
            <text:p>1.08184</text:p>
          </table:table-cell>
          <table:table-cell office:value-type="float" office:value="44.2887" calcext:value-type="float">
            <text:p>44.2887</text:p>
          </table:table-cell>
          <table:table-cell office:value-type="float" office:value="0.651425" calcext:value-type="float">
            <text:p>0.65142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878" calcext:value-type="float">
            <text:p>0.32087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0113477" calcext:value-type="float">
            <text:p>0.0113477</text:p>
          </table:table-cell>
          <table:table-cell office:value-type="float" office:value="1.08055" calcext:value-type="float">
            <text:p>1.08055</text:p>
          </table:table-cell>
          <table:table-cell office:value-type="float" office:value="44.2978" calcext:value-type="float">
            <text:p>44.2978</text:p>
          </table:table-cell>
          <table:table-cell office:value-type="float" office:value="0.651398" calcext:value-type="float">
            <text:p>0.651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1111" calcext:value-type="float">
            <text:p>0.0111111</text:p>
          </table:table-cell>
          <table:table-cell office:value-type="float" office:value="0.000123457" calcext:value-type="float">
            <text:p>0.000123457</text:p>
          </table:table-cell>
          <table:table-cell office:value-type="float" office:value="0.0000000152416" calcext:value-type="float">
            <text:p>1.52416E-08</text:p>
          </table:table-cell>
          <table:table-cell office:value-type="float" office:value="0.00319299" calcext:value-type="float">
            <text:p>0.00319299</text:p>
          </table:table-cell>
          <table:table-cell office:value-type="float" office:value="27.8089" calcext:value-type="float">
            <text:p>27.808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3333" calcext:value-type="float">
            <text:p>0.223333</text:p>
          </table:table-cell>
          <table:table-cell office:value-type="float" office:value="0.0499778" calcext:value-type="float">
            <text:p>0.0499778</text:p>
          </table:table-cell>
          <table:table-cell office:value-type="float" office:value="0.00251773" calcext:value-type="float">
            <text:p>0.00251773</text:p>
          </table:table-cell>
          <table:table-cell office:value-type="float" office:value="0.697881" calcext:value-type="float">
            <text:p>0.697881</text:p>
          </table:table-cell>
          <table:table-cell office:value-type="float" office:value="38.103" calcext:value-type="float">
            <text:p>38.103</text:p>
          </table:table-cell>
          <table:table-cell office:value-type="float" office:value="0.664004" calcext:value-type="float">
            <text:p>0.66400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7222" calcext:value-type="float">
            <text:p>0.337222</text:p>
          </table:table-cell>
          <table:table-cell office:value-type="float" office:value="0.117093" calcext:value-type="float">
            <text:p>0.117093</text:p>
          </table:table-cell>
          <table:table-cell office:value-type="float" office:value="0.0151709" calcext:value-type="float">
            <text:p>0.0151709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40.9822" calcext:value-type="float">
            <text:p>40.9822</text:p>
          </table:table-cell>
          <table:table-cell office:value-type="float" office:value="0.631165" calcext:value-type="float">
            <text:p>0.63116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0833" calcext:value-type="float">
            <text:p>0.340833</text:p>
          </table:table-cell>
          <table:table-cell office:value-type="float" office:value="0.116844" calcext:value-type="float">
            <text:p>0.116844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506564" calcext:value-type="float">
            <text:p>0.506564</text:p>
          </table:table-cell>
          <table:table-cell office:value-type="float" office:value="68.7534" calcext:value-type="float">
            <text:p>68.7534</text:p>
          </table:table-cell>
          <table:table-cell office:value-type="float" office:value="0.658818" calcext:value-type="float">
            <text:p>0.65881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375" calcext:value-type="float">
            <text:p>0.32375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0115035" calcext:value-type="float">
            <text:p>0.0115035</text:p>
          </table:table-cell>
          <table:table-cell office:value-type="float" office:value="1.22156" calcext:value-type="float">
            <text:p>1.22156</text:p>
          </table:table-cell>
          <table:table-cell office:value-type="float" office:value="41.9193" calcext:value-type="float">
            <text:p>41.9193</text:p>
          </table:table-cell>
          <table:table-cell office:value-type="float" office:value="0.656113" calcext:value-type="float">
            <text:p>0.656113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6528" calcext:value-type="float">
            <text:p>0.316528</text:p>
          </table:table-cell>
          <table:table-cell office:value-type="float" office:value="0.101974" calcext:value-type="float">
            <text:p>0.101974</text:p>
          </table:table-cell>
          <table:table-cell office:value-type="float" office:value="0.0111649" calcext:value-type="float">
            <text:p>0.0111649</text:p>
          </table:table-cell>
          <table:table-cell office:value-type="float" office:value="0.91123" calcext:value-type="float">
            <text:p>0.91123</text:p>
          </table:table-cell>
          <table:table-cell office:value-type="float" office:value="47.7662" calcext:value-type="float">
            <text:p>47.7662</text:p>
          </table:table-cell>
          <table:table-cell office:value-type="float" office:value="0.642106" calcext:value-type="float">
            <text:p>0.64210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0382" calcext:value-type="float">
            <text:p>0.320382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11066" calcext:value-type="float">
            <text:p>0.011066</text:p>
          </table:table-cell>
          <table:table-cell office:value-type="float" office:value="0.901717" calcext:value-type="float">
            <text:p>0.901717</text:p>
          </table:table-cell>
          <table:table-cell office:value-type="float" office:value="48.3836" calcext:value-type="float">
            <text:p>48.3836</text:p>
          </table:table-cell>
          <table:table-cell office:value-type="float" office:value="0.655719" calcext:value-type="float">
            <text:p>0.65571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4618" calcext:value-type="float">
            <text:p>0.324618</text:p>
          </table:table-cell>
          <table:table-cell office:value-type="float" office:value="0.106637" calcext:value-type="float">
            <text:p>0.106637</text:p>
          </table:table-cell>
          <table:table-cell office:value-type="float" office:value="0.0119163" calcext:value-type="float">
            <text:p>0.0119163</text:p>
          </table:table-cell>
          <table:table-cell office:value-type="float" office:value="0.953957" calcext:value-type="float">
            <text:p>0.953957</text:p>
          </table:table-cell>
          <table:table-cell office:value-type="float" office:value="47.7395" calcext:value-type="float">
            <text:p>47.7395</text:p>
          </table:table-cell>
          <table:table-cell office:value-type="float" office:value="0.650699" calcext:value-type="float">
            <text:p>0.65069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895" calcext:value-type="float">
            <text:p>0.32895</text:p>
          </table:table-cell>
          <table:table-cell office:value-type="float" office:value="0.109244" calcext:value-type="float">
            <text:p>0.109244</text:p>
          </table:table-cell>
          <table:table-cell office:value-type="float" office:value="0.0123832" calcext:value-type="float">
            <text:p>0.0123832</text:p>
          </table:table-cell>
          <table:table-cell office:value-type="float" office:value="1.05815" calcext:value-type="float">
            <text:p>1.05815</text:p>
          </table:table-cell>
          <table:table-cell office:value-type="float" office:value="45.8597" calcext:value-type="float">
            <text:p>45.8597</text:p>
          </table:table-cell>
          <table:table-cell office:value-type="float" office:value="0.654125" calcext:value-type="float">
            <text:p>0.65412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3173" calcext:value-type="float">
            <text:p>0.323173</text:p>
          </table:table-cell>
          <table:table-cell office:value-type="float" office:value="0.105445" calcext:value-type="float">
            <text:p>0.105445</text:p>
          </table:table-cell>
          <table:table-cell office:value-type="float" office:value="0.0115364" calcext:value-type="float">
            <text:p>0.0115364</text:p>
          </table:table-cell>
          <table:table-cell office:value-type="float" office:value="1.04838" calcext:value-type="float">
            <text:p>1.04838</text:p>
          </table:table-cell>
          <table:table-cell office:value-type="float" office:value="45.2581" calcext:value-type="float">
            <text:p>45.2581</text:p>
          </table:table-cell>
          <table:table-cell office:value-type="float" office:value="0.65414" calcext:value-type="float">
            <text:p>0.6541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4644" calcext:value-type="float">
            <text:p>0.324644</text:p>
          </table:table-cell>
          <table:table-cell office:value-type="float" office:value="0.106503" calcext:value-type="float">
            <text:p>0.106503</text:p>
          </table:table-cell>
          <table:table-cell office:value-type="float" office:value="0.0118162" calcext:value-type="float">
            <text:p>0.0118162</text:p>
          </table:table-cell>
          <table:table-cell office:value-type="float" office:value="1.05282" calcext:value-type="float">
            <text:p>1.05282</text:p>
          </table:table-cell>
          <table:table-cell office:value-type="float" office:value="45.3902" calcext:value-type="float">
            <text:p>45.3902</text:p>
          </table:table-cell>
          <table:table-cell office:value-type="float" office:value="0.652757" calcext:value-type="float">
            <text:p>0.65275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6657" calcext:value-type="float">
            <text:p>0.326657</text:p>
          </table:table-cell>
          <table:table-cell office:value-type="float" office:value="0.10779" calcext:value-type="float">
            <text:p>0.10779</text:p>
          </table:table-cell>
          <table:table-cell office:value-type="float" office:value="0.0120842" calcext:value-type="float">
            <text:p>0.0120842</text:p>
          </table:table-cell>
          <table:table-cell office:value-type="float" office:value="1.03476" calcext:value-type="float">
            <text:p>1.03476</text:p>
          </table:table-cell>
          <table:table-cell office:value-type="float" office:value="46.0678" calcext:value-type="float">
            <text:p>46.0678</text:p>
          </table:table-cell>
          <table:table-cell office:value-type="float" office:value="0.653314" calcext:value-type="float">
            <text:p>0.65331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737" calcext:value-type="float">
            <text:p>0.32737</text:p>
          </table:table-cell>
          <table:table-cell office:value-type="float" office:value="0.108336" calcext:value-type="float">
            <text:p>0.108336</text:p>
          </table:table-cell>
          <table:table-cell office:value-type="float" office:value="0.0122359" calcext:value-type="float">
            <text:p>0.0122359</text:p>
          </table:table-cell>
          <table:table-cell office:value-type="float" office:value="1.04954" calcext:value-type="float">
            <text:p>1.04954</text:p>
          </table:table-cell>
          <table:table-cell office:value-type="float" office:value="45.8556" calcext:value-type="float">
            <text:p>45.8556</text:p>
          </table:table-cell>
          <table:table-cell office:value-type="float" office:value="0.652486" calcext:value-type="float">
            <text:p>0.65248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5269" calcext:value-type="float">
            <text:p>0.325269</text:p>
          </table:table-cell>
          <table:table-cell office:value-type="float" office:value="0.107009" calcext:value-type="float">
            <text:p>0.107009</text:p>
          </table:table-cell>
          <table:table-cell office:value-type="float" office:value="0.0119626" calcext:value-type="float">
            <text:p>0.0119626</text:p>
          </table:table-cell>
          <table:table-cell office:value-type="float" office:value="1.05478" calcext:value-type="float">
            <text:p>1.05478</text:p>
          </table:table-cell>
          <table:table-cell office:value-type="float" office:value="45.4563" calcext:value-type="float">
            <text:p>45.4563</text:p>
          </table:table-cell>
          <table:table-cell office:value-type="float" office:value="0.651774" calcext:value-type="float">
            <text:p>0.65177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5211" calcext:value-type="float">
            <text:p>0.325211</text:p>
          </table:table-cell>
          <table:table-cell office:value-type="float" office:value="0.106982" calcext:value-type="float">
            <text:p>0.106982</text:p>
          </table:table-cell>
          <table:table-cell office:value-type="float" office:value="0.0119616" calcext:value-type="float">
            <text:p>0.0119616</text:p>
          </table:table-cell>
          <table:table-cell office:value-type="float" office:value="1.05233" calcext:value-type="float">
            <text:p>1.05233</text:p>
          </table:table-cell>
          <table:table-cell office:value-type="float" office:value="45.5041" calcext:value-type="float">
            <text:p>45.5041</text:p>
          </table:table-cell>
          <table:table-cell office:value-type="float" office:value="0.651629" calcext:value-type="float">
            <text:p>0.65162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6338" calcext:value-type="float">
            <text:p>0.326338</text:p>
          </table:table-cell>
          <table:table-cell office:value-type="float" office:value="0.107671" calcext:value-type="float">
            <text:p>0.107671</text:p>
          </table:table-cell>
          <table:table-cell office:value-type="float" office:value="0.0120946" calcext:value-type="float">
            <text:p>0.0120946</text:p>
          </table:table-cell>
          <table:table-cell office:value-type="float" office:value="1.0618" calcext:value-type="float">
            <text:p>1.0618</text:p>
          </table:table-cell>
          <table:table-cell office:value-type="float" office:value="45.4457" calcext:value-type="float">
            <text:p>45.4457</text:p>
          </table:table-cell>
          <table:table-cell office:value-type="float" office:value="0.652246" calcext:value-type="float">
            <text:p>0.65224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5823" calcext:value-type="float">
            <text:p>0.325823</text:p>
          </table:table-cell>
          <table:table-cell office:value-type="float" office:value="0.107349" calcext:value-type="float">
            <text:p>0.107349</text:p>
          </table:table-cell>
          <table:table-cell office:value-type="float" office:value="0.0120293" calcext:value-type="float">
            <text:p>0.0120293</text:p>
          </table:table-cell>
          <table:table-cell office:value-type="float" office:value="1.06434" calcext:value-type="float">
            <text:p>1.06434</text:p>
          </table:table-cell>
          <table:table-cell office:value-type="float" office:value="45.3221" calcext:value-type="float">
            <text:p>45.3221</text:p>
          </table:table-cell>
          <table:table-cell office:value-type="float" office:value="0.652045" calcext:value-type="float">
            <text:p>0.65204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093" calcext:value-type="float">
            <text:p>0.326093</text:p>
          </table:table-cell>
          <table:table-cell office:value-type="float" office:value="0.107528" calcext:value-type="float">
            <text:p>0.107528</text:p>
          </table:table-cell>
          <table:table-cell office:value-type="float" office:value="0.012069" calcext:value-type="float">
            <text:p>0.012069</text:p>
          </table:table-cell>
          <table:table-cell office:value-type="float" office:value="1.0542" calcext:value-type="float">
            <text:p>1.0542</text:p>
          </table:table-cell>
          <table:table-cell office:value-type="float" office:value="45.5804" calcext:value-type="float">
            <text:p>45.5804</text:p>
          </table:table-cell>
          <table:table-cell office:value-type="float" office:value="0.652058" calcext:value-type="float">
            <text:p>0.65205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023" calcext:value-type="float">
            <text:p>0.326023</text:p>
          </table:table-cell>
          <table:table-cell office:value-type="float" office:value="0.107477" calcext:value-type="float">
            <text:p>0.107477</text:p>
          </table:table-cell>
          <table:table-cell office:value-type="float" office:value="0.0120573" calcext:value-type="float">
            <text:p>0.0120573</text:p>
          </table:table-cell>
          <table:table-cell office:value-type="float" office:value="1.05905" calcext:value-type="float">
            <text:p>1.05905</text:p>
          </table:table-cell>
          <table:table-cell office:value-type="float" office:value="45.4638" calcext:value-type="float">
            <text:p>45.4638</text:p>
          </table:table-cell>
          <table:table-cell office:value-type="float" office:value="0.652065" calcext:value-type="float">
            <text:p>0.65206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597" calcext:value-type="float">
            <text:p>0.32597</text:p>
          </table:table-cell>
          <table:table-cell office:value-type="float" office:value="0.107444" calcext:value-type="float">
            <text:p>0.107444</text:p>
          </table:table-cell>
          <table:table-cell office:value-type="float" office:value="0.0120501" calcext:value-type="float">
            <text:p>0.0120501</text:p>
          </table:table-cell>
          <table:table-cell office:value-type="float" office:value="1.06094" calcext:value-type="float">
            <text:p>1.06094</text:p>
          </table:table-cell>
          <table:table-cell office:value-type="float" office:value="45.4157" calcext:value-type="float">
            <text:p>45.4157</text:p>
          </table:table-cell>
          <table:table-cell office:value-type="float" office:value="0.652058" calcext:value-type="float">
            <text:p>0.652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88889" calcext:value-type="float">
            <text:p>0.0488889</text:p>
          </table:table-cell>
          <table:table-cell office:value-type="float" office:value="0.00239012" calcext:value-type="float">
            <text:p>0.00239012</text:p>
          </table:table-cell>
          <table:table-cell office:value-type="float" office:value="0.00000571269" calcext:value-type="float">
            <text:p>5.71269E-06</text:p>
          </table:table-cell>
          <table:table-cell office:value-type="float" office:value="0.188026" calcext:value-type="float">
            <text:p>0.188026</text:p>
          </table:table-cell>
          <table:table-cell office:value-type="float" office:value="15.456" calcext:value-type="float">
            <text:p>15.45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4444" calcext:value-type="float">
            <text:p>0.234444</text:p>
          </table:table-cell>
          <table:table-cell office:value-type="float" office:value="0.0561506" calcext:value-type="float">
            <text:p>0.0561506</text:p>
          </table:table-cell>
          <table:table-cell office:value-type="float" office:value="0.00341373" calcext:value-type="float">
            <text:p>0.00341373</text:p>
          </table:table-cell>
          <table:table-cell office:value-type="float" office:value="0.331665" calcext:value-type="float">
            <text:p>0.331665</text:p>
          </table:table-cell>
          <table:table-cell office:value-type="float" office:value="58.8511" calcext:value-type="float">
            <text:p>58.8511</text:p>
          </table:table-cell>
          <table:table-cell office:value-type="float" office:value="0.63909" calcext:value-type="float">
            <text:p>0.6390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0556" calcext:value-type="float">
            <text:p>0.320556</text:p>
          </table:table-cell>
          <table:table-cell office:value-type="float" office:value="0.10426" calcext:value-type="float">
            <text:p>0.10426</text:p>
          </table:table-cell>
          <table:table-cell office:value-type="float" office:value="0.0114621" calcext:value-type="float">
            <text:p>0.0114621</text:p>
          </table:table-cell>
          <table:table-cell office:value-type="float" office:value="2.22674" calcext:value-type="float">
            <text:p>2.22674</text:p>
          </table:table-cell>
          <table:table-cell office:value-type="float" office:value="30.6808" calcext:value-type="float">
            <text:p>30.6808</text:p>
          </table:table-cell>
          <table:table-cell office:value-type="float" office:value="0.648518" calcext:value-type="float">
            <text:p>0.64851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75" calcext:value-type="float">
            <text:p>0.3475</text:p>
          </table:table-cell>
          <table:table-cell office:value-type="float" office:value="0.12112" calcext:value-type="float">
            <text:p>0.12112</text:p>
          </table:table-cell>
          <table:table-cell office:value-type="float" office:value="0.0148434" calcext:value-type="float">
            <text:p>0.0148434</text:p>
          </table:table-cell>
          <table:table-cell office:value-type="float" office:value="1.96213" calcext:value-type="float">
            <text:p>1.96213</text:p>
          </table:table-cell>
          <table:table-cell office:value-type="float" office:value="35.3311" calcext:value-type="float">
            <text:p>35.3311</text:p>
          </table:table-cell>
          <table:table-cell office:value-type="float" office:value="0.662731" calcext:value-type="float">
            <text:p>0.66273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0139" calcext:value-type="float">
            <text:p>0.340139</text:p>
          </table:table-cell>
          <table:table-cell office:value-type="float" office:value="0.116173" calcext:value-type="float">
            <text:p>0.116173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889489" calcext:value-type="float">
            <text:p>0.889489</text:p>
          </table:table-cell>
          <table:table-cell office:value-type="float" office:value="51.6397" calcext:value-type="float">
            <text:p>51.6397</text:p>
          </table:table-cell>
          <table:table-cell office:value-type="float" office:value="0.66109" calcext:value-type="float">
            <text:p>0.6610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0208" calcext:value-type="float">
            <text:p>0.340208</text:p>
          </table:table-cell>
          <table:table-cell office:value-type="float" office:value="0.116539" calcext:value-type="float">
            <text:p>0.116539</text:p>
          </table:table-cell>
          <table:table-cell office:value-type="float" office:value="0.0139537" calcext:value-type="float">
            <text:p>0.0139537</text:p>
          </table:table-cell>
          <table:table-cell office:value-type="float" office:value="0.950555" calcext:value-type="float">
            <text:p>0.950555</text:p>
          </table:table-cell>
          <table:table-cell office:value-type="float" office:value="50.0181" calcext:value-type="float">
            <text:p>50.0181</text:p>
          </table:table-cell>
          <table:table-cell office:value-type="float" office:value="0.657528" calcext:value-type="float">
            <text:p>0.65752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2431" calcext:value-type="float">
            <text:p>0.332431</text:p>
          </table:table-cell>
          <table:table-cell office:value-type="float" office:value="0.111676" calcext:value-type="float">
            <text:p>0.111676</text:p>
          </table:table-cell>
          <table:table-cell office:value-type="float" office:value="0.0129659" calcext:value-type="float">
            <text:p>0.0129659</text:p>
          </table:table-cell>
          <table:table-cell office:value-type="float" office:value="1.22379" calcext:value-type="float">
            <text:p>1.22379</text:p>
          </table:table-cell>
          <table:table-cell office:value-type="float" office:value="43.0846" calcext:value-type="float">
            <text:p>43.0846</text:p>
          </table:table-cell>
          <table:table-cell office:value-type="float" office:value="0.653453" calcext:value-type="float">
            <text:p>0.65345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9115" calcext:value-type="float">
            <text:p>0.329115</text:p>
          </table:table-cell>
          <table:table-cell office:value-type="float" office:value="0.109401" calcext:value-type="float">
            <text:p>0.109401</text:p>
          </table:table-cell>
          <table:table-cell office:value-type="float" office:value="0.012433" calcext:value-type="float">
            <text:p>0.012433</text:p>
          </table:table-cell>
          <table:table-cell office:value-type="float" office:value="0.903976" calcext:value-type="float">
            <text:p>0.903976</text:p>
          </table:table-cell>
          <table:table-cell office:value-type="float" office:value="49.6919" calcext:value-type="float">
            <text:p>49.6919</text:p>
          </table:table-cell>
          <table:table-cell office:value-type="float" office:value="0.653732" calcext:value-type="float">
            <text:p>0.65373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2569" calcext:value-type="float">
            <text:p>0.332569</text:p>
          </table:table-cell>
          <table:table-cell office:value-type="float" office:value="0.111682" calcext:value-type="float">
            <text:p>0.111682</text:p>
          </table:table-cell>
          <table:table-cell office:value-type="float" office:value="0.0129352" calcext:value-type="float">
            <text:p>0.0129352</text:p>
          </table:table-cell>
          <table:table-cell office:value-type="float" office:value="1.18018" calcext:value-type="float">
            <text:p>1.18018</text:p>
          </table:table-cell>
          <table:table-cell office:value-type="float" office:value="43.8842" calcext:value-type="float">
            <text:p>43.8842</text:p>
          </table:table-cell>
          <table:table-cell office:value-type="float" office:value="0.654308" calcext:value-type="float">
            <text:p>0.65430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0195" calcext:value-type="float">
            <text:p>0.330195</text:p>
          </table:table-cell>
          <table:table-cell office:value-type="float" office:value="0.110108" calcext:value-type="float">
            <text:p>0.110108</text:p>
          </table:table-cell>
          <table:table-cell office:value-type="float" office:value="0.0125919" calcext:value-type="float">
            <text:p>0.0125919</text:p>
          </table:table-cell>
          <table:table-cell office:value-type="float" office:value="1.02997" calcext:value-type="float">
            <text:p>1.02997</text:p>
          </table:table-cell>
          <table:table-cell office:value-type="float" office:value="46.675" calcext:value-type="float">
            <text:p>46.675</text:p>
          </table:table-cell>
          <table:table-cell office:value-type="float" office:value="0.653795" calcext:value-type="float">
            <text:p>0.65379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7763" calcext:value-type="float">
            <text:p>0.327763</text:p>
          </table:table-cell>
          <table:table-cell office:value-type="float" office:value="0.108602" calcext:value-type="float">
            <text:p>0.108602</text:p>
          </table:table-cell>
          <table:table-cell office:value-type="float" office:value="0.0122958" calcext:value-type="float">
            <text:p>0.0122958</text:p>
          </table:table-cell>
          <table:table-cell office:value-type="float" office:value="1.05317" calcext:value-type="float">
            <text:p>1.05317</text:p>
          </table:table-cell>
          <table:table-cell office:value-type="float" office:value="45.8326" calcext:value-type="float">
            <text:p>45.8326</text:p>
          </table:table-cell>
          <table:table-cell office:value-type="float" office:value="0.652496" calcext:value-type="float">
            <text:p>0.65249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1937" calcext:value-type="float">
            <text:p>0.331937</text:p>
          </table:table-cell>
          <table:table-cell office:value-type="float" office:value="0.111392" calcext:value-type="float">
            <text:p>0.111392</text:p>
          </table:table-cell>
          <table:table-cell office:value-type="float" office:value="0.012947" calcext:value-type="float">
            <text:p>0.012947</text:p>
          </table:table-cell>
          <table:table-cell office:value-type="float" office:value="1.0185" calcext:value-type="float">
            <text:p>1.0185</text:p>
          </table:table-cell>
          <table:table-cell office:value-type="float" office:value="47.2158" calcext:value-type="float">
            <text:p>47.2158</text:p>
          </table:table-cell>
          <table:table-cell office:value-type="float" office:value="0.652194" calcext:value-type="float">
            <text:p>0.65219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1889" calcext:value-type="float">
            <text:p>0.331889</text:p>
          </table:table-cell>
          <table:table-cell office:value-type="float" office:value="0.111301" calcext:value-type="float">
            <text:p>0.111301</text:p>
          </table:table-cell>
          <table:table-cell office:value-type="float" office:value="0.0128963" calcext:value-type="float">
            <text:p>0.0128963</text:p>
          </table:table-cell>
          <table:table-cell office:value-type="float" office:value="1.05941" calcext:value-type="float">
            <text:p>1.05941</text:p>
          </table:table-cell>
          <table:table-cell office:value-type="float" office:value="46.2663" calcext:value-type="float">
            <text:p>46.2663</text:p>
          </table:table-cell>
          <table:table-cell office:value-type="float" office:value="0.652986" calcext:value-type="float">
            <text:p>0.65298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1483" calcext:value-type="float">
            <text:p>0.331483</text:p>
          </table:table-cell>
          <table:table-cell office:value-type="float" office:value="0.111037" calcext:value-type="float">
            <text:p>0.111037</text:p>
          </table:table-cell>
          <table:table-cell office:value-type="float" office:value="0.0128387" calcext:value-type="float">
            <text:p>0.0128387</text:p>
          </table:table-cell>
          <table:table-cell office:value-type="float" office:value="1.0518" calcext:value-type="float">
            <text:p>1.0518</text:p>
          </table:table-cell>
          <table:table-cell office:value-type="float" office:value="46.3795" calcext:value-type="float">
            <text:p>46.3795</text:p>
          </table:table-cell>
          <table:table-cell office:value-type="float" office:value="0.652896" calcext:value-type="float">
            <text:p>0.65289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128" calcext:value-type="float">
            <text:p>0.33128</text:p>
          </table:table-cell>
          <table:table-cell office:value-type="float" office:value="0.11091" calcext:value-type="float">
            <text:p>0.11091</text:p>
          </table:table-cell>
          <table:table-cell office:value-type="float" office:value="0.0128144" calcext:value-type="float">
            <text:p>0.0128144</text:p>
          </table:table-cell>
          <table:table-cell office:value-type="float" office:value="1.04864" calcext:value-type="float">
            <text:p>1.04864</text:p>
          </table:table-cell>
          <table:table-cell office:value-type="float" office:value="46.4233" calcext:value-type="float">
            <text:p>46.4233</text:p>
          </table:table-cell>
          <table:table-cell office:value-type="float" office:value="0.652758" calcext:value-type="float">
            <text:p>0.65275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1493" calcext:value-type="float">
            <text:p>0.331493</text:p>
          </table:table-cell>
          <table:table-cell office:value-type="float" office:value="0.111038" calcext:value-type="float">
            <text:p>0.111038</text:p>
          </table:table-cell>
          <table:table-cell office:value-type="float" office:value="0.0128351" calcext:value-type="float">
            <text:p>0.0128351</text:p>
          </table:table-cell>
          <table:table-cell office:value-type="float" office:value="1.04925" calcext:value-type="float">
            <text:p>1.04925</text:p>
          </table:table-cell>
          <table:table-cell office:value-type="float" office:value="46.4367" calcext:value-type="float">
            <text:p>46.4367</text:p>
          </table:table-cell>
          <table:table-cell office:value-type="float" office:value="0.652994" calcext:value-type="float">
            <text:p>0.65299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1517" calcext:value-type="float">
            <text:p>0.331517</text:p>
          </table:table-cell>
          <table:table-cell office:value-type="float" office:value="0.111072" calcext:value-type="float">
            <text:p>0.111072</text:p>
          </table:table-cell>
          <table:table-cell office:value-type="float" office:value="0.0128523" calcext:value-type="float">
            <text:p>0.0128523</text:p>
          </table:table-cell>
          <table:table-cell office:value-type="float" office:value="1.03938" calcext:value-type="float">
            <text:p>1.03938</text:p>
          </table:table-cell>
          <table:table-cell office:value-type="float" office:value="46.6662" calcext:value-type="float">
            <text:p>46.6662</text:p>
          </table:table-cell>
          <table:table-cell office:value-type="float" office:value="0.652746" calcext:value-type="float">
            <text:p>0.65274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1331" calcext:value-type="float">
            <text:p>0.331331</text:p>
          </table:table-cell>
          <table:table-cell office:value-type="float" office:value="0.110949" calcext:value-type="float">
            <text:p>0.110949</text:p>
          </table:table-cell>
          <table:table-cell office:value-type="float" office:value="0.0128235" calcext:value-type="float">
            <text:p>0.0128235</text:p>
          </table:table-cell>
          <table:table-cell office:value-type="float" office:value="1.0427" calcext:value-type="float">
            <text:p>1.0427</text:p>
          </table:table-cell>
          <table:table-cell office:value-type="float" office:value="46.5649" calcext:value-type="float">
            <text:p>46.5649</text:p>
          </table:table-cell>
          <table:table-cell office:value-type="float" office:value="0.652752" calcext:value-type="float">
            <text:p>0.65275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1368" calcext:value-type="float">
            <text:p>0.331368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0128221" calcext:value-type="float">
            <text:p>0.0128221</text:p>
          </table:table-cell>
          <table:table-cell office:value-type="float" office:value="1.04233" calcext:value-type="float">
            <text:p>1.04233</text:p>
          </table:table-cell>
          <table:table-cell office:value-type="float" office:value="46.5763" calcext:value-type="float">
            <text:p>46.5763</text:p>
          </table:table-cell>
          <table:table-cell office:value-type="float" office:value="0.652879" calcext:value-type="float">
            <text:p>0.65287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495" calcext:value-type="float">
            <text:p>0.331495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0.0128425" calcext:value-type="float">
            <text:p>0.0128425</text:p>
          </table:table-cell>
          <table:table-cell office:value-type="float" office:value="1.0475" calcext:value-type="float">
            <text:p>1.0475</text:p>
          </table:table-cell>
          <table:table-cell office:value-type="float" office:value="46.4782" calcext:value-type="float">
            <text:p>46.4782</text:p>
          </table:table-cell>
          <table:table-cell office:value-type="float" office:value="0.65286" calcext:value-type="float">
            <text:p>0.65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1111" calcext:value-type="float">
            <text:p>0.0311111</text:p>
          </table:table-cell>
          <table:table-cell office:value-type="float" office:value="0.000967901" calcext:value-type="float">
            <text:p>0.000967901</text:p>
          </table:table-cell>
          <table:table-cell office:value-type="float" office:value="0.000000936833" calcext:value-type="float">
            <text:p>9.36833E-07</text:p>
          </table:table-cell>
          <table:table-cell office:value-type="float" office:value="1.83435" calcext:value-type="float">
            <text:p>1.8343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6667" calcext:value-type="float">
            <text:p>0.236667</text:p>
          </table:table-cell>
          <table:table-cell office:value-type="float" office:value="0.0606049" calcext:value-type="float">
            <text:p>0.0606049</text:p>
          </table:table-cell>
          <table:table-cell office:value-type="float" office:value="0.00470218" calcext:value-type="float">
            <text:p>0.00470218</text:p>
          </table:table-cell>
          <table:table-cell office:value-type="float" office:value="1.97102" calcext:value-type="float">
            <text:p>1.97102</text:p>
          </table:table-cell>
          <table:table-cell office:value-type="float" office:value="24.7043" calcext:value-type="float">
            <text:p>24.7043</text:p>
          </table:table-cell>
          <table:table-cell office:value-type="float" office:value="0.573261" calcext:value-type="float">
            <text:p>0.57326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7222" calcext:value-type="float">
            <text:p>0.337222</text:p>
          </table:table-cell>
          <table:table-cell office:value-type="float" office:value="0.113848" calcext:value-type="float">
            <text:p>0.113848</text:p>
          </table:table-cell>
          <table:table-cell office:value-type="float" office:value="0.0130181" calcext:value-type="float">
            <text:p>0.0130181</text:p>
          </table:table-cell>
          <table:table-cell office:value-type="float" office:value="0.830729" calcext:value-type="float">
            <text:p>0.830729</text:p>
          </table:table-cell>
          <table:table-cell office:value-type="float" office:value="52.9081" calcext:value-type="float">
            <text:p>52.9081</text:p>
          </table:table-cell>
          <table:table-cell office:value-type="float" office:value="0.665208" calcext:value-type="float">
            <text:p>0.66520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28333" calcext:value-type="float">
            <text:p>0.328333</text:p>
          </table:table-cell>
          <table:table-cell office:value-type="float" office:value="0.108321" calcext:value-type="float">
            <text:p>0.108321</text:p>
          </table:table-cell>
          <table:table-cell office:value-type="float" office:value="0.0119571" calcext:value-type="float">
            <text:p>0.0119571</text:p>
          </table:table-cell>
          <table:table-cell office:value-type="float" office:value="0.892005" calcext:value-type="float">
            <text:p>0.892005</text:p>
          </table:table-cell>
          <table:table-cell office:value-type="float" office:value="49.7775" calcext:value-type="float">
            <text:p>49.7775</text:p>
          </table:table-cell>
          <table:table-cell office:value-type="float" office:value="0.660314" calcext:value-type="float">
            <text:p>0.66031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875" calcext:value-type="float">
            <text:p>0.33875</text:p>
          </table:table-cell>
          <table:table-cell office:value-type="float" office:value="0.11585" calcext:value-type="float">
            <text:p>0.11585</text:p>
          </table:table-cell>
          <table:table-cell office:value-type="float" office:value="0.0139152" calcext:value-type="float">
            <text:p>0.0139152</text:p>
          </table:table-cell>
          <table:table-cell office:value-type="float" office:value="0.689056" calcext:value-type="float">
            <text:p>0.689056</text:p>
          </table:table-cell>
          <table:table-cell office:value-type="float" office:value="58.646" calcext:value-type="float">
            <text:p>58.646</text:p>
          </table:table-cell>
          <table:table-cell office:value-type="float" office:value="0.654399" calcext:value-type="float">
            <text:p>0.654399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5139" calcext:value-type="float">
            <text:p>0.325139</text:p>
          </table:table-cell>
          <table:table-cell office:value-type="float" office:value="0.106436" calcext:value-type="float">
            <text:p>0.106436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1.01218" calcext:value-type="float">
            <text:p>1.01218</text:p>
          </table:table-cell>
          <table:table-cell office:value-type="float" office:value="46.2878" calcext:value-type="float">
            <text:p>46.2878</text:p>
          </table:table-cell>
          <table:table-cell office:value-type="float" office:value="0.657886" calcext:value-type="float">
            <text:p>0.65788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4097" calcext:value-type="float">
            <text:p>0.334097</text:p>
          </table:table-cell>
          <table:table-cell office:value-type="float" office:value="0.11267" calcext:value-type="float">
            <text:p>0.11267</text:p>
          </table:table-cell>
          <table:table-cell office:value-type="float" office:value="0.0131612" calcext:value-type="float">
            <text:p>0.0131612</text:p>
          </table:table-cell>
          <table:table-cell office:value-type="float" office:value="0.962498" calcext:value-type="float">
            <text:p>0.962498</text:p>
          </table:table-cell>
          <table:table-cell office:value-type="float" office:value="48.8641" calcext:value-type="float">
            <text:p>48.8641</text:p>
          </table:table-cell>
          <table:table-cell office:value-type="float" office:value="0.654413" calcext:value-type="float">
            <text:p>0.65441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1354" calcext:value-type="float">
            <text:p>0.331354</text:p>
          </table:table-cell>
          <table:table-cell office:value-type="float" office:value="0.110875" calcext:value-type="float">
            <text:p>0.110875</text:p>
          </table:table-cell>
          <table:table-cell office:value-type="float" office:value="0.0127565" calcext:value-type="float">
            <text:p>0.0127565</text:p>
          </table:table-cell>
          <table:table-cell office:value-type="float" office:value="1.11962" calcext:value-type="float">
            <text:p>1.11962</text:p>
          </table:table-cell>
          <table:table-cell office:value-type="float" office:value="44.9043" calcext:value-type="float">
            <text:p>44.9043</text:p>
          </table:table-cell>
          <table:table-cell office:value-type="float" office:value="0.654105" calcext:value-type="float">
            <text:p>0.65410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1832" calcext:value-type="float">
            <text:p>0.331832</text:p>
          </table:table-cell>
          <table:table-cell office:value-type="float" office:value="0.111261" calcext:value-type="float">
            <text:p>0.111261</text:p>
          </table:table-cell>
          <table:table-cell office:value-type="float" office:value="0.0129039" calcext:value-type="float">
            <text:p>0.0129039</text:p>
          </table:table-cell>
          <table:table-cell office:value-type="float" office:value="1.04525" calcext:value-type="float">
            <text:p>1.04525</text:p>
          </table:table-cell>
          <table:table-cell office:value-type="float" office:value="46.5736" calcext:value-type="float">
            <text:p>46.5736</text:p>
          </table:table-cell>
          <table:table-cell office:value-type="float" office:value="0.652533" calcext:value-type="float">
            <text:p>0.65253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658" calcext:value-type="float">
            <text:p>0.33658</text:p>
          </table:table-cell>
          <table:table-cell office:value-type="float" office:value="0.114332" calcext:value-type="float">
            <text:p>0.114332</text:p>
          </table:table-cell>
          <table:table-cell office:value-type="float" office:value="0.0135423" calcext:value-type="float">
            <text:p>0.0135423</text:p>
          </table:table-cell>
          <table:table-cell office:value-type="float" office:value="1.09521" calcext:value-type="float">
            <text:p>1.09521</text:p>
          </table:table-cell>
          <table:table-cell office:value-type="float" office:value="46.1177" calcext:value-type="float">
            <text:p>46.1177</text:p>
          </table:table-cell>
          <table:table-cell office:value-type="float" office:value="0.65467" calcext:value-type="float">
            <text:p>0.6546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9913" calcext:value-type="float">
            <text:p>0.339913</text:p>
          </table:table-cell>
          <table:table-cell office:value-type="float" office:value="0.116702" calcext:value-type="float">
            <text:p>0.116702</text:p>
          </table:table-cell>
          <table:table-cell office:value-type="float" office:value="0.0141543" calcext:value-type="float">
            <text:p>0.0141543</text:p>
          </table:table-cell>
          <table:table-cell office:value-type="float" office:value="1.0357" calcext:value-type="float">
            <text:p>1.0357</text:p>
          </table:table-cell>
          <table:table-cell office:value-type="float" office:value="47.9321" calcext:value-type="float">
            <text:p>47.9321</text:p>
          </table:table-cell>
          <table:table-cell office:value-type="float" office:value="0.653571" calcext:value-type="float">
            <text:p>0.65357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6453" calcext:value-type="float">
            <text:p>0.336453</text:p>
          </table:table-cell>
          <table:table-cell office:value-type="float" office:value="0.114317" calcext:value-type="float">
            <text:p>0.114317</text:p>
          </table:table-cell>
          <table:table-cell office:value-type="float" office:value="0.0135722" calcext:value-type="float">
            <text:p>0.0135722</text:p>
          </table:table-cell>
          <table:table-cell office:value-type="float" office:value="1.05522" calcext:value-type="float">
            <text:p>1.05522</text:p>
          </table:table-cell>
          <table:table-cell office:value-type="float" office:value="46.9898" calcext:value-type="float">
            <text:p>46.9898</text:p>
          </table:table-cell>
          <table:table-cell office:value-type="float" office:value="0.653818" calcext:value-type="float">
            <text:p>0.65381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6653" calcext:value-type="float">
            <text:p>0.336653</text:p>
          </table:table-cell>
          <table:table-cell office:value-type="float" office:value="0.114506" calcext:value-type="float">
            <text:p>0.114506</text:p>
          </table:table-cell>
          <table:table-cell office:value-type="float" office:value="0.0136445" calcext:value-type="float">
            <text:p>0.0136445</text:p>
          </table:table-cell>
          <table:table-cell office:value-type="float" office:value="1.00805" calcext:value-type="float">
            <text:p>1.00805</text:p>
          </table:table-cell>
          <table:table-cell office:value-type="float" office:value="48.1279" calcext:value-type="float">
            <text:p>48.1279</text:p>
          </table:table-cell>
          <table:table-cell office:value-type="float" office:value="0.653121" calcext:value-type="float">
            <text:p>0.65312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6585" calcext:value-type="float">
            <text:p>0.336585</text:p>
          </table:table-cell>
          <table:table-cell office:value-type="float" office:value="0.114462" calcext:value-type="float">
            <text:p>0.114462</text:p>
          </table:table-cell>
          <table:table-cell office:value-type="float" office:value="0.0136378" calcext:value-type="float">
            <text:p>0.0136378</text:p>
          </table:table-cell>
          <table:table-cell office:value-type="float" office:value="1.01707" calcext:value-type="float">
            <text:p>1.01707</text:p>
          </table:table-cell>
          <table:table-cell office:value-type="float" office:value="47.9024" calcext:value-type="float">
            <text:p>47.9024</text:p>
          </table:table-cell>
          <table:table-cell office:value-type="float" office:value="0.653024" calcext:value-type="float">
            <text:p>0.65302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6429" calcext:value-type="float">
            <text:p>0.336429</text:p>
          </table:table-cell>
          <table:table-cell office:value-type="float" office:value="0.114341" calcext:value-type="float">
            <text:p>0.114341</text:p>
          </table:table-cell>
          <table:table-cell office:value-type="float" office:value="0.0135982" calcext:value-type="float">
            <text:p>0.0135982</text:p>
          </table:table-cell>
          <table:table-cell office:value-type="float" office:value="1.01854" calcext:value-type="float">
            <text:p>1.01854</text:p>
          </table:table-cell>
          <table:table-cell office:value-type="float" office:value="47.8421" calcext:value-type="float">
            <text:p>47.8421</text:p>
          </table:table-cell>
          <table:table-cell office:value-type="float" office:value="0.653298" calcext:value-type="float">
            <text:p>0.65329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6634" calcext:value-type="float">
            <text:p>0.336634</text:p>
          </table:table-cell>
          <table:table-cell office:value-type="float" office:value="0.114476" calcext:value-type="float">
            <text:p>0.114476</text:p>
          </table:table-cell>
          <table:table-cell office:value-type="float" office:value="0.0136266" calcext:value-type="float">
            <text:p>0.0136266</text:p>
          </table:table-cell>
          <table:table-cell office:value-type="float" office:value="1.02618" calcext:value-type="float">
            <text:p>1.02618</text:p>
          </table:table-cell>
          <table:table-cell office:value-type="float" office:value="47.69" calcext:value-type="float">
            <text:p>47.69</text:p>
          </table:table-cell>
          <table:table-cell office:value-type="float" office:value="0.653389" calcext:value-type="float">
            <text:p>0.653389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6961" calcext:value-type="float">
            <text:p>0.336961</text:p>
          </table:table-cell>
          <table:table-cell office:value-type="float" office:value="0.114667" calcext:value-type="float">
            <text:p>0.114667</text:p>
          </table:table-cell>
          <table:table-cell office:value-type="float" office:value="0.0136599" calcext:value-type="float">
            <text:p>0.0136599</text:p>
          </table:table-cell>
          <table:table-cell office:value-type="float" office:value="1.0242" calcext:value-type="float">
            <text:p>1.0242</text:p>
          </table:table-cell>
          <table:table-cell office:value-type="float" office:value="47.7768" calcext:value-type="float">
            <text:p>47.7768</text:p>
          </table:table-cell>
          <table:table-cell office:value-type="float" office:value="0.653702" calcext:value-type="float">
            <text:p>0.65370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6794" calcext:value-type="float">
            <text:p>0.336794</text:p>
          </table:table-cell>
          <table:table-cell office:value-type="float" office:value="0.114586" calcext:value-type="float">
            <text:p>0.114586</text:p>
          </table:table-cell>
          <table:table-cell office:value-type="float" office:value="0.0136553" calcext:value-type="float">
            <text:p>0.0136553</text:p>
          </table:table-cell>
          <table:table-cell office:value-type="float" office:value="1.02627" calcext:value-type="float">
            <text:p>1.02627</text:p>
          </table:table-cell>
          <table:table-cell office:value-type="float" office:value="47.7112" calcext:value-type="float">
            <text:p>47.7112</text:p>
          </table:table-cell>
          <table:table-cell office:value-type="float" office:value="0.65333" calcext:value-type="float">
            <text:p>0.6533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6771" calcext:value-type="float">
            <text:p>0.336771</text:p>
          </table:table-cell>
          <table:table-cell office:value-type="float" office:value="0.114558" calcext:value-type="float">
            <text:p>0.114558</text:p>
          </table:table-cell>
          <table:table-cell office:value-type="float" office:value="0.0136436" calcext:value-type="float">
            <text:p>0.0136436</text:p>
          </table:table-cell>
          <table:table-cell office:value-type="float" office:value="1.02839" calcext:value-type="float">
            <text:p>1.02839</text:p>
          </table:table-cell>
          <table:table-cell office:value-type="float" office:value="47.6557" calcext:value-type="float">
            <text:p>47.6557</text:p>
          </table:table-cell>
          <table:table-cell office:value-type="float" office:value="0.653457" calcext:value-type="float">
            <text:p>0.65345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782" calcext:value-type="float">
            <text:p>0.336782</text:p>
          </table:table-cell>
          <table:table-cell office:value-type="float" office:value="0.114561" calcext:value-type="float">
            <text:p>0.114561</text:p>
          </table:table-cell>
          <table:table-cell office:value-type="float" office:value="0.0136421" calcext:value-type="float">
            <text:p>0.0136421</text:p>
          </table:table-cell>
          <table:table-cell office:value-type="float" office:value="1.02726" calcext:value-type="float">
            <text:p>1.02726</text:p>
          </table:table-cell>
          <table:table-cell office:value-type="float" office:value="47.6828" calcext:value-type="float">
            <text:p>47.6828</text:p>
          </table:table-cell>
          <table:table-cell office:value-type="float" office:value="0.653513" calcext:value-type="float">
            <text:p>0.653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-0.00222222" calcext:value-type="float">
            <text:p>-0.00222222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.00000493827" calcext:value-type="float">
            <text:p>4.93827E-06</text:p>
          </table:table-cell>
          <table:table-cell office:value-type="float" office:value="0.0000000000243865" calcext:value-type="float">
            <text:p>2.43865E-11</text:p>
          </table:table-cell>
          <table:table-cell office:value-type="float" office:value="0.247115" calcext:value-type="float">
            <text:p>0.2471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1111" calcext:value-type="float">
            <text:p>0.241111</text:p>
          </table:table-cell>
          <table:table-cell office:value-type="float" office:value="0.059479" calcext:value-type="float">
            <text:p>0.059479</text:p>
          </table:table-cell>
          <table:table-cell office:value-type="float" office:value="0.00385039" calcext:value-type="float">
            <text:p>0.00385039</text:p>
          </table:table-cell>
          <table:table-cell office:value-type="float" office:value="1.57527" calcext:value-type="float">
            <text:p>1.57527</text:p>
          </table:table-cell>
          <table:table-cell office:value-type="float" office:value="27.4711" calcext:value-type="float">
            <text:p>27.4711</text:p>
          </table:table-cell>
          <table:table-cell office:value-type="float" office:value="0.63721" calcext:value-type="float">
            <text:p>0.6372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6667" calcext:value-type="float">
            <text:p>0.326667</text:p>
          </table:table-cell>
          <table:table-cell office:value-type="float" office:value="0.108521" calcext:value-type="float">
            <text:p>0.108521</text:p>
          </table:table-cell>
          <table:table-cell office:value-type="float" office:value="0.0125593" calcext:value-type="float">
            <text:p>0.0125593</text:p>
          </table:table-cell>
          <table:table-cell office:value-type="float" office:value="1.34859" calcext:value-type="float">
            <text:p>1.34859</text:p>
          </table:table-cell>
          <table:table-cell office:value-type="float" office:value="40.4254" calcext:value-type="float">
            <text:p>40.4254</text:p>
          </table:table-cell>
          <table:table-cell office:value-type="float" office:value="0.644518" calcext:value-type="float">
            <text:p>0.64451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75" calcext:value-type="float">
            <text:p>0.3575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0.0174538" calcext:value-type="float">
            <text:p>0.0174538</text:p>
          </table:table-cell>
          <table:table-cell office:value-type="float" office:value="1.37134" calcext:value-type="float">
            <text:p>1.37134</text:p>
          </table:table-cell>
          <table:table-cell office:value-type="float" office:value="43.7841" calcext:value-type="float">
            <text:p>43.7841</text:p>
          </table:table-cell>
          <table:table-cell office:value-type="float" office:value="0.651398" calcext:value-type="float">
            <text:p>0.65139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5278" calcext:value-type="float">
            <text:p>0.355278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0164409" calcext:value-type="float">
            <text:p>0.0164409</text:p>
          </table:table-cell>
          <table:table-cell office:value-type="float" office:value="1.05894" calcext:value-type="float">
            <text:p>1.05894</text:p>
          </table:table-cell>
          <table:table-cell office:value-type="float" office:value="49.4471" calcext:value-type="float">
            <text:p>49.4471</text:p>
          </table:table-cell>
          <table:table-cell office:value-type="float" office:value="0.659725" calcext:value-type="float">
            <text:p>0.65972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7431" calcext:value-type="float">
            <text:p>0.347431</text:p>
          </table:table-cell>
          <table:table-cell office:value-type="float" office:value="0.121429" calcext:value-type="float">
            <text:p>0.121429</text:p>
          </table:table-cell>
          <table:table-cell office:value-type="float" office:value="0.0150856" calcext:value-type="float">
            <text:p>0.0150856</text:p>
          </table:table-cell>
          <table:table-cell office:value-type="float" office:value="0.762684" calcext:value-type="float">
            <text:p>0.762684</text:p>
          </table:table-cell>
          <table:table-cell office:value-type="float" office:value="57.0592" calcext:value-type="float">
            <text:p>57.0592</text:p>
          </table:table-cell>
          <table:table-cell office:value-type="float" office:value="0.658969" calcext:value-type="float">
            <text:p>0.65896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8264" calcext:value-type="float">
            <text:p>0.348264</text:p>
          </table:table-cell>
          <table:table-cell office:value-type="float" office:value="0.122211" calcext:value-type="float">
            <text:p>0.122211</text:p>
          </table:table-cell>
          <table:table-cell office:value-type="float" office:value="0.0153689" calcext:value-type="float">
            <text:p>0.0153689</text:p>
          </table:table-cell>
          <table:table-cell office:value-type="float" office:value="1.17397" calcext:value-type="float">
            <text:p>1.17397</text:p>
          </table:table-cell>
          <table:table-cell office:value-type="float" office:value="46.0526" calcext:value-type="float">
            <text:p>46.0526</text:p>
          </table:table-cell>
          <table:table-cell office:value-type="float" office:value="0.656995" calcext:value-type="float">
            <text:p>0.65699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8785" calcext:value-type="float">
            <text:p>0.338785</text:p>
          </table:table-cell>
          <table:table-cell office:value-type="float" office:value="0.116092" calcext:value-type="float">
            <text:p>0.116092</text:p>
          </table:table-cell>
          <table:table-cell office:value-type="float" office:value="0.0140788" calcext:value-type="float">
            <text:p>0.0140788</text:p>
          </table:table-cell>
          <table:table-cell office:value-type="float" office:value="1.04033" calcext:value-type="float">
            <text:p>1.04033</text:p>
          </table:table-cell>
          <table:table-cell office:value-type="float" office:value="47.6979" calcext:value-type="float">
            <text:p>47.6979</text:p>
          </table:table-cell>
          <table:table-cell office:value-type="float" office:value="0.65179" calcext:value-type="float">
            <text:p>0.6517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9748" calcext:value-type="float">
            <text:p>0.339748</text:p>
          </table:table-cell>
          <table:table-cell office:value-type="float" office:value="0.116507" calcext:value-type="float">
            <text:p>0.116507</text:p>
          </table:table-cell>
          <table:table-cell office:value-type="float" office:value="0.0140606" calcext:value-type="float">
            <text:p>0.0140606</text:p>
          </table:table-cell>
          <table:table-cell office:value-type="float" office:value="0.988348" calcext:value-type="float">
            <text:p>0.988348</text:p>
          </table:table-cell>
          <table:table-cell office:value-type="float" office:value="49.0368" calcext:value-type="float">
            <text:p>49.0368</text:p>
          </table:table-cell>
          <table:table-cell office:value-type="float" office:value="0.654716" calcext:value-type="float">
            <text:p>0.65471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49" calcext:value-type="float">
            <text:p>0.3449</text:p>
          </table:table-cell>
          <table:table-cell office:value-type="float" office:value="0.120082" calcext:value-type="float">
            <text:p>0.120082</text:p>
          </table:table-cell>
          <table:table-cell office:value-type="float" office:value="0.0149555" calcext:value-type="float">
            <text:p>0.0149555</text:p>
          </table:table-cell>
          <table:table-cell office:value-type="float" office:value="0.985424" calcext:value-type="float">
            <text:p>0.985424</text:p>
          </table:table-cell>
          <table:table-cell office:value-type="float" office:value="49.8648" calcext:value-type="float">
            <text:p>49.8648</text:p>
          </table:table-cell>
          <table:table-cell office:value-type="float" office:value="0.654277" calcext:value-type="float">
            <text:p>0.65427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1819" calcext:value-type="float">
            <text:p>0.341819</text:p>
          </table:table-cell>
          <table:table-cell office:value-type="float" office:value="0.117978" calcext:value-type="float">
            <text:p>0.117978</text:p>
          </table:table-cell>
          <table:table-cell office:value-type="float" office:value="0.0144451" calcext:value-type="float">
            <text:p>0.0144451</text:p>
          </table:table-cell>
          <table:table-cell office:value-type="float" office:value="1.00653" calcext:value-type="float">
            <text:p>1.00653</text:p>
          </table:table-cell>
          <table:table-cell office:value-type="float" office:value="48.8962" calcext:value-type="float">
            <text:p>48.8962</text:p>
          </table:table-cell>
          <table:table-cell office:value-type="float" office:value="0.654062" calcext:value-type="float">
            <text:p>0.65406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9915" calcext:value-type="float">
            <text:p>0.339915</text:p>
          </table:table-cell>
          <table:table-cell office:value-type="float" office:value="0.116673" calcext:value-type="float">
            <text:p>0.116673</text:p>
          </table:table-cell>
          <table:table-cell office:value-type="float" office:value="0.0141319" calcext:value-type="float">
            <text:p>0.0141319</text:p>
          </table:table-cell>
          <table:table-cell office:value-type="float" office:value="1.03714" calcext:value-type="float">
            <text:p>1.03714</text:p>
          </table:table-cell>
          <table:table-cell office:value-type="float" office:value="47.8924" calcext:value-type="float">
            <text:p>47.8924</text:p>
          </table:table-cell>
          <table:table-cell office:value-type="float" office:value="0.653948" calcext:value-type="float">
            <text:p>0.65394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195" calcext:value-type="float">
            <text:p>0.34195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0.0144461" calcext:value-type="float">
            <text:p>0.0144461</text:p>
          </table:table-cell>
          <table:table-cell office:value-type="float" office:value="1.00803" calcext:value-type="float">
            <text:p>1.00803</text:p>
          </table:table-cell>
          <table:table-cell office:value-type="float" office:value="48.8706" calcext:value-type="float">
            <text:p>48.8706</text:p>
          </table:table-cell>
          <table:table-cell office:value-type="float" office:value="0.654354" calcext:value-type="float">
            <text:p>0.65435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2531" calcext:value-type="float">
            <text:p>0.342531</text:p>
          </table:table-cell>
          <table:table-cell office:value-type="float" office:value="0.118448" calcext:value-type="float">
            <text:p>0.118448</text:p>
          </table:table-cell>
          <table:table-cell office:value-type="float" office:value="0.0145579" calcext:value-type="float">
            <text:p>0.0145579</text:p>
          </table:table-cell>
          <table:table-cell office:value-type="float" office:value="0.988515" calcext:value-type="float">
            <text:p>0.988515</text:p>
          </table:table-cell>
          <table:table-cell office:value-type="float" office:value="49.4431" calcext:value-type="float">
            <text:p>49.4431</text:p>
          </table:table-cell>
          <table:table-cell office:value-type="float" office:value="0.654121" calcext:value-type="float">
            <text:p>0.65412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2697" calcext:value-type="float">
            <text:p>0.342697</text:p>
          </table:table-cell>
          <table:table-cell office:value-type="float" office:value="0.118566" calcext:value-type="float">
            <text:p>0.118566</text:p>
          </table:table-cell>
          <table:table-cell office:value-type="float" office:value="0.0145853" calcext:value-type="float">
            <text:p>0.0145853</text:p>
          </table:table-cell>
          <table:table-cell office:value-type="float" office:value="1.01501" calcext:value-type="float">
            <text:p>1.01501</text:p>
          </table:table-cell>
          <table:table-cell office:value-type="float" office:value="48.8119" calcext:value-type="float">
            <text:p>48.8119</text:p>
          </table:table-cell>
          <table:table-cell office:value-type="float" office:value="0.654159" calcext:value-type="float">
            <text:p>0.65415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2171" calcext:value-type="float">
            <text:p>0.342171</text:p>
          </table:table-cell>
          <table:table-cell office:value-type="float" office:value="0.118181" calcext:value-type="float">
            <text:p>0.118181</text:p>
          </table:table-cell>
          <table:table-cell office:value-type="float" office:value="0.0144835" calcext:value-type="float">
            <text:p>0.0144835</text:p>
          </table:table-cell>
          <table:table-cell office:value-type="float" office:value="1.01816" calcext:value-type="float">
            <text:p>1.01816</text:p>
          </table:table-cell>
          <table:table-cell office:value-type="float" office:value="48.6556" calcext:value-type="float">
            <text:p>48.6556</text:p>
          </table:table-cell>
          <table:table-cell office:value-type="float" office:value="0.654335" calcext:value-type="float">
            <text:p>0.65433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2423" calcext:value-type="float">
            <text:p>0.342423</text:p>
          </table:table-cell>
          <table:table-cell office:value-type="float" office:value="0.118381" calcext:value-type="float">
            <text:p>0.118381</text:p>
          </table:table-cell>
          <table:table-cell office:value-type="float" office:value="0.0145435" calcext:value-type="float">
            <text:p>0.0145435</text:p>
          </table:table-cell>
          <table:table-cell office:value-type="float" office:value="1.01562" calcext:value-type="float">
            <text:p>1.01562</text:p>
          </table:table-cell>
          <table:table-cell office:value-type="float" office:value="48.7589" calcext:value-type="float">
            <text:p>48.7589</text:p>
          </table:table-cell>
          <table:table-cell office:value-type="float" office:value="0.654075" calcext:value-type="float">
            <text:p>0.65407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2394" calcext:value-type="float">
            <text:p>0.342394</text:p>
          </table:table-cell>
          <table:table-cell office:value-type="float" office:value="0.118355" calcext:value-type="float">
            <text:p>0.118355</text:p>
          </table:table-cell>
          <table:table-cell office:value-type="float" office:value="0.0145342" calcext:value-type="float">
            <text:p>0.0145342</text:p>
          </table:table-cell>
          <table:table-cell office:value-type="float" office:value="1.01314" calcext:value-type="float">
            <text:p>1.01314</text:p>
          </table:table-cell>
          <table:table-cell office:value-type="float" office:value="48.8133" calcext:value-type="float">
            <text:p>48.8133</text:p>
          </table:table-cell>
          <table:table-cell office:value-type="float" office:value="0.65414" calcext:value-type="float">
            <text:p>0.6541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2444" calcext:value-type="float">
            <text:p>0.342444</text:p>
          </table:table-cell>
          <table:table-cell office:value-type="float" office:value="0.118397" calcext:value-type="float">
            <text:p>0.118397</text:p>
          </table:table-cell>
          <table:table-cell office:value-type="float" office:value="0.0145482" calcext:value-type="float">
            <text:p>0.0145482</text:p>
          </table:table-cell>
          <table:table-cell office:value-type="float" office:value="1.00772" calcext:value-type="float">
            <text:p>1.00772</text:p>
          </table:table-cell>
          <table:table-cell office:value-type="float" office:value="48.9545" calcext:value-type="float">
            <text:p>48.9545</text:p>
          </table:table-cell>
          <table:table-cell office:value-type="float" office:value="0.654057" calcext:value-type="float">
            <text:p>0.65405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638" calcext:value-type="float">
            <text:p>0.342638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0.0145742" calcext:value-type="float">
            <text:p>0.0145742</text:p>
          </table:table-cell>
          <table:table-cell office:value-type="float" office:value="1.00804" calcext:value-type="float">
            <text:p>1.00804</text:p>
          </table:table-cell>
          <table:table-cell office:value-type="float" office:value="48.9727" calcext:value-type="float">
            <text:p>48.9727</text:p>
          </table:table-cell>
          <table:table-cell office:value-type="float" office:value="0.654162" calcext:value-type="float">
            <text:p>0.654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-0.0844444" calcext:value-type="float">
            <text:p>-0.0844444</text:p>
          </table:table-cell>
          <table:table-cell office:value-type="float" office:value="0.0844444" calcext:value-type="float">
            <text:p>0.0844444</text:p>
          </table:table-cell>
          <table:table-cell office:value-type="float" office:value="0.00713086" calcext:value-type="float">
            <text:p>0.00713086</text:p>
          </table:table-cell>
          <table:table-cell office:value-type="float" office:value="0.0000508492" calcext:value-type="float">
            <text:p>5.08492E-05</text:p>
          </table:table-cell>
          <table:table-cell office:value-type="float" office:value="0.277164" calcext:value-type="float">
            <text:p>0.277164</text:p>
          </table:table-cell>
          <table:table-cell office:value-type="float" office:value="22.515" calcext:value-type="float">
            <text:p>22.51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3333" calcext:value-type="float">
            <text:p>0.213333</text:p>
          </table:table-cell>
          <table:table-cell office:value-type="float" office:value="0.0508889" calcext:value-type="float">
            <text:p>0.0508889</text:p>
          </table:table-cell>
          <table:table-cell office:value-type="float" office:value="0.00356867" calcext:value-type="float">
            <text:p>0.00356867</text:p>
          </table:table-cell>
          <table:table-cell office:value-type="float" office:value="0.55852" calcext:value-type="float">
            <text:p>0.55852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0.540654" calcext:value-type="float">
            <text:p>0.54065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7222" calcext:value-type="float">
            <text:p>0.327222</text:p>
          </table:table-cell>
          <table:table-cell office:value-type="float" office:value="0.108493" calcext:value-type="float">
            <text:p>0.108493</text:p>
          </table:table-cell>
          <table:table-cell office:value-type="float" office:value="0.0123836" calcext:value-type="float">
            <text:p>0.0123836</text:p>
          </table:table-cell>
          <table:table-cell office:value-type="float" office:value="1.82089" calcext:value-type="float">
            <text:p>1.82089</text:p>
          </table:table-cell>
          <table:table-cell office:value-type="float" office:value="34.6998" calcext:value-type="float">
            <text:p>34.6998</text:p>
          </table:table-cell>
          <table:table-cell office:value-type="float" office:value="0.649307" calcext:value-type="float">
            <text:p>0.64930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0278" calcext:value-type="float">
            <text:p>0.360278</text:p>
          </table:table-cell>
          <table:table-cell office:value-type="float" office:value="0.130551" calcext:value-type="float">
            <text:p>0.130551</text:p>
          </table:table-cell>
          <table:table-cell office:value-type="float" office:value="0.0174461" calcext:value-type="float">
            <text:p>0.0174461</text:p>
          </table:table-cell>
          <table:table-cell office:value-type="float" office:value="0.697809" calcext:value-type="float">
            <text:p>0.697809</text:p>
          </table:table-cell>
          <table:table-cell office:value-type="float" office:value="61.885" calcext:value-type="float">
            <text:p>61.885</text:p>
          </table:table-cell>
          <table:table-cell office:value-type="float" office:value="0.658795" calcext:value-type="float">
            <text:p>0.65879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7083" calcext:value-type="float">
            <text:p>0.337083</text:p>
          </table:table-cell>
          <table:table-cell office:value-type="float" office:value="0.113866" calcext:value-type="float">
            <text:p>0.113866</text:p>
          </table:table-cell>
          <table:table-cell office:value-type="float" office:value="0.0130778" calcext:value-type="float">
            <text:p>0.0130778</text:p>
          </table:table-cell>
          <table:table-cell office:value-type="float" office:value="0.572021" calcext:value-type="float">
            <text:p>0.572021</text:p>
          </table:table-cell>
          <table:table-cell office:value-type="float" office:value="63.8459" calcext:value-type="float">
            <text:p>63.8459</text:p>
          </table:table-cell>
          <table:table-cell office:value-type="float" office:value="0.66378" calcext:value-type="float">
            <text:p>0.6637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6528" calcext:value-type="float">
            <text:p>0.346528</text:p>
          </table:table-cell>
          <table:table-cell office:value-type="float" office:value="0.120633" calcext:value-type="float">
            <text:p>0.120633</text:p>
          </table:table-cell>
          <table:table-cell office:value-type="float" office:value="0.0148185" calcext:value-type="float">
            <text:p>0.0148185</text:p>
          </table:table-cell>
          <table:table-cell office:value-type="float" office:value="0.846643" calcext:value-type="float">
            <text:p>0.846643</text:p>
          </table:table-cell>
          <table:table-cell office:value-type="float" office:value="53.956" calcext:value-type="float">
            <text:p>53.956</text:p>
          </table:table-cell>
          <table:table-cell office:value-type="float" office:value="0.66057" calcext:value-type="float">
            <text:p>0.6605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4167" calcext:value-type="float">
            <text:p>0.344167</text:p>
          </table:table-cell>
          <table:table-cell office:value-type="float" office:value="0.119461" calcext:value-type="float">
            <text:p>0.119461</text:p>
          </table:table-cell>
          <table:table-cell office:value-type="float" office:value="0.0147499" calcext:value-type="float">
            <text:p>0.0147499</text:p>
          </table:table-cell>
          <table:table-cell office:value-type="float" office:value="0.819857" calcext:value-type="float">
            <text:p>0.819857</text:p>
          </table:table-cell>
          <table:table-cell office:value-type="float" office:value="54.5681" calcext:value-type="float">
            <text:p>54.5681</text:p>
          </table:table-cell>
          <table:table-cell office:value-type="float" office:value="0.655481" calcext:value-type="float">
            <text:p>0.655481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47309" calcext:value-type="float">
            <text:p>0.347309</text:p>
          </table:table-cell>
          <table:table-cell office:value-type="float" office:value="0.121798" calcext:value-type="float">
            <text:p>0.121798</text:p>
          </table:table-cell>
          <table:table-cell office:value-type="float" office:value="0.0154037" calcext:value-type="float">
            <text:p>0.0154037</text:p>
          </table:table-cell>
          <table:table-cell office:value-type="float" office:value="0.927677" calcext:value-type="float">
            <text:p>0.927677</text:p>
          </table:table-cell>
          <table:table-cell office:value-type="float" office:value="51.7766" calcext:value-type="float">
            <text:p>51.7766</text:p>
          </table:table-cell>
          <table:table-cell office:value-type="float" office:value="0.653884" calcext:value-type="float">
            <text:p>0.65388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8229" calcext:value-type="float">
            <text:p>0.348229</text:p>
          </table:table-cell>
          <table:table-cell office:value-type="float" office:value="0.122395" calcext:value-type="float">
            <text:p>0.122395</text:p>
          </table:table-cell>
          <table:table-cell office:value-type="float" office:value="0.0155168" calcext:value-type="float">
            <text:p>0.0155168</text:p>
          </table:table-cell>
          <table:table-cell office:value-type="float" office:value="1.07627" calcext:value-type="float">
            <text:p>1.07627</text:p>
          </table:table-cell>
          <table:table-cell office:value-type="float" office:value="48.1556" calcext:value-type="float">
            <text:p>48.1556</text:p>
          </table:table-cell>
          <table:table-cell office:value-type="float" office:value="0.654737" calcext:value-type="float">
            <text:p>0.65473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8872" calcext:value-type="float">
            <text:p>0.348872</text:p>
          </table:table-cell>
          <table:table-cell office:value-type="float" office:value="0.122832" calcext:value-type="float">
            <text:p>0.122832</text:p>
          </table:table-cell>
          <table:table-cell office:value-type="float" office:value="0.015628" calcext:value-type="float">
            <text:p>0.015628</text:p>
          </table:table-cell>
          <table:table-cell office:value-type="float" office:value="1.06406" calcext:value-type="float">
            <text:p>1.06406</text:p>
          </table:table-cell>
          <table:table-cell office:value-type="float" office:value="48.5208" calcext:value-type="float">
            <text:p>48.5208</text:p>
          </table:table-cell>
          <table:table-cell office:value-type="float" office:value="0.654727" calcext:value-type="float">
            <text:p>0.65472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7424" calcext:value-type="float">
            <text:p>0.347424</text:p>
          </table:table-cell>
          <table:table-cell office:value-type="float" office:value="0.121671" calcext:value-type="float">
            <text:p>0.121671</text:p>
          </table:table-cell>
          <table:table-cell office:value-type="float" office:value="0.015274" calcext:value-type="float">
            <text:p>0.015274</text:p>
          </table:table-cell>
          <table:table-cell office:value-type="float" office:value="1.0038" calcext:value-type="float">
            <text:p>1.0038</text:p>
          </table:table-cell>
          <table:table-cell office:value-type="float" office:value="49.7311" calcext:value-type="float">
            <text:p>49.7311</text:p>
          </table:table-cell>
          <table:table-cell office:value-type="float" office:value="0.656083" calcext:value-type="float">
            <text:p>0.65608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7344" calcext:value-type="float">
            <text:p>0.347344</text:p>
          </table:table-cell>
          <table:table-cell office:value-type="float" office:value="0.121686" calcext:value-type="float">
            <text:p>0.121686</text:p>
          </table:table-cell>
          <table:table-cell office:value-type="float" office:value="0.0153073" calcext:value-type="float">
            <text:p>0.0153073</text:p>
          </table:table-cell>
          <table:table-cell office:value-type="float" office:value="1.01709" calcext:value-type="float">
            <text:p>1.01709</text:p>
          </table:table-cell>
          <table:table-cell office:value-type="float" office:value="49.4052" calcext:value-type="float">
            <text:p>49.4052</text:p>
          </table:table-cell>
          <table:table-cell office:value-type="float" office:value="0.655418" calcext:value-type="float">
            <text:p>0.65541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794" calcext:value-type="float">
            <text:p>0.34794</text:p>
          </table:table-cell>
          <table:table-cell office:value-type="float" office:value="0.122198" calcext:value-type="float">
            <text:p>0.122198</text:p>
          </table:table-cell>
          <table:table-cell office:value-type="float" office:value="0.0154867" calcext:value-type="float">
            <text:p>0.0154867</text:p>
          </table:table-cell>
          <table:table-cell office:value-type="float" office:value="0.995843" calcext:value-type="float">
            <text:p>0.995843</text:p>
          </table:table-cell>
          <table:table-cell office:value-type="float" office:value="50.04" calcext:value-type="float">
            <text:p>50.04</text:p>
          </table:table-cell>
          <table:table-cell office:value-type="float" office:value="0.65429" calcext:value-type="float">
            <text:p>0.6542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7824" calcext:value-type="float">
            <text:p>0.347824</text:p>
          </table:table-cell>
          <table:table-cell office:value-type="float" office:value="0.122082" calcext:value-type="float">
            <text:p>0.122082</text:p>
          </table:table-cell>
          <table:table-cell office:value-type="float" office:value="0.0154355" calcext:value-type="float">
            <text:p>0.0154355</text:p>
          </table:table-cell>
          <table:table-cell office:value-type="float" office:value="0.996989" calcext:value-type="float">
            <text:p>0.996989</text:p>
          </table:table-cell>
          <table:table-cell office:value-type="float" office:value="49.987" calcext:value-type="float">
            <text:p>49.987</text:p>
          </table:table-cell>
          <table:table-cell office:value-type="float" office:value="0.654779" calcext:value-type="float">
            <text:p>0.65477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8087" calcext:value-type="float">
            <text:p>0.348087</text:p>
          </table:table-cell>
          <table:table-cell office:value-type="float" office:value="0.122281" calcext:value-type="float">
            <text:p>0.122281</text:p>
          </table:table-cell>
          <table:table-cell office:value-type="float" office:value="0.0154946" calcext:value-type="float">
            <text:p>0.0154946</text:p>
          </table:table-cell>
          <table:table-cell office:value-type="float" office:value="0.99773" calcext:value-type="float">
            <text:p>0.99773</text:p>
          </table:table-cell>
          <table:table-cell office:value-type="float" office:value="50.0094" calcext:value-type="float">
            <text:p>50.0094</text:p>
          </table:table-cell>
          <table:table-cell office:value-type="float" office:value="0.654585" calcext:value-type="float">
            <text:p>0.65458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8332" calcext:value-type="float">
            <text:p>0.348332</text:p>
          </table:table-cell>
          <table:table-cell office:value-type="float" office:value="0.122446" calcext:value-type="float">
            <text:p>0.122446</text:p>
          </table:table-cell>
          <table:table-cell office:value-type="float" office:value="0.0155338" calcext:value-type="float">
            <text:p>0.0155338</text:p>
          </table:table-cell>
          <table:table-cell office:value-type="float" office:value="1.00157" calcext:value-type="float">
            <text:p>1.00157</text:p>
          </table:table-cell>
          <table:table-cell office:value-type="float" office:value="49.9467" calcext:value-type="float">
            <text:p>49.9467</text:p>
          </table:table-cell>
          <table:table-cell office:value-type="float" office:value="0.654645" calcext:value-type="float">
            <text:p>0.65464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8624" calcext:value-type="float">
            <text:p>0.348624</text:p>
          </table:table-cell>
          <table:table-cell office:value-type="float" office:value="0.122655" calcext:value-type="float">
            <text:p>0.122655</text:p>
          </table:table-cell>
          <table:table-cell office:value-type="float" office:value="0.0155877" calcext:value-type="float">
            <text:p>0.0155877</text:p>
          </table:table-cell>
          <table:table-cell office:value-type="float" office:value="1" calcext:value-type="float">
            <text:p>1</text:p>
          </table:table-cell>
          <table:table-cell office:value-type="float" office:value="50.0292" calcext:value-type="float">
            <text:p>50.0292</text:p>
          </table:table-cell>
          <table:table-cell office:value-type="float" office:value="0.654627" calcext:value-type="float">
            <text:p>0.65462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8287" calcext:value-type="float">
            <text:p>0.348287</text:p>
          </table:table-cell>
          <table:table-cell office:value-type="float" office:value="0.122406" calcext:value-type="float">
            <text:p>0.122406</text:p>
          </table:table-cell>
          <table:table-cell office:value-type="float" office:value="0.0155184" calcext:value-type="float">
            <text:p>0.0155184</text:p>
          </table:table-cell>
          <table:table-cell office:value-type="float" office:value="0.996569" calcext:value-type="float">
            <text:p>0.996569</text:p>
          </table:table-cell>
          <table:table-cell office:value-type="float" office:value="50.0645" calcext:value-type="float">
            <text:p>50.0645</text:p>
          </table:table-cell>
          <table:table-cell office:value-type="float" office:value="0.654757" calcext:value-type="float">
            <text:p>0.65475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8158" calcext:value-type="float">
            <text:p>0.348158</text:p>
          </table:table-cell>
          <table:table-cell office:value-type="float" office:value="0.122322" calcext:value-type="float">
            <text:p>0.122322</text:p>
          </table:table-cell>
          <table:table-cell office:value-type="float" office:value="0.0155005" calcext:value-type="float">
            <text:p>0.0155005</text:p>
          </table:table-cell>
          <table:table-cell office:value-type="float" office:value="0.988456" calcext:value-type="float">
            <text:p>0.988456</text:p>
          </table:table-cell>
          <table:table-cell office:value-type="float" office:value="50.254" calcext:value-type="float">
            <text:p>50.254</text:p>
          </table:table-cell>
          <table:table-cell office:value-type="float" office:value="0.654682" calcext:value-type="float">
            <text:p>0.65468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299" calcext:value-type="float">
            <text:p>0.348299</text:p>
          </table:table-cell>
          <table:table-cell office:value-type="float" office:value="0.122415" calcext:value-type="float">
            <text:p>0.122415</text:p>
          </table:table-cell>
          <table:table-cell office:value-type="float" office:value="0.0155214" calcext:value-type="float">
            <text:p>0.0155214</text:p>
          </table:table-cell>
          <table:table-cell office:value-type="float" office:value="0.991924" calcext:value-type="float">
            <text:p>0.991924</text:p>
          </table:table-cell>
          <table:table-cell office:value-type="float" office:value="50.1846" calcext:value-type="float">
            <text:p>50.1846</text:p>
          </table:table-cell>
          <table:table-cell office:value-type="float" office:value="0.654744" calcext:value-type="float">
            <text:p>0.654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7778" calcext:value-type="float">
            <text:p>0.0177778</text:p>
          </table:table-cell>
          <table:table-cell office:value-type="float" office:value="0.000316049" calcext:value-type="float">
            <text:p>0.000316049</text:p>
          </table:table-cell>
          <table:table-cell office:value-type="float" office:value="0.0000000998872" calcext:value-type="float">
            <text:p>9.98872E-08</text:p>
          </table:table-cell>
          <table:table-cell office:value-type="float" office:value="0.137268" calcext:value-type="float">
            <text:p>0.137268</text:p>
          </table:table-cell>
          <table:table-cell office:value-type="float" office:value="4.95303" calcext:value-type="float">
            <text:p>4.9530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956936" calcext:value-type="float">
            <text:p>0.00956936</text:p>
          </table:table-cell>
          <table:table-cell office:value-type="float" office:value="0.799779" calcext:value-type="float">
            <text:p>0.799779</text:p>
          </table:table-cell>
          <table:table-cell office:value-type="float" office:value="47.6308" calcext:value-type="float">
            <text:p>47.6308</text:p>
          </table:table-cell>
          <table:table-cell office:value-type="float" office:value="0.5973" calcext:value-type="float">
            <text:p>0.597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4444" calcext:value-type="float">
            <text:p>0.334444</text:p>
          </table:table-cell>
          <table:table-cell office:value-type="float" office:value="0.11237" calcext:value-type="float">
            <text:p>0.11237</text:p>
          </table:table-cell>
          <table:table-cell office:value-type="float" office:value="0.0128706" calcext:value-type="float">
            <text:p>0.0128706</text:p>
          </table:table-cell>
          <table:table-cell office:value-type="float" office:value="0.55014" calcext:value-type="float">
            <text:p>0.55014</text:p>
          </table:table-cell>
          <table:table-cell office:value-type="float" office:value="64.6787" calcext:value-type="float">
            <text:p>64.6787</text:p>
          </table:table-cell>
          <table:table-cell office:value-type="float" office:value="0.660239" calcext:value-type="float">
            <text:p>0.66023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7222" calcext:value-type="float">
            <text:p>0.357222</text:p>
          </table:table-cell>
          <table:table-cell office:value-type="float" office:value="0.127768" calcext:value-type="float">
            <text:p>0.127768</text:p>
          </table:table-cell>
          <table:table-cell office:value-type="float" office:value="0.016405" calcext:value-type="float">
            <text:p>0.016405</text:p>
          </table:table-cell>
          <table:table-cell office:value-type="float" office:value="1.39196" calcext:value-type="float">
            <text:p>1.39196</text:p>
          </table:table-cell>
          <table:table-cell office:value-type="float" office:value="43.2126" calcext:value-type="float">
            <text:p>43.2126</text:p>
          </table:table-cell>
          <table:table-cell office:value-type="float" office:value="0.665026" calcext:value-type="float">
            <text:p>0.66502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9583" calcext:value-type="float">
            <text:p>0.369583</text:p>
          </table:table-cell>
          <table:table-cell office:value-type="float" office:value="0.137529" calcext:value-type="float">
            <text:p>0.137529</text:p>
          </table:table-cell>
          <table:table-cell office:value-type="float" office:value="0.0194281" calcext:value-type="float">
            <text:p>0.0194281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58.383" calcext:value-type="float">
            <text:p>58.383</text:p>
          </table:table-cell>
          <table:table-cell office:value-type="float" office:value="0.657611" calcext:value-type="float">
            <text:p>0.65761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9236" calcext:value-type="float">
            <text:p>0.349236</text:p>
          </table:table-cell>
          <table:table-cell office:value-type="float" office:value="0.123226" calcext:value-type="float">
            <text:p>0.123226</text:p>
          </table:table-cell>
          <table:table-cell office:value-type="float" office:value="0.015786" calcext:value-type="float">
            <text:p>0.015786</text:p>
          </table:table-cell>
          <table:table-cell office:value-type="float" office:value="0.919072" calcext:value-type="float">
            <text:p>0.919072</text:p>
          </table:table-cell>
          <table:table-cell office:value-type="float" office:value="52.3271" calcext:value-type="float">
            <text:p>52.3271</text:p>
          </table:table-cell>
          <table:table-cell office:value-type="float" office:value="0.653468" calcext:value-type="float">
            <text:p>0.65346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3125" calcext:value-type="float">
            <text:p>0.343125</text:p>
          </table:table-cell>
          <table:table-cell office:value-type="float" office:value="0.11866" calcext:value-type="float">
            <text:p>0.11866</text:p>
          </table:table-cell>
          <table:table-cell office:value-type="float" office:value="0.0144933" calcext:value-type="float">
            <text:p>0.0144933</text:p>
          </table:table-cell>
          <table:table-cell office:value-type="float" office:value="0.914634" calcext:value-type="float">
            <text:p>0.914634</text:p>
          </table:table-cell>
          <table:table-cell office:value-type="float" office:value="51.4656" calcext:value-type="float">
            <text:p>51.4656</text:p>
          </table:table-cell>
          <table:table-cell office:value-type="float" office:value="0.656887" calcext:value-type="float">
            <text:p>0.65688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1528" calcext:value-type="float">
            <text:p>0.361528</text:p>
          </table:table-cell>
          <table:table-cell office:value-type="float" office:value="0.131695" calcext:value-type="float">
            <text:p>0.131695</text:p>
          </table:table-cell>
          <table:table-cell office:value-type="float" office:value="0.0178627" calcext:value-type="float">
            <text:p>0.0178627</text:p>
          </table:table-cell>
          <table:table-cell office:value-type="float" office:value="0.963335" calcext:value-type="float">
            <text:p>0.963335</text:p>
          </table:table-cell>
          <table:table-cell office:value-type="float" office:value="52.8421" calcext:value-type="float">
            <text:p>52.8421</text:p>
          </table:table-cell>
          <table:table-cell office:value-type="float" office:value="0.656688" calcext:value-type="float">
            <text:p>0.65668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9288" calcext:value-type="float">
            <text:p>0.349288</text:p>
          </table:table-cell>
          <table:table-cell office:value-type="float" office:value="0.123238" calcext:value-type="float">
            <text:p>0.123238</text:p>
          </table:table-cell>
          <table:table-cell office:value-type="float" office:value="0.0158006" calcext:value-type="float">
            <text:p>0.0158006</text:p>
          </table:table-cell>
          <table:table-cell office:value-type="float" office:value="1.06888" calcext:value-type="float">
            <text:p>1.06888</text:p>
          </table:table-cell>
          <table:table-cell office:value-type="float" office:value="48.491" calcext:value-type="float">
            <text:p>48.491</text:p>
          </table:table-cell>
          <table:table-cell office:value-type="float" office:value="0.653213" calcext:value-type="float">
            <text:p>0.65321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0851" calcext:value-type="float">
            <text:p>0.350851</text:p>
          </table:table-cell>
          <table:table-cell office:value-type="float" office:value="0.124226" calcext:value-type="float">
            <text:p>0.124226</text:p>
          </table:table-cell>
          <table:table-cell office:value-type="float" office:value="0.0159954" calcext:value-type="float">
            <text:p>0.0159954</text:p>
          </table:table-cell>
          <table:table-cell office:value-type="float" office:value="1.01721" calcext:value-type="float">
            <text:p>1.01721</text:p>
          </table:table-cell>
          <table:table-cell office:value-type="float" office:value="49.9197" calcext:value-type="float">
            <text:p>49.9197</text:p>
          </table:table-cell>
          <table:table-cell office:value-type="float" office:value="0.654499" calcext:value-type="float">
            <text:p>0.65449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3231" calcext:value-type="float">
            <text:p>0.353231</text:p>
          </table:table-cell>
          <table:table-cell office:value-type="float" office:value="0.125855" calcext:value-type="float">
            <text:p>0.125855</text:p>
          </table:table-cell>
          <table:table-cell office:value-type="float" office:value="0.0163791" calcext:value-type="float">
            <text:p>0.0163791</text:p>
          </table:table-cell>
          <table:table-cell office:value-type="float" office:value="0.95148" calcext:value-type="float">
            <text:p>0.95148</text:p>
          </table:table-cell>
          <table:table-cell office:value-type="float" office:value="51.9709" calcext:value-type="float">
            <text:p>51.9709</text:p>
          </table:table-cell>
          <table:table-cell office:value-type="float" office:value="0.655312" calcext:value-type="float">
            <text:p>0.65531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5052" calcext:value-type="float">
            <text:p>0.355052</text:p>
          </table:table-cell>
          <table:table-cell office:value-type="float" office:value="0.12715" calcext:value-type="float">
            <text:p>0.12715</text:p>
          </table:table-cell>
          <table:table-cell office:value-type="float" office:value="0.0167091" calcext:value-type="float">
            <text:p>0.0167091</text:p>
          </table:table-cell>
          <table:table-cell office:value-type="float" office:value="0.991258" calcext:value-type="float">
            <text:p>0.991258</text:p>
          </table:table-cell>
          <table:table-cell office:value-type="float" office:value="51.1719" calcext:value-type="float">
            <text:p>51.1719</text:p>
          </table:table-cell>
          <table:table-cell office:value-type="float" office:value="0.655492" calcext:value-type="float">
            <text:p>0.65549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4754" calcext:value-type="float">
            <text:p>0.354754</text:p>
          </table:table-cell>
          <table:table-cell office:value-type="float" office:value="0.126967" calcext:value-type="float">
            <text:p>0.126967</text:p>
          </table:table-cell>
          <table:table-cell office:value-type="float" office:value="0.0166802" calcext:value-type="float">
            <text:p>0.0166802</text:p>
          </table:table-cell>
          <table:table-cell office:value-type="float" office:value="0.972401" calcext:value-type="float">
            <text:p>0.972401</text:p>
          </table:table-cell>
          <table:table-cell office:value-type="float" office:value="51.6326" calcext:value-type="float">
            <text:p>51.6326</text:p>
          </table:table-cell>
          <table:table-cell office:value-type="float" office:value="0.655096" calcext:value-type="float">
            <text:p>0.65509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3839" calcext:value-type="float">
            <text:p>0.353839</text:p>
          </table:table-cell>
          <table:table-cell office:value-type="float" office:value="0.126288" calcext:value-type="float">
            <text:p>0.126288</text:p>
          </table:table-cell>
          <table:table-cell office:value-type="float" office:value="0.0164926" calcext:value-type="float">
            <text:p>0.0164926</text:p>
          </table:table-cell>
          <table:table-cell office:value-type="float" office:value="0.970095" calcext:value-type="float">
            <text:p>0.970095</text:p>
          </table:table-cell>
          <table:table-cell office:value-type="float" office:value="51.5548" calcext:value-type="float">
            <text:p>51.5548</text:p>
          </table:table-cell>
          <table:table-cell office:value-type="float" office:value="0.655298" calcext:value-type="float">
            <text:p>0.65529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4099" calcext:value-type="float">
            <text:p>0.354099</text:p>
          </table:table-cell>
          <table:table-cell office:value-type="float" office:value="0.126473" calcext:value-type="float">
            <text:p>0.126473</text:p>
          </table:table-cell>
          <table:table-cell office:value-type="float" office:value="0.0165419" calcext:value-type="float">
            <text:p>0.0165419</text:p>
          </table:table-cell>
          <table:table-cell office:value-type="float" office:value="0.956924" calcext:value-type="float">
            <text:p>0.956924</text:p>
          </table:table-cell>
          <table:table-cell office:value-type="float" office:value="51.9497" calcext:value-type="float">
            <text:p>51.9497</text:p>
          </table:table-cell>
          <table:table-cell office:value-type="float" office:value="0.655278" calcext:value-type="float">
            <text:p>0.65527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4357" calcext:value-type="float">
            <text:p>0.354357</text:p>
          </table:table-cell>
          <table:table-cell office:value-type="float" office:value="0.126647" calcext:value-type="float">
            <text:p>0.126647</text:p>
          </table:table-cell>
          <table:table-cell office:value-type="float" office:value="0.0165822" calcext:value-type="float">
            <text:p>0.0165822</text:p>
          </table:table-cell>
          <table:table-cell office:value-type="float" office:value="0.967739" calcext:value-type="float">
            <text:p>0.967739</text:p>
          </table:table-cell>
          <table:table-cell office:value-type="float" office:value="51.6921" calcext:value-type="float">
            <text:p>51.6921</text:p>
          </table:table-cell>
          <table:table-cell office:value-type="float" office:value="0.655389" calcext:value-type="float">
            <text:p>0.65538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54184" calcext:value-type="float">
            <text:p>0.354184</text:p>
          </table:table-cell>
          <table:table-cell office:value-type="float" office:value="0.126536" calcext:value-type="float">
            <text:p>0.126536</text:p>
          </table:table-cell>
          <table:table-cell office:value-type="float" office:value="0.0165591" calcext:value-type="float">
            <text:p>0.0165591</text:p>
          </table:table-cell>
          <table:table-cell office:value-type="float" office:value="0.980288" calcext:value-type="float">
            <text:p>0.980288</text:p>
          </table:table-cell>
          <table:table-cell office:value-type="float" office:value="51.3346" calcext:value-type="float">
            <text:p>51.3346</text:p>
          </table:table-cell>
          <table:table-cell office:value-type="float" office:value="0.655266" calcext:value-type="float">
            <text:p>0.65526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54318" calcext:value-type="float">
            <text:p>0.354318</text:p>
          </table:table-cell>
          <table:table-cell office:value-type="float" office:value="0.126633" calcext:value-type="float">
            <text:p>0.126633</text:p>
          </table:table-cell>
          <table:table-cell office:value-type="float" office:value="0.0165862" calcext:value-type="float">
            <text:p>0.0165862</text:p>
          </table:table-cell>
          <table:table-cell office:value-type="float" office:value="0.977433" calcext:value-type="float">
            <text:p>0.977433</text:p>
          </table:table-cell>
          <table:table-cell office:value-type="float" office:value="51.4301" calcext:value-type="float">
            <text:p>51.4301</text:p>
          </table:table-cell>
          <table:table-cell office:value-type="float" office:value="0.655231" calcext:value-type="float">
            <text:p>0.65523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54285" calcext:value-type="float">
            <text:p>0.354285</text:p>
          </table:table-cell>
          <table:table-cell office:value-type="float" office:value="0.126608" calcext:value-type="float">
            <text:p>0.126608</text:p>
          </table:table-cell>
          <table:table-cell office:value-type="float" office:value="0.0165778" calcext:value-type="float">
            <text:p>0.0165778</text:p>
          </table:table-cell>
          <table:table-cell office:value-type="float" office:value="0.976368" calcext:value-type="float">
            <text:p>0.976368</text:p>
          </table:table-cell>
          <table:table-cell office:value-type="float" office:value="51.4531" calcext:value-type="float">
            <text:p>51.4531</text:p>
          </table:table-cell>
          <table:table-cell office:value-type="float" office:value="0.655264" calcext:value-type="float">
            <text:p>0.65526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231" calcext:value-type="float">
            <text:p>0.354231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0.0165684" calcext:value-type="float">
            <text:p>0.0165684</text:p>
          </table:table-cell>
          <table:table-cell office:value-type="float" office:value="0.976866" calcext:value-type="float">
            <text:p>0.976866</text:p>
          </table:table-cell>
          <table:table-cell office:value-type="float" office:value="51.4322" calcext:value-type="float">
            <text:p>51.4322</text:p>
          </table:table-cell>
          <table:table-cell office:value-type="float" office:value="0.655257" calcext:value-type="float">
            <text:p>0.655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-0.0422222" calcext:value-type="float">
            <text:p>-0.0422222</text:p>
          </table:table-cell>
          <table:table-cell office:value-type="float" office:value="0.0422222" calcext:value-type="float">
            <text:p>0.0422222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0.00000317808" calcext:value-type="float">
            <text:p>3.17808E-06</text:p>
          </table:table-cell>
          <table:table-cell office:value-type="float" office:value="1.57569" calcext:value-type="float">
            <text:p>1.57569</text:p>
          </table:table-cell>
          <table:table-cell office:value-type="float" office:value="0.646132" calcext:value-type="float">
            <text:p>0.64613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6667" calcext:value-type="float">
            <text:p>0.216667</text:p>
          </table:table-cell>
          <table:table-cell office:value-type="float" office:value="0.0496716" calcext:value-type="float">
            <text:p>0.0496716</text:p>
          </table:table-cell>
          <table:table-cell office:value-type="float" office:value="0.00297937" calcext:value-type="float">
            <text:p>0.00297937</text:p>
          </table:table-cell>
          <table:table-cell office:value-type="float" office:value="0.521883" calcext:value-type="float">
            <text:p>0.521883</text:p>
          </table:table-cell>
          <table:table-cell office:value-type="float" office:value="44.0123" calcext:value-type="float">
            <text:p>44.0123</text:p>
          </table:table-cell>
          <table:table-cell office:value-type="float" office:value="0.597481" calcext:value-type="float">
            <text:p>0.59748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47778" calcext:value-type="float">
            <text:p>0.347778</text:p>
          </table:table-cell>
          <table:table-cell office:value-type="float" office:value="0.121202" calcext:value-type="float">
            <text:p>0.121202</text:p>
          </table:table-cell>
          <table:table-cell office:value-type="float" office:value="0.0148125" calcext:value-type="float">
            <text:p>0.0148125</text:p>
          </table:table-cell>
          <table:table-cell office:value-type="float" office:value="1.39392" calcext:value-type="float">
            <text:p>1.39392</text:p>
          </table:table-cell>
          <table:table-cell office:value-type="float" office:value="42.0436" calcext:value-type="float">
            <text:p>42.0436</text:p>
          </table:table-cell>
          <table:table-cell office:value-type="float" office:value="0.663887" calcext:value-type="float">
            <text:p>0.66388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1389" calcext:value-type="float">
            <text:p>0.371389</text:p>
          </table:table-cell>
          <table:table-cell office:value-type="float" office:value="0.138962" calcext:value-type="float">
            <text:p>0.138962</text:p>
          </table:table-cell>
          <table:table-cell office:value-type="float" office:value="0.0198929" calcext:value-type="float">
            <text:p>0.0198929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68.619" calcext:value-type="float">
            <text:p>68.619</text:p>
          </table:table-cell>
          <table:table-cell office:value-type="float" office:value="0.656614" calcext:value-type="float">
            <text:p>0.65661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6111" calcext:value-type="float">
            <text:p>0.356111</text:p>
          </table:table-cell>
          <table:table-cell office:value-type="float" office:value="0.127272" calcext:value-type="float">
            <text:p>0.127272</text:p>
          </table:table-cell>
          <table:table-cell office:value-type="float" office:value="0.0164361" calcext:value-type="float">
            <text:p>0.0164361</text:p>
          </table:table-cell>
          <table:table-cell office:value-type="float" office:value="0.77384" calcext:value-type="float">
            <text:p>0.77384</text:p>
          </table:table-cell>
          <table:table-cell office:value-type="float" office:value="57.9997" calcext:value-type="float">
            <text:p>57.9997</text:p>
          </table:table-cell>
          <table:table-cell office:value-type="float" office:value="0.661772" calcext:value-type="float">
            <text:p>0.66177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4444" calcext:value-type="float">
            <text:p>0.364444</text:p>
          </table:table-cell>
          <table:table-cell office:value-type="float" office:value="0.133655" calcext:value-type="float">
            <text:p>0.133655</text:p>
          </table:table-cell>
          <table:table-cell office:value-type="float" office:value="0.0182888" calcext:value-type="float">
            <text:p>0.0182888</text:p>
          </table:table-cell>
          <table:table-cell office:value-type="float" office:value="0.823227" calcext:value-type="float">
            <text:p>0.823227</text:p>
          </table:table-cell>
          <table:table-cell office:value-type="float" office:value="57.6234" calcext:value-type="float">
            <text:p>57.6234</text:p>
          </table:table-cell>
          <table:table-cell office:value-type="float" office:value="0.658735" calcext:value-type="float">
            <text:p>0.65873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3785" calcext:value-type="float">
            <text:p>0.363785</text:p>
          </table:table-cell>
          <table:table-cell office:value-type="float" office:value="0.133311" calcext:value-type="float">
            <text:p>0.133311</text:p>
          </table:table-cell>
          <table:table-cell office:value-type="float" office:value="0.0182878" calcext:value-type="float">
            <text:p>0.0182878</text:p>
          </table:table-cell>
          <table:table-cell office:value-type="float" office:value="1.01808" calcext:value-type="float">
            <text:p>1.01808</text:p>
          </table:table-cell>
          <table:table-cell office:value-type="float" office:value="51.7068" calcext:value-type="float">
            <text:p>51.7068</text:p>
          </table:table-cell>
          <table:table-cell office:value-type="float" office:value="0.656988" calcext:value-type="float">
            <text:p>0.65698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6806" calcext:value-type="float">
            <text:p>0.356806</text:p>
          </table:table-cell>
          <table:table-cell office:value-type="float" office:value="0.128455" calcext:value-type="float">
            <text:p>0.128455</text:p>
          </table:table-cell>
          <table:table-cell office:value-type="float" office:value="0.0170874" calcext:value-type="float">
            <text:p>0.0170874</text:p>
          </table:table-cell>
          <table:table-cell office:value-type="float" office:value="0.805777" calcext:value-type="float">
            <text:p>0.805777</text:p>
          </table:table-cell>
          <table:table-cell office:value-type="float" office:value="57.0961" calcext:value-type="float">
            <text:p>57.0961</text:p>
          </table:table-cell>
          <table:table-cell office:value-type="float" office:value="0.654814" calcext:value-type="float">
            <text:p>0.65481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579" calcext:value-type="float">
            <text:p>0.35579</text:p>
          </table:table-cell>
          <table:table-cell office:value-type="float" office:value="0.127662" calcext:value-type="float">
            <text:p>0.127662</text:p>
          </table:table-cell>
          <table:table-cell office:value-type="float" office:value="0.0168413" calcext:value-type="float">
            <text:p>0.0168413</text:p>
          </table:table-cell>
          <table:table-cell office:value-type="float" office:value="1.02798" calcext:value-type="float">
            <text:p>1.02798</text:p>
          </table:table-cell>
          <table:table-cell office:value-type="float" office:value="50.3434" calcext:value-type="float">
            <text:p>50.3434</text:p>
          </table:table-cell>
          <table:table-cell office:value-type="float" office:value="0.655545" calcext:value-type="float">
            <text:p>0.65554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0712" calcext:value-type="float">
            <text:p>0.360712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0.0176912" calcext:value-type="float">
            <text:p>0.0176912</text:p>
          </table:table-cell>
          <table:table-cell office:value-type="float" office:value="0.956456" calcext:value-type="float">
            <text:p>0.956456</text:p>
          </table:table-cell>
          <table:table-cell office:value-type="float" office:value="52.911" calcext:value-type="float">
            <text:p>52.911</text:p>
          </table:table-cell>
          <table:table-cell office:value-type="float" office:value="0.656855" calcext:value-type="float">
            <text:p>0.65685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1916" calcext:value-type="float">
            <text:p>0.361916</text:p>
          </table:table-cell>
          <table:table-cell office:value-type="float" office:value="0.131987" calcext:value-type="float">
            <text:p>0.131987</text:p>
          </table:table-cell>
          <table:table-cell office:value-type="float" office:value="0.0179427" calcext:value-type="float">
            <text:p>0.0179427</text:p>
          </table:table-cell>
          <table:table-cell office:value-type="float" office:value="0.973117" calcext:value-type="float">
            <text:p>0.973117</text:p>
          </table:table-cell>
          <table:table-cell office:value-type="float" office:value="52.6325" calcext:value-type="float">
            <text:p>52.6325</text:p>
          </table:table-cell>
          <table:table-cell office:value-type="float" office:value="0.656677" calcext:value-type="float">
            <text:p>0.65667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8444" calcext:value-type="float">
            <text:p>0.358444</text:p>
          </table:table-cell>
          <table:table-cell office:value-type="float" office:value="0.12953" calcext:value-type="float">
            <text:p>0.12953</text:p>
          </table:table-cell>
          <table:table-cell office:value-type="float" office:value="0.0173166" calcext:value-type="float">
            <text:p>0.0173166</text:p>
          </table:table-cell>
          <table:table-cell office:value-type="float" office:value="1.00393" calcext:value-type="float">
            <text:p>1.00393</text:p>
          </table:table-cell>
          <table:table-cell office:value-type="float" office:value="51.3229" calcext:value-type="float">
            <text:p>51.3229</text:p>
          </table:table-cell>
          <table:table-cell office:value-type="float" office:value="0.655967" calcext:value-type="float">
            <text:p>0.65596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0895" calcext:value-type="float">
            <text:p>0.360895</text:p>
          </table:table-cell>
          <table:table-cell office:value-type="float" office:value="0.131294" calcext:value-type="float">
            <text:p>0.131294</text:p>
          </table:table-cell>
          <table:table-cell office:value-type="float" office:value="0.017785" calcext:value-type="float">
            <text:p>0.017785</text:p>
          </table:table-cell>
          <table:table-cell office:value-type="float" office:value="0.952251" calcext:value-type="float">
            <text:p>0.952251</text:p>
          </table:table-cell>
          <table:table-cell office:value-type="float" office:value="53.0696" calcext:value-type="float">
            <text:p>53.0696</text:p>
          </table:table-cell>
          <table:table-cell office:value-type="float" office:value="0.656091" calcext:value-type="float">
            <text:p>0.65609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0365" calcext:value-type="float">
            <text:p>0.360365</text:p>
          </table:table-cell>
          <table:table-cell office:value-type="float" office:value="0.130949" calcext:value-type="float">
            <text:p>0.130949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0.963068" calcext:value-type="float">
            <text:p>0.963068</text:p>
          </table:table-cell>
          <table:table-cell office:value-type="float" office:value="52.6984" calcext:value-type="float">
            <text:p>52.6984</text:p>
          </table:table-cell>
          <table:table-cell office:value-type="float" office:value="0.65569" calcext:value-type="float">
            <text:p>0.6556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0594" calcext:value-type="float">
            <text:p>0.360594</text:p>
          </table:table-cell>
          <table:table-cell office:value-type="float" office:value="0.131112" calcext:value-type="float">
            <text:p>0.131112</text:p>
          </table:table-cell>
          <table:table-cell office:value-type="float" office:value="0.0177559" calcext:value-type="float">
            <text:p>0.0177559</text:p>
          </table:table-cell>
          <table:table-cell office:value-type="float" office:value="0.975267" calcext:value-type="float">
            <text:p>0.975267</text:p>
          </table:table-cell>
          <table:table-cell office:value-type="float" office:value="52.398" calcext:value-type="float">
            <text:p>52.398</text:p>
          </table:table-cell>
          <table:table-cell office:value-type="float" office:value="0.655703" calcext:value-type="float">
            <text:p>0.65570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0338" calcext:value-type="float">
            <text:p>0.360338</text:p>
          </table:table-cell>
          <table:table-cell office:value-type="float" office:value="0.130906" calcext:value-type="float">
            <text:p>0.130906</text:p>
          </table:table-cell>
          <table:table-cell office:value-type="float" office:value="0.0176882" calcext:value-type="float">
            <text:p>0.0176882</text:p>
          </table:table-cell>
          <table:table-cell office:value-type="float" office:value="0.954532" calcext:value-type="float">
            <text:p>0.954532</text:p>
          </table:table-cell>
          <table:table-cell office:value-type="float" office:value="52.9267" calcext:value-type="float">
            <text:p>52.9267</text:p>
          </table:table-cell>
          <table:table-cell office:value-type="float" office:value="0.655933" calcext:value-type="float">
            <text:p>0.65593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0283" calcext:value-type="float">
            <text:p>0.360283</text:p>
          </table:table-cell>
          <table:table-cell office:value-type="float" office:value="0.130885" calcext:value-type="float">
            <text:p>0.130885</text:p>
          </table:table-cell>
          <table:table-cell office:value-type="float" office:value="0.0176928" calcext:value-type="float">
            <text:p>0.0176928</text:p>
          </table:table-cell>
          <table:table-cell office:value-type="float" office:value="0.96469" calcext:value-type="float">
            <text:p>0.96469</text:p>
          </table:table-cell>
          <table:table-cell office:value-type="float" office:value="52.6407" calcext:value-type="float">
            <text:p>52.6407</text:p>
          </table:table-cell>
          <table:table-cell office:value-type="float" office:value="0.655731" calcext:value-type="float">
            <text:p>0.65573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0345" calcext:value-type="float">
            <text:p>0.360345</text:p>
          </table:table-cell>
          <table:table-cell office:value-type="float" office:value="0.13092" calcext:value-type="float">
            <text:p>0.13092</text:p>
          </table:table-cell>
          <table:table-cell office:value-type="float" office:value="0.0176979" calcext:value-type="float">
            <text:p>0.0176979</text:p>
          </table:table-cell>
          <table:table-cell office:value-type="float" office:value="0.957631" calcext:value-type="float">
            <text:p>0.957631</text:p>
          </table:table-cell>
          <table:table-cell office:value-type="float" office:value="52.8432" calcext:value-type="float">
            <text:p>52.8432</text:p>
          </table:table-cell>
          <table:table-cell office:value-type="float" office:value="0.655819" calcext:value-type="float">
            <text:p>0.65581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0234" calcext:value-type="float">
            <text:p>0.360234</text:p>
          </table:table-cell>
          <table:table-cell office:value-type="float" office:value="0.130838" calcext:value-type="float">
            <text:p>0.130838</text:p>
          </table:table-cell>
          <table:table-cell office:value-type="float" office:value="0.0176744" calcext:value-type="float">
            <text:p>0.0176744</text:p>
          </table:table-cell>
          <table:table-cell office:value-type="float" office:value="0.964054" calcext:value-type="float">
            <text:p>0.964054</text:p>
          </table:table-cell>
          <table:table-cell office:value-type="float" office:value="52.6487" calcext:value-type="float">
            <text:p>52.6487</text:p>
          </table:table-cell>
          <table:table-cell office:value-type="float" office:value="0.655845" calcext:value-type="float">
            <text:p>0.65584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81" calcext:value-type="float">
            <text:p>0.360381</text:p>
          </table:table-cell>
          <table:table-cell office:value-type="float" office:value="0.130942" calcext:value-type="float">
            <text:p>0.130942</text:p>
          </table:table-cell>
          <table:table-cell office:value-type="float" office:value="0.017701" calcext:value-type="float">
            <text:p>0.017701</text:p>
          </table:table-cell>
          <table:table-cell office:value-type="float" office:value="0.96278" calcext:value-type="float">
            <text:p>0.96278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0.655872" calcext:value-type="float">
            <text:p>0.6558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33333" calcext:value-type="float">
            <text:p>0.0533333</text:p>
          </table:table-cell>
          <table:table-cell office:value-type="float" office:value="0.00284444" calcext:value-type="float">
            <text:p>0.00284444</text:p>
          </table:table-cell>
          <table:table-cell office:value-type="float" office:value="0.00000809086" calcext:value-type="float">
            <text:p>8.09086E-06</text:p>
          </table:table-cell>
          <table:table-cell office:value-type="float" office:value="0.672806" calcext:value-type="float">
            <text:p>0.672806</text:p>
          </table:table-cell>
          <table:table-cell office:value-type="float" office:value="8.01122" calcext:value-type="float">
            <text:p>8.0112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5556" calcext:value-type="float">
            <text:p>0.255556</text:p>
          </table:table-cell>
          <table:table-cell office:value-type="float" office:value="0.0653284" calcext:value-type="float">
            <text:p>0.0653284</text:p>
          </table:table-cell>
          <table:table-cell office:value-type="float" office:value="0.00427296" calcext:value-type="float">
            <text:p>0.00427296</text:p>
          </table:table-cell>
          <table:table-cell office:value-type="float" office:value="0.694043" calcext:value-type="float">
            <text:p>0.694043</text:p>
          </table:table-cell>
          <table:table-cell office:value-type="float" office:value="43.7659" calcext:value-type="float">
            <text:p>43.7659</text:p>
          </table:table-cell>
          <table:table-cell office:value-type="float" office:value="0.666264" calcext:value-type="float">
            <text:p>0.66626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3333" calcext:value-type="float">
            <text:p>0.313333</text:p>
          </table:table-cell>
          <table:table-cell office:value-type="float" office:value="0.0982543" calcext:value-type="float">
            <text:p>0.0982543</text:p>
          </table:table-cell>
          <table:table-cell office:value-type="float" office:value="0.00968354" calcext:value-type="float">
            <text:p>0.00968354</text:p>
          </table:table-cell>
          <table:table-cell office:value-type="float" office:value="1.01803" calcext:value-type="float">
            <text:p>1.01803</text:p>
          </table:table-cell>
          <table:table-cell office:value-type="float" office:value="44.3238" calcext:value-type="float">
            <text:p>44.3238</text:p>
          </table:table-cell>
          <table:table-cell office:value-type="float" office:value="0.665644" calcext:value-type="float">
            <text:p>0.66564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13377" calcext:value-type="float">
            <text:p>0.13377</text:p>
          </table:table-cell>
          <table:table-cell office:value-type="float" office:value="0.0181947" calcext:value-type="float">
            <text:p>0.0181947</text:p>
          </table:table-cell>
          <table:table-cell office:value-type="float" office:value="0.95359" calcext:value-type="float">
            <text:p>0.95359</text:p>
          </table:table-cell>
          <table:table-cell office:value-type="float" office:value="53.5339" calcext:value-type="float">
            <text:p>53.5339</text:p>
          </table:table-cell>
          <table:table-cell office:value-type="float" office:value="0.661076" calcext:value-type="float">
            <text:p>0.661076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75" calcext:value-type="float">
            <text:p>0.3275</text:p>
          </table:table-cell>
          <table:table-cell office:value-type="float" office:value="0.108167" calcext:value-type="float">
            <text:p>0.108167</text:p>
          </table:table-cell>
          <table:table-cell office:value-type="float" office:value="0.0121375" calcext:value-type="float">
            <text:p>0.0121375</text:p>
          </table:table-cell>
          <table:table-cell office:value-type="float" office:value="1.23071" calcext:value-type="float">
            <text:p>1.23071</text:p>
          </table:table-cell>
          <table:table-cell office:value-type="float" office:value="42.2729" calcext:value-type="float">
            <text:p>42.2729</text:p>
          </table:table-cell>
          <table:table-cell office:value-type="float" office:value="0.654203" calcext:value-type="float">
            <text:p>0.65420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8958" calcext:value-type="float">
            <text:p>0.378958</text:p>
          </table:table-cell>
          <table:table-cell office:value-type="float" office:value="0.144397" calcext:value-type="float">
            <text:p>0.144397</text:p>
          </table:table-cell>
          <table:table-cell office:value-type="float" office:value="0.0213026" calcext:value-type="float">
            <text:p>0.0213026</text:p>
          </table:table-cell>
          <table:table-cell office:value-type="float" office:value="0.872016" calcext:value-type="float">
            <text:p>0.872016</text:p>
          </table:table-cell>
          <table:table-cell office:value-type="float" office:value="58.1986" calcext:value-type="float">
            <text:p>58.1986</text:p>
          </table:table-cell>
          <table:table-cell office:value-type="float" office:value="0.659441" calcext:value-type="float">
            <text:p>0.65944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9514" calcext:value-type="float">
            <text:p>0.369514</text:p>
          </table:table-cell>
          <table:table-cell office:value-type="float" office:value="0.137753" calcext:value-type="float">
            <text:p>0.137753</text:p>
          </table:table-cell>
          <table:table-cell office:value-type="float" office:value="0.0196394" calcext:value-type="float">
            <text:p>0.0196394</text:p>
          </table:table-cell>
          <table:table-cell office:value-type="float" office:value="0.996599" calcext:value-type="float">
            <text:p>0.996599</text:p>
          </table:table-cell>
          <table:table-cell office:value-type="float" office:value="53.1367" calcext:value-type="float">
            <text:p>53.1367</text:p>
          </table:table-cell>
          <table:table-cell office:value-type="float" office:value="0.655012" calcext:value-type="float">
            <text:p>0.65501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1198" calcext:value-type="float">
            <text:p>0.361198</text:p>
          </table:table-cell>
          <table:table-cell office:value-type="float" office:value="0.131671" calcext:value-type="float">
            <text:p>0.131671</text:p>
          </table:table-cell>
          <table:table-cell office:value-type="float" office:value="0.017972" calcext:value-type="float">
            <text:p>0.017972</text:p>
          </table:table-cell>
          <table:table-cell office:value-type="float" office:value="0.903422" calcext:value-type="float">
            <text:p>0.903422</text:p>
          </table:table-cell>
          <table:table-cell office:value-type="float" office:value="54.5751" calcext:value-type="float">
            <text:p>54.5751</text:p>
          </table:table-cell>
          <table:table-cell office:value-type="float" office:value="0.654463" calcext:value-type="float">
            <text:p>0.65446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6502" calcext:value-type="float">
            <text:p>0.366502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0189533" calcext:value-type="float">
            <text:p>0.0189533</text:p>
          </table:table-cell>
          <table:table-cell office:value-type="float" office:value="0.97624" calcext:value-type="float">
            <text:p>0.97624</text:p>
          </table:table-cell>
          <table:table-cell office:value-type="float" office:value="53.2416" calcext:value-type="float">
            <text:p>53.2416</text:p>
          </table:table-cell>
          <table:table-cell office:value-type="float" office:value="0.655737" calcext:value-type="float">
            <text:p>0.65573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2795" calcext:value-type="float">
            <text:p>0.372795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0.020219" calcext:value-type="float">
            <text:p>0.020219</text:p>
          </table:table-cell>
          <table:table-cell office:value-type="float" office:value="1.0633" calcext:value-type="float">
            <text:p>1.0633</text:p>
          </table:table-cell>
          <table:table-cell office:value-type="float" office:value="51.8615" calcext:value-type="float">
            <text:p>51.8615</text:p>
          </table:table-cell>
          <table:table-cell office:value-type="float" office:value="0.656435" calcext:value-type="float">
            <text:p>0.656435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0039" calcext:value-type="float">
            <text:p>0.370039</text:p>
          </table:table-cell>
          <table:table-cell office:value-type="float" office:value="0.137965" calcext:value-type="float">
            <text:p>0.137965</text:p>
          </table:table-cell>
          <table:table-cell office:value-type="float" office:value="0.0195995" calcext:value-type="float">
            <text:p>0.0195995</text:p>
          </table:table-cell>
          <table:table-cell office:value-type="float" office:value="0.980961" calcext:value-type="float">
            <text:p>0.980961</text:p>
          </table:table-cell>
          <table:table-cell office:value-type="float" office:value="53.6034" calcext:value-type="float">
            <text:p>53.6034</text:p>
          </table:table-cell>
          <table:table-cell office:value-type="float" office:value="0.656767" calcext:value-type="float">
            <text:p>0.6567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578" calcext:value-type="float">
            <text:p>0.36578</text:p>
          </table:table-cell>
          <table:table-cell office:value-type="float" office:value="0.134848" calcext:value-type="float">
            <text:p>0.134848</text:p>
          </table:table-cell>
          <table:table-cell office:value-type="float" office:value="0.0187469" calcext:value-type="float">
            <text:p>0.0187469</text:p>
          </table:table-cell>
          <table:table-cell office:value-type="float" office:value="0.945876" calcext:value-type="float">
            <text:p>0.945876</text:p>
          </table:table-cell>
          <table:table-cell office:value-type="float" office:value="53.9712" calcext:value-type="float">
            <text:p>53.9712</text:p>
          </table:table-cell>
          <table:table-cell office:value-type="float" office:value="0.656347" calcext:value-type="float">
            <text:p>0.65634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7112" calcext:value-type="float">
            <text:p>0.367112</text:p>
          </table:table-cell>
          <table:table-cell office:value-type="float" office:value="0.135837" calcext:value-type="float">
            <text:p>0.135837</text:p>
          </table:table-cell>
          <table:table-cell office:value-type="float" office:value="0.0190248" calcext:value-type="float">
            <text:p>0.0190248</text:p>
          </table:table-cell>
          <table:table-cell office:value-type="float" office:value="0.976645" calcext:value-type="float">
            <text:p>0.976645</text:p>
          </table:table-cell>
          <table:table-cell office:value-type="float" office:value="53.3035" calcext:value-type="float">
            <text:p>53.3035</text:p>
          </table:table-cell>
          <table:table-cell office:value-type="float" office:value="0.656313" calcext:value-type="float">
            <text:p>0.65631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6603" calcext:value-type="float">
            <text:p>0.366603</text:p>
          </table:table-cell>
          <table:table-cell office:value-type="float" office:value="0.135464" calcext:value-type="float">
            <text:p>0.135464</text:p>
          </table:table-cell>
          <table:table-cell office:value-type="float" office:value="0.0189249" calcext:value-type="float">
            <text:p>0.0189249</text:p>
          </table:table-cell>
          <table:table-cell office:value-type="float" office:value="0.936473" calcext:value-type="float">
            <text:p>0.936473</text:p>
          </table:table-cell>
          <table:table-cell office:value-type="float" office:value="54.3684" calcext:value-type="float">
            <text:p>54.3684</text:p>
          </table:table-cell>
          <table:table-cell office:value-type="float" office:value="0.656232" calcext:value-type="float">
            <text:p>0.65623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6985" calcext:value-type="float">
            <text:p>0.366985</text:p>
          </table:table-cell>
          <table:table-cell office:value-type="float" office:value="0.135744" calcext:value-type="float">
            <text:p>0.135744</text:p>
          </table:table-cell>
          <table:table-cell office:value-type="float" office:value="0.0190028" calcext:value-type="float">
            <text:p>0.0190028</text:p>
          </table:table-cell>
          <table:table-cell office:value-type="float" office:value="0.958006" calcext:value-type="float">
            <text:p>0.958006</text:p>
          </table:table-cell>
          <table:table-cell office:value-type="float" office:value="53.8051" calcext:value-type="float">
            <text:p>53.8051</text:p>
          </table:table-cell>
          <table:table-cell office:value-type="float" office:value="0.656241" calcext:value-type="float">
            <text:p>0.65624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6848" calcext:value-type="float">
            <text:p>0.366848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0.0189598" calcext:value-type="float">
            <text:p>0.0189598</text:p>
          </table:table-cell>
          <table:table-cell office:value-type="float" office:value="0.948958" calcext:value-type="float">
            <text:p>0.948958</text:p>
          </table:table-cell>
          <table:table-cell office:value-type="float" office:value="54.0392" calcext:value-type="float">
            <text:p>54.0392</text:p>
          </table:table-cell>
          <table:table-cell office:value-type="float" office:value="0.656418" calcext:value-type="float">
            <text:p>0.65641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6704" calcext:value-type="float">
            <text:p>0.366704</text:p>
          </table:table-cell>
          <table:table-cell office:value-type="float" office:value="0.135544" calcext:value-type="float">
            <text:p>0.135544</text:p>
          </table:table-cell>
          <table:table-cell office:value-type="float" office:value="0.0189504" calcext:value-type="float">
            <text:p>0.0189504</text:p>
          </table:table-cell>
          <table:table-cell office:value-type="float" office:value="0.954314" calcext:value-type="float">
            <text:p>0.954314</text:p>
          </table:table-cell>
          <table:table-cell office:value-type="float" office:value="53.8699" calcext:value-type="float">
            <text:p>53.8699</text:p>
          </table:table-cell>
          <table:table-cell office:value-type="float" office:value="0.656177" calcext:value-type="float">
            <text:p>0.65617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6497" calcext:value-type="float">
            <text:p>0.366497</text:p>
          </table:table-cell>
          <table:table-cell office:value-type="float" office:value="0.135375" calcext:value-type="float">
            <text:p>0.135375</text:p>
          </table:table-cell>
          <table:table-cell office:value-type="float" office:value="0.0188946" calcext:value-type="float">
            <text:p>0.0188946</text:p>
          </table:table-cell>
          <table:table-cell office:value-type="float" office:value="0.946523" calcext:value-type="float">
            <text:p>0.946523</text:p>
          </table:table-cell>
          <table:table-cell office:value-type="float" office:value="54.0589" calcext:value-type="float">
            <text:p>54.0589</text:p>
          </table:table-cell>
          <table:table-cell office:value-type="float" office:value="0.656334" calcext:value-type="float">
            <text:p>0.65633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6544" calcext:value-type="float">
            <text:p>0.366544</text:p>
          </table:table-cell>
          <table:table-cell office:value-type="float" office:value="0.13541" calcext:value-type="float">
            <text:p>0.13541</text:p>
          </table:table-cell>
          <table:table-cell office:value-type="float" office:value="0.0189033" calcext:value-type="float">
            <text:p>0.0189033</text:p>
          </table:table-cell>
          <table:table-cell office:value-type="float" office:value="0.951947" calcext:value-type="float">
            <text:p>0.951947</text:p>
          </table:table-cell>
          <table:table-cell office:value-type="float" office:value="53.9104" calcext:value-type="float">
            <text:p>53.9104</text:p>
          </table:table-cell>
          <table:table-cell office:value-type="float" office:value="0.656349" calcext:value-type="float">
            <text:p>0.65634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677" calcext:value-type="float">
            <text:p>0.366677</text:p>
          </table:table-cell>
          <table:table-cell office:value-type="float" office:value="0.135511" calcext:value-type="float">
            <text:p>0.135511</text:p>
          </table:table-cell>
          <table:table-cell office:value-type="float" office:value="0.0189329" calcext:value-type="float">
            <text:p>0.0189329</text:p>
          </table:table-cell>
          <table:table-cell office:value-type="float" office:value="0.949544" calcext:value-type="float">
            <text:p>0.949544</text:p>
          </table:table-cell>
          <table:table-cell office:value-type="float" office:value="53.9993" calcext:value-type="float">
            <text:p>53.9993</text:p>
          </table:table-cell>
          <table:table-cell office:value-type="float" office:value="0.656324" calcext:value-type="float">
            <text:p>0.6563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0.0222222" calcext:value-type="float">
            <text:p>-0.0222222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00493827" calcext:value-type="float">
            <text:p>0.000493827</text:p>
          </table:table-cell>
          <table:table-cell office:value-type="float" office:value="0.000000243865" calcext:value-type="float">
            <text:p>2.43865E-07</text:p>
          </table:table-cell>
          <table:table-cell office:value-type="float" office:value="0.941175" calcext:value-type="float">
            <text:p>0.94117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08889" calcext:value-type="float">
            <text:p>0.308889</text:p>
          </table:table-cell>
          <table:table-cell office:value-type="float" office:value="0.100158" calcext:value-type="float">
            <text:p>0.100158</text:p>
          </table:table-cell>
          <table:table-cell office:value-type="float" office:value="0.0118428" calcext:value-type="float">
            <text:p>0.0118428</text:p>
          </table:table-cell>
          <table:table-cell office:value-type="float" office:value="0.162906" calcext:value-type="float">
            <text:p>0.162906</text:p>
          </table:table-cell>
          <table:table-cell office:value-type="float" office:value="112.418" calcext:value-type="float">
            <text:p>112.418</text:p>
          </table:table-cell>
          <table:table-cell office:value-type="float" office:value="0.606484" calcext:value-type="float">
            <text:p>0.60648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14444" calcext:value-type="float">
            <text:p>0.414444</text:p>
          </table:table-cell>
          <table:table-cell office:value-type="float" office:value="0.17181" calcext:value-type="float">
            <text:p>0.17181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72256" calcext:value-type="float">
            <text:p>0.72256</text:p>
          </table:table-cell>
          <table:table-cell office:value-type="float" office:value="69.8115" calcext:value-type="float">
            <text:p>69.8115</text:p>
          </table:table-cell>
          <table:table-cell office:value-type="float" office:value="0.666312" calcext:value-type="float">
            <text:p>0.66631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7778" calcext:value-type="float">
            <text:p>0.357778</text:p>
          </table:table-cell>
          <table:table-cell office:value-type="float" office:value="0.128743" calcext:value-type="float">
            <text:p>0.128743</text:p>
          </table:table-cell>
          <table:table-cell office:value-type="float" office:value="0.0169858" calcext:value-type="float">
            <text:p>0.0169858</text:p>
          </table:table-cell>
          <table:table-cell office:value-type="float" office:value="0.823584" calcext:value-type="float">
            <text:p>0.823584</text:p>
          </table:table-cell>
          <table:table-cell office:value-type="float" office:value="56.5348" calcext:value-type="float">
            <text:p>56.5348</text:p>
          </table:table-cell>
          <table:table-cell office:value-type="float" office:value="0.658401" calcext:value-type="float">
            <text:p>0.65840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7778" calcext:value-type="float">
            <text:p>0.387778</text:p>
          </table:table-cell>
          <table:table-cell office:value-type="float" office:value="0.15089" calcext:value-type="float">
            <text:p>0.15089</text:p>
          </table:table-cell>
          <table:table-cell office:value-type="float" office:value="0.0230686" calcext:value-type="float">
            <text:p>0.0230686</text:p>
          </table:table-cell>
          <table:table-cell office:value-type="float" office:value="0.459535" calcext:value-type="float">
            <text:p>0.459535</text:p>
          </table:table-cell>
          <table:table-cell office:value-type="float" office:value="82.0903" calcext:value-type="float">
            <text:p>82.0903</text:p>
          </table:table-cell>
          <table:table-cell office:value-type="float" office:value="0.662263" calcext:value-type="float">
            <text:p>0.66226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4792" calcext:value-type="float">
            <text:p>0.374792</text:p>
          </table:table-cell>
          <table:table-cell office:value-type="float" office:value="0.141294" calcext:value-type="float">
            <text:p>0.141294</text:p>
          </table:table-cell>
          <table:table-cell office:value-type="float" office:value="0.0204219" calcext:value-type="float">
            <text:p>0.0204219</text:p>
          </table:table-cell>
          <table:table-cell office:value-type="float" office:value="0.978579" calcext:value-type="float">
            <text:p>0.978579</text:p>
          </table:table-cell>
          <table:table-cell office:value-type="float" office:value="54.318" calcext:value-type="float">
            <text:p>54.318</text:p>
          </table:table-cell>
          <table:table-cell office:value-type="float" office:value="0.659022" calcext:value-type="float">
            <text:p>0.65902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4583" calcext:value-type="float">
            <text:p>0.374583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206068" calcext:value-type="float">
            <text:p>0.0206068</text:p>
          </table:table-cell>
          <table:table-cell office:value-type="float" office:value="0.948565" calcext:value-type="float">
            <text:p>0.948565</text:p>
          </table:table-cell>
          <table:table-cell office:value-type="float" office:value="55.1979" calcext:value-type="float">
            <text:p>55.1979</text:p>
          </table:table-cell>
          <table:table-cell office:value-type="float" office:value="0.656448" calcext:value-type="float">
            <text:p>0.65644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2483" calcext:value-type="float">
            <text:p>0.372483</text:p>
          </table:table-cell>
          <table:table-cell office:value-type="float" office:value="0.139625" calcext:value-type="float">
            <text:p>0.139625</text:p>
          </table:table-cell>
          <table:table-cell office:value-type="float" office:value="0.0199824" calcext:value-type="float">
            <text:p>0.0199824</text:p>
          </table:table-cell>
          <table:table-cell office:value-type="float" office:value="1.01483" calcext:value-type="float">
            <text:p>1.01483</text:p>
          </table:table-cell>
          <table:table-cell office:value-type="float" office:value="53.0129" calcext:value-type="float">
            <text:p>53.0129</text:p>
          </table:table-cell>
          <table:table-cell office:value-type="float" office:value="0.658338" calcext:value-type="float">
            <text:p>0.65833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5868" calcext:value-type="float">
            <text:p>0.375868</text:p>
          </table:table-cell>
          <table:table-cell office:value-type="float" office:value="0.142204" calcext:value-type="float">
            <text:p>0.142204</text:p>
          </table:table-cell>
          <table:table-cell office:value-type="float" office:value="0.0207452" calcext:value-type="float">
            <text:p>0.0207452</text:p>
          </table:table-cell>
          <table:table-cell office:value-type="float" office:value="1.02096" calcext:value-type="float">
            <text:p>1.02096</text:p>
          </table:table-cell>
          <table:table-cell office:value-type="float" office:value="53.3421" calcext:value-type="float">
            <text:p>53.3421</text:p>
          </table:table-cell>
          <table:table-cell office:value-type="float" office:value="0.658043" calcext:value-type="float">
            <text:p>0.65804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1549" calcext:value-type="float">
            <text:p>0.371549</text:p>
          </table:table-cell>
          <table:table-cell office:value-type="float" office:value="0.139156" calcext:value-type="float">
            <text:p>0.139156</text:p>
          </table:table-cell>
          <table:table-cell office:value-type="float" office:value="0.0199827" calcext:value-type="float">
            <text:p>0.0199827</text:p>
          </table:table-cell>
          <table:table-cell office:value-type="float" office:value="0.979996" calcext:value-type="float">
            <text:p>0.979996</text:p>
          </table:table-cell>
          <table:table-cell office:value-type="float" office:value="53.8628" calcext:value-type="float">
            <text:p>53.8628</text:p>
          </table:table-cell>
          <table:table-cell office:value-type="float" office:value="0.656022" calcext:value-type="float">
            <text:p>0.65602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5981" calcext:value-type="float">
            <text:p>0.375981</text:p>
          </table:table-cell>
          <table:table-cell office:value-type="float" office:value="0.142397" calcext:value-type="float">
            <text:p>0.142397</text:p>
          </table:table-cell>
          <table:table-cell office:value-type="float" office:value="0.0208648" calcext:value-type="float">
            <text:p>0.0208648</text:p>
          </table:table-cell>
          <table:table-cell office:value-type="float" office:value="0.94158" calcext:value-type="float">
            <text:p>0.94158</text:p>
          </table:table-cell>
          <table:table-cell office:value-type="float" office:value="55.6002" calcext:value-type="float">
            <text:p>55.6002</text:p>
          </table:table-cell>
          <table:table-cell office:value-type="float" office:value="0.657001" calcext:value-type="float">
            <text:p>0.65700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3943" calcext:value-type="float">
            <text:p>0.373943</text:p>
          </table:table-cell>
          <table:table-cell office:value-type="float" office:value="0.14082" calcext:value-type="float">
            <text:p>0.14082</text:p>
          </table:table-cell>
          <table:table-cell office:value-type="float" office:value="0.0203841" calcext:value-type="float">
            <text:p>0.0203841</text:p>
          </table:table-cell>
          <table:table-cell office:value-type="float" office:value="0.910846" calcext:value-type="float">
            <text:p>0.910846</text:p>
          </table:table-cell>
          <table:table-cell office:value-type="float" office:value="56.2213" calcext:value-type="float">
            <text:p>56.2213</text:p>
          </table:table-cell>
          <table:table-cell office:value-type="float" office:value="0.65736" calcext:value-type="float">
            <text:p>0.6573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2132" calcext:value-type="float">
            <text:p>0.372132</text:p>
          </table:table-cell>
          <table:table-cell office:value-type="float" office:value="0.139572" calcext:value-type="float">
            <text:p>0.139572</text:p>
          </table:table-cell>
          <table:table-cell office:value-type="float" office:value="0.0200841" calcext:value-type="float">
            <text:p>0.0200841</text:p>
          </table:table-cell>
          <table:table-cell office:value-type="float" office:value="0.940195" calcext:value-type="float">
            <text:p>0.940195</text:p>
          </table:table-cell>
          <table:table-cell office:value-type="float" office:value="55.0826" calcext:value-type="float">
            <text:p>55.0826</text:p>
          </table:table-cell>
          <table:table-cell office:value-type="float" office:value="0.656334" calcext:value-type="float">
            <text:p>0.65633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3142" calcext:value-type="float">
            <text:p>0.373142</text:p>
          </table:table-cell>
          <table:table-cell office:value-type="float" office:value="0.140274" calcext:value-type="float">
            <text:p>0.140274</text:p>
          </table:table-cell>
          <table:table-cell office:value-type="float" office:value="0.0202547" calcext:value-type="float">
            <text:p>0.0202547</text:p>
          </table:table-cell>
          <table:table-cell office:value-type="float" office:value="0.941385" calcext:value-type="float">
            <text:p>0.941385</text:p>
          </table:table-cell>
          <table:table-cell office:value-type="float" office:value="55.1869" calcext:value-type="float">
            <text:p>55.1869</text:p>
          </table:table-cell>
          <table:table-cell office:value-type="float" office:value="0.656875" calcext:value-type="float">
            <text:p>0.65687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3672" calcext:value-type="float">
            <text:p>0.373672</text:p>
          </table:table-cell>
          <table:table-cell office:value-type="float" office:value="0.140666" calcext:value-type="float">
            <text:p>0.140666</text:p>
          </table:table-cell>
          <table:table-cell office:value-type="float" office:value="0.0203649" calcext:value-type="float">
            <text:p>0.0203649</text:p>
          </table:table-cell>
          <table:table-cell office:value-type="float" office:value="0.944289" calcext:value-type="float">
            <text:p>0.944289</text:p>
          </table:table-cell>
          <table:table-cell office:value-type="float" office:value="55.1789" calcext:value-type="float">
            <text:p>55.1789</text:p>
          </table:table-cell>
          <table:table-cell office:value-type="float" office:value="0.656931" calcext:value-type="float">
            <text:p>0.65693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2823" calcext:value-type="float">
            <text:p>0.372823</text:p>
          </table:table-cell>
          <table:table-cell office:value-type="float" office:value="0.140036" calcext:value-type="float">
            <text:p>0.140036</text:p>
          </table:table-cell>
          <table:table-cell office:value-type="float" office:value="0.0201891" calcext:value-type="float">
            <text:p>0.0201891</text:p>
          </table:table-cell>
          <table:table-cell office:value-type="float" office:value="0.928923" calcext:value-type="float">
            <text:p>0.928923</text:p>
          </table:table-cell>
          <table:table-cell office:value-type="float" office:value="55.5112" calcext:value-type="float">
            <text:p>55.5112</text:p>
          </table:table-cell>
          <table:table-cell office:value-type="float" office:value="0.656825" calcext:value-type="float">
            <text:p>0.65682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2898" calcext:value-type="float">
            <text:p>0.372898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0202006" calcext:value-type="float">
            <text:p>0.0202006</text:p>
          </table:table-cell>
          <table:table-cell office:value-type="float" office:value="0.934527" calcext:value-type="float">
            <text:p>0.934527</text:p>
          </table:table-cell>
          <table:table-cell office:value-type="float" office:value="55.3535" calcext:value-type="float">
            <text:p>55.3535</text:p>
          </table:table-cell>
          <table:table-cell office:value-type="float" office:value="0.656882" calcext:value-type="float">
            <text:p>0.65688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3206" calcext:value-type="float">
            <text:p>0.373206</text:p>
          </table:table-cell>
          <table:table-cell office:value-type="float" office:value="0.140325" calcext:value-type="float">
            <text:p>0.140325</text:p>
          </table:table-cell>
          <table:table-cell office:value-type="float" office:value="0.0202724" calcext:value-type="float">
            <text:p>0.0202724</text:p>
          </table:table-cell>
          <table:table-cell office:value-type="float" office:value="0.940546" calcext:value-type="float">
            <text:p>0.940546</text:p>
          </table:table-cell>
          <table:table-cell office:value-type="float" office:value="55.2218" calcext:value-type="float">
            <text:p>55.2218</text:p>
          </table:table-cell>
          <table:table-cell office:value-type="float" office:value="0.656824" calcext:value-type="float">
            <text:p>0.65682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2971" calcext:value-type="float">
            <text:p>0.372971</text:p>
          </table:table-cell>
          <table:table-cell office:value-type="float" office:value="0.14015" calcext:value-type="float">
            <text:p>0.14015</text:p>
          </table:table-cell>
          <table:table-cell office:value-type="float" office:value="0.0202223" calcext:value-type="float">
            <text:p>0.0202223</text:p>
          </table:table-cell>
          <table:table-cell office:value-type="float" office:value="0.937117" calcext:value-type="float">
            <text:p>0.937117</text:p>
          </table:table-cell>
          <table:table-cell office:value-type="float" office:value="55.2887" calcext:value-type="float">
            <text:p>55.2887</text:p>
          </table:table-cell>
          <table:table-cell office:value-type="float" office:value="0.656817" calcext:value-type="float">
            <text:p>0.65681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2919" calcext:value-type="float">
            <text:p>0.372919</text:p>
          </table:table-cell>
          <table:table-cell office:value-type="float" office:value="0.140108" calcext:value-type="float">
            <text:p>0.140108</text:p>
          </table:table-cell>
          <table:table-cell office:value-type="float" office:value="0.0202091" calcext:value-type="float">
            <text:p>0.0202091</text:p>
          </table:table-cell>
          <table:table-cell office:value-type="float" office:value="0.935411" calcext:value-type="float">
            <text:p>0.935411</text:p>
          </table:table-cell>
          <table:table-cell office:value-type="float" office:value="55.3312" calcext:value-type="float">
            <text:p>55.3312</text:p>
          </table:table-cell>
          <table:table-cell office:value-type="float" office:value="0.656838" calcext:value-type="float">
            <text:p>0.6568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0.222094" calcext:value-type="float">
            <text:p>0.222094</text:p>
          </table:table-cell>
          <table:table-cell office:value-type="float" office:value="5.70286" calcext:value-type="float">
            <text:p>5.7028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23901" calcext:value-type="float">
            <text:p>0.0923901</text:p>
          </table:table-cell>
          <table:table-cell office:value-type="float" office:value="0.00939638" calcext:value-type="float">
            <text:p>0.00939638</text:p>
          </table:table-cell>
          <table:table-cell office:value-type="float" office:value="0.215404" calcext:value-type="float">
            <text:p>0.215404</text:p>
          </table:table-cell>
          <table:table-cell office:value-type="float" office:value="93.8597" calcext:value-type="float">
            <text:p>93.8597</text:p>
          </table:table-cell>
          <table:table-cell office:value-type="float" office:value="0.633066" calcext:value-type="float">
            <text:p>0.63306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86667" calcext:value-type="float">
            <text:p>0.386667</text:p>
          </table:table-cell>
          <table:table-cell office:value-type="float" office:value="0.14984" calcext:value-type="float">
            <text:p>0.14984</text:p>
          </table:table-cell>
          <table:table-cell office:value-type="float" office:value="0.0226445" calcext:value-type="float">
            <text:p>0.0226445</text:p>
          </table:table-cell>
          <table:table-cell office:value-type="float" office:value="0.917399" calcext:value-type="float">
            <text:p>0.917399</text:p>
          </table:table-cell>
          <table:table-cell office:value-type="float" office:value="57.7974" calcext:value-type="float">
            <text:p>57.7974</text:p>
          </table:table-cell>
          <table:table-cell office:value-type="float" office:value="0.663807" calcext:value-type="float">
            <text:p>0.66380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925" calcext:value-type="float">
            <text:p>0.3925</text:p>
          </table:table-cell>
          <table:table-cell office:value-type="float" office:value="0.154917" calcext:value-type="float">
            <text:p>0.154917</text:p>
          </table:table-cell>
          <table:table-cell office:value-type="float" office:value="0.0245033" calcext:value-type="float">
            <text:p>0.0245033</text:p>
          </table:table-cell>
          <table:table-cell office:value-type="float" office:value="1.93053" calcext:value-type="float">
            <text:p>1.93053</text:p>
          </table:table-cell>
          <table:table-cell office:value-type="float" office:value="40.3683" calcext:value-type="float">
            <text:p>40.3683</text:p>
          </table:table-cell>
          <table:table-cell office:value-type="float" office:value="0.659665" calcext:value-type="float">
            <text:p>0.65966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05972" calcext:value-type="float">
            <text:p>0.405972</text:p>
          </table:table-cell>
          <table:table-cell office:value-type="float" office:value="0.165708" calcext:value-type="float">
            <text:p>0.165708</text:p>
          </table:table-cell>
          <table:table-cell office:value-type="float" office:value="0.0280535" calcext:value-type="float">
            <text:p>0.0280535</text:p>
          </table:table-cell>
          <table:table-cell office:value-type="float" office:value="0.836464" calcext:value-type="float">
            <text:p>0.836464</text:p>
          </table:table-cell>
          <table:table-cell office:value-type="float" office:value="63.6917" calcext:value-type="float">
            <text:p>63.6917</text:p>
          </table:table-cell>
          <table:table-cell office:value-type="float" office:value="0.65945" calcext:value-type="float">
            <text:p>0.6594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83611" calcext:value-type="float">
            <text:p>0.383611</text:p>
          </table:table-cell>
          <table:table-cell office:value-type="float" office:value="0.147964" calcext:value-type="float">
            <text:p>0.147964</text:p>
          </table:table-cell>
          <table:table-cell office:value-type="float" office:value="0.0223806" calcext:value-type="float">
            <text:p>0.0223806</text:p>
          </table:table-cell>
          <table:table-cell office:value-type="float" office:value="0.8714" calcext:value-type="float">
            <text:p>0.8714</text:p>
          </table:table-cell>
          <table:table-cell office:value-type="float" office:value="58.9386" calcext:value-type="float">
            <text:p>58.9386</text:p>
          </table:table-cell>
          <table:table-cell office:value-type="float" office:value="0.659247" calcext:value-type="float">
            <text:p>0.65924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6493" calcext:value-type="float">
            <text:p>0.386493</text:p>
          </table:table-cell>
          <table:table-cell office:value-type="float" office:value="0.150431" calcext:value-type="float">
            <text:p>0.150431</text:p>
          </table:table-cell>
          <table:table-cell office:value-type="float" office:value="0.0232756" calcext:value-type="float">
            <text:p>0.0232756</text:p>
          </table:table-cell>
          <table:table-cell office:value-type="float" office:value="0.868845" calcext:value-type="float">
            <text:p>0.868845</text:p>
          </table:table-cell>
          <table:table-cell office:value-type="float" office:value="59.519" calcext:value-type="float">
            <text:p>59.519</text:p>
          </table:table-cell>
          <table:table-cell office:value-type="float" office:value="0.657148" calcext:value-type="float">
            <text:p>0.65714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9931" calcext:value-type="float">
            <text:p>0.379931</text:p>
          </table:table-cell>
          <table:table-cell office:value-type="float" office:value="0.145256" calcext:value-type="float">
            <text:p>0.145256</text:p>
          </table:table-cell>
          <table:table-cell office:value-type="float" office:value="0.0216126" calcext:value-type="float">
            <text:p>0.0216126</text:p>
          </table:table-cell>
          <table:table-cell office:value-type="float" office:value="0.949321" calcext:value-type="float">
            <text:p>0.949321</text:p>
          </table:table-cell>
          <table:table-cell office:value-type="float" office:value="55.9287" calcext:value-type="float">
            <text:p>55.9287</text:p>
          </table:table-cell>
          <table:table-cell office:value-type="float" office:value="0.658557" calcext:value-type="float">
            <text:p>0.65855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9149" calcext:value-type="float">
            <text:p>0.379149</text:p>
          </table:table-cell>
          <table:table-cell office:value-type="float" office:value="0.144783" calcext:value-type="float">
            <text:p>0.144783</text:p>
          </table:table-cell>
          <table:table-cell office:value-type="float" office:value="0.0215806" calcext:value-type="float">
            <text:p>0.0215806</text:p>
          </table:table-cell>
          <table:table-cell office:value-type="float" office:value="0.924507" calcext:value-type="float">
            <text:p>0.924507</text:p>
          </table:table-cell>
          <table:table-cell office:value-type="float" office:value="56.5868" calcext:value-type="float">
            <text:p>56.5868</text:p>
          </table:table-cell>
          <table:table-cell office:value-type="float" office:value="0.656835" calcext:value-type="float">
            <text:p>0.65683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2635" calcext:value-type="float">
            <text:p>0.382635</text:p>
          </table:table-cell>
          <table:table-cell office:value-type="float" office:value="0.147409" calcext:value-type="float">
            <text:p>0.147409</text:p>
          </table:table-cell>
          <table:table-cell office:value-type="float" office:value="0.0223188" calcext:value-type="float">
            <text:p>0.0223188</text:p>
          </table:table-cell>
          <table:table-cell office:value-type="float" office:value="0.883195" calcext:value-type="float">
            <text:p>0.883195</text:p>
          </table:table-cell>
          <table:table-cell office:value-type="float" office:value="58.4305" calcext:value-type="float">
            <text:p>58.4305</text:p>
          </table:table-cell>
          <table:table-cell office:value-type="float" office:value="0.657623" calcext:value-type="float">
            <text:p>0.65762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2255" calcext:value-type="float">
            <text:p>0.382255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22181" calcext:value-type="float">
            <text:p>0.022181</text:p>
          </table:table-cell>
          <table:table-cell office:value-type="float" office:value="0.928831" calcext:value-type="float">
            <text:p>0.928831</text:p>
          </table:table-cell>
          <table:table-cell office:value-type="float" office:value="56.8993" calcext:value-type="float">
            <text:p>56.8993</text:p>
          </table:table-cell>
          <table:table-cell office:value-type="float" office:value="0.658124" calcext:value-type="float">
            <text:p>0.65812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7089" calcext:value-type="float">
            <text:p>0.377089</text:p>
          </table:table-cell>
          <table:table-cell office:value-type="float" office:value="0.143259" calcext:value-type="float">
            <text:p>0.143259</text:p>
          </table:table-cell>
          <table:table-cell office:value-type="float" office:value="0.0211281" calcext:value-type="float">
            <text:p>0.0211281</text:p>
          </table:table-cell>
          <table:table-cell office:value-type="float" office:value="0.94595" calcext:value-type="float">
            <text:p>0.94595</text:p>
          </table:table-cell>
          <table:table-cell office:value-type="float" office:value="55.6396" calcext:value-type="float">
            <text:p>55.6396</text:p>
          </table:table-cell>
          <table:table-cell office:value-type="float" office:value="0.656839" calcext:value-type="float">
            <text:p>0.65683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0626" calcext:value-type="float">
            <text:p>0.380626</text:p>
          </table:table-cell>
          <table:table-cell office:value-type="float" office:value="0.145938" calcext:value-type="float">
            <text:p>0.145938</text:p>
          </table:table-cell>
          <table:table-cell office:value-type="float" office:value="0.0219157" calcext:value-type="float">
            <text:p>0.0219157</text:p>
          </table:table-cell>
          <table:table-cell office:value-type="float" office:value="0.902066" calcext:value-type="float">
            <text:p>0.902066</text:p>
          </table:table-cell>
          <table:table-cell office:value-type="float" office:value="57.5208" calcext:value-type="float">
            <text:p>57.5208</text:p>
          </table:table-cell>
          <table:table-cell office:value-type="float" office:value="0.656996" calcext:value-type="float">
            <text:p>0.65699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9524" calcext:value-type="float">
            <text:p>0.379524</text:p>
          </table:table-cell>
          <table:table-cell office:value-type="float" office:value="0.145059" calcext:value-type="float">
            <text:p>0.145059</text:p>
          </table:table-cell>
          <table:table-cell office:value-type="float" office:value="0.0216292" calcext:value-type="float">
            <text:p>0.0216292</text:p>
          </table:table-cell>
          <table:table-cell office:value-type="float" office:value="0.924719" calcext:value-type="float">
            <text:p>0.924719</text:p>
          </table:table-cell>
          <table:table-cell office:value-type="float" office:value="56.6343" calcext:value-type="float">
            <text:p>56.6343</text:p>
          </table:table-cell>
          <table:table-cell office:value-type="float" office:value="0.657364" calcext:value-type="float">
            <text:p>0.65736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9799" calcext:value-type="float">
            <text:p>0.379799</text:p>
          </table:table-cell>
          <table:table-cell office:value-type="float" office:value="0.145279" calcext:value-type="float">
            <text:p>0.145279</text:p>
          </table:table-cell>
          <table:table-cell office:value-type="float" office:value="0.0217003" calcext:value-type="float">
            <text:p>0.0217003</text:p>
          </table:table-cell>
          <table:table-cell office:value-type="float" office:value="0.925164" calcext:value-type="float">
            <text:p>0.925164</text:p>
          </table:table-cell>
          <table:table-cell office:value-type="float" office:value="56.6639" calcext:value-type="float">
            <text:p>56.6639</text:p>
          </table:table-cell>
          <table:table-cell office:value-type="float" office:value="0.657278" calcext:value-type="float">
            <text:p>0.65727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9744" calcext:value-type="float">
            <text:p>0.379744</text:p>
          </table:table-cell>
          <table:table-cell office:value-type="float" office:value="0.145232" calcext:value-type="float">
            <text:p>0.145232</text:p>
          </table:table-cell>
          <table:table-cell office:value-type="float" office:value="0.0216835" calcext:value-type="float">
            <text:p>0.0216835</text:p>
          </table:table-cell>
          <table:table-cell office:value-type="float" office:value="0.93377" calcext:value-type="float">
            <text:p>0.93377</text:p>
          </table:table-cell>
          <table:table-cell office:value-type="float" office:value="56.3911" calcext:value-type="float">
            <text:p>56.3911</text:p>
          </table:table-cell>
          <table:table-cell office:value-type="float" office:value="0.657323" calcext:value-type="float">
            <text:p>0.65732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9823" calcext:value-type="float">
            <text:p>0.379823</text:p>
          </table:table-cell>
          <table:table-cell office:value-type="float" office:value="0.145282" calcext:value-type="float">
            <text:p>0.145282</text:p>
          </table:table-cell>
          <table:table-cell office:value-type="float" office:value="0.0216938" calcext:value-type="float">
            <text:p>0.0216938</text:p>
          </table:table-cell>
          <table:table-cell office:value-type="float" office:value="0.929086" calcext:value-type="float">
            <text:p>0.929086</text:p>
          </table:table-cell>
          <table:table-cell office:value-type="float" office:value="56.5439" calcext:value-type="float">
            <text:p>56.5439</text:p>
          </table:table-cell>
          <table:table-cell office:value-type="float" office:value="0.657396" calcext:value-type="float">
            <text:p>0.65739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9824" calcext:value-type="float">
            <text:p>0.379824</text:p>
          </table:table-cell>
          <table:table-cell office:value-type="float" office:value="0.145289" calcext:value-type="float">
            <text:p>0.145289</text:p>
          </table:table-cell>
          <table:table-cell office:value-type="float" office:value="0.0216991" calcext:value-type="float">
            <text:p>0.0216991</text:p>
          </table:table-cell>
          <table:table-cell office:value-type="float" office:value="0.922529" calcext:value-type="float">
            <text:p>0.922529</text:p>
          </table:table-cell>
          <table:table-cell office:value-type="float" office:value="56.7473" calcext:value-type="float">
            <text:p>56.7473</text:p>
          </table:table-cell>
          <table:table-cell office:value-type="float" office:value="0.657345" calcext:value-type="float">
            <text:p>0.65734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9782" calcext:value-type="float">
            <text:p>0.379782</text:p>
          </table:table-cell>
          <table:table-cell office:value-type="float" office:value="0.145262" calcext:value-type="float">
            <text:p>0.145262</text:p>
          </table:table-cell>
          <table:table-cell office:value-type="float" office:value="0.0216939" calcext:value-type="float">
            <text:p>0.0216939</text:p>
          </table:table-cell>
          <table:table-cell office:value-type="float" office:value="0.922702" calcext:value-type="float">
            <text:p>0.922702</text:p>
          </table:table-cell>
          <table:table-cell office:value-type="float" office:value="56.7366" calcext:value-type="float">
            <text:p>56.7366</text:p>
          </table:table-cell>
          <table:table-cell office:value-type="float" office:value="0.6573" calcext:value-type="float">
            <text:p>0.657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766" calcext:value-type="float">
            <text:p>0.379766</text:p>
          </table:table-cell>
          <table:table-cell office:value-type="float" office:value="0.145251" calcext:value-type="float">
            <text:p>0.145251</text:p>
          </table:table-cell>
          <table:table-cell office:value-type="float" office:value="0.0216923" calcext:value-type="float">
            <text:p>0.0216923</text:p>
          </table:table-cell>
          <table:table-cell office:value-type="float" office:value="0.928479" calcext:value-type="float">
            <text:p>0.928479</text:p>
          </table:table-cell>
          <table:table-cell office:value-type="float" office:value="56.5566" calcext:value-type="float">
            <text:p>56.5566</text:p>
          </table:table-cell>
          <table:table-cell office:value-type="float" office:value="0.657277" calcext:value-type="float">
            <text:p>0.6572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5556" calcext:value-type="float">
            <text:p>0.0155556</text:p>
          </table:table-cell>
          <table:table-cell office:value-type="float" office:value="0.000241975" calcext:value-type="float">
            <text:p>0.000241975</text:p>
          </table:table-cell>
          <table:table-cell office:value-type="float" office:value="0.000000058552" calcext:value-type="float">
            <text:p>5.8552E-08</text:p>
          </table:table-cell>
          <table:table-cell office:value-type="float" office:value="0.171812" calcext:value-type="float">
            <text:p>0.171812</text:p>
          </table:table-cell>
          <table:table-cell office:value-type="float" office:value="2.47416" calcext:value-type="float">
            <text:p>2.4741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570888" calcext:value-type="float">
            <text:p>0.00570888</text:p>
          </table:table-cell>
          <table:table-cell office:value-type="float" office:value="0.743554" calcext:value-type="float">
            <text:p>0.743554</text:p>
          </table:table-cell>
          <table:table-cell office:value-type="float" office:value="44.9556" calcext:value-type="float">
            <text:p>44.9556</text:p>
          </table:table-cell>
          <table:table-cell office:value-type="float" office:value="0.650605" calcext:value-type="float">
            <text:p>0.6506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03333" calcext:value-type="float">
            <text:p>0.403333</text:p>
          </table:table-cell>
          <table:table-cell office:value-type="float" office:value="0.16421" calcext:value-type="float">
            <text:p>0.16421</text:p>
          </table:table-cell>
          <table:table-cell office:value-type="float" office:value="0.0280119" calcext:value-type="float">
            <text:p>0.0280119</text:p>
          </table:table-cell>
          <table:table-cell office:value-type="float" office:value="0.860152" calcext:value-type="float">
            <text:p>0.860152</text:p>
          </table:table-cell>
          <table:table-cell office:value-type="float" office:value="62.5175" calcext:value-type="float">
            <text:p>62.5175</text:p>
          </table:table-cell>
          <table:table-cell office:value-type="float" office:value="0.653723" calcext:value-type="float">
            <text:p>0.65372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0833" calcext:value-type="float">
            <text:p>0.370833</text:p>
          </table:table-cell>
          <table:table-cell office:value-type="float" office:value="0.137861" calcext:value-type="float">
            <text:p>0.137861</text:p>
          </table:table-cell>
          <table:table-cell office:value-type="float" office:value="0.0191926" calcext:value-type="float">
            <text:p>0.0191926</text:p>
          </table:table-cell>
          <table:table-cell office:value-type="float" office:value="0.729037" calcext:value-type="float">
            <text:p>0.729037</text:p>
          </table:table-cell>
          <table:table-cell office:value-type="float" office:value="62.219" calcext:value-type="float">
            <text:p>62.219</text:p>
          </table:table-cell>
          <table:table-cell office:value-type="float" office:value="0.663388" calcext:value-type="float">
            <text:p>0.66338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3194" calcext:value-type="float">
            <text:p>0.383194</text:p>
          </table:table-cell>
          <table:table-cell office:value-type="float" office:value="0.147728" calcext:value-type="float">
            <text:p>0.147728</text:p>
          </table:table-cell>
          <table:table-cell office:value-type="float" office:value="0.0223484" calcext:value-type="float">
            <text:p>0.0223484</text:p>
          </table:table-cell>
          <table:table-cell office:value-type="float" office:value="1.00969" calcext:value-type="float">
            <text:p>1.00969</text:p>
          </table:table-cell>
          <table:table-cell office:value-type="float" office:value="54.6813" calcext:value-type="float">
            <text:p>54.6813</text:p>
          </table:table-cell>
          <table:table-cell office:value-type="float" office:value="0.658651" calcext:value-type="float">
            <text:p>0.65865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91528" calcext:value-type="float">
            <text:p>0.391528</text:p>
          </table:table-cell>
          <table:table-cell office:value-type="float" office:value="0.154681" calcext:value-type="float">
            <text:p>0.154681</text:p>
          </table:table-cell>
          <table:table-cell office:value-type="float" office:value="0.0247665" calcext:value-type="float">
            <text:p>0.0247665</text:p>
          </table:table-cell>
          <table:table-cell office:value-type="float" office:value="1.01005" calcext:value-type="float">
            <text:p>1.01005</text:p>
          </table:table-cell>
          <table:table-cell office:value-type="float" office:value="55.9529" calcext:value-type="float">
            <text:p>55.9529</text:p>
          </table:table-cell>
          <table:table-cell office:value-type="float" office:value="0.654957" calcext:value-type="float">
            <text:p>0.65495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4444" calcext:value-type="float">
            <text:p>0.384444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0.0228795" calcext:value-type="float">
            <text:p>0.0228795</text:p>
          </table:table-cell>
          <table:table-cell office:value-type="float" office:value="1.13946" calcext:value-type="float">
            <text:p>1.13946</text:p>
          </table:table-cell>
          <table:table-cell office:value-type="float" office:value="51.6621" calcext:value-type="float">
            <text:p>51.6621</text:p>
          </table:table-cell>
          <table:table-cell office:value-type="float" office:value="0.656248" calcext:value-type="float">
            <text:p>0.65624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9066" calcext:value-type="float">
            <text:p>0.39066</text:p>
          </table:table-cell>
          <table:table-cell office:value-type="float" office:value="0.153843" calcext:value-type="float">
            <text:p>0.153843</text:p>
          </table:table-cell>
          <table:table-cell office:value-type="float" office:value="0.0244175" calcext:value-type="float">
            <text:p>0.0244175</text:p>
          </table:table-cell>
          <table:table-cell office:value-type="float" office:value="0.768151" calcext:value-type="float">
            <text:p>0.768151</text:p>
          </table:table-cell>
          <table:table-cell office:value-type="float" office:value="64.0419" calcext:value-type="float">
            <text:p>64.0419</text:p>
          </table:table-cell>
          <table:table-cell office:value-type="float" office:value="0.656107" calcext:value-type="float">
            <text:p>0.65610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8737" calcext:value-type="float">
            <text:p>0.38737</text:p>
          </table:table-cell>
          <table:table-cell office:value-type="float" office:value="0.15102" calcext:value-type="float">
            <text:p>0.15102</text:p>
          </table:table-cell>
          <table:table-cell office:value-type="float" office:value="0.0233823" calcext:value-type="float">
            <text:p>0.0233823</text:p>
          </table:table-cell>
          <table:table-cell office:value-type="float" office:value="0.973239" calcext:value-type="float">
            <text:p>0.973239</text:p>
          </table:table-cell>
          <table:table-cell office:value-type="float" office:value="56.3252" calcext:value-type="float">
            <text:p>56.3252</text:p>
          </table:table-cell>
          <table:table-cell office:value-type="float" office:value="0.658256" calcext:value-type="float">
            <text:p>0.65825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3429" calcext:value-type="float">
            <text:p>0.383429</text:p>
          </table:table-cell>
          <table:table-cell office:value-type="float" office:value="0.148102" calcext:value-type="float">
            <text:p>0.148102</text:p>
          </table:table-cell>
          <table:table-cell office:value-type="float" office:value="0.0225709" calcext:value-type="float">
            <text:p>0.0225709</text:p>
          </table:table-cell>
          <table:table-cell office:value-type="float" office:value="0.935346" calcext:value-type="float">
            <text:p>0.935346</text:p>
          </table:table-cell>
          <table:table-cell office:value-type="float" office:value="56.9013" calcext:value-type="float">
            <text:p>56.9013</text:p>
          </table:table-cell>
          <table:table-cell office:value-type="float" office:value="0.656991" calcext:value-type="float">
            <text:p>0.65699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8859" calcext:value-type="float">
            <text:p>0.388859</text:p>
          </table:table-cell>
          <table:table-cell office:value-type="float" office:value="0.152229" calcext:value-type="float">
            <text:p>0.152229</text:p>
          </table:table-cell>
          <table:table-cell office:value-type="float" office:value="0.0237912" calcext:value-type="float">
            <text:p>0.0237912</text:p>
          </table:table-cell>
          <table:table-cell office:value-type="float" office:value="0.93896" calcext:value-type="float">
            <text:p>0.93896</text:p>
          </table:table-cell>
          <table:table-cell office:value-type="float" office:value="57.5822" calcext:value-type="float">
            <text:p>57.5822</text:p>
          </table:table-cell>
          <table:table-cell office:value-type="float" office:value="0.657782" calcext:value-type="float">
            <text:p>0.65778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7524" calcext:value-type="float">
            <text:p>0.387524</text:p>
          </table:table-cell>
          <table:table-cell office:value-type="float" office:value="0.151181" calcext:value-type="float">
            <text:p>0.151181</text:p>
          </table:table-cell>
          <table:table-cell office:value-type="float" office:value="0.0234653" calcext:value-type="float">
            <text:p>0.0234653</text:p>
          </table:table-cell>
          <table:table-cell office:value-type="float" office:value="0.864431" calcext:value-type="float">
            <text:p>0.864431</text:p>
          </table:table-cell>
          <table:table-cell office:value-type="float" office:value="59.8214" calcext:value-type="float">
            <text:p>59.8214</text:p>
          </table:table-cell>
          <table:table-cell office:value-type="float" office:value="0.657778" calcext:value-type="float">
            <text:p>0.65777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6185" calcext:value-type="float">
            <text:p>0.386185</text:p>
          </table:table-cell>
          <table:table-cell office:value-type="float" office:value="0.150145" calcext:value-type="float">
            <text:p>0.150145</text:p>
          </table:table-cell>
          <table:table-cell office:value-type="float" office:value="0.0231398" calcext:value-type="float">
            <text:p>0.0231398</text:p>
          </table:table-cell>
          <table:table-cell office:value-type="float" office:value="0.936829" calcext:value-type="float">
            <text:p>0.936829</text:p>
          </table:table-cell>
          <table:table-cell office:value-type="float" office:value="57.2494" calcext:value-type="float">
            <text:p>57.2494</text:p>
          </table:table-cell>
          <table:table-cell office:value-type="float" office:value="0.65785" calcext:value-type="float">
            <text:p>0.6578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7038" calcext:value-type="float">
            <text:p>0.387038</text:p>
          </table:table-cell>
          <table:table-cell office:value-type="float" office:value="0.150822" calcext:value-type="float">
            <text:p>0.150822</text:p>
          </table:table-cell>
          <table:table-cell office:value-type="float" office:value="0.0233609" calcext:value-type="float">
            <text:p>0.0233609</text:p>
          </table:table-cell>
          <table:table-cell office:value-type="float" office:value="0.937212" calcext:value-type="float">
            <text:p>0.937212</text:p>
          </table:table-cell>
          <table:table-cell office:value-type="float" office:value="57.3675" calcext:value-type="float">
            <text:p>57.3675</text:p>
          </table:table-cell>
          <table:table-cell office:value-type="float" office:value="0.657674" calcext:value-type="float">
            <text:p>0.65767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6583" calcext:value-type="float">
            <text:p>0.386583</text:p>
          </table:table-cell>
          <table:table-cell office:value-type="float" office:value="0.150449" calcext:value-type="float">
            <text:p>0.150449</text:p>
          </table:table-cell>
          <table:table-cell office:value-type="float" office:value="0.0232353" calcext:value-type="float">
            <text:p>0.0232353</text:p>
          </table:table-cell>
          <table:table-cell office:value-type="float" office:value="0.900249" calcext:value-type="float">
            <text:p>0.900249</text:p>
          </table:table-cell>
          <table:table-cell office:value-type="float" office:value="58.4684" calcext:value-type="float">
            <text:p>58.4684</text:p>
          </table:table-cell>
          <table:table-cell office:value-type="float" office:value="0.657825" calcext:value-type="float">
            <text:p>0.65782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6577" calcext:value-type="float">
            <text:p>0.386577</text:p>
          </table:table-cell>
          <table:table-cell office:value-type="float" office:value="0.150448" calcext:value-type="float">
            <text:p>0.150448</text:p>
          </table:table-cell>
          <table:table-cell office:value-type="float" office:value="0.0232372" calcext:value-type="float">
            <text:p>0.0232372</text:p>
          </table:table-cell>
          <table:table-cell office:value-type="float" office:value="0.915791" calcext:value-type="float">
            <text:p>0.915791</text:p>
          </table:table-cell>
          <table:table-cell office:value-type="float" office:value="57.9667" calcext:value-type="float">
            <text:p>57.9667</text:p>
          </table:table-cell>
          <table:table-cell office:value-type="float" office:value="0.657794" calcext:value-type="float">
            <text:p>0.65779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6286" calcext:value-type="float">
            <text:p>0.386286</text:p>
          </table:table-cell>
          <table:table-cell office:value-type="float" office:value="0.15022" calcext:value-type="float">
            <text:p>0.15022</text:p>
          </table:table-cell>
          <table:table-cell office:value-type="float" office:value="0.0231649" calcext:value-type="float">
            <text:p>0.0231649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58.2152" calcext:value-type="float">
            <text:p>58.2152</text:p>
          </table:table-cell>
          <table:table-cell office:value-type="float" office:value="0.65782" calcext:value-type="float">
            <text:p>0.6578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6547" calcext:value-type="float">
            <text:p>0.386547</text:p>
          </table:table-cell>
          <table:table-cell office:value-type="float" office:value="0.150432" calcext:value-type="float">
            <text:p>0.150432</text:p>
          </table:table-cell>
          <table:table-cell office:value-type="float" office:value="0.0232352" calcext:value-type="float">
            <text:p>0.0232352</text:p>
          </table:table-cell>
          <table:table-cell office:value-type="float" office:value="0.911846" calcext:value-type="float">
            <text:p>0.911846</text:p>
          </table:table-cell>
          <table:table-cell office:value-type="float" office:value="58.0896" calcext:value-type="float">
            <text:p>58.0896</text:p>
          </table:table-cell>
          <table:table-cell office:value-type="float" office:value="0.657748" calcext:value-type="float">
            <text:p>0.65774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6448" calcext:value-type="float">
            <text:p>0.386448</text:p>
          </table:table-cell>
          <table:table-cell office:value-type="float" office:value="0.150361" calcext:value-type="float">
            <text:p>0.150361</text:p>
          </table:table-cell>
          <table:table-cell office:value-type="float" office:value="0.0232177" calcext:value-type="float">
            <text:p>0.0232177</text:p>
          </table:table-cell>
          <table:table-cell office:value-type="float" office:value="0.914428" calcext:value-type="float">
            <text:p>0.914428</text:p>
          </table:table-cell>
          <table:table-cell office:value-type="float" office:value="57.9932" calcext:value-type="float">
            <text:p>57.9932</text:p>
          </table:table-cell>
          <table:table-cell office:value-type="float" office:value="0.657683" calcext:value-type="float">
            <text:p>0.65768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401" calcext:value-type="float">
            <text:p>0.386401</text:p>
          </table:table-cell>
          <table:table-cell office:value-type="float" office:value="0.150317" calcext:value-type="float">
            <text:p>0.150317</text:p>
          </table:table-cell>
          <table:table-cell office:value-type="float" office:value="0.0231991" calcext:value-type="float">
            <text:p>0.0231991</text:p>
          </table:table-cell>
          <table:table-cell office:value-type="float" office:value="0.910952" calcext:value-type="float">
            <text:p>0.910952</text:p>
          </table:table-cell>
          <table:table-cell office:value-type="float" office:value="58.0959" calcext:value-type="float">
            <text:p>58.0959</text:p>
          </table:table-cell>
          <table:table-cell office:value-type="float" office:value="0.657758" calcext:value-type="float">
            <text:p>0.65775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7:37:11.218671226</dc:date>
    <meta:editing-duration>PT8M19S</meta:editing-duration>
    <meta:editing-cycles>1</meta:editing-cycles>
    <meta:document-statistic meta:table-count="1" meta:cell-count="5941" meta:object-count="0"/>
    <meta:generator>LibreOffice/6.0.3.2$Linux_X86_64 LibreOffice_project/00m0$Build-2</meta:generator>
  </office:meta>
</office:document-meta>
</file>